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" calcext:value-type="float">
            <text:p>-2</text:p>
          </table:table-cell>
          <table:table-cell office:value-type="float" office:value="-0.269432641193824" calcext:value-type="float">
            <text:p>-0.269432641193824</text:p>
          </table:table-cell>
          <table:table-cell office:value-type="float" office:value="-2.01240857184695" calcext:value-type="float">
            <text:p>-2.01240857184695</text:p>
          </table:table-cell>
          <table:table-cell office:value-type="float" office:value="1.51282369885457" calcext:value-type="float">
            <text:p>1.51282369885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802734217766205" calcext:value-type="float">
            <text:p>0.802734217766205</text:p>
          </table:table-cell>
          <table:table-cell office:value-type="float" office:value="-2.27673521812695" calcext:value-type="float">
            <text:p>-2.27673521812695</text:p>
          </table:table-cell>
          <table:table-cell office:value-type="float" office:value="1.75805266407785" calcext:value-type="float">
            <text:p>1.75805266407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993835984956128" calcext:value-type="float">
            <text:p>-0.993835984956128</text:p>
          </table:table-cell>
          <table:table-cell office:value-type="float" office:value="-1.77083603299217" calcext:value-type="float">
            <text:p>-1.77083603299217</text:p>
          </table:table-cell>
          <table:table-cell office:value-type="float" office:value="2.16574504007439" calcext:value-type="float">
            <text:p>2.16574504007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955190996305261" calcext:value-type="float">
            <text:p>-0.955190996305261</text:p>
          </table:table-cell>
          <table:table-cell office:value-type="float" office:value="-2.06489817323309" calcext:value-type="float">
            <text:p>-2.06489817323309</text:p>
          </table:table-cell>
          <table:table-cell office:value-type="float" office:value="2.91449539261751" calcext:value-type="float">
            <text:p>2.91449539261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0.149377749477554" calcext:value-type="float">
            <text:p>-0.149377749477554</text:p>
          </table:table-cell>
          <table:table-cell office:value-type="float" office:value="-1.86550930389728" calcext:value-type="float">
            <text:p>-1.86550930389728</text:p>
          </table:table-cell>
          <table:table-cell office:value-type="float" office:value="0.719824981831007" calcext:value-type="float">
            <text:p>0.719824981831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" calcext:value-type="float">
            <text:p>2</text:p>
          </table:table-cell>
          <table:table-cell office:value-type="float" office:value="-3.01294370311424" calcext:value-type="float">
            <text:p>-3.01294370311424</text:p>
          </table:table-cell>
          <table:table-cell office:value-type="float" office:value="-2.53000912149189" calcext:value-type="float">
            <text:p>-2.53000912149189</text:p>
          </table:table-cell>
          <table:table-cell office:value-type="float" office:value="0.516133477095586" calcext:value-type="float">
            <text:p>0.516133477095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3.37493320013556" calcext:value-type="float">
            <text:p>-3.37493320013556</text:p>
          </table:table-cell>
          <table:table-cell office:value-type="float" office:value="-1.89704310515416" calcext:value-type="float">
            <text:p>-1.89704310515416</text:p>
          </table:table-cell>
          <table:table-cell office:value-type="float" office:value="1.26970455748476" calcext:value-type="float">
            <text:p>1.26970455748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3.151180500976" calcext:value-type="float">
            <text:p>-3.151180500976</text:p>
          </table:table-cell>
          <table:table-cell office:value-type="float" office:value="-2.00693367344678" calcext:value-type="float">
            <text:p>-2.00693367344678</text:p>
          </table:table-cell>
          <table:table-cell office:value-type="float" office:value="0.826960989558716" calcext:value-type="float">
            <text:p>0.826960989558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21538963628427" calcext:value-type="float">
            <text:p>-1.21538963628427</text:p>
          </table:table-cell>
          <table:table-cell office:value-type="float" office:value="-1.76272759807928" calcext:value-type="float">
            <text:p>-1.76272759807928</text:p>
          </table:table-cell>
          <table:table-cell office:value-type="float" office:value="2.12928953302411" calcext:value-type="float">
            <text:p>2.12928953302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0.62397609972284" calcext:value-type="float">
            <text:p>0.62397609972284</text:p>
          </table:table-cell>
          <table:table-cell office:value-type="float" office:value="-2.08982696826778" calcext:value-type="float">
            <text:p>-2.08982696826778</text:p>
          </table:table-cell>
          <table:table-cell office:value-type="float" office:value="0.356157241143479" calcext:value-type="float">
            <text:p>0.356157241143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" calcext:value-type="float">
            <text:p>-2</text:p>
          </table:table-cell>
          <table:table-cell office:value-type="float" office:value="-2.04861975242244" calcext:value-type="float">
            <text:p>-2.04861975242244</text:p>
          </table:table-cell>
          <table:table-cell office:value-type="float" office:value="-1.85792118725291" calcext:value-type="float">
            <text:p>-1.85792118725291</text:p>
          </table:table-cell>
          <table:table-cell office:value-type="float" office:value="0.502132011300165" calcext:value-type="float">
            <text:p>0.502132011300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28013290104249" calcext:value-type="float">
            <text:p>-2.28013290104249</text:p>
          </table:table-cell>
          <table:table-cell office:value-type="float" office:value="-2.52965078584518" calcext:value-type="float">
            <text:p>-2.52965078584518</text:p>
          </table:table-cell>
          <table:table-cell office:value-type="float" office:value="1.32377860867752" calcext:value-type="float">
            <text:p>1.32377860867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818039491935676" calcext:value-type="float">
            <text:p>0.818039491935676</text:p>
          </table:table-cell>
          <table:table-cell office:value-type="float" office:value="-2.35966431589898" calcext:value-type="float">
            <text:p>-2.35966431589898</text:p>
          </table:table-cell>
          <table:table-cell office:value-type="float" office:value="1.2252266951691" calcext:value-type="float">
            <text:p>1.2252266951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313991578032253" calcext:value-type="float">
            <text:p>-0.313991578032253</text:p>
          </table:table-cell>
          <table:table-cell office:value-type="float" office:value="-2.05475153510855" calcext:value-type="float">
            <text:p>-2.05475153510855</text:p>
          </table:table-cell>
          <table:table-cell office:value-type="float" office:value="1.52543028818691" calcext:value-type="float">
            <text:p>1.52543028818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3.15597519231686" calcext:value-type="float">
            <text:p>-3.15597519231686</text:p>
          </table:table-cell>
          <table:table-cell office:value-type="float" office:value="-1.81284676576798" calcext:value-type="float">
            <text:p>-1.81284676576798</text:p>
          </table:table-cell>
          <table:table-cell office:value-type="float" office:value="0.681599534789277" calcext:value-type="float">
            <text:p>0.681599534789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" calcext:value-type="float">
            <text:p>2</text:p>
          </table:table-cell>
          <table:table-cell office:value-type="float" office:value="-3.09915149544296" calcext:value-type="float">
            <text:p>-3.09915149544296</text:p>
          </table:table-cell>
          <table:table-cell office:value-type="float" office:value="-2.48858150766299" calcext:value-type="float">
            <text:p>-2.48858150766299</text:p>
          </table:table-cell>
          <table:table-cell office:value-type="float" office:value="1.79326790752322" calcext:value-type="float">
            <text:p>1.7932679075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24772894214315" calcext:value-type="float">
            <text:p>-1.24772894214315</text:p>
          </table:table-cell>
          <table:table-cell office:value-type="float" office:value="-2.05497238880874" calcext:value-type="float">
            <text:p>-2.05497238880874</text:p>
          </table:table-cell>
          <table:table-cell office:value-type="float" office:value="0.006111862170748" calcext:value-type="float">
            <text:p>0.006111862170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67944174097805" calcext:value-type="float">
            <text:p>-1.67944174097805</text:p>
          </table:table-cell>
          <table:table-cell office:value-type="float" office:value="-2.3684033429282" calcext:value-type="float">
            <text:p>-2.3684033429282</text:p>
          </table:table-cell>
          <table:table-cell office:value-type="float" office:value="1.66179017669988" calcext:value-type="float">
            <text:p>1.66179017669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592758339748709" calcext:value-type="float">
            <text:p>-0.592758339748709</text:p>
          </table:table-cell>
          <table:table-cell office:value-type="float" office:value="-2.34540547015861" calcext:value-type="float">
            <text:p>-2.34540547015861</text:p>
          </table:table-cell>
          <table:table-cell office:value-type="float" office:value="1.79943874734819" calcext:value-type="float">
            <text:p>1.79943874734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60006044320521" calcext:value-type="float">
            <text:p>-2.60006044320521</text:p>
          </table:table-cell>
          <table:table-cell office:value-type="float" office:value="-2.47917356983174" calcext:value-type="float">
            <text:p>-2.47917356983174</text:p>
          </table:table-cell>
          <table:table-cell office:value-type="float" office:value="0.120651292119971" calcext:value-type="float">
            <text:p>0.120651292119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" calcext:value-type="float">
            <text:p>-2</text:p>
          </table:table-cell>
          <table:table-cell office:value-type="float" office:value="0.842000094546348" calcext:value-type="float">
            <text:p>0.842000094546348</text:p>
          </table:table-cell>
          <table:table-cell office:value-type="float" office:value="-2.11072901155624" calcext:value-type="float">
            <text:p>-2.11072901155624</text:p>
          </table:table-cell>
          <table:table-cell office:value-type="float" office:value="2.51823394161453" calcext:value-type="float">
            <text:p>2.51823394161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2.0943951023932" calcext:value-type="float">
            <text:p>-2.0943951023932</text:p>
          </table:table-cell>
          <table:table-cell office:value-type="float" office:value="0.446300533060332" calcext:value-type="float">
            <text:p>0.446300533060332</text:p>
          </table:table-cell>
          <table:table-cell office:value-type="float" office:value="-2.24144733061396" calcext:value-type="float">
            <text:p>-2.24144733061396</text:p>
          </table:table-cell>
          <table:table-cell office:value-type="float" office:value="0.054819025158278" calcext:value-type="float">
            <text:p>0.054819025158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06844241912796" calcext:value-type="float">
            <text:p>-1.06844241912796</text:p>
          </table:table-cell>
          <table:table-cell office:value-type="float" office:value="-2.12728962257134" calcext:value-type="float">
            <text:p>-2.12728962257134</text:p>
          </table:table-cell>
          <table:table-cell office:value-type="float" office:value="2.93064268884975" calcext:value-type="float">
            <text:p>2.93064268884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11566980738854" calcext:value-type="float">
            <text:p>-2.11566980738854</text:p>
          </table:table-cell>
          <table:table-cell office:value-type="float" office:value="-1.86980347290449" calcext:value-type="float">
            <text:p>-1.86980347290449</text:p>
          </table:table-cell>
          <table:table-cell office:value-type="float" office:value="2.75497535377268" calcext:value-type="float">
            <text:p>2.75497535377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63785940529441" calcext:value-type="float">
            <text:p>-2.63785940529441</text:p>
          </table:table-cell>
          <table:table-cell office:value-type="float" office:value="-1.76727146190841" calcext:value-type="float">
            <text:p>-1.76727146190841</text:p>
          </table:table-cell>
          <table:table-cell office:value-type="float" office:value="0.441046489771294" calcext:value-type="float">
            <text:p>0.441046489771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" calcext:value-type="float">
            <text:p>2</text:p>
          </table:table-cell>
          <table:table-cell office:value-type="float" office:value="-0.729648984468618" calcext:value-type="float">
            <text:p>-0.729648984468618</text:p>
          </table:table-cell>
          <table:table-cell office:value-type="float" office:value="-1.9666187204878" calcext:value-type="float">
            <text:p>-1.9666187204878</text:p>
          </table:table-cell>
          <table:table-cell office:value-type="float" office:value="1.47961674849943" calcext:value-type="float">
            <text:p>1.47961674849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3.04454084920312" calcext:value-type="float">
            <text:p>-3.04454084920312</text:p>
          </table:table-cell>
          <table:table-cell office:value-type="float" office:value="-1.88472501797229" calcext:value-type="float">
            <text:p>-1.88472501797229</text:p>
          </table:table-cell>
          <table:table-cell office:value-type="float" office:value="0.054510664408754" calcext:value-type="float">
            <text:p>0.0545106644087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0.540663980162919" calcext:value-type="float">
            <text:p>-0.540663980162919</text:p>
          </table:table-cell>
          <table:table-cell office:value-type="float" office:value="-1.86701899850874" calcext:value-type="float">
            <text:p>-1.86701899850874</text:p>
          </table:table-cell>
          <table:table-cell office:value-type="float" office:value="0.843928096969641" calcext:value-type="float">
            <text:p>0.843928096969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033346771741889" calcext:value-type="float">
            <text:p>-0.033346771741889</text:p>
          </table:table-cell>
          <table:table-cell office:value-type="float" office:value="-2.09242513955829" calcext:value-type="float">
            <text:p>-2.09242513955829</text:p>
          </table:table-cell>
          <table:table-cell office:value-type="float" office:value="0.695587414469257" calcext:value-type="float">
            <text:p>0.695587414469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0.017814280977191" calcext:value-type="float">
            <text:p>0.017814280977191</text:p>
          </table:table-cell>
          <table:table-cell office:value-type="float" office:value="-2.34310093285742" calcext:value-type="float">
            <text:p>-2.34310093285742</text:p>
          </table:table-cell>
          <table:table-cell office:value-type="float" office:value="1.32711507318646" calcext:value-type="float">
            <text:p>1.327115073186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" calcext:value-type="float">
            <text:p>-2</text:p>
          </table:table-cell>
          <table:table-cell office:value-type="float" office:value="-0.261016500552379" calcext:value-type="float">
            <text:p>-0.261016500552379</text:p>
          </table:table-cell>
          <table:table-cell office:value-type="float" office:value="-1.9363479321357" calcext:value-type="float">
            <text:p>-1.9363479321357</text:p>
          </table:table-cell>
          <table:table-cell office:value-type="float" office:value="3.08253447184497" calcext:value-type="float">
            <text:p>3.08253447184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20081345772828" calcext:value-type="float">
            <text:p>-2.20081345772828</text:p>
          </table:table-cell>
          <table:table-cell office:value-type="float" office:value="-1.85002295108198" calcext:value-type="float">
            <text:p>-1.85002295108198</text:p>
          </table:table-cell>
          <table:table-cell office:value-type="float" office:value="0.825557093591599" calcext:value-type="float">
            <text:p>0.825557093591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310658293165885" calcext:value-type="float">
            <text:p>-0.310658293165885</text:p>
          </table:table-cell>
          <table:table-cell office:value-type="float" office:value="-2.41652815273961" calcext:value-type="float">
            <text:p>-2.41652815273961</text:p>
          </table:table-cell>
          <table:table-cell office:value-type="float" office:value="3.10594076856392" calcext:value-type="float">
            <text:p>3.10594076856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45667627826273" calcext:value-type="float">
            <text:p>-1.45667627826273</text:p>
          </table:table-cell>
          <table:table-cell office:value-type="float" office:value="-1.79841938222182" calcext:value-type="float">
            <text:p>-1.79841938222182</text:p>
          </table:table-cell>
          <table:table-cell office:value-type="float" office:value="0.46504066169588" calcext:value-type="float">
            <text:p>0.46504066169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0.972788712783287" calcext:value-type="float">
            <text:p>-0.972788712783287</text:p>
          </table:table-cell>
          <table:table-cell office:value-type="float" office:value="-2.6029764031765" calcext:value-type="float">
            <text:p>-2.6029764031765</text:p>
          </table:table-cell>
          <table:table-cell office:value-type="float" office:value="0.441845900079425" calcext:value-type="float">
            <text:p>0.441845900079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" calcext:value-type="float">
            <text:p>2</text:p>
          </table:table-cell>
          <table:table-cell office:value-type="float" office:value="-0.082053963847644" calcext:value-type="float">
            <text:p>-0.082053963847644</text:p>
          </table:table-cell>
          <table:table-cell office:value-type="float" office:value="-2.54287496574712" calcext:value-type="float">
            <text:p>-2.54287496574712</text:p>
          </table:table-cell>
          <table:table-cell office:value-type="float" office:value="2.19363805646735" calcext:value-type="float">
            <text:p>2.19363805646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46946061803638" calcext:value-type="float">
            <text:p>-1.46946061803638</text:p>
          </table:table-cell>
          <table:table-cell office:value-type="float" office:value="-2.47730418843823" calcext:value-type="float">
            <text:p>-2.47730418843823</text:p>
          </table:table-cell>
          <table:table-cell office:value-type="float" office:value="1.34393298579477" calcext:value-type="float">
            <text:p>1.34393298579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3.1359539077567" calcext:value-type="float">
            <text:p>-3.1359539077567</text:p>
          </table:table-cell>
          <table:table-cell office:value-type="float" office:value="-2.25625473585632" calcext:value-type="float">
            <text:p>-2.25625473585632</text:p>
          </table:table-cell>
          <table:table-cell office:value-type="float" office:value="2.76894005162172" calcext:value-type="float">
            <text:p>2.76894005162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3.36043287260088" calcext:value-type="float">
            <text:p>-3.36043287260088</text:p>
          </table:table-cell>
          <table:table-cell office:value-type="float" office:value="-2.38269541491222" calcext:value-type="float">
            <text:p>-2.38269541491222</text:p>
          </table:table-cell>
          <table:table-cell office:value-type="float" office:value="2.1497381913953" calcext:value-type="float">
            <text:p>2.1497381913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71490183366117" calcext:value-type="float">
            <text:p>-2.71490183366117</text:p>
          </table:table-cell>
          <table:table-cell office:value-type="float" office:value="-2.12705095633241" calcext:value-type="float">
            <text:p>-2.12705095633241</text:p>
          </table:table-cell>
          <table:table-cell office:value-type="float" office:value="0.948220415467092" calcext:value-type="float">
            <text:p>0.9482204154670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" calcext:value-type="float">
            <text:p>-2</text:p>
          </table:table-cell>
          <table:table-cell office:value-type="float" office:value="0.061576293044872" calcext:value-type="float">
            <text:p>0.061576293044872</text:p>
          </table:table-cell>
          <table:table-cell office:value-type="float" office:value="-2.16453792316808" calcext:value-type="float">
            <text:p>-2.16453792316808</text:p>
          </table:table-cell>
          <table:table-cell office:value-type="float" office:value="1.07275206707581" calcext:value-type="float">
            <text:p>1.07275206707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28876432875619" calcext:value-type="float">
            <text:p>-1.28876432875619</text:p>
          </table:table-cell>
          <table:table-cell office:value-type="float" office:value="-2.52154933789358" calcext:value-type="float">
            <text:p>-2.52154933789358</text:p>
          </table:table-cell>
          <table:table-cell office:value-type="float" office:value="0.102524967483578" calcext:value-type="float">
            <text:p>0.102524967483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021651701156393" calcext:value-type="float">
            <text:p>-0.021651701156393</text:p>
          </table:table-cell>
          <table:table-cell office:value-type="float" office:value="-1.87437827401783" calcext:value-type="float">
            <text:p>-1.87437827401783</text:p>
          </table:table-cell>
          <table:table-cell office:value-type="float" office:value="1.31601789116198" calcext:value-type="float">
            <text:p>1.31601789116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340367811703242" calcext:value-type="float">
            <text:p>-0.340367811703242</text:p>
          </table:table-cell>
          <table:table-cell office:value-type="float" office:value="-2.57251777969295" calcext:value-type="float">
            <text:p>-2.57251777969295</text:p>
          </table:table-cell>
          <table:table-cell office:value-type="float" office:value="2.527899897495" calcext:value-type="float">
            <text:p>2.527899897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58109893582125" calcext:value-type="float">
            <text:p>-2.58109893582125</text:p>
          </table:table-cell>
          <table:table-cell office:value-type="float" office:value="-2.50186126887061" calcext:value-type="float">
            <text:p>-2.50186126887061</text:p>
          </table:table-cell>
          <table:table-cell office:value-type="float" office:value="1.66061738373468" calcext:value-type="float">
            <text:p>1.660617383734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" calcext:value-type="float">
            <text:p>2</text:p>
          </table:table-cell>
          <table:table-cell office:value-type="float" office:value="0.408516313604405" calcext:value-type="float">
            <text:p>0.408516313604405</text:p>
          </table:table-cell>
          <table:table-cell office:value-type="float" office:value="-2.02782074040406" calcext:value-type="float">
            <text:p>-2.02782074040406</text:p>
          </table:table-cell>
          <table:table-cell office:value-type="float" office:value="2.162227989104" calcext:value-type="float">
            <text:p>2.162227989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66326627804792" calcext:value-type="float">
            <text:p>-2.66326627804792</text:p>
          </table:table-cell>
          <table:table-cell office:value-type="float" office:value="-2.05923009642354" calcext:value-type="float">
            <text:p>-2.05923009642354</text:p>
          </table:table-cell>
          <table:table-cell office:value-type="float" office:value="1.41920188356443" calcext:value-type="float">
            <text:p>1.41920188356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7914206487203" calcext:value-type="float">
            <text:p>-2.7914206487203</text:p>
          </table:table-cell>
          <table:table-cell office:value-type="float" office:value="-2.12754325250997" calcext:value-type="float">
            <text:p>-2.12754325250997</text:p>
          </table:table-cell>
          <table:table-cell office:value-type="float" office:value="1.05125709988299" calcext:value-type="float">
            <text:p>1.051257099882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097139558226544" calcext:value-type="float">
            <text:p>0.097139558226544</text:p>
          </table:table-cell>
          <table:table-cell office:value-type="float" office:value="-2.16361361372068" calcext:value-type="float">
            <text:p>-2.16361361372068</text:p>
          </table:table-cell>
          <table:table-cell office:value-type="float" office:value="0.43970198002537" calcext:value-type="float">
            <text:p>0.43970198002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3.13911283877815" calcext:value-type="float">
            <text:p>-3.13911283877815</text:p>
          </table:table-cell>
          <table:table-cell office:value-type="float" office:value="-1.79032404618452" calcext:value-type="float">
            <text:p>-1.79032404618452</text:p>
          </table:table-cell>
          <table:table-cell office:value-type="float" office:value="2.36811262791349" calcext:value-type="float">
            <text:p>2.36811262791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" calcext:value-type="float">
            <text:p>-2</text:p>
          </table:table-cell>
          <table:table-cell office:value-type="float" office:value="-2.42435635967922" calcext:value-type="float">
            <text:p>-2.42435635967922</text:p>
          </table:table-cell>
          <table:table-cell office:value-type="float" office:value="-2.32269732872253" calcext:value-type="float">
            <text:p>-2.32269732872253</text:p>
          </table:table-cell>
          <table:table-cell office:value-type="float" office:value="1.68009973704714" calcext:value-type="float">
            <text:p>1.68009973704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339737444270649" calcext:value-type="float">
            <text:p>-0.339737444270649</text:p>
          </table:table-cell>
          <table:table-cell office:value-type="float" office:value="-1.95632551520054" calcext:value-type="float">
            <text:p>-1.95632551520054</text:p>
          </table:table-cell>
          <table:table-cell office:value-type="float" office:value="0.364142979513131" calcext:value-type="float">
            <text:p>0.364142979513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670557149094622" calcext:value-type="float">
            <text:p>0.670557149094622</text:p>
          </table:table-cell>
          <table:table-cell office:value-type="float" office:value="-2.51813391837659" calcext:value-type="float">
            <text:p>-2.51813391837659</text:p>
          </table:table-cell>
          <table:table-cell office:value-type="float" office:value="2.2219012647181" calcext:value-type="float">
            <text:p>2.2219012647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978608470329192" calcext:value-type="float">
            <text:p>-0.978608470329192</text:p>
          </table:table-cell>
          <table:table-cell office:value-type="float" office:value="-2.18678624488991" calcext:value-type="float">
            <text:p>-2.18678624488991</text:p>
          </table:table-cell>
          <table:table-cell office:value-type="float" office:value="0.3487165432218" calcext:value-type="float">
            <text:p>0.3487165432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3.46969860608374" calcext:value-type="float">
            <text:p>-3.46969860608374</text:p>
          </table:table-cell>
          <table:table-cell office:value-type="float" office:value="-2.0824517164001" calcext:value-type="float">
            <text:p>-2.0824517164001</text:p>
          </table:table-cell>
          <table:table-cell office:value-type="float" office:value="2.17292944941105" calcext:value-type="float">
            <text:p>2.17292944941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" calcext:value-type="float">
            <text:p>2</text:p>
          </table:table-cell>
          <table:table-cell office:value-type="float" office:value="0.603384318777704" calcext:value-type="float">
            <text:p>0.603384318777704</text:p>
          </table:table-cell>
          <table:table-cell office:value-type="float" office:value="-1.92984048934078" calcext:value-type="float">
            <text:p>-1.92984048934078</text:p>
          </table:table-cell>
          <table:table-cell office:value-type="float" office:value="2.72029985077074" calcext:value-type="float">
            <text:p>2.72029985077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0.277459070503223" calcext:value-type="float">
            <text:p>0.277459070503223</text:p>
          </table:table-cell>
          <table:table-cell office:value-type="float" office:value="-1.91109326496972" calcext:value-type="float">
            <text:p>-1.91109326496972</text:p>
          </table:table-cell>
          <table:table-cell office:value-type="float" office:value="0.037872142698405" calcext:value-type="float">
            <text:p>0.0378721426984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76066885345943" calcext:value-type="float">
            <text:p>-2.76066885345943</text:p>
          </table:table-cell>
          <table:table-cell office:value-type="float" office:value="-1.78281393069528" calcext:value-type="float">
            <text:p>-1.78281393069528</text:p>
          </table:table-cell>
          <table:table-cell office:value-type="float" office:value="2.26767908523201" calcext:value-type="float">
            <text:p>2.26767908523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54166423962621" calcext:value-type="float">
            <text:p>-2.54166423962621</text:p>
          </table:table-cell>
          <table:table-cell office:value-type="float" office:value="-1.89183562359284" calcext:value-type="float">
            <text:p>-1.89183562359284</text:p>
          </table:table-cell>
          <table:table-cell office:value-type="float" office:value="0.355598952934613" calcext:value-type="float">
            <text:p>0.355598952934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548554932080089" calcext:value-type="float">
            <text:p>-0.548554932080089</text:p>
          </table:table-cell>
          <table:table-cell office:value-type="float" office:value="-1.79549109269746" calcext:value-type="float">
            <text:p>-1.79549109269746</text:p>
          </table:table-cell>
          <table:table-cell office:value-type="float" office:value="1.8319824657655" calcext:value-type="float">
            <text:p>1.8319824657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" calcext:value-type="float">
            <text:p>-2</text:p>
          </table:table-cell>
          <table:table-cell office:value-type="float" office:value="-2.16549359875533" calcext:value-type="float">
            <text:p>-2.16549359875533</text:p>
          </table:table-cell>
          <table:table-cell office:value-type="float" office:value="-2.43824953288742" calcext:value-type="float">
            <text:p>-2.43824953288742</text:p>
          </table:table-cell>
          <table:table-cell office:value-type="float" office:value="1.08394924194079" calcext:value-type="float">
            <text:p>1.08394924194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616780509902987" calcext:value-type="float">
            <text:p>0.616780509902987</text:p>
          </table:table-cell>
          <table:table-cell office:value-type="float" office:value="-2.36554354601929" calcext:value-type="float">
            <text:p>-2.36554354601929</text:p>
          </table:table-cell>
          <table:table-cell office:value-type="float" office:value="2.26741112393433" calcext:value-type="float">
            <text:p>2.267411123934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856134181446695" calcext:value-type="float">
            <text:p>-0.856134181446695</text:p>
          </table:table-cell>
          <table:table-cell office:value-type="float" office:value="-2.2718887678986" calcext:value-type="float">
            <text:p>-2.2718887678986</text:p>
          </table:table-cell>
          <table:table-cell office:value-type="float" office:value="0.915434474410666" calcext:value-type="float">
            <text:p>0.9154344744106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3.47730300468787" calcext:value-type="float">
            <text:p>-3.47730300468787</text:p>
          </table:table-cell>
          <table:table-cell office:value-type="float" office:value="-2.57180318787715" calcext:value-type="float">
            <text:p>-2.57180318787715</text:p>
          </table:table-cell>
          <table:table-cell office:value-type="float" office:value="1.73310378678822" calcext:value-type="float">
            <text:p>1.733103786788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346700736972302" calcext:value-type="float">
            <text:p>0.346700736972302</text:p>
          </table:table-cell>
          <table:table-cell office:value-type="float" office:value="-2.34013172819926" calcext:value-type="float">
            <text:p>-2.34013172819926</text:p>
          </table:table-cell>
          <table:table-cell office:value-type="float" office:value="2.44899150651471" calcext:value-type="float">
            <text:p>2.44899150651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" calcext:value-type="float">
            <text:p>2</text:p>
          </table:table-cell>
          <table:table-cell office:value-type="float" office:value="0.158119671581082" calcext:value-type="float">
            <text:p>0.158119671581082</text:p>
          </table:table-cell>
          <table:table-cell office:value-type="float" office:value="-2.07217154117839" calcext:value-type="float">
            <text:p>-2.07217154117839</text:p>
          </table:table-cell>
          <table:table-cell office:value-type="float" office:value="0.629233228637463" calcext:value-type="float">
            <text:p>0.6292332286374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2210007120582" calcext:value-type="float">
            <text:p>-2.2210007120582</text:p>
          </table:table-cell>
          <table:table-cell office:value-type="float" office:value="-2.00367708742007" calcext:value-type="float">
            <text:p>-2.00367708742007</text:p>
          </table:table-cell>
          <table:table-cell office:value-type="float" office:value="0.996823332674133" calcext:value-type="float">
            <text:p>0.996823332674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0.342182569763025" calcext:value-type="float">
            <text:p>-0.342182569763025</text:p>
          </table:table-cell>
          <table:table-cell office:value-type="float" office:value="-2.38146798872382" calcext:value-type="float">
            <text:p>-2.38146798872382</text:p>
          </table:table-cell>
          <table:table-cell office:value-type="float" office:value="1.43413680434716" calcext:value-type="float">
            <text:p>1.43413680434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22032649904364" calcext:value-type="float">
            <text:p>-2.22032649904364</text:p>
          </table:table-cell>
          <table:table-cell office:value-type="float" office:value="-2.23353894695728" calcext:value-type="float">
            <text:p>-2.23353894695728</text:p>
          </table:table-cell>
          <table:table-cell office:value-type="float" office:value="2.38348674479439" calcext:value-type="float">
            <text:p>2.38348674479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766425344444604" calcext:value-type="float">
            <text:p>-0.766425344444604</text:p>
          </table:table-cell>
          <table:table-cell office:value-type="float" office:value="-1.8567421785273" calcext:value-type="float">
            <text:p>-1.8567421785273</text:p>
          </table:table-cell>
          <table:table-cell office:value-type="float" office:value="3.07964787797065" calcext:value-type="float">
            <text:p>3.07964787797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" calcext:value-type="float">
            <text:p>-2</text:p>
          </table:table-cell>
          <table:table-cell office:value-type="float" office:value="-0.833546147728009" calcext:value-type="float">
            <text:p>-0.833546147728009</text:p>
          </table:table-cell>
          <table:table-cell office:value-type="float" office:value="-2.5647117941991" calcext:value-type="float">
            <text:p>-2.5647117941991</text:p>
          </table:table-cell>
          <table:table-cell office:value-type="float" office:value="1.88102230506346" calcext:value-type="float">
            <text:p>1.88102230506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258337594065622" calcext:value-type="float">
            <text:p>0.258337594065622</text:p>
          </table:table-cell>
          <table:table-cell office:value-type="float" office:value="-2.57437032771391" calcext:value-type="float">
            <text:p>-2.57437032771391</text:p>
          </table:table-cell>
          <table:table-cell office:value-type="float" office:value="0.90685254444034" calcext:value-type="float">
            <text:p>0.90685254444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09315814527554" calcext:value-type="float">
            <text:p>-0.09315814527554</text:p>
          </table:table-cell>
          <table:table-cell office:value-type="float" office:value="-1.84961619491151" calcext:value-type="float">
            <text:p>-1.84961619491151</text:p>
          </table:table-cell>
          <table:table-cell office:value-type="float" office:value="2.71245651725054" calcext:value-type="float">
            <text:p>2.71245651725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3.32227425978293" calcext:value-type="float">
            <text:p>-3.32227425978293</text:p>
          </table:table-cell>
          <table:table-cell office:value-type="float" office:value="-1.97317137072755" calcext:value-type="float">
            <text:p>-1.97317137072755</text:p>
          </table:table-cell>
          <table:table-cell office:value-type="float" office:value="2.19329623849865" calcext:value-type="float">
            <text:p>2.19329623849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0.906502913015925" calcext:value-type="float">
            <text:p>-0.906502913015925</text:p>
          </table:table-cell>
          <table:table-cell office:value-type="float" office:value="-2.61021721912818" calcext:value-type="float">
            <text:p>-2.61021721912818</text:p>
          </table:table-cell>
          <table:table-cell office:value-type="float" office:value="0.74905028200691" calcext:value-type="float">
            <text:p>0.74905028200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" calcext:value-type="float">
            <text:p>2</text:p>
          </table:table-cell>
          <table:table-cell office:value-type="float" office:value="-0.831606370903783" calcext:value-type="float">
            <text:p>-0.831606370903783</text:p>
          </table:table-cell>
          <table:table-cell office:value-type="float" office:value="-2.08946634112144" calcext:value-type="float">
            <text:p>-2.08946634112144</text:p>
          </table:table-cell>
          <table:table-cell office:value-type="float" office:value="3.11570655225271" calcext:value-type="float">
            <text:p>3.11570655225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44543158770105" calcext:value-type="float">
            <text:p>-2.44543158770105</text:p>
          </table:table-cell>
          <table:table-cell office:value-type="float" office:value="-2.35544645957711" calcext:value-type="float">
            <text:p>-2.35544645957711</text:p>
          </table:table-cell>
          <table:table-cell office:value-type="float" office:value="2.09632123894742" calcext:value-type="float">
            <text:p>2.09632123894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565465009570351" calcext:value-type="float">
            <text:p>0.565465009570351</text:p>
          </table:table-cell>
          <table:table-cell office:value-type="float" office:value="-2.48873819455998" calcext:value-type="float">
            <text:p>-2.48873819455998</text:p>
          </table:table-cell>
          <table:table-cell office:value-type="float" office:value="1.65025328803994" calcext:value-type="float">
            <text:p>1.65025328803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12248221609965" calcext:value-type="float">
            <text:p>-1.12248221609965</text:p>
          </table:table-cell>
          <table:table-cell office:value-type="float" office:value="-1.96290751338231" calcext:value-type="float">
            <text:p>-1.96290751338231</text:p>
          </table:table-cell>
          <table:table-cell office:value-type="float" office:value="0.043528186979646" calcext:value-type="float">
            <text:p>0.0435281869796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57439509374898" calcext:value-type="float">
            <text:p>-2.57439509374898</text:p>
          </table:table-cell>
          <table:table-cell office:value-type="float" office:value="-1.85997201833878" calcext:value-type="float">
            <text:p>-1.85997201833878</text:p>
          </table:table-cell>
          <table:table-cell office:value-type="float" office:value="2.56551062181502" calcext:value-type="float">
            <text:p>2.56551062181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" calcext:value-type="float">
            <text:p>-2</text:p>
          </table:table-cell>
          <table:table-cell office:value-type="float" office:value="0.485749860018431" calcext:value-type="float">
            <text:p>0.485749860018431</text:p>
          </table:table-cell>
          <table:table-cell office:value-type="float" office:value="-2.3920827635076" calcext:value-type="float">
            <text:p>-2.3920827635076</text:p>
          </table:table-cell>
          <table:table-cell office:value-type="float" office:value="3.03596025622814" calcext:value-type="float">
            <text:p>3.03596025622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06491718661779" calcext:value-type="float">
            <text:p>-2.06491718661779</text:p>
          </table:table-cell>
          <table:table-cell office:value-type="float" office:value="-1.91415286995817" calcext:value-type="float">
            <text:p>-1.91415286995817</text:p>
          </table:table-cell>
          <table:table-cell office:value-type="float" office:value="1.11711827621977" calcext:value-type="float">
            <text:p>1.11711827621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05914421765787" calcext:value-type="float">
            <text:p>-2.05914421765787</text:p>
          </table:table-cell>
          <table:table-cell office:value-type="float" office:value="-1.77137155935994" calcext:value-type="float">
            <text:p>-1.77137155935994</text:p>
          </table:table-cell>
          <table:table-cell office:value-type="float" office:value="0.327192488880814" calcext:value-type="float">
            <text:p>0.327192488880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17748033850489" calcext:value-type="float">
            <text:p>-2.17748033850489</text:p>
          </table:table-cell>
          <table:table-cell office:value-type="float" office:value="-2.16005521182835" calcext:value-type="float">
            <text:p>-2.16005521182835</text:p>
          </table:table-cell>
          <table:table-cell office:value-type="float" office:value="0.216391851185182" calcext:value-type="float">
            <text:p>0.216391851185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3.09348880779247" calcext:value-type="float">
            <text:p>-3.09348880779247</text:p>
          </table:table-cell>
          <table:table-cell office:value-type="float" office:value="-2.19355862162245" calcext:value-type="float">
            <text:p>-2.19355862162245</text:p>
          </table:table-cell>
          <table:table-cell office:value-type="float" office:value="2.83934455803836" calcext:value-type="float">
            <text:p>2.83934455803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" calcext:value-type="float">
            <text:p>2</text:p>
          </table:table-cell>
          <table:table-cell office:value-type="float" office:value="0.389943274787619" calcext:value-type="float">
            <text:p>0.389943274787619</text:p>
          </table:table-cell>
          <table:table-cell office:value-type="float" office:value="-2.53933906556881" calcext:value-type="float">
            <text:p>-2.53933906556881</text:p>
          </table:table-cell>
          <table:table-cell office:value-type="float" office:value="2.28776840060735" calcext:value-type="float">
            <text:p>2.28776840060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715572401492175" calcext:value-type="float">
            <text:p>-0.715572401492175</text:p>
          </table:table-cell>
          <table:table-cell office:value-type="float" office:value="-2.29793160900093" calcext:value-type="float">
            <text:p>-2.29793160900093</text:p>
          </table:table-cell>
          <table:table-cell office:value-type="float" office:value="2.7751212630223" calcext:value-type="float">
            <text:p>2.7751212630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97416848253655" calcext:value-type="float">
            <text:p>-1.97416848253655</text:p>
          </table:table-cell>
          <table:table-cell office:value-type="float" office:value="-2.34949473794227" calcext:value-type="float">
            <text:p>-2.34949473794227</text:p>
          </table:table-cell>
          <table:table-cell office:value-type="float" office:value="0.273099895616558" calcext:value-type="float">
            <text:p>0.273099895616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205279090970392" calcext:value-type="float">
            <text:p>-0.205279090970392</text:p>
          </table:table-cell>
          <table:table-cell office:value-type="float" office:value="-2.08555774722007" calcext:value-type="float">
            <text:p>-2.08555774722007</text:p>
          </table:table-cell>
          <table:table-cell office:value-type="float" office:value="0.104524668745167" calcext:value-type="float">
            <text:p>0.104524668745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561332711874278" calcext:value-type="float">
            <text:p>-0.561332711874278</text:p>
          </table:table-cell>
          <table:table-cell office:value-type="float" office:value="-1.83852646890966" calcext:value-type="float">
            <text:p>-1.83852646890966</text:p>
          </table:table-cell>
          <table:table-cell office:value-type="float" office:value="2.63541057109875" calcext:value-type="float">
            <text:p>2.6354105710987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" calcext:value-type="float">
            <text:p>-2</text:p>
          </table:table-cell>
          <table:table-cell office:value-type="float" office:value="-0.315332514117323" calcext:value-type="float">
            <text:p>-0.315332514117323</text:p>
          </table:table-cell>
          <table:table-cell office:value-type="float" office:value="-1.84974394478793" calcext:value-type="float">
            <text:p>-1.84974394478793</text:p>
          </table:table-cell>
          <table:table-cell office:value-type="float" office:value="2.36824049544516" calcext:value-type="float">
            <text:p>2.36824049544516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74317736168915" calcext:value-type="float">
            <text:p>-1.74317736168915</text:p>
          </table:table-cell>
          <table:table-cell office:value-type="float" office:value="-1.937045168235" calcext:value-type="float">
            <text:p>-1.937045168235</text:p>
          </table:table-cell>
          <table:table-cell office:value-type="float" office:value="2.67636272944047" calcext:value-type="float">
            <text:p>2.6763627294404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88302319628616" calcext:value-type="float">
            <text:p>-1.88302319628616</text:p>
          </table:table-cell>
          <table:table-cell office:value-type="float" office:value="-2.44150815859212" calcext:value-type="float">
            <text:p>-2.44150815859212</text:p>
          </table:table-cell>
          <table:table-cell office:value-type="float" office:value="0.805738025870339" calcext:value-type="float">
            <text:p>0.805738025870339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12100062749768" calcext:value-type="float">
            <text:p>-1.12100062749768</text:p>
          </table:table-cell>
          <table:table-cell office:value-type="float" office:value="-2.55203866708878" calcext:value-type="float">
            <text:p>-2.55203866708878</text:p>
          </table:table-cell>
          <table:table-cell office:value-type="float" office:value="0.29431346842372" calcext:value-type="float">
            <text:p>0.2943134684237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96435644607407" calcext:value-type="float">
            <text:p>-2.96435644607407</text:p>
          </table:table-cell>
          <table:table-cell office:value-type="float" office:value="-1.92380595793551" calcext:value-type="float">
            <text:p>-1.92380595793551</text:p>
          </table:table-cell>
          <table:table-cell office:value-type="float" office:value="2.79041366880501" calcext:value-type="float">
            <text:p>2.7904136688050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" calcext:value-type="float">
            <text:p>2</text:p>
          </table:table-cell>
          <table:table-cell office:value-type="float" office:value="-0.179811427294669" calcext:value-type="float">
            <text:p>-0.179811427294669</text:p>
          </table:table-cell>
          <table:table-cell office:value-type="float" office:value="-1.91288510411679" calcext:value-type="float">
            <text:p>-1.91288510411679</text:p>
          </table:table-cell>
          <table:table-cell office:value-type="float" office:value="0.865040610752555" calcext:value-type="float">
            <text:p>0.86504061075255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35758222466885" calcext:value-type="float">
            <text:p>-1.35758222466885</text:p>
          </table:table-cell>
          <table:table-cell office:value-type="float" office:value="-1.75912155256165" calcext:value-type="float">
            <text:p>-1.75912155256165</text:p>
          </table:table-cell>
          <table:table-cell office:value-type="float" office:value="2.58279302609735" calcext:value-type="float">
            <text:p>2.5827930260973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7633965387839" calcext:value-type="float">
            <text:p>-2.7633965387839</text:p>
          </table:table-cell>
          <table:table-cell office:value-type="float" office:value="-2.59864742175515" calcext:value-type="float">
            <text:p>-2.59864742175515</text:p>
          </table:table-cell>
          <table:table-cell office:value-type="float" office:value="1.29257209075747" calcext:value-type="float">
            <text:p>1.2925720907574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93787899298613" calcext:value-type="float">
            <text:p>-2.93787899298613</text:p>
          </table:table-cell>
          <table:table-cell office:value-type="float" office:value="-1.79478803967475" calcext:value-type="float">
            <text:p>-1.79478803967475</text:p>
          </table:table-cell>
          <table:table-cell office:value-type="float" office:value="1.37508970456543" calcext:value-type="float">
            <text:p>1.37508970456543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2125284133216" calcext:value-type="float">
            <text:p>-2.2125284133216</text:p>
          </table:table-cell>
          <table:table-cell office:value-type="float" office:value="-2.44652732541993" calcext:value-type="float">
            <text:p>-2.44652732541993</text:p>
          </table:table-cell>
          <table:table-cell office:value-type="float" office:value="2.12898452616142" calcext:value-type="float">
            <text:p>2.1289845261614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" calcext:value-type="float">
            <text:p>-2</text:p>
          </table:table-cell>
          <table:table-cell office:value-type="float" office:value="0.353194832305814" calcext:value-type="float">
            <text:p>0.353194832305814</text:p>
          </table:table-cell>
          <table:table-cell office:value-type="float" office:value="-2.05739305503356" calcext:value-type="float">
            <text:p>-2.05739305503356</text:p>
          </table:table-cell>
          <table:table-cell office:value-type="float" office:value="0.582428077041469" calcext:value-type="float">
            <text:p>0.582428077041469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745406802999181" calcext:value-type="float">
            <text:p>0.745406802999181</text:p>
          </table:table-cell>
          <table:table-cell office:value-type="float" office:value="-2.00522656653097" calcext:value-type="float">
            <text:p>-2.00522656653097</text:p>
          </table:table-cell>
          <table:table-cell office:value-type="float" office:value="2.89342976677858" calcext:value-type="float">
            <text:p>2.89342976677858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618146856068649" calcext:value-type="float">
            <text:p>0.618146856068649</text:p>
          </table:table-cell>
          <table:table-cell office:value-type="float" office:value="-2.18105723618252" calcext:value-type="float">
            <text:p>-2.18105723618252</text:p>
          </table:table-cell>
          <table:table-cell office:value-type="float" office:value="2.39099207703278" calcext:value-type="float">
            <text:p>2.39099207703278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265472536531135" calcext:value-type="float">
            <text:p>-0.265472536531135</text:p>
          </table:table-cell>
          <table:table-cell office:value-type="float" office:value="-2.5218752262141" calcext:value-type="float">
            <text:p>-2.5218752262141</text:p>
          </table:table-cell>
          <table:table-cell office:value-type="float" office:value="0.164312342572389" calcext:value-type="float">
            <text:p>0.164312342572389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521581078887589" calcext:value-type="float">
            <text:p>0.521581078887589</text:p>
          </table:table-cell>
          <table:table-cell office:value-type="float" office:value="-2.04028483029812" calcext:value-type="float">
            <text:p>-2.04028483029812</text:p>
          </table:table-cell>
          <table:table-cell office:value-type="float" office:value="1.09726595045553" calcext:value-type="float">
            <text:p>1.09726595045553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" calcext:value-type="float">
            <text:p>2</text:p>
          </table:table-cell>
          <table:table-cell office:value-type="float" office:value="-2.46705118319477" calcext:value-type="float">
            <text:p>-2.46705118319477</text:p>
          </table:table-cell>
          <table:table-cell office:value-type="float" office:value="-1.99999893480152" calcext:value-type="float">
            <text:p>-1.99999893480152</text:p>
          </table:table-cell>
          <table:table-cell office:value-type="float" office:value="1.1350237738109" calcext:value-type="float">
            <text:p>1.1350237738109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52151267205228" calcext:value-type="float">
            <text:p>-0.52151267205228</text:p>
          </table:table-cell>
          <table:table-cell office:value-type="float" office:value="-1.87002861435414" calcext:value-type="float">
            <text:p>-1.87002861435414</text:p>
          </table:table-cell>
          <table:table-cell office:value-type="float" office:value="1.73929111397425" calcext:value-type="float">
            <text:p>1.7392911139742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87525591517082" calcext:value-type="float">
            <text:p>-1.87525591517082</text:p>
          </table:table-cell>
          <table:table-cell office:value-type="float" office:value="-2.4373152407956" calcext:value-type="float">
            <text:p>-2.4373152407956</text:p>
          </table:table-cell>
          <table:table-cell office:value-type="float" office:value="0.693357361603274" calcext:value-type="float">
            <text:p>0.693357361603274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86028839879774" calcext:value-type="float">
            <text:p>-2.86028839879774</text:p>
          </table:table-cell>
          <table:table-cell office:value-type="float" office:value="-1.98463740611699" calcext:value-type="float">
            <text:p>-1.98463740611699</text:p>
          </table:table-cell>
          <table:table-cell office:value-type="float" office:value="2.24568954828631" calcext:value-type="float">
            <text:p>2.2456895482863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32332252101523" calcext:value-type="float">
            <text:p>-1.32332252101523</text:p>
          </table:table-cell>
          <table:table-cell office:value-type="float" office:value="-2.09140807554767" calcext:value-type="float">
            <text:p>-2.09140807554767</text:p>
          </table:table-cell>
          <table:table-cell office:value-type="float" office:value="1.72292072992224" calcext:value-type="float">
            <text:p>1.72292072992224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" calcext:value-type="float">
            <text:p>-2</text:p>
          </table:table-cell>
          <table:table-cell office:value-type="float" office:value="-2.97816251481813" calcext:value-type="float">
            <text:p>-2.97816251481813</text:p>
          </table:table-cell>
          <table:table-cell office:value-type="float" office:value="-2.26509459318393" calcext:value-type="float">
            <text:p>-2.26509459318393</text:p>
          </table:table-cell>
          <table:table-cell office:value-type="float" office:value="0.20381727403563" calcext:value-type="float">
            <text:p>0.20381727403563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table:number-columns-repeated="2" office:value-type="float" office:value="-2.0943951023932" calcext:value-type="float">
            <text:p>-2.0943951023932</text:p>
          </table:table-cell>
          <table:table-cell office:value-type="float" office:value="-2.81664970040407" calcext:value-type="float">
            <text:p>-2.81664970040407</text:p>
          </table:table-cell>
          <table:table-cell office:value-type="float" office:value="-2.12126662606168" calcext:value-type="float">
            <text:p>-2.12126662606168</text:p>
          </table:table-cell>
          <table:table-cell office:value-type="float" office:value="1.73383904872226" calcext:value-type="float">
            <text:p>1.73383904872226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055058987280313" calcext:value-type="float">
            <text:p>-0.055058987280313</text:p>
          </table:table-cell>
          <table:table-cell office:value-type="float" office:value="-2.29912830724538" calcext:value-type="float">
            <text:p>-2.29912830724538</text:p>
          </table:table-cell>
          <table:table-cell office:value-type="float" office:value="0.661070048279652" calcext:value-type="float">
            <text:p>0.66107004827965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366510626626221" calcext:value-type="float">
            <text:p>-0.366510626626221</text:p>
          </table:table-cell>
          <table:table-cell office:value-type="float" office:value="-2.28458838050499" calcext:value-type="float">
            <text:p>-2.28458838050499</text:p>
          </table:table-cell>
          <table:table-cell office:value-type="float" office:value="1.91838969431906" calcext:value-type="float">
            <text:p>1.91838969431906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8914875117081" calcext:value-type="float">
            <text:p>-1.8914875117081</text:p>
          </table:table-cell>
          <table:table-cell office:value-type="float" office:value="-2.50878554054644" calcext:value-type="float">
            <text:p>-2.50878554054644</text:p>
          </table:table-cell>
          <table:table-cell office:value-type="float" office:value="0.767139825651421" calcext:value-type="float">
            <text:p>0.76713982565142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" calcext:value-type="float">
            <text:p>2</text:p>
          </table:table-cell>
          <table:table-cell office:value-type="float" office:value="0.633968021868377" calcext:value-type="float">
            <text:p>0.633968021868377</text:p>
          </table:table-cell>
          <table:table-cell office:value-type="float" office:value="-2.21065858006114" calcext:value-type="float">
            <text:p>-2.21065858006114</text:p>
          </table:table-cell>
          <table:table-cell office:value-type="float" office:value="0.224818082729529" calcext:value-type="float">
            <text:p>0.224818082729529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3.16565083047922" calcext:value-type="float">
            <text:p>-3.16565083047922</text:p>
          </table:table-cell>
          <table:table-cell office:value-type="float" office:value="-1.77420751156365" calcext:value-type="float">
            <text:p>-1.77420751156365</text:p>
          </table:table-cell>
          <table:table-cell office:value-type="float" office:value="0.414680804801952" calcext:value-type="float">
            <text:p>0.41468080480195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3.39632795304863" calcext:value-type="float">
            <text:p>-3.39632795304863</text:p>
          </table:table-cell>
          <table:table-cell office:value-type="float" office:value="-2.37239755323146" calcext:value-type="float">
            <text:p>-2.37239755323146</text:p>
          </table:table-cell>
          <table:table-cell office:value-type="float" office:value="0.983847203145466" calcext:value-type="float">
            <text:p>0.983847203145466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189854717312177" calcext:value-type="float">
            <text:p>-0.189854717312177</text:p>
          </table:table-cell>
          <table:table-cell office:value-type="float" office:value="-2.00916093263932" calcext:value-type="float">
            <text:p>-2.00916093263932</text:p>
          </table:table-cell>
          <table:table-cell office:value-type="float" office:value="1.31034379273306" calcext:value-type="float">
            <text:p>1.31034379273306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70934687786801" calcext:value-type="float">
            <text:p>-2.70934687786801</text:p>
          </table:table-cell>
          <table:table-cell office:value-type="float" office:value="-2.07562638646809" calcext:value-type="float">
            <text:p>-2.07562638646809</text:p>
          </table:table-cell>
          <table:table-cell office:value-type="float" office:value="0.83340544262605" calcext:value-type="float">
            <text:p>0.8334054426260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" calcext:value-type="float">
            <text:p>-2</text:p>
          </table:table-cell>
          <table:table-cell office:value-type="float" office:value="-2.02500482893907" calcext:value-type="float">
            <text:p>-2.02500482893907</text:p>
          </table:table-cell>
          <table:table-cell office:value-type="float" office:value="-2.49108882976807" calcext:value-type="float">
            <text:p>-2.49108882976807</text:p>
          </table:table-cell>
          <table:table-cell office:value-type="float" office:value="1.51530454048192" calcext:value-type="float">
            <text:p>1.5153045404819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001415659377282" calcext:value-type="float">
            <text:p>-0.001415659377282</text:p>
          </table:table-cell>
          <table:table-cell office:value-type="float" office:value="-2.48818635986073" calcext:value-type="float">
            <text:p>-2.48818635986073</text:p>
          </table:table-cell>
          <table:table-cell office:value-type="float" office:value="1.84813748856298" calcext:value-type="float">
            <text:p>1.84813748856298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55125586394795" calcext:value-type="float">
            <text:p>-1.55125586394795</text:p>
          </table:table-cell>
          <table:table-cell office:value-type="float" office:value="-2.50792512759765" calcext:value-type="float">
            <text:p>-2.50792512759765</text:p>
          </table:table-cell>
          <table:table-cell office:value-type="float" office:value="1.67330662549214" calcext:value-type="float">
            <text:p>1.67330662549214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884836517810202" calcext:value-type="float">
            <text:p>-0.884836517810202</text:p>
          </table:table-cell>
          <table:table-cell office:value-type="float" office:value="-2.07326412925553" calcext:value-type="float">
            <text:p>-2.07326412925553</text:p>
          </table:table-cell>
          <table:table-cell office:value-type="float" office:value="1.42525508586771" calcext:value-type="float">
            <text:p>1.4252550858677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83587459656085" calcext:value-type="float">
            <text:p>-2.83587459656085</text:p>
          </table:table-cell>
          <table:table-cell office:value-type="float" office:value="-2.57505409459664" calcext:value-type="float">
            <text:p>-2.57505409459664</text:p>
          </table:table-cell>
          <table:table-cell office:value-type="float" office:value="0.330444589518162" calcext:value-type="float">
            <text:p>0.33044458951816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" calcext:value-type="float">
            <text:p>2</text:p>
          </table:table-cell>
          <table:table-cell office:value-type="float" office:value="-0.800100380333904" calcext:value-type="float">
            <text:p>-0.800100380333904</text:p>
          </table:table-cell>
          <table:table-cell office:value-type="float" office:value="-2.47290628640149" calcext:value-type="float">
            <text:p>-2.47290628640149</text:p>
          </table:table-cell>
          <table:table-cell office:value-type="float" office:value="0.195164012926942" calcext:value-type="float">
            <text:p>0.19516401292694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88656244641993" calcext:value-type="float">
            <text:p>-1.88656244641993</text:p>
          </table:table-cell>
          <table:table-cell office:value-type="float" office:value="-1.93491850027859" calcext:value-type="float">
            <text:p>-1.93491850027859</text:p>
          </table:table-cell>
          <table:table-cell office:value-type="float" office:value="0.013263623638474" calcext:value-type="float">
            <text:p>0.013263623638474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0.74753238858939" calcext:value-type="float">
            <text:p>-0.74753238858939</text:p>
          </table:table-cell>
          <table:table-cell office:value-type="float" office:value="-1.78732679079605" calcext:value-type="float">
            <text:p>-1.78732679079605</text:p>
          </table:table-cell>
          <table:table-cell office:value-type="float" office:value="1.31813192867567" calcext:value-type="float">
            <text:p>1.3181319286756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95414329037498" calcext:value-type="float">
            <text:p>-2.95414329037498</text:p>
          </table:table-cell>
          <table:table-cell office:value-type="float" office:value="-2.02560210709394" calcext:value-type="float">
            <text:p>-2.02560210709394</text:p>
          </table:table-cell>
          <table:table-cell office:value-type="float" office:value="0.826299084135733" calcext:value-type="float">
            <text:p>0.826299084135733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707195412654391" calcext:value-type="float">
            <text:p>-0.707195412654391</text:p>
          </table:table-cell>
          <table:table-cell office:value-type="float" office:value="-2.49116167226869" calcext:value-type="float">
            <text:p>-2.49116167226869</text:p>
          </table:table-cell>
          <table:table-cell office:value-type="float" office:value="1.04613227004675" calcext:value-type="float">
            <text:p>1.0461322700467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" calcext:value-type="float">
            <text:p>-2</text:p>
          </table:table-cell>
          <table:table-cell office:value-type="float" office:value="-0.857088195975869" calcext:value-type="float">
            <text:p>-0.857088195975869</text:p>
          </table:table-cell>
          <table:table-cell office:value-type="float" office:value="-2.52622460468692" calcext:value-type="float">
            <text:p>-2.52622460468692</text:p>
          </table:table-cell>
          <table:table-cell office:value-type="float" office:value="1.31290913164562" calcext:value-type="float">
            <text:p>1.3129091316456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335161524892406" calcext:value-type="float">
            <text:p>-0.335161524892406</text:p>
          </table:table-cell>
          <table:table-cell office:value-type="float" office:value="-2.22067285200909" calcext:value-type="float">
            <text:p>-2.22067285200909</text:p>
          </table:table-cell>
          <table:table-cell office:value-type="float" office:value="1.35939946814398" calcext:value-type="float">
            <text:p>1.35939946814398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371790528856244" calcext:value-type="float">
            <text:p>-0.371790528856244</text:p>
          </table:table-cell>
          <table:table-cell office:value-type="float" office:value="-2.25348055876066" calcext:value-type="float">
            <text:p>-2.25348055876066</text:p>
          </table:table-cell>
          <table:table-cell office:value-type="float" office:value="2.75053049615475" calcext:value-type="float">
            <text:p>2.7505304961547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796710357843864" calcext:value-type="float">
            <text:p>-0.796710357843864</text:p>
          </table:table-cell>
          <table:table-cell office:value-type="float" office:value="-2.09921651818854" calcext:value-type="float">
            <text:p>-2.09921651818854</text:p>
          </table:table-cell>
          <table:table-cell office:value-type="float" office:value="0.511145540387112" calcext:value-type="float">
            <text:p>0.51114554038711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34753427868635" calcext:value-type="float">
            <text:p>-1.34753427868635</text:p>
          </table:table-cell>
          <table:table-cell office:value-type="float" office:value="-1.78346006075366" calcext:value-type="float">
            <text:p>-1.78346006075366</text:p>
          </table:table-cell>
          <table:table-cell office:value-type="float" office:value="2.56348355914032" calcext:value-type="float">
            <text:p>2.5634835591403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" calcext:value-type="float">
            <text:p>2</text:p>
          </table:table-cell>
          <table:table-cell office:value-type="float" office:value="-0.147248711248088" calcext:value-type="float">
            <text:p>-0.147248711248088</text:p>
          </table:table-cell>
          <table:table-cell office:value-type="float" office:value="-2.24610014486061" calcext:value-type="float">
            <text:p>-2.24610014486061</text:p>
          </table:table-cell>
          <table:table-cell office:value-type="float" office:value="0.912663745095731" calcext:value-type="float">
            <text:p>0.91266374509573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05171068645216" calcext:value-type="float">
            <text:p>-1.05171068645216</text:p>
          </table:table-cell>
          <table:table-cell office:value-type="float" office:value="-2.56844929433952" calcext:value-type="float">
            <text:p>-2.56844929433952</text:p>
          </table:table-cell>
          <table:table-cell office:value-type="float" office:value="2.06474338664079" calcext:value-type="float">
            <text:p>2.06474338664079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136746536207149" calcext:value-type="float">
            <text:p>0.136746536207149</text:p>
          </table:table-cell>
          <table:table-cell office:value-type="float" office:value="-2.61067738960368" calcext:value-type="float">
            <text:p>-2.61067738960368</text:p>
          </table:table-cell>
          <table:table-cell office:value-type="float" office:value="3.07579066863707" calcext:value-type="float">
            <text:p>3.0757906686370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37390365111433" calcext:value-type="float">
            <text:p>-1.37390365111433</text:p>
          </table:table-cell>
          <table:table-cell office:value-type="float" office:value="-2.16824216069699" calcext:value-type="float">
            <text:p>-2.16824216069699</text:p>
          </table:table-cell>
          <table:table-cell office:value-type="float" office:value="2.43601023453346" calcext:value-type="float">
            <text:p>2.43601023453346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751551777455747" calcext:value-type="float">
            <text:p>-0.751551777455747</text:p>
          </table:table-cell>
          <table:table-cell office:value-type="float" office:value="-2.14283925866383" calcext:value-type="float">
            <text:p>-2.14283925866383</text:p>
          </table:table-cell>
          <table:table-cell office:value-type="float" office:value="1.74420243322995" calcext:value-type="float">
            <text:p>1.7442024332299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" calcext:value-type="float">
            <text:p>-2</text:p>
          </table:table-cell>
          <table:table-cell office:value-type="float" office:value="-1.24392616746993" calcext:value-type="float">
            <text:p>-1.24392616746993</text:p>
          </table:table-cell>
          <table:table-cell office:value-type="float" office:value="-2.18723328566161" calcext:value-type="float">
            <text:p>-2.18723328566161</text:p>
          </table:table-cell>
          <table:table-cell office:value-type="float" office:value="0.983059093356467" calcext:value-type="float">
            <text:p>0.98305909335646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16246031863516" calcext:value-type="float">
            <text:p>-2.16246031863516</text:p>
          </table:table-cell>
          <table:table-cell office:value-type="float" office:value="-2.40139884242637" calcext:value-type="float">
            <text:p>-2.40139884242637</text:p>
          </table:table-cell>
          <table:table-cell office:value-type="float" office:value="1.74574390089185" calcext:value-type="float">
            <text:p>1.7457439008918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24458959030928" calcext:value-type="float">
            <text:p>0.24458959030928</text:p>
          </table:table-cell>
          <table:table-cell office:value-type="float" office:value="-2.38582712900128" calcext:value-type="float">
            <text:p>-2.38582712900128</text:p>
          </table:table-cell>
          <table:table-cell office:value-type="float" office:value="2.16367469792119" calcext:value-type="float">
            <text:p>2.16367469792119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48231333742611" calcext:value-type="float">
            <text:p>-1.48231333742611</text:p>
          </table:table-cell>
          <table:table-cell office:value-type="float" office:value="-2.47209560276789" calcext:value-type="float">
            <text:p>-2.47209560276789</text:p>
          </table:table-cell>
          <table:table-cell office:value-type="float" office:value="2.94707961259314" calcext:value-type="float">
            <text:p>2.94707961259314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67259068388931" calcext:value-type="float">
            <text:p>-2.67259068388931</text:p>
          </table:table-cell>
          <table:table-cell office:value-type="float" office:value="-2.34728698052828" calcext:value-type="float">
            <text:p>-2.34728698052828</text:p>
          </table:table-cell>
          <table:table-cell office:value-type="float" office:value="3.06233473508141" calcext:value-type="float">
            <text:p>3.0623347350814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" calcext:value-type="float">
            <text:p>2</text:p>
          </table:table-cell>
          <table:table-cell office:value-type="float" office:value="-0.32060201884593" calcext:value-type="float">
            <text:p>-0.32060201884593</text:p>
          </table:table-cell>
          <table:table-cell office:value-type="float" office:value="-2.55482156737106" calcext:value-type="float">
            <text:p>-2.55482156737106</text:p>
          </table:table-cell>
          <table:table-cell office:value-type="float" office:value="1.31297075512879" calcext:value-type="float">
            <text:p>1.31297075512879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06449883557336" calcext:value-type="float">
            <text:p>-0.06449883557336</text:p>
          </table:table-cell>
          <table:table-cell office:value-type="float" office:value="-1.99185751436221" calcext:value-type="float">
            <text:p>-1.99185751436221</text:p>
          </table:table-cell>
          <table:table-cell office:value-type="float" office:value="0.554749920486167" calcext:value-type="float">
            <text:p>0.55474992048616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0.498666682883237" calcext:value-type="float">
            <text:p>-0.498666682883237</text:p>
          </table:table-cell>
          <table:table-cell office:value-type="float" office:value="-1.89841666253183" calcext:value-type="float">
            <text:p>-1.89841666253183</text:p>
          </table:table-cell>
          <table:table-cell office:value-type="float" office:value="1.65302428147957" calcext:value-type="float">
            <text:p>1.6530242814795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027988719888824" calcext:value-type="float">
            <text:p>0.027988719888824</text:p>
          </table:table-cell>
          <table:table-cell office:value-type="float" office:value="-2.26281230645691" calcext:value-type="float">
            <text:p>-2.26281230645691</text:p>
          </table:table-cell>
          <table:table-cell office:value-type="float" office:value="1.02375552945573" calcext:value-type="float">
            <text:p>1.02375552945573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110271197609365" calcext:value-type="float">
            <text:p>-0.110271197609365</text:p>
          </table:table-cell>
          <table:table-cell office:value-type="float" office:value="-2.20027809009401" calcext:value-type="float">
            <text:p>-2.20027809009401</text:p>
          </table:table-cell>
          <table:table-cell office:value-type="float" office:value="0.006254275025627" calcext:value-type="float">
            <text:p>0.00625427502562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" calcext:value-type="float">
            <text:p>-2</text:p>
          </table:table-cell>
          <table:table-cell office:value-type="float" office:value="0.576390336030491" calcext:value-type="float">
            <text:p>0.576390336030491</text:p>
          </table:table-cell>
          <table:table-cell office:value-type="float" office:value="-2.2984173301488" calcext:value-type="float">
            <text:p>-2.2984173301488</text:p>
          </table:table-cell>
          <table:table-cell office:value-type="float" office:value="1.53109709850411" calcext:value-type="float">
            <text:p>1.5310970985041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436512202725586" calcext:value-type="float">
            <text:p>-0.436512202725586</text:p>
          </table:table-cell>
          <table:table-cell office:value-type="float" office:value="-2.11118218493907" calcext:value-type="float">
            <text:p>-2.11118218493907</text:p>
          </table:table-cell>
          <table:table-cell office:value-type="float" office:value="0.027832885475669" calcext:value-type="float">
            <text:p>0.027832885475669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95652559652541" calcext:value-type="float">
            <text:p>-2.95652559652541</text:p>
          </table:table-cell>
          <table:table-cell office:value-type="float" office:value="-2.60378331686944" calcext:value-type="float">
            <text:p>-2.60378331686944</text:p>
          </table:table-cell>
          <table:table-cell office:value-type="float" office:value="2.64875951750329" calcext:value-type="float">
            <text:p>2.64875951750329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98972688288365" calcext:value-type="float">
            <text:p>-1.98972688288365</text:p>
          </table:table-cell>
          <table:table-cell office:value-type="float" office:value="-2.45549982144935" calcext:value-type="float">
            <text:p>-2.45549982144935</text:p>
          </table:table-cell>
          <table:table-cell office:value-type="float" office:value="2.42977642101438" calcext:value-type="float">
            <text:p>2.42977642101438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0.341158867682387" calcext:value-type="float">
            <text:p>-0.341158867682387</text:p>
          </table:table-cell>
          <table:table-cell office:value-type="float" office:value="-1.95243596479735" calcext:value-type="float">
            <text:p>-1.95243596479735</text:p>
          </table:table-cell>
          <table:table-cell office:value-type="float" office:value="0.949986089024851" calcext:value-type="float">
            <text:p>0.94998608902485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" calcext:value-type="float">
            <text:p>2</text:p>
          </table:table-cell>
          <table:table-cell office:value-type="float" office:value="-0.873980988846297" calcext:value-type="float">
            <text:p>-0.873980988846297</text:p>
          </table:table-cell>
          <table:table-cell office:value-type="float" office:value="-1.81323588110566" calcext:value-type="float">
            <text:p>-1.81323588110566</text:p>
          </table:table-cell>
          <table:table-cell office:value-type="float" office:value="1.02786240733397" calcext:value-type="float">
            <text:p>1.0278624073339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346435439863143" calcext:value-type="float">
            <text:p>-0.346435439863143</text:p>
          </table:table-cell>
          <table:table-cell office:value-type="float" office:value="-2.21262802254431" calcext:value-type="float">
            <text:p>-2.21262802254431</text:p>
          </table:table-cell>
          <table:table-cell office:value-type="float" office:value="2.58977733324368" calcext:value-type="float">
            <text:p>2.58977733324368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0.808818705294842" calcext:value-type="float">
            <text:p>-0.808818705294842</text:p>
          </table:table-cell>
          <table:table-cell office:value-type="float" office:value="-2.58706870416709" calcext:value-type="float">
            <text:p>-2.58706870416709</text:p>
          </table:table-cell>
          <table:table-cell office:value-type="float" office:value="1.2494668965455" calcext:value-type="float">
            <text:p>1.249466896545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22576515805635" calcext:value-type="float">
            <text:p>0.22576515805635</text:p>
          </table:table-cell>
          <table:table-cell office:value-type="float" office:value="-2.16476635241335" calcext:value-type="float">
            <text:p>-2.16476635241335</text:p>
          </table:table-cell>
          <table:table-cell office:value-type="float" office:value="3.09276383265843" calcext:value-type="float">
            <text:p>3.09276383265843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8316430070225" calcext:value-type="float">
            <text:p>-2.8316430070225</text:p>
          </table:table-cell>
          <table:table-cell office:value-type="float" office:value="-2.42256406892539" calcext:value-type="float">
            <text:p>-2.42256406892539</text:p>
          </table:table-cell>
          <table:table-cell office:value-type="float" office:value="1.13446633641242" calcext:value-type="float">
            <text:p>1.1344663364124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" calcext:value-type="float">
            <text:p>-2</text:p>
          </table:table-cell>
          <table:table-cell office:value-type="float" office:value="-2.85567693235418" calcext:value-type="float">
            <text:p>-2.85567693235418</text:p>
          </table:table-cell>
          <table:table-cell office:value-type="float" office:value="-2.37024474665677" calcext:value-type="float">
            <text:p>-2.37024474665677</text:p>
          </table:table-cell>
          <table:table-cell office:value-type="float" office:value="1.81569398017184" calcext:value-type="float">
            <text:p>1.81569398017184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811836805227038" calcext:value-type="float">
            <text:p>0.811836805227038</text:p>
          </table:table-cell>
          <table:table-cell office:value-type="float" office:value="-2.59433480610872" calcext:value-type="float">
            <text:p>-2.59433480610872</text:p>
          </table:table-cell>
          <table:table-cell office:value-type="float" office:value="3.03031557064361" calcext:value-type="float">
            <text:p>3.0303155706436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93576938356462" calcext:value-type="float">
            <text:p>-2.93576938356462</text:p>
          </table:table-cell>
          <table:table-cell office:value-type="float" office:value="-2.23098741734032" calcext:value-type="float">
            <text:p>-2.23098741734032</text:p>
          </table:table-cell>
          <table:table-cell office:value-type="float" office:value="3.13518546312944" calcext:value-type="float">
            <text:p>3.13518546312944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004089215914034" calcext:value-type="float">
            <text:p>0.004089215914034</text:p>
          </table:table-cell>
          <table:table-cell office:value-type="float" office:value="-2.14396796268663" calcext:value-type="float">
            <text:p>-2.14396796268663</text:p>
          </table:table-cell>
          <table:table-cell office:value-type="float" office:value="0.742586040770082" calcext:value-type="float">
            <text:p>0.74258604077008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0.473054722953979" calcext:value-type="float">
            <text:p>-0.473054722953979</text:p>
          </table:table-cell>
          <table:table-cell office:value-type="float" office:value="-2.14168025567376" calcext:value-type="float">
            <text:p>-2.14168025567376</text:p>
          </table:table-cell>
          <table:table-cell office:value-type="float" office:value="2.56535287134654" calcext:value-type="float">
            <text:p>2.56535287134654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" calcext:value-type="float">
            <text:p>2</text:p>
          </table:table-cell>
          <table:table-cell office:value-type="float" office:value="-0.87479351437069" calcext:value-type="float">
            <text:p>-0.87479351437069</text:p>
          </table:table-cell>
          <table:table-cell office:value-type="float" office:value="-2.56468033578192" calcext:value-type="float">
            <text:p>-2.56468033578192</text:p>
          </table:table-cell>
          <table:table-cell office:value-type="float" office:value="1.37110690171249" calcext:value-type="float">
            <text:p>1.37110690171249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3.28684025004429" calcext:value-type="float">
            <text:p>-3.28684025004429</text:p>
          </table:table-cell>
          <table:table-cell office:value-type="float" office:value="-2.57939660493161" calcext:value-type="float">
            <text:p>-2.57939660493161</text:p>
          </table:table-cell>
          <table:table-cell office:value-type="float" office:value="0.051114623933343" calcext:value-type="float">
            <text:p>0.051114623933343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175252536221414" calcext:value-type="float">
            <text:p>0.175252536221414</text:p>
          </table:table-cell>
          <table:table-cell office:value-type="float" office:value="-1.95291970271721" calcext:value-type="float">
            <text:p>-1.95291970271721</text:p>
          </table:table-cell>
          <table:table-cell office:value-type="float" office:value="2.84628218962785" calcext:value-type="float">
            <text:p>2.8462821896278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614197155926431" calcext:value-type="float">
            <text:p>0.614197155926431</text:p>
          </table:table-cell>
          <table:table-cell office:value-type="float" office:value="-2.18694950504957" calcext:value-type="float">
            <text:p>-2.18694950504957</text:p>
          </table:table-cell>
          <table:table-cell office:value-type="float" office:value="2.19738624090214" calcext:value-type="float">
            <text:p>2.19738624090214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0.169280419300207" calcext:value-type="float">
            <text:p>0.169280419300207</text:p>
          </table:table-cell>
          <table:table-cell office:value-type="float" office:value="-2.44686648009042" calcext:value-type="float">
            <text:p>-2.44686648009042</text:p>
          </table:table-cell>
          <table:table-cell office:value-type="float" office:value="2.11590871151032" calcext:value-type="float">
            <text:p>2.1159087115103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" calcext:value-type="float">
            <text:p>-2</text:p>
          </table:table-cell>
          <table:table-cell office:value-type="float" office:value="-1.54964056781865" calcext:value-type="float">
            <text:p>-1.54964056781865</text:p>
          </table:table-cell>
          <table:table-cell office:value-type="float" office:value="-2.22500258723135" calcext:value-type="float">
            <text:p>-2.22500258723135</text:p>
          </table:table-cell>
          <table:table-cell office:value-type="float" office:value="0.200920270361481" calcext:value-type="float">
            <text:p>0.20092027036148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37378494786774" calcext:value-type="float">
            <text:p>-2.37378494786774</text:p>
          </table:table-cell>
          <table:table-cell office:value-type="float" office:value="-1.94425869238247" calcext:value-type="float">
            <text:p>-1.94425869238247</text:p>
          </table:table-cell>
          <table:table-cell office:value-type="float" office:value="1.18803764284232" calcext:value-type="float">
            <text:p>1.1880376428423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355607785393408" calcext:value-type="float">
            <text:p>-0.355607785393408</text:p>
          </table:table-cell>
          <table:table-cell office:value-type="float" office:value="-1.78742301489209" calcext:value-type="float">
            <text:p>-1.78742301489209</text:p>
          </table:table-cell>
          <table:table-cell office:value-type="float" office:value="2.96496145569137" calcext:value-type="float">
            <text:p>2.9649614556913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84054013016061" calcext:value-type="float">
            <text:p>0.84054013016061</text:p>
          </table:table-cell>
          <table:table-cell office:value-type="float" office:value="-2.11146299543276" calcext:value-type="float">
            <text:p>-2.11146299543276</text:p>
          </table:table-cell>
          <table:table-cell office:value-type="float" office:value="2.52782299967167" calcext:value-type="float">
            <text:p>2.5278229996716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423201087995082" calcext:value-type="float">
            <text:p>0.423201087995082</text:p>
          </table:table-cell>
          <table:table-cell office:value-type="float" office:value="-2.32033779831101" calcext:value-type="float">
            <text:p>-2.32033779831101</text:p>
          </table:table-cell>
          <table:table-cell office:value-type="float" office:value="1.33049740445407" calcext:value-type="float">
            <text:p>1.3304974044540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" calcext:value-type="float">
            <text:p>2</text:p>
          </table:table-cell>
          <table:table-cell office:value-type="float" office:value="0.528166911356423" calcext:value-type="float">
            <text:p>0.528166911356423</text:p>
          </table:table-cell>
          <table:table-cell office:value-type="float" office:value="-2.05851876569859" calcext:value-type="float">
            <text:p>-2.05851876569859</text:p>
          </table:table-cell>
          <table:table-cell office:value-type="float" office:value="2.54324904725355" calcext:value-type="float">
            <text:p>2.5432490472535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200862335833645" calcext:value-type="float">
            <text:p>-0.200862335833645</text:p>
          </table:table-cell>
          <table:table-cell office:value-type="float" office:value="-2.47912700866009" calcext:value-type="float">
            <text:p>-2.47912700866009</text:p>
          </table:table-cell>
          <table:table-cell office:value-type="float" office:value="2.79048986436661" calcext:value-type="float">
            <text:p>2.7904898643666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30615875086148" calcext:value-type="float">
            <text:p>0.30615875086148</text:p>
          </table:table-cell>
          <table:table-cell office:value-type="float" office:value="-2.5489714599739" calcext:value-type="float">
            <text:p>-2.5489714599739</text:p>
          </table:table-cell>
          <table:table-cell office:value-type="float" office:value="0.843414191370213" calcext:value-type="float">
            <text:p>0.843414191370213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355208409070023" calcext:value-type="float">
            <text:p>0.355208409070023</text:p>
          </table:table-cell>
          <table:table-cell office:value-type="float" office:value="-2.10435376206941" calcext:value-type="float">
            <text:p>-2.10435376206941</text:p>
          </table:table-cell>
          <table:table-cell office:value-type="float" office:value="1.8709446519064" calcext:value-type="float">
            <text:p>1.8709446519064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6968783282211" calcext:value-type="float">
            <text:p>-1.6968783282211</text:p>
          </table:table-cell>
          <table:table-cell office:value-type="float" office:value="-2.15123216883413" calcext:value-type="float">
            <text:p>-2.15123216883413</text:p>
          </table:table-cell>
          <table:table-cell office:value-type="float" office:value="2.11816957553983" calcext:value-type="float">
            <text:p>2.11816957553983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" calcext:value-type="float">
            <text:p>-2</text:p>
          </table:table-cell>
          <table:table-cell office:value-type="float" office:value="-1.43215172740817" calcext:value-type="float">
            <text:p>-1.43215172740817</text:p>
          </table:table-cell>
          <table:table-cell office:value-type="float" office:value="-2.17442912127437" calcext:value-type="float">
            <text:p>-2.17442912127437</text:p>
          </table:table-cell>
          <table:table-cell office:value-type="float" office:value="0.751047280261998" calcext:value-type="float">
            <text:p>0.75104728026199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43487172257639" calcext:value-type="float">
            <text:p>-1.43487172257639</text:p>
          </table:table-cell>
          <table:table-cell office:value-type="float" office:value="-2.57147400552759" calcext:value-type="float">
            <text:p>-2.57147400552759</text:p>
          </table:table-cell>
          <table:table-cell office:value-type="float" office:value="2.04126806934523" calcext:value-type="float">
            <text:p>2.04126806934523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5259512877853" calcext:value-type="float">
            <text:p>0.5259512877853</text:p>
          </table:table-cell>
          <table:table-cell office:value-type="float" office:value="-1.75811869447419" calcext:value-type="float">
            <text:p>-1.75811869447419</text:p>
          </table:table-cell>
          <table:table-cell office:value-type="float" office:value="0.076101730848342" calcext:value-type="float">
            <text:p>0.076101730848342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110364905339682" calcext:value-type="float">
            <text:p>-0.110364905339682</text:p>
          </table:table-cell>
          <table:table-cell office:value-type="float" office:value="-1.95054373259175" calcext:value-type="float">
            <text:p>-1.95054373259175</text:p>
          </table:table-cell>
          <table:table-cell office:value-type="float" office:value="0.66191848305275" calcext:value-type="float">
            <text:p>0.6619184830527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796081564754972" calcext:value-type="float">
            <text:p>0.796081564754972</text:p>
          </table:table-cell>
          <table:table-cell office:value-type="float" office:value="-2.00400755840692" calcext:value-type="float">
            <text:p>-2.00400755840692</text:p>
          </table:table-cell>
          <table:table-cell office:value-type="float" office:value="2.1784916910595" calcext:value-type="float">
            <text:p>2.178491691059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" calcext:value-type="float">
            <text:p>2</text:p>
          </table:table-cell>
          <table:table-cell office:value-type="float" office:value="0.251729905813419" calcext:value-type="float">
            <text:p>0.251729905813419</text:p>
          </table:table-cell>
          <table:table-cell office:value-type="float" office:value="-1.85149530709832" calcext:value-type="float">
            <text:p>-1.85149530709832</text:p>
          </table:table-cell>
          <table:table-cell office:value-type="float" office:value="2.15727013209059" calcext:value-type="float">
            <text:p>2.1572701320905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0.847722018345578" calcext:value-type="float">
            <text:p>0.847722018345578</text:p>
          </table:table-cell>
          <table:table-cell office:value-type="float" office:value="-1.95918639642073" calcext:value-type="float">
            <text:p>-1.95918639642073</text:p>
          </table:table-cell>
          <table:table-cell office:value-type="float" office:value="2.60161052973242" calcext:value-type="float">
            <text:p>2.60161052973242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414020154525732" calcext:value-type="float">
            <text:p>0.414020154525732</text:p>
          </table:table-cell>
          <table:table-cell office:value-type="float" office:value="-2.40569343058052" calcext:value-type="float">
            <text:p>-2.40569343058052</text:p>
          </table:table-cell>
          <table:table-cell office:value-type="float" office:value="1.92503637362404" calcext:value-type="float">
            <text:p>1.9250363736240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49827604162683" calcext:value-type="float">
            <text:p>-0.49827604162683</text:p>
          </table:table-cell>
          <table:table-cell office:value-type="float" office:value="-2.37674431223978" calcext:value-type="float">
            <text:p>-2.37674431223978</text:p>
          </table:table-cell>
          <table:table-cell office:value-type="float" office:value="1.00966382316338" calcext:value-type="float">
            <text:p>1.0096638231633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7011284371972" calcext:value-type="float">
            <text:p>-1.7011284371972</text:p>
          </table:table-cell>
          <table:table-cell office:value-type="float" office:value="-2.37951909593893" calcext:value-type="float">
            <text:p>-2.37951909593893</text:p>
          </table:table-cell>
          <table:table-cell office:value-type="float" office:value="0.99467574104559" calcext:value-type="float">
            <text:p>0.9946757410455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" calcext:value-type="float">
            <text:p>-2</text:p>
          </table:table-cell>
          <table:table-cell office:value-type="float" office:value="-2.44606101975758" calcext:value-type="float">
            <text:p>-2.44606101975758</text:p>
          </table:table-cell>
          <table:table-cell office:value-type="float" office:value="-2.29225347707174" calcext:value-type="float">
            <text:p>-2.29225347707174</text:p>
          </table:table-cell>
          <table:table-cell office:value-type="float" office:value="2.38939461013719" calcext:value-type="float">
            <text:p>2.3893946101371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344471344295103" calcext:value-type="float">
            <text:p>-0.344471344295103</text:p>
          </table:table-cell>
          <table:table-cell office:value-type="float" office:value="-2.03112066502272" calcext:value-type="float">
            <text:p>-2.03112066502272</text:p>
          </table:table-cell>
          <table:table-cell office:value-type="float" office:value="0.038955363710939" calcext:value-type="float">
            <text:p>0.03895536371093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63117405093673" calcext:value-type="float">
            <text:p>-1.63117405093673</text:p>
          </table:table-cell>
          <table:table-cell office:value-type="float" office:value="-2.41142665729015" calcext:value-type="float">
            <text:p>-2.41142665729015</text:p>
          </table:table-cell>
          <table:table-cell office:value-type="float" office:value="0.572218817961568" calcext:value-type="float">
            <text:p>0.57221881796156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11669675677001" calcext:value-type="float">
            <text:p>-1.11669675677001</text:p>
          </table:table-cell>
          <table:table-cell office:value-type="float" office:value="-2.11158978168802" calcext:value-type="float">
            <text:p>-2.11158978168802</text:p>
          </table:table-cell>
          <table:table-cell office:value-type="float" office:value="1.00679550054419" calcext:value-type="float">
            <text:p>1.0067955005441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3.23964349142307" calcext:value-type="float">
            <text:p>-3.23964349142307</text:p>
          </table:table-cell>
          <table:table-cell office:value-type="float" office:value="-1.79953888134164" calcext:value-type="float">
            <text:p>-1.79953888134164</text:p>
          </table:table-cell>
          <table:table-cell office:value-type="float" office:value="0.40793537634877" calcext:value-type="float">
            <text:p>0.40793537634877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" calcext:value-type="float">
            <text:p>2</text:p>
          </table:table-cell>
          <table:table-cell office:value-type="float" office:value="-2.31374409006824" calcext:value-type="float">
            <text:p>-2.31374409006824</text:p>
          </table:table-cell>
          <table:table-cell office:value-type="float" office:value="-2.4341290793781" calcext:value-type="float">
            <text:p>-2.4341290793781</text:p>
          </table:table-cell>
          <table:table-cell office:value-type="float" office:value="0.669934510314843" calcext:value-type="float">
            <text:p>0.669934510314843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68850069990384" calcext:value-type="float">
            <text:p>-1.68850069990384</text:p>
          </table:table-cell>
          <table:table-cell office:value-type="float" office:value="-2.28703997860028" calcext:value-type="float">
            <text:p>-2.28703997860028</text:p>
          </table:table-cell>
          <table:table-cell office:value-type="float" office:value="2.96359869163319" calcext:value-type="float">
            <text:p>2.9635986916331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07441429747006" calcext:value-type="float">
            <text:p>-1.07441429747006</text:p>
          </table:table-cell>
          <table:table-cell office:value-type="float" office:value="-2.29894816755976" calcext:value-type="float">
            <text:p>-2.29894816755976</text:p>
          </table:table-cell>
          <table:table-cell office:value-type="float" office:value="1.6313905363078" calcext:value-type="float">
            <text:p>1.631390536307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28467742831477" calcext:value-type="float">
            <text:p>-1.28467742831477</text:p>
          </table:table-cell>
          <table:table-cell office:value-type="float" office:value="-2.52039895302421" calcext:value-type="float">
            <text:p>-2.52039895302421</text:p>
          </table:table-cell>
          <table:table-cell office:value-type="float" office:value="2.15849533322389" calcext:value-type="float">
            <text:p>2.1584953332238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36113568061406" calcext:value-type="float">
            <text:p>-0.36113568061406</text:p>
          </table:table-cell>
          <table:table-cell office:value-type="float" office:value="-2.00319796760365" calcext:value-type="float">
            <text:p>-2.00319796760365</text:p>
          </table:table-cell>
          <table:table-cell office:value-type="float" office:value="0.304201957462411" calcext:value-type="float">
            <text:p>0.304201957462411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" calcext:value-type="float">
            <text:p>-2</text:p>
          </table:table-cell>
          <table:table-cell office:value-type="float" office:value="-3.34928937330013" calcext:value-type="float">
            <text:p>-3.34928937330013</text:p>
          </table:table-cell>
          <table:table-cell office:value-type="float" office:value="-2.04797523730417" calcext:value-type="float">
            <text:p>-2.04797523730417</text:p>
          </table:table-cell>
          <table:table-cell office:value-type="float" office:value="1.84625830096171" calcext:value-type="float">
            <text:p>1.84625830096171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table:number-columns-repeated="2" office:value-type="float" office:value="-2.0943951023932" calcext:value-type="float">
            <text:p>-2.0943951023932</text:p>
          </table:table-cell>
          <table:table-cell office:value-type="float" office:value="0.724695791026509" calcext:value-type="float">
            <text:p>0.724695791026509</text:p>
          </table:table-cell>
          <table:table-cell office:value-type="float" office:value="-2.16971856666748" calcext:value-type="float">
            <text:p>-2.16971856666748</text:p>
          </table:table-cell>
          <table:table-cell office:value-type="float" office:value="1.82535243420974" calcext:value-type="float">
            <text:p>1.8253524342097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377073388472563" calcext:value-type="float">
            <text:p>0.377073388472563</text:p>
          </table:table-cell>
          <table:table-cell office:value-type="float" office:value="-2.44272905272578" calcext:value-type="float">
            <text:p>-2.44272905272578</text:p>
          </table:table-cell>
          <table:table-cell office:value-type="float" office:value="1.49120912103634" calcext:value-type="float">
            <text:p>1.4912091210363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077072675978854" calcext:value-type="float">
            <text:p>0.077072675978854</text:p>
          </table:table-cell>
          <table:table-cell office:value-type="float" office:value="-2.25257538411515" calcext:value-type="float">
            <text:p>-2.25257538411515</text:p>
          </table:table-cell>
          <table:table-cell office:value-type="float" office:value="2.47119390908294" calcext:value-type="float">
            <text:p>2.4711939090829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0.874766181179256" calcext:value-type="float">
            <text:p>-0.874766181179256</text:p>
          </table:table-cell>
          <table:table-cell office:value-type="float" office:value="-2.03307094036798" calcext:value-type="float">
            <text:p>-2.03307094036798</text:p>
          </table:table-cell>
          <table:table-cell office:value-type="float" office:value="1.11221897387925" calcext:value-type="float">
            <text:p>1.1122189738792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" calcext:value-type="float">
            <text:p>2</text:p>
          </table:table-cell>
          <table:table-cell office:value-type="float" office:value="0.847947163873128" calcext:value-type="float">
            <text:p>0.847947163873128</text:p>
          </table:table-cell>
          <table:table-cell office:value-type="float" office:value="-2.16737964235368" calcext:value-type="float">
            <text:p>-2.16737964235368</text:p>
          </table:table-cell>
          <table:table-cell office:value-type="float" office:value="2.72270028354097" calcext:value-type="float">
            <text:p>2.72270028354097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0.727574443860495" calcext:value-type="float">
            <text:p>0.727574443860495</text:p>
          </table:table-cell>
          <table:table-cell office:value-type="float" office:value="-2.3709266906243" calcext:value-type="float">
            <text:p>-2.3709266906243</text:p>
          </table:table-cell>
          <table:table-cell office:value-type="float" office:value="1.30932087702554" calcext:value-type="float">
            <text:p>1.3093208770255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63030041383098" calcext:value-type="float">
            <text:p>-1.63030041383098</text:p>
          </table:table-cell>
          <table:table-cell office:value-type="float" office:value="-2.3057144793728" calcext:value-type="float">
            <text:p>-2.3057144793728</text:p>
          </table:table-cell>
          <table:table-cell office:value-type="float" office:value="1.17441017068294" calcext:value-type="float">
            <text:p>1.1744101706829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3.11533302912078" calcext:value-type="float">
            <text:p>-3.11533302912078</text:p>
          </table:table-cell>
          <table:table-cell office:value-type="float" office:value="-2.54445458138756" calcext:value-type="float">
            <text:p>-2.54445458138756</text:p>
          </table:table-cell>
          <table:table-cell office:value-type="float" office:value="0.258220632660677" calcext:value-type="float">
            <text:p>0.258220632660677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553640250425455" calcext:value-type="float">
            <text:p>-0.553640250425455</text:p>
          </table:table-cell>
          <table:table-cell office:value-type="float" office:value="-1.7952857206802" calcext:value-type="float">
            <text:p>-1.7952857206802</text:p>
          </table:table-cell>
          <table:table-cell office:value-type="float" office:value="2.80902550402678" calcext:value-type="float">
            <text:p>2.8090255040267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" calcext:value-type="float">
            <text:p>-2</text:p>
          </table:table-cell>
          <table:table-cell office:value-type="float" office:value="-2.26294427186443" calcext:value-type="float">
            <text:p>-2.26294427186443</text:p>
          </table:table-cell>
          <table:table-cell office:value-type="float" office:value="-2.50620473564725" calcext:value-type="float">
            <text:p>-2.50620473564725</text:p>
          </table:table-cell>
          <table:table-cell office:value-type="float" office:value="2.88222517012914" calcext:value-type="float">
            <text:p>2.8822251701291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3.01952037975293" calcext:value-type="float">
            <text:p>-3.01952037975293</text:p>
          </table:table-cell>
          <table:table-cell office:value-type="float" office:value="-1.85901133965953" calcext:value-type="float">
            <text:p>-1.85901133965953</text:p>
          </table:table-cell>
          <table:table-cell office:value-type="float" office:value="2.77513459543413" calcext:value-type="float">
            <text:p>2.77513459543413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2703055449555" calcext:value-type="float">
            <text:p>-1.2703055449555</text:p>
          </table:table-cell>
          <table:table-cell office:value-type="float" office:value="-2.19292242188719" calcext:value-type="float">
            <text:p>-2.19292242188719</text:p>
          </table:table-cell>
          <table:table-cell office:value-type="float" office:value="0.636262506751913" calcext:value-type="float">
            <text:p>0.636262506751913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247910611842399" calcext:value-type="float">
            <text:p>-0.247910611842399</text:p>
          </table:table-cell>
          <table:table-cell office:value-type="float" office:value="-2.52427280832807" calcext:value-type="float">
            <text:p>-2.52427280832807</text:p>
          </table:table-cell>
          <table:table-cell office:value-type="float" office:value="2.94476910661975" calcext:value-type="float">
            <text:p>2.9447691066197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107042657709613" calcext:value-type="float">
            <text:p>0.107042657709613</text:p>
          </table:table-cell>
          <table:table-cell office:value-type="float" office:value="-1.89508306517724" calcext:value-type="float">
            <text:p>-1.89508306517724</text:p>
          </table:table-cell>
          <table:table-cell office:value-type="float" office:value="2.84919114823984" calcext:value-type="float">
            <text:p>2.8491911482398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" calcext:value-type="float">
            <text:p>2</text:p>
          </table:table-cell>
          <table:table-cell office:value-type="float" office:value="-2.93076433249847" calcext:value-type="float">
            <text:p>-2.93076433249847</text:p>
          </table:table-cell>
          <table:table-cell office:value-type="float" office:value="-1.95654248723074" calcext:value-type="float">
            <text:p>-1.95654248723074</text:p>
          </table:table-cell>
          <table:table-cell office:value-type="float" office:value="1.66946656713242" calcext:value-type="float">
            <text:p>1.66946656713242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66589726624003" calcext:value-type="float">
            <text:p>-1.66589726624003</text:p>
          </table:table-cell>
          <table:table-cell office:value-type="float" office:value="-2.50126610711511" calcext:value-type="float">
            <text:p>-2.50126610711511</text:p>
          </table:table-cell>
          <table:table-cell office:value-type="float" office:value="0.135830543720019" calcext:value-type="float">
            <text:p>0.13583054372001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81639430251136" calcext:value-type="float">
            <text:p>-2.81639430251136</text:p>
          </table:table-cell>
          <table:table-cell office:value-type="float" office:value="-2.01818238626968" calcext:value-type="float">
            <text:p>-2.01818238626968</text:p>
          </table:table-cell>
          <table:table-cell office:value-type="float" office:value="0.99388364732836" calcext:value-type="float">
            <text:p>0.99388364732836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480193108110301" calcext:value-type="float">
            <text:p>-0.480193108110301</text:p>
          </table:table-cell>
          <table:table-cell office:value-type="float" office:value="-1.97655790317364" calcext:value-type="float">
            <text:p>-1.97655790317364</text:p>
          </table:table-cell>
          <table:table-cell office:value-type="float" office:value="2.23773313880248" calcext:value-type="float">
            <text:p>2.2377331388024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0.055119384520586" calcext:value-type="float">
            <text:p>0.055119384520586</text:p>
          </table:table-cell>
          <table:table-cell office:value-type="float" office:value="-1.861232399324" calcext:value-type="float">
            <text:p>-1.861232399324</text:p>
          </table:table-cell>
          <table:table-cell office:value-type="float" office:value="2.01834647347379" calcext:value-type="float">
            <text:p>2.0183464734737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" calcext:value-type="float">
            <text:p>-2</text:p>
          </table:table-cell>
          <table:table-cell office:value-type="float" office:value="-1.40717741102362" calcext:value-type="float">
            <text:p>-1.40717741102362</text:p>
          </table:table-cell>
          <table:table-cell office:value-type="float" office:value="-1.99776607583937" calcext:value-type="float">
            <text:p>-1.99776607583937</text:p>
          </table:table-cell>
          <table:table-cell office:value-type="float" office:value="1.82502283182895" calcext:value-type="float">
            <text:p>1.8250228318289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80478917636324" calcext:value-type="float">
            <text:p>-2.80478917636324</text:p>
          </table:table-cell>
          <table:table-cell office:value-type="float" office:value="-2.33165981810237" calcext:value-type="float">
            <text:p>-2.33165981810237</text:p>
          </table:table-cell>
          <table:table-cell office:value-type="float" office:value="2.57853319145189" calcext:value-type="float">
            <text:p>2.5785331914518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311550832422165" calcext:value-type="float">
            <text:p>0.311550832422165</text:p>
          </table:table-cell>
          <table:table-cell office:value-type="float" office:value="-2.44809911330034" calcext:value-type="float">
            <text:p>-2.44809911330034</text:p>
          </table:table-cell>
          <table:table-cell office:value-type="float" office:value="0.025787440635294" calcext:value-type="float">
            <text:p>0.02578744063529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567422691041541" calcext:value-type="float">
            <text:p>0.567422691041541</text:p>
          </table:table-cell>
          <table:table-cell office:value-type="float" office:value="-2.3194601305633" calcext:value-type="float">
            <text:p>-2.3194601305633</text:p>
          </table:table-cell>
          <table:table-cell office:value-type="float" office:value="2.84813283624435" calcext:value-type="float">
            <text:p>2.8481328362443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0.343770618455549" calcext:value-type="float">
            <text:p>-0.343770618455549</text:p>
          </table:table-cell>
          <table:table-cell office:value-type="float" office:value="-2.28078494649283" calcext:value-type="float">
            <text:p>-2.28078494649283</text:p>
          </table:table-cell>
          <table:table-cell office:value-type="float" office:value="1.79081804998589" calcext:value-type="float">
            <text:p>1.7908180499858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" calcext:value-type="float">
            <text:p>2</text:p>
          </table:table-cell>
          <table:table-cell office:value-type="float" office:value="-0.046997538213028" calcext:value-type="float">
            <text:p>-0.046997538213028</text:p>
          </table:table-cell>
          <table:table-cell office:value-type="float" office:value="-1.83659794738593" calcext:value-type="float">
            <text:p>-1.83659794738593</text:p>
          </table:table-cell>
          <table:table-cell office:value-type="float" office:value="1.099065226215" calcext:value-type="float">
            <text:p>1.09906522621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0.1780010804152" calcext:value-type="float">
            <text:p>0.1780010804152</text:p>
          </table:table-cell>
          <table:table-cell office:value-type="float" office:value="-1.851658664169" calcext:value-type="float">
            <text:p>-1.851658664169</text:p>
          </table:table-cell>
          <table:table-cell office:value-type="float" office:value="0.657023853627557" calcext:value-type="float">
            <text:p>0.657023853627557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7945991169831" calcext:value-type="float">
            <text:p>-1.7945991169831</text:p>
          </table:table-cell>
          <table:table-cell office:value-type="float" office:value="-2.16957421778812" calcext:value-type="float">
            <text:p>-2.16957421778812</text:p>
          </table:table-cell>
          <table:table-cell office:value-type="float" office:value="1.33058685951345" calcext:value-type="float">
            <text:p>1.3305868595134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918582552315594" calcext:value-type="float">
            <text:p>-0.918582552315594</text:p>
          </table:table-cell>
          <table:table-cell office:value-type="float" office:value="-1.89230133227212" calcext:value-type="float">
            <text:p>-1.89230133227212</text:p>
          </table:table-cell>
          <table:table-cell office:value-type="float" office:value="0.128251038249212" calcext:value-type="float">
            <text:p>0.128251038249212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97761739565675" calcext:value-type="float">
            <text:p>-0.97761739565675</text:p>
          </table:table-cell>
          <table:table-cell office:value-type="float" office:value="-2.1515032364445" calcext:value-type="float">
            <text:p>-2.1515032364445</text:p>
          </table:table-cell>
          <table:table-cell office:value-type="float" office:value="2.10508852976071" calcext:value-type="float">
            <text:p>2.10508852976071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" calcext:value-type="float">
            <text:p>-2</text:p>
          </table:table-cell>
          <table:table-cell office:value-type="float" office:value="-0.919462357662189" calcext:value-type="float">
            <text:p>-0.919462357662189</text:p>
          </table:table-cell>
          <table:table-cell office:value-type="float" office:value="-1.95888014551452" calcext:value-type="float">
            <text:p>-1.95888014551452</text:p>
          </table:table-cell>
          <table:table-cell office:value-type="float" office:value="2.28132076030439" calcext:value-type="float">
            <text:p>2.2813207603043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34838863763082" calcext:value-type="float">
            <text:p>-0.34838863763082</text:p>
          </table:table-cell>
          <table:table-cell office:value-type="float" office:value="-2.4022454864491" calcext:value-type="float">
            <text:p>-2.4022454864491</text:p>
          </table:table-cell>
          <table:table-cell office:value-type="float" office:value="0.72002275545095" calcext:value-type="float">
            <text:p>0.7200227554509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3.30178127550698" calcext:value-type="float">
            <text:p>-3.30178127550698</text:p>
          </table:table-cell>
          <table:table-cell office:value-type="float" office:value="-2.38762262565985" calcext:value-type="float">
            <text:p>-2.38762262565985</text:p>
          </table:table-cell>
          <table:table-cell office:value-type="float" office:value="2.38345346588882" calcext:value-type="float">
            <text:p>2.38345346588882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47686526883892" calcext:value-type="float">
            <text:p>-1.47686526883892</text:p>
          </table:table-cell>
          <table:table-cell office:value-type="float" office:value="-2.23744227650749" calcext:value-type="float">
            <text:p>-2.23744227650749</text:p>
          </table:table-cell>
          <table:table-cell office:value-type="float" office:value="1.06268180800715" calcext:value-type="float">
            <text:p>1.0626818080071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15455879032101" calcext:value-type="float">
            <text:p>-1.15455879032101</text:p>
          </table:table-cell>
          <table:table-cell office:value-type="float" office:value="-2.27390825092281" calcext:value-type="float">
            <text:p>-2.27390825092281</text:p>
          </table:table-cell>
          <table:table-cell office:value-type="float" office:value="0.459800691989893" calcext:value-type="float">
            <text:p>0.459800691989893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" calcext:value-type="float">
            <text:p>2</text:p>
          </table:table-cell>
          <table:table-cell office:value-type="float" office:value="-2.01094970255442" calcext:value-type="float">
            <text:p>-2.01094970255442</text:p>
          </table:table-cell>
          <table:table-cell office:value-type="float" office:value="-2.52423231132832" calcext:value-type="float">
            <text:p>-2.52423231132832</text:p>
          </table:table-cell>
          <table:table-cell office:value-type="float" office:value="1.20747828891155" calcext:value-type="float">
            <text:p>1.2074782889115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0.440205259999455" calcext:value-type="float">
            <text:p>0.440205259999455</text:p>
          </table:table-cell>
          <table:table-cell office:value-type="float" office:value="-2.41120293857458" calcext:value-type="float">
            <text:p>-2.41120293857458</text:p>
          </table:table-cell>
          <table:table-cell office:value-type="float" office:value="2.33064068143408" calcext:value-type="float">
            <text:p>2.3306406814340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3.02801660104921" calcext:value-type="float">
            <text:p>-3.02801660104921</text:p>
          </table:table-cell>
          <table:table-cell office:value-type="float" office:value="-2.33771817677665" calcext:value-type="float">
            <text:p>-2.33771817677665</text:p>
          </table:table-cell>
          <table:table-cell office:value-type="float" office:value="2.0288562716444" calcext:value-type="float">
            <text:p>2.028856271644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91698903752905" calcext:value-type="float">
            <text:p>-1.91698903752905</text:p>
          </table:table-cell>
          <table:table-cell office:value-type="float" office:value="-2.23186450129078" calcext:value-type="float">
            <text:p>-2.23186450129078</text:p>
          </table:table-cell>
          <table:table-cell office:value-type="float" office:value="2.36059372905505" calcext:value-type="float">
            <text:p>2.3605937290550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3.05060940784168" calcext:value-type="float">
            <text:p>-3.05060940784168</text:p>
          </table:table-cell>
          <table:table-cell office:value-type="float" office:value="-2.01353609784898" calcext:value-type="float">
            <text:p>-2.01353609784898</text:p>
          </table:table-cell>
          <table:table-cell office:value-type="float" office:value="1.343810350377" calcext:value-type="float">
            <text:p>1.343810350377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" calcext:value-type="float">
            <text:p>-2</text:p>
          </table:table-cell>
          <table:table-cell office:value-type="float" office:value="0.216680111567272" calcext:value-type="float">
            <text:p>0.216680111567272</text:p>
          </table:table-cell>
          <table:table-cell office:value-type="float" office:value="-2.38420670513694" calcext:value-type="float">
            <text:p>-2.38420670513694</text:p>
          </table:table-cell>
          <table:table-cell office:value-type="float" office:value="0.273873320800581" calcext:value-type="float">
            <text:p>0.273873320800581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89033648605981" calcext:value-type="float">
            <text:p>-1.89033648605981</text:p>
          </table:table-cell>
          <table:table-cell office:value-type="float" office:value="-2.2119602384053" calcext:value-type="float">
            <text:p>-2.2119602384053</text:p>
          </table:table-cell>
          <table:table-cell office:value-type="float" office:value="0.13589571901146" calcext:value-type="float">
            <text:p>0.13589571901146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3.29907212091439" calcext:value-type="float">
            <text:p>-3.29907212091439</text:p>
          </table:table-cell>
          <table:table-cell office:value-type="float" office:value="-1.81197745685015" calcext:value-type="float">
            <text:p>-1.81197745685015</text:p>
          </table:table-cell>
          <table:table-cell office:value-type="float" office:value="2.5966990449466" calcext:value-type="float">
            <text:p>2.5966990449466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3189523188136" calcext:value-type="float">
            <text:p>-2.3189523188136</text:p>
          </table:table-cell>
          <table:table-cell office:value-type="float" office:value="-2.19497944277972" calcext:value-type="float">
            <text:p>-2.19497944277972</text:p>
          </table:table-cell>
          <table:table-cell office:value-type="float" office:value="1.20010752217121" calcext:value-type="float">
            <text:p>1.20010752217121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8838387013635" calcext:value-type="float">
            <text:p>-2.8838387013635</text:p>
          </table:table-cell>
          <table:table-cell office:value-type="float" office:value="-2.0018134717042" calcext:value-type="float">
            <text:p>-2.0018134717042</text:p>
          </table:table-cell>
          <table:table-cell office:value-type="float" office:value="1.37160091845478" calcext:value-type="float">
            <text:p>1.3716009184547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" calcext:value-type="float">
            <text:p>2</text:p>
          </table:table-cell>
          <table:table-cell office:value-type="float" office:value="-2.35375399131153" calcext:value-type="float">
            <text:p>-2.35375399131153</text:p>
          </table:table-cell>
          <table:table-cell office:value-type="float" office:value="-2.35453826442438" calcext:value-type="float">
            <text:p>-2.35453826442438</text:p>
          </table:table-cell>
          <table:table-cell office:value-type="float" office:value="2.31930391799187" calcext:value-type="float">
            <text:p>2.31930391799187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893395460217022" calcext:value-type="float">
            <text:p>-0.893395460217022</text:p>
          </table:table-cell>
          <table:table-cell office:value-type="float" office:value="-2.51274877931493" calcext:value-type="float">
            <text:p>-2.51274877931493</text:p>
          </table:table-cell>
          <table:table-cell office:value-type="float" office:value="1.52538206791664" calcext:value-type="float">
            <text:p>1.5253820679166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61251835386141" calcext:value-type="float">
            <text:p>-1.61251835386141</text:p>
          </table:table-cell>
          <table:table-cell office:value-type="float" office:value="-2.60820804099733" calcext:value-type="float">
            <text:p>-2.60820804099733</text:p>
          </table:table-cell>
          <table:table-cell office:value-type="float" office:value="1.37668492538168" calcext:value-type="float">
            <text:p>1.3766849253816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01963499242477" calcext:value-type="float">
            <text:p>-0.01963499242477</text:p>
          </table:table-cell>
          <table:table-cell office:value-type="float" office:value="-2.30492692258959" calcext:value-type="float">
            <text:p>-2.30492692258959</text:p>
          </table:table-cell>
          <table:table-cell office:value-type="float" office:value="0.577881873322947" calcext:value-type="float">
            <text:p>0.577881873322947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7961721342072" calcext:value-type="float">
            <text:p>-1.7961721342072</text:p>
          </table:table-cell>
          <table:table-cell office:value-type="float" office:value="-1.80965671553435" calcext:value-type="float">
            <text:p>-1.80965671553435</text:p>
          </table:table-cell>
          <table:table-cell office:value-type="float" office:value="1.33762751987293" calcext:value-type="float">
            <text:p>1.33762751987293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" calcext:value-type="float">
            <text:p>-2</text:p>
          </table:table-cell>
          <table:table-cell office:value-type="float" office:value="-1.61632144893802" calcext:value-type="float">
            <text:p>-1.61632144893802</text:p>
          </table:table-cell>
          <table:table-cell office:value-type="float" office:value="-1.88520326967735" calcext:value-type="float">
            <text:p>-1.88520326967735</text:p>
          </table:table-cell>
          <table:table-cell office:value-type="float" office:value="3.04885663039371" calcext:value-type="float">
            <text:p>3.04885663039371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624145496970859" calcext:value-type="float">
            <text:p>0.624145496970859</text:p>
          </table:table-cell>
          <table:table-cell office:value-type="float" office:value="-1.87109224236301" calcext:value-type="float">
            <text:p>-1.87109224236301</text:p>
          </table:table-cell>
          <table:table-cell office:value-type="float" office:value="2.96450870844446" calcext:value-type="float">
            <text:p>2.96450870844446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47949117334229" calcext:value-type="float">
            <text:p>-2.47949117334229</text:p>
          </table:table-cell>
          <table:table-cell office:value-type="float" office:value="-2.50160276835701" calcext:value-type="float">
            <text:p>-2.50160276835701</text:p>
          </table:table-cell>
          <table:table-cell office:value-type="float" office:value="1.51094793431346" calcext:value-type="float">
            <text:p>1.51094793431346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59113522017161" calcext:value-type="float">
            <text:p>-1.59113522017161</text:p>
          </table:table-cell>
          <table:table-cell office:value-type="float" office:value="-2.52293394042308" calcext:value-type="float">
            <text:p>-2.52293394042308</text:p>
          </table:table-cell>
          <table:table-cell office:value-type="float" office:value="1.94666313312369" calcext:value-type="float">
            <text:p>1.9466631331236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31453421564927" calcext:value-type="float">
            <text:p>-2.31453421564927</text:p>
          </table:table-cell>
          <table:table-cell office:value-type="float" office:value="-2.10342110977964" calcext:value-type="float">
            <text:p>-2.10342110977964</text:p>
          </table:table-cell>
          <table:table-cell office:value-type="float" office:value="0.139611086650902" calcext:value-type="float">
            <text:p>0.139611086650902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" calcext:value-type="float">
            <text:p>2</text:p>
          </table:table-cell>
          <table:table-cell office:value-type="float" office:value="-2.9822317279765" calcext:value-type="float">
            <text:p>-2.9822317279765</text:p>
          </table:table-cell>
          <table:table-cell office:value-type="float" office:value="-2.23859629522146" calcext:value-type="float">
            <text:p>-2.23859629522146</text:p>
          </table:table-cell>
          <table:table-cell office:value-type="float" office:value="1.12182963254865" calcext:value-type="float">
            <text:p>1.1218296325486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100847030790816" calcext:value-type="float">
            <text:p>-0.100847030790816</text:p>
          </table:table-cell>
          <table:table-cell office:value-type="float" office:value="-2.53522284613974" calcext:value-type="float">
            <text:p>-2.53522284613974</text:p>
          </table:table-cell>
          <table:table-cell office:value-type="float" office:value="0.71599672632556" calcext:value-type="float">
            <text:p>0.71599672632556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21835747447197" calcext:value-type="float">
            <text:p>-2.21835747447197</text:p>
          </table:table-cell>
          <table:table-cell office:value-type="float" office:value="-2.34886286424634" calcext:value-type="float">
            <text:p>-2.34886286424634</text:p>
          </table:table-cell>
          <table:table-cell office:value-type="float" office:value="2.4315106665815" calcext:value-type="float">
            <text:p>2.431510666581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002045155602567" calcext:value-type="float">
            <text:p>-0.002045155602567</text:p>
          </table:table-cell>
          <table:table-cell office:value-type="float" office:value="-2.10465730682778" calcext:value-type="float">
            <text:p>-2.10465730682778</text:p>
          </table:table-cell>
          <table:table-cell office:value-type="float" office:value="0.375277580520871" calcext:value-type="float">
            <text:p>0.375277580520871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3.15994531108203" calcext:value-type="float">
            <text:p>-3.15994531108203</text:p>
          </table:table-cell>
          <table:table-cell office:value-type="float" office:value="-2.24365371984299" calcext:value-type="float">
            <text:p>-2.24365371984299</text:p>
          </table:table-cell>
          <table:table-cell office:value-type="float" office:value="1.56742848318859" calcext:value-type="float">
            <text:p>1.5674284831885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" calcext:value-type="float">
            <text:p>-2</text:p>
          </table:table-cell>
          <table:table-cell office:value-type="float" office:value="-2.33487556434505" calcext:value-type="float">
            <text:p>-2.33487556434505</text:p>
          </table:table-cell>
          <table:table-cell office:value-type="float" office:value="-2.12225403084903" calcext:value-type="float">
            <text:p>-2.12225403084903</text:p>
          </table:table-cell>
          <table:table-cell office:value-type="float" office:value="1.53959752448634" calcext:value-type="float">
            <text:p>1.5395975244863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95703108508621" calcext:value-type="float">
            <text:p>-1.95703108508621</text:p>
          </table:table-cell>
          <table:table-cell office:value-type="float" office:value="-1.77251900819041" calcext:value-type="float">
            <text:p>-1.77251900819041</text:p>
          </table:table-cell>
          <table:table-cell office:value-type="float" office:value="0.949650542942006" calcext:value-type="float">
            <text:p>0.949650542942006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3816647576529" calcext:value-type="float">
            <text:p>-2.3816647576529</text:p>
          </table:table-cell>
          <table:table-cell office:value-type="float" office:value="-2.54189946400615" calcext:value-type="float">
            <text:p>-2.54189946400615</text:p>
          </table:table-cell>
          <table:table-cell office:value-type="float" office:value="1.63547355166837" calcext:value-type="float">
            <text:p>1.63547355166837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0447145500827" calcext:value-type="float">
            <text:p>-2.0447145500827</text:p>
          </table:table-cell>
          <table:table-cell office:value-type="float" office:value="-2.33486215966991" calcext:value-type="float">
            <text:p>-2.33486215966991</text:p>
          </table:table-cell>
          <table:table-cell office:value-type="float" office:value="1.95262926803781" calcext:value-type="float">
            <text:p>1.95262926803781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572785391763617" calcext:value-type="float">
            <text:p>0.572785391763617</text:p>
          </table:table-cell>
          <table:table-cell office:value-type="float" office:value="-2.21361931086808" calcext:value-type="float">
            <text:p>-2.21361931086808</text:p>
          </table:table-cell>
          <table:table-cell office:value-type="float" office:value="1.50209432651285" calcext:value-type="float">
            <text:p>1.5020943265128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" calcext:value-type="float">
            <text:p>2</text:p>
          </table:table-cell>
          <table:table-cell office:value-type="float" office:value="-3.07239049432475" calcext:value-type="float">
            <text:p>-3.07239049432475</text:p>
          </table:table-cell>
          <table:table-cell office:value-type="float" office:value="-2.45981453013782" calcext:value-type="float">
            <text:p>-2.45981453013782</text:p>
          </table:table-cell>
          <table:table-cell office:value-type="float" office:value="2.33894282925487" calcext:value-type="float">
            <text:p>2.33894282925487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20638884900963" calcext:value-type="float">
            <text:p>-1.20638884900963</text:p>
          </table:table-cell>
          <table:table-cell office:value-type="float" office:value="-2.32448126681756" calcext:value-type="float">
            <text:p>-2.32448126681756</text:p>
          </table:table-cell>
          <table:table-cell office:value-type="float" office:value="0.535860678976832" calcext:value-type="float">
            <text:p>0.535860678976832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0.112354013740183" calcext:value-type="float">
            <text:p>-0.112354013740183</text:p>
          </table:table-cell>
          <table:table-cell office:value-type="float" office:value="-1.90868676432695" calcext:value-type="float">
            <text:p>-1.90868676432695</text:p>
          </table:table-cell>
          <table:table-cell office:value-type="float" office:value="3.12404857396899" calcext:value-type="float">
            <text:p>3.1240485739689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13343173969448" calcext:value-type="float">
            <text:p>-1.13343173969448</text:p>
          </table:table-cell>
          <table:table-cell office:value-type="float" office:value="-1.8825654918149" calcext:value-type="float">
            <text:p>-1.8825654918149</text:p>
          </table:table-cell>
          <table:table-cell office:value-type="float" office:value="2.66389622918349" calcext:value-type="float">
            <text:p>2.6638962291834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60647721501511" calcext:value-type="float">
            <text:p>-1.60647721501511</text:p>
          </table:table-cell>
          <table:table-cell office:value-type="float" office:value="-1.94561173727513" calcext:value-type="float">
            <text:p>-1.94561173727513</text:p>
          </table:table-cell>
          <table:table-cell office:value-type="float" office:value="0.522718197822424" calcext:value-type="float">
            <text:p>0.52271819782242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" calcext:value-type="float">
            <text:p>-2</text:p>
          </table:table-cell>
          <table:table-cell office:value-type="float" office:value="0.638371883339705" calcext:value-type="float">
            <text:p>0.638371883339705</text:p>
          </table:table-cell>
          <table:table-cell office:value-type="float" office:value="-2.16049911885736" calcext:value-type="float">
            <text:p>-2.16049911885736</text:p>
          </table:table-cell>
          <table:table-cell office:value-type="float" office:value="0.065066635299098" calcext:value-type="float">
            <text:p>0.065066635299098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548171492404162" calcext:value-type="float">
            <text:p>0.548171492404162</text:p>
          </table:table-cell>
          <table:table-cell office:value-type="float" office:value="-2.19032013937949" calcext:value-type="float">
            <text:p>-2.19032013937949</text:p>
          </table:table-cell>
          <table:table-cell office:value-type="float" office:value="2.86262844986887" calcext:value-type="float">
            <text:p>2.8626284498688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399717512121016" calcext:value-type="float">
            <text:p>0.399717512121016</text:p>
          </table:table-cell>
          <table:table-cell office:value-type="float" office:value="-2.43035882525271" calcext:value-type="float">
            <text:p>-2.43035882525271</text:p>
          </table:table-cell>
          <table:table-cell office:value-type="float" office:value="1.02302765039012" calcext:value-type="float">
            <text:p>1.0230276503901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521001721689981" calcext:value-type="float">
            <text:p>0.521001721689981</text:p>
          </table:table-cell>
          <table:table-cell office:value-type="float" office:value="-1.82402905323902" calcext:value-type="float">
            <text:p>-1.82402905323902</text:p>
          </table:table-cell>
          <table:table-cell office:value-type="float" office:value="2.5866132682167" calcext:value-type="float">
            <text:p>2.586613268216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803881704904418" calcext:value-type="float">
            <text:p>0.803881704904418</text:p>
          </table:table-cell>
          <table:table-cell office:value-type="float" office:value="-2.22434149014589" calcext:value-type="float">
            <text:p>-2.22434149014589</text:p>
          </table:table-cell>
          <table:table-cell office:value-type="float" office:value="1.6645923332246" calcext:value-type="float">
            <text:p>1.664592333224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" calcext:value-type="float">
            <text:p>2</text:p>
          </table:table-cell>
          <table:table-cell office:value-type="float" office:value="-2.38760648311078" calcext:value-type="float">
            <text:p>-2.38760648311078</text:p>
          </table:table-cell>
          <table:table-cell office:value-type="float" office:value="-1.78971782661304" calcext:value-type="float">
            <text:p>-1.78971782661304</text:p>
          </table:table-cell>
          <table:table-cell office:value-type="float" office:value="2.85355052829171" calcext:value-type="float">
            <text:p>2.85355052829171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3.43610258907855" calcext:value-type="float">
            <text:p>-3.43610258907855</text:p>
          </table:table-cell>
          <table:table-cell office:value-type="float" office:value="-1.81244223427202" calcext:value-type="float">
            <text:p>-1.81244223427202</text:p>
          </table:table-cell>
          <table:table-cell office:value-type="float" office:value="0.407530092295824" calcext:value-type="float">
            <text:p>0.40753009229582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451030508549267" calcext:value-type="float">
            <text:p>0.451030508549267</text:p>
          </table:table-cell>
          <table:table-cell office:value-type="float" office:value="-2.38094911008929" calcext:value-type="float">
            <text:p>-2.38094911008929</text:p>
          </table:table-cell>
          <table:table-cell office:value-type="float" office:value="0.002159560316719" calcext:value-type="float">
            <text:p>0.00215956031671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56214335530366" calcext:value-type="float">
            <text:p>-2.56214335530366</text:p>
          </table:table-cell>
          <table:table-cell office:value-type="float" office:value="-2.51509721634145" calcext:value-type="float">
            <text:p>-2.51509721634145</text:p>
          </table:table-cell>
          <table:table-cell office:value-type="float" office:value="0.180219458126326" calcext:value-type="float">
            <text:p>0.18021945812632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07199922095855" calcext:value-type="float">
            <text:p>-2.07199922095855</text:p>
          </table:table-cell>
          <table:table-cell office:value-type="float" office:value="-1.93557821760617" calcext:value-type="float">
            <text:p>-1.93557821760617</text:p>
          </table:table-cell>
          <table:table-cell office:value-type="float" office:value="2.57571902356646" calcext:value-type="float">
            <text:p>2.5757190235664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" calcext:value-type="float">
            <text:p>-2</text:p>
          </table:table-cell>
          <table:table-cell office:value-type="float" office:value="-1.94027436373453" calcext:value-type="float">
            <text:p>-1.94027436373453</text:p>
          </table:table-cell>
          <table:table-cell office:value-type="float" office:value="-1.9375821103777" calcext:value-type="float">
            <text:p>-1.9375821103777</text:p>
          </table:table-cell>
          <table:table-cell office:value-type="float" office:value="1.36741953580852" calcext:value-type="float">
            <text:p>1.3674195358085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480525243672478" calcext:value-type="float">
            <text:p>0.480525243672478</text:p>
          </table:table-cell>
          <table:table-cell office:value-type="float" office:value="-2.6025839533082" calcext:value-type="float">
            <text:p>-2.6025839533082</text:p>
          </table:table-cell>
          <table:table-cell office:value-type="float" office:value="0.310352819702702" calcext:value-type="float">
            <text:p>0.31035281970270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96434786221922" calcext:value-type="float">
            <text:p>-2.96434786221922</text:p>
          </table:table-cell>
          <table:table-cell office:value-type="float" office:value="-1.91233834698859" calcext:value-type="float">
            <text:p>-1.91233834698859</text:p>
          </table:table-cell>
          <table:table-cell office:value-type="float" office:value="0.707536157754873" calcext:value-type="float">
            <text:p>0.707536157754873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694140221877464" calcext:value-type="float">
            <text:p>0.694140221877464</text:p>
          </table:table-cell>
          <table:table-cell office:value-type="float" office:value="-2.20953911111116" calcext:value-type="float">
            <text:p>-2.20953911111116</text:p>
          </table:table-cell>
          <table:table-cell office:value-type="float" office:value="2.14340109960132" calcext:value-type="float">
            <text:p>2.1434010996013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16142778662694" calcext:value-type="float">
            <text:p>0.16142778662694</text:p>
          </table:table-cell>
          <table:table-cell office:value-type="float" office:value="-2.43192026722123" calcext:value-type="float">
            <text:p>-2.43192026722123</text:p>
          </table:table-cell>
          <table:table-cell office:value-type="float" office:value="1.67718237289942" calcext:value-type="float">
            <text:p>1.6771823728994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" calcext:value-type="float">
            <text:p>2</text:p>
          </table:table-cell>
          <table:table-cell office:value-type="float" office:value="-1.66035295769863" calcext:value-type="float">
            <text:p>-1.66035295769863</text:p>
          </table:table-cell>
          <table:table-cell office:value-type="float" office:value="-2.4159386301598" calcext:value-type="float">
            <text:p>-2.4159386301598</text:p>
          </table:table-cell>
          <table:table-cell office:value-type="float" office:value="0.200770778429306" calcext:value-type="float">
            <text:p>0.20077077842930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67883395612542" calcext:value-type="float">
            <text:p>-1.67883395612542</text:p>
          </table:table-cell>
          <table:table-cell office:value-type="float" office:value="-2.44363610434363" calcext:value-type="float">
            <text:p>-2.44363610434363</text:p>
          </table:table-cell>
          <table:table-cell office:value-type="float" office:value="0.505517602504944" calcext:value-type="float">
            <text:p>0.50551760250494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3.20249273675253" calcext:value-type="float">
            <text:p>-3.20249273675253</text:p>
          </table:table-cell>
          <table:table-cell office:value-type="float" office:value="-1.81988699803033" calcext:value-type="float">
            <text:p>-1.81988699803033</text:p>
          </table:table-cell>
          <table:table-cell office:value-type="float" office:value="0.878525743418026" calcext:value-type="float">
            <text:p>0.87852574341802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113899197262764" calcext:value-type="float">
            <text:p>0.113899197262764</text:p>
          </table:table-cell>
          <table:table-cell office:value-type="float" office:value="-2.057896702891" calcext:value-type="float">
            <text:p>-2.057896702891</text:p>
          </table:table-cell>
          <table:table-cell office:value-type="float" office:value="2.72050530793776" calcext:value-type="float">
            <text:p>2.7205053079377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0.566547234315995" calcext:value-type="float">
            <text:p>0.566547234315995</text:p>
          </table:table-cell>
          <table:table-cell office:value-type="float" office:value="-1.7908385106972" calcext:value-type="float">
            <text:p>-1.7908385106972</text:p>
          </table:table-cell>
          <table:table-cell office:value-type="float" office:value="0.876691165914642" calcext:value-type="float">
            <text:p>0.87669116591464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" calcext:value-type="float">
            <text:p>-2</text:p>
          </table:table-cell>
          <table:table-cell office:value-type="float" office:value="0.607892214193412" calcext:value-type="float">
            <text:p>0.607892214193412</text:p>
          </table:table-cell>
          <table:table-cell office:value-type="float" office:value="-2.55835314203569" calcext:value-type="float">
            <text:p>-2.55835314203569</text:p>
          </table:table-cell>
          <table:table-cell office:value-type="float" office:value="1.65606134723617" calcext:value-type="float">
            <text:p>1.6560613472361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table:number-columns-repeated="2" office:value-type="float" office:value="-2.0943951023932" calcext:value-type="float">
            <text:p>-2.0943951023932</text:p>
          </table:table-cell>
          <table:table-cell office:value-type="float" office:value="-2.50013408406158" calcext:value-type="float">
            <text:p>-2.50013408406158</text:p>
          </table:table-cell>
          <table:table-cell office:value-type="float" office:value="-2.15052031854557" calcext:value-type="float">
            <text:p>-2.15052031854557</text:p>
          </table:table-cell>
          <table:table-cell office:value-type="float" office:value="2.58899217232313" calcext:value-type="float">
            <text:p>2.58899217232313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468814374107141" calcext:value-type="float">
            <text:p>-0.468814374107141</text:p>
          </table:table-cell>
          <table:table-cell office:value-type="float" office:value="-2.1412604181562" calcext:value-type="float">
            <text:p>-2.1412604181562</text:p>
          </table:table-cell>
          <table:table-cell office:value-type="float" office:value="0.573730274575829" calcext:value-type="float">
            <text:p>0.57373027457582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196629490226739" calcext:value-type="float">
            <text:p>0.196629490226739</text:p>
          </table:table-cell>
          <table:table-cell office:value-type="float" office:value="-2.21807733471644" calcext:value-type="float">
            <text:p>-2.21807733471644</text:p>
          </table:table-cell>
          <table:table-cell office:value-type="float" office:value="0.766199515753396" calcext:value-type="float">
            <text:p>0.76619951575339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0.003761221610207" calcext:value-type="float">
            <text:p>-0.003761221610207</text:p>
          </table:table-cell>
          <table:table-cell office:value-type="float" office:value="-2.24465330551762" calcext:value-type="float">
            <text:p>-2.24465330551762</text:p>
          </table:table-cell>
          <table:table-cell office:value-type="float" office:value="2.58809978820596" calcext:value-type="float">
            <text:p>2.5880997882059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" calcext:value-type="float">
            <text:p>2</text:p>
          </table:table-cell>
          <table:table-cell office:value-type="float" office:value="-2.0651990809982" calcext:value-type="float">
            <text:p>-2.0651990809982</text:p>
          </table:table-cell>
          <table:table-cell office:value-type="float" office:value="-2.43450502462702" calcext:value-type="float">
            <text:p>-2.43450502462702</text:p>
          </table:table-cell>
          <table:table-cell office:value-type="float" office:value="2.99591241082749" calcext:value-type="float">
            <text:p>2.9959124108274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56053885110958" calcext:value-type="float">
            <text:p>-1.56053885110958</text:p>
          </table:table-cell>
          <table:table-cell office:value-type="float" office:value="-2.44769981885407" calcext:value-type="float">
            <text:p>-2.44769981885407</text:p>
          </table:table-cell>
          <table:table-cell office:value-type="float" office:value="2.27810895662758" calcext:value-type="float">
            <text:p>2.27810895662758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0.159082763472131" calcext:value-type="float">
            <text:p>-0.159082763472131</text:p>
          </table:table-cell>
          <table:table-cell office:value-type="float" office:value="-2.60724911755569" calcext:value-type="float">
            <text:p>-2.60724911755569</text:p>
          </table:table-cell>
          <table:table-cell office:value-type="float" office:value="1.41867347750737" calcext:value-type="float">
            <text:p>1.4186734775073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77446875105168" calcext:value-type="float">
            <text:p>-2.77446875105168</text:p>
          </table:table-cell>
          <table:table-cell office:value-type="float" office:value="-2.22773532956899" calcext:value-type="float">
            <text:p>-2.22773532956899</text:p>
          </table:table-cell>
          <table:table-cell office:value-type="float" office:value="1.41237658446533" calcext:value-type="float">
            <text:p>1.41237658446533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28939579892972" calcext:value-type="float">
            <text:p>-1.28939579892972</text:p>
          </table:table-cell>
          <table:table-cell office:value-type="float" office:value="-2.40781155658844" calcext:value-type="float">
            <text:p>-2.40781155658844</text:p>
          </table:table-cell>
          <table:table-cell office:value-type="float" office:value="2.78059630707722" calcext:value-type="float">
            <text:p>2.7805963070772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" calcext:value-type="float">
            <text:p>-2</text:p>
          </table:table-cell>
          <table:table-cell office:value-type="float" office:value="-3.06127874162432" calcext:value-type="float">
            <text:p>-3.06127874162432</text:p>
          </table:table-cell>
          <table:table-cell office:value-type="float" office:value="-2.33907890102873" calcext:value-type="float">
            <text:p>-2.33907890102873</text:p>
          </table:table-cell>
          <table:table-cell office:value-type="float" office:value="0.93287359263188" calcext:value-type="float">
            <text:p>0.93287359263188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205459568733919" calcext:value-type="float">
            <text:p>-0.205459568733919</text:p>
          </table:table-cell>
          <table:table-cell office:value-type="float" office:value="-2.12502976615665" calcext:value-type="float">
            <text:p>-2.12502976615665</text:p>
          </table:table-cell>
          <table:table-cell office:value-type="float" office:value="1.1838835943435" calcext:value-type="float">
            <text:p>1.1838835943435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87240276056164" calcext:value-type="float">
            <text:p>-2.87240276056164</text:p>
          </table:table-cell>
          <table:table-cell office:value-type="float" office:value="-2.53152797464236" calcext:value-type="float">
            <text:p>-2.53152797464236</text:p>
          </table:table-cell>
          <table:table-cell office:value-type="float" office:value="2.09037430279313" calcext:value-type="float">
            <text:p>2.09037430279313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287561675829958" calcext:value-type="float">
            <text:p>0.287561675829958</text:p>
          </table:table-cell>
          <table:table-cell office:value-type="float" office:value="-2.38291800859583" calcext:value-type="float">
            <text:p>-2.38291800859583</text:p>
          </table:table-cell>
          <table:table-cell office:value-type="float" office:value="1.18854831044125" calcext:value-type="float">
            <text:p>1.18854831044125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483731129270992" calcext:value-type="float">
            <text:p>0.483731129270992</text:p>
          </table:table-cell>
          <table:table-cell office:value-type="float" office:value="-1.9886916156043" calcext:value-type="float">
            <text:p>-1.9886916156043</text:p>
          </table:table-cell>
          <table:table-cell office:value-type="float" office:value="0.15598419635281" calcext:value-type="float">
            <text:p>0.15598419635281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" calcext:value-type="float">
            <text:p>2</text:p>
          </table:table-cell>
          <table:table-cell office:value-type="float" office:value="0.322562168098064" calcext:value-type="float">
            <text:p>0.322562168098064</text:p>
          </table:table-cell>
          <table:table-cell office:value-type="float" office:value="-2.28029649187877" calcext:value-type="float">
            <text:p>-2.28029649187877</text:p>
          </table:table-cell>
          <table:table-cell office:value-type="float" office:value="0.788567314816841" calcext:value-type="float">
            <text:p>0.788567314816841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61892906286226" calcext:value-type="float">
            <text:p>-1.61892906286226</text:p>
          </table:table-cell>
          <table:table-cell office:value-type="float" office:value="-1.90870194922162" calcext:value-type="float">
            <text:p>-1.90870194922162</text:p>
          </table:table-cell>
          <table:table-cell office:value-type="float" office:value="1.45627699173871" calcext:value-type="float">
            <text:p>1.45627699173871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11263465859358" calcext:value-type="float">
            <text:p>-1.11263465859358</text:p>
          </table:table-cell>
          <table:table-cell office:value-type="float" office:value="-1.78023209414713" calcext:value-type="float">
            <text:p>-1.78023209414713</text:p>
          </table:table-cell>
          <table:table-cell office:value-type="float" office:value="1.35164103732407" calcext:value-type="float">
            <text:p>1.3516410373240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422871674509441" calcext:value-type="float">
            <text:p>-0.422871674509441</text:p>
          </table:table-cell>
          <table:table-cell office:value-type="float" office:value="-2.5644931142599" calcext:value-type="float">
            <text:p>-2.5644931142599</text:p>
          </table:table-cell>
          <table:table-cell office:value-type="float" office:value="2.9538578286862" calcext:value-type="float">
            <text:p>2.953857828686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944515325457493" calcext:value-type="float">
            <text:p>-0.944515325457493</text:p>
          </table:table-cell>
          <table:table-cell office:value-type="float" office:value="-1.84385031327127" calcext:value-type="float">
            <text:p>-1.84385031327127</text:p>
          </table:table-cell>
          <table:table-cell office:value-type="float" office:value="2.64945460305559" calcext:value-type="float">
            <text:p>2.6494546030555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" calcext:value-type="float">
            <text:p>-2</text:p>
          </table:table-cell>
          <table:table-cell office:value-type="float" office:value="-0.584460027547229" calcext:value-type="float">
            <text:p>-0.584460027547229</text:p>
          </table:table-cell>
          <table:table-cell office:value-type="float" office:value="-2.27423931806068" calcext:value-type="float">
            <text:p>-2.27423931806068</text:p>
          </table:table-cell>
          <table:table-cell office:value-type="float" office:value="1.98825819338996" calcext:value-type="float">
            <text:p>1.9882581933899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051414840028894" calcext:value-type="float">
            <text:p>-0.051414840028894</text:p>
          </table:table-cell>
          <table:table-cell office:value-type="float" office:value="-2.47304294475031" calcext:value-type="float">
            <text:p>-2.47304294475031</text:p>
          </table:table-cell>
          <table:table-cell office:value-type="float" office:value="2.30447307951148" calcext:value-type="float">
            <text:p>2.30447307951148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68575179162525" calcext:value-type="float">
            <text:p>0.68575179162525</text:p>
          </table:table-cell>
          <table:table-cell office:value-type="float" office:value="-2.2592486615939" calcext:value-type="float">
            <text:p>-2.2592486615939</text:p>
          </table:table-cell>
          <table:table-cell office:value-type="float" office:value="0.787356880823684" calcext:value-type="float">
            <text:p>0.78735688082368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65213017415586" calcext:value-type="float">
            <text:p>-2.65213017415586</text:p>
          </table:table-cell>
          <table:table-cell office:value-type="float" office:value="-1.78862780061565" calcext:value-type="float">
            <text:p>-1.78862780061565</text:p>
          </table:table-cell>
          <table:table-cell office:value-type="float" office:value="2.71824957680241" calcext:value-type="float">
            <text:p>2.71824957680241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0.597726319459043" calcext:value-type="float">
            <text:p>-0.597726319459043</text:p>
          </table:table-cell>
          <table:table-cell office:value-type="float" office:value="-2.54667728884741" calcext:value-type="float">
            <text:p>-2.54667728884741</text:p>
          </table:table-cell>
          <table:table-cell office:value-type="float" office:value="2.82608100516084" calcext:value-type="float">
            <text:p>2.8260810051608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" calcext:value-type="float">
            <text:p>2</text:p>
          </table:table-cell>
          <table:table-cell office:value-type="float" office:value="-0.405881685769851" calcext:value-type="float">
            <text:p>-0.405881685769851</text:p>
          </table:table-cell>
          <table:table-cell office:value-type="float" office:value="-1.83407413381018" calcext:value-type="float">
            <text:p>-1.83407413381018</text:p>
          </table:table-cell>
          <table:table-cell office:value-type="float" office:value="0.785441459951972" calcext:value-type="float">
            <text:p>0.78544145995197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8770167693329" calcext:value-type="float">
            <text:p>-1.8770167693329</text:p>
          </table:table-cell>
          <table:table-cell office:value-type="float" office:value="-2.28685907597341" calcext:value-type="float">
            <text:p>-2.28685907597341</text:p>
          </table:table-cell>
          <table:table-cell office:value-type="float" office:value="2.53205710499113" calcext:value-type="float">
            <text:p>2.53205710499113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3.0206327290255" calcext:value-type="float">
            <text:p>-3.0206327290255</text:p>
          </table:table-cell>
          <table:table-cell office:value-type="float" office:value="-1.81730376138566" calcext:value-type="float">
            <text:p>-1.81730376138566</text:p>
          </table:table-cell>
          <table:table-cell office:value-type="float" office:value="2.19365826588649" calcext:value-type="float">
            <text:p>2.1936582658864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32625374905413" calcext:value-type="float">
            <text:p>-2.32625374905413</text:p>
          </table:table-cell>
          <table:table-cell office:value-type="float" office:value="-1.92252469115427" calcext:value-type="float">
            <text:p>-1.92252469115427</text:p>
          </table:table-cell>
          <table:table-cell office:value-type="float" office:value="2.55761459786117" calcext:value-type="float">
            <text:p>2.5576145978611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05820782710205" calcext:value-type="float">
            <text:p>-1.05820782710205</text:p>
          </table:table-cell>
          <table:table-cell office:value-type="float" office:value="-1.83107859126138" calcext:value-type="float">
            <text:p>-1.83107859126138</text:p>
          </table:table-cell>
          <table:table-cell office:value-type="float" office:value="3.00644029806442" calcext:value-type="float">
            <text:p>3.0064402980644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" calcext:value-type="float">
            <text:p>-2</text:p>
          </table:table-cell>
          <table:table-cell office:value-type="float" office:value="-0.948603665856017" calcext:value-type="float">
            <text:p>-0.948603665856017</text:p>
          </table:table-cell>
          <table:table-cell office:value-type="float" office:value="-2.43513497268037" calcext:value-type="float">
            <text:p>-2.43513497268037</text:p>
          </table:table-cell>
          <table:table-cell office:value-type="float" office:value="1.83522968607435" calcext:value-type="float">
            <text:p>1.83522968607435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3.26333129802017" calcext:value-type="float">
            <text:p>-3.26333129802017</text:p>
          </table:table-cell>
          <table:table-cell office:value-type="float" office:value="-2.27785355580562" calcext:value-type="float">
            <text:p>-2.27785355580562</text:p>
          </table:table-cell>
          <table:table-cell office:value-type="float" office:value="0.339532528863967" calcext:value-type="float">
            <text:p>0.33953252886396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57584273639751" calcext:value-type="float">
            <text:p>-1.57584273639751</text:p>
          </table:table-cell>
          <table:table-cell office:value-type="float" office:value="-2.06412810100459" calcext:value-type="float">
            <text:p>-2.06412810100459</text:p>
          </table:table-cell>
          <table:table-cell office:value-type="float" office:value="0.93283121230738" calcext:value-type="float">
            <text:p>0.93283121230738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93214206107696" calcext:value-type="float">
            <text:p>-2.93214206107696</text:p>
          </table:table-cell>
          <table:table-cell office:value-type="float" office:value="-1.83314304846399" calcext:value-type="float">
            <text:p>-1.83314304846399</text:p>
          </table:table-cell>
          <table:table-cell office:value-type="float" office:value="1.33474926259934" calcext:value-type="float">
            <text:p>1.3347492625993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515785122709954" calcext:value-type="float">
            <text:p>0.515785122709954</text:p>
          </table:table-cell>
          <table:table-cell office:value-type="float" office:value="-2.23014266990698" calcext:value-type="float">
            <text:p>-2.23014266990698</text:p>
          </table:table-cell>
          <table:table-cell office:value-type="float" office:value="2.34016053949375" calcext:value-type="float">
            <text:p>2.34016053949375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" calcext:value-type="float">
            <text:p>2</text:p>
          </table:table-cell>
          <table:table-cell office:value-type="float" office:value="-1.81449782399062" calcext:value-type="float">
            <text:p>-1.81449782399062</text:p>
          </table:table-cell>
          <table:table-cell office:value-type="float" office:value="-2.02596305371283" calcext:value-type="float">
            <text:p>-2.02596305371283</text:p>
          </table:table-cell>
          <table:table-cell office:value-type="float" office:value="0.108326279084039" calcext:value-type="float">
            <text:p>0.10832627908403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05363440109209" calcext:value-type="float">
            <text:p>-1.05363440109209</text:p>
          </table:table-cell>
          <table:table-cell office:value-type="float" office:value="-2.14670419554708" calcext:value-type="float">
            <text:p>-2.14670419554708</text:p>
          </table:table-cell>
          <table:table-cell office:value-type="float" office:value="2.76232889292957" calcext:value-type="float">
            <text:p>2.7623288929295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53975843090195" calcext:value-type="float">
            <text:p>-1.53975843090195</text:p>
          </table:table-cell>
          <table:table-cell office:value-type="float" office:value="-2.54549506576832" calcext:value-type="float">
            <text:p>-2.54549506576832</text:p>
          </table:table-cell>
          <table:table-cell office:value-type="float" office:value="2.53975116886363" calcext:value-type="float">
            <text:p>2.53975116886363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929064533572645" calcext:value-type="float">
            <text:p>-0.929064533572645</text:p>
          </table:table-cell>
          <table:table-cell office:value-type="float" office:value="-2.38411165788237" calcext:value-type="float">
            <text:p>-2.38411165788237</text:p>
          </table:table-cell>
          <table:table-cell office:value-type="float" office:value="1.81224092700885" calcext:value-type="float">
            <text:p>1.81224092700885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0.443154402822839" calcext:value-type="float">
            <text:p>0.443154402822839</text:p>
          </table:table-cell>
          <table:table-cell office:value-type="float" office:value="-2.06268787497206" calcext:value-type="float">
            <text:p>-2.06268787497206</text:p>
          </table:table-cell>
          <table:table-cell office:value-type="float" office:value="1.31691287443668" calcext:value-type="float">
            <text:p>1.31691287443668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" calcext:value-type="float">
            <text:p>-2</text:p>
          </table:table-cell>
          <table:table-cell office:value-type="float" office:value="-2.32066183855594" calcext:value-type="float">
            <text:p>-2.32066183855594</text:p>
          </table:table-cell>
          <table:table-cell office:value-type="float" office:value="-2.42404991823439" calcext:value-type="float">
            <text:p>-2.42404991823439</text:p>
          </table:table-cell>
          <table:table-cell office:value-type="float" office:value="1.54921649237234" calcext:value-type="float">
            <text:p>1.5492164923723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90904758329249" calcext:value-type="float">
            <text:p>-2.90904758329249</text:p>
          </table:table-cell>
          <table:table-cell office:value-type="float" office:value="-2.58757297225271" calcext:value-type="float">
            <text:p>-2.58757297225271</text:p>
          </table:table-cell>
          <table:table-cell office:value-type="float" office:value="2.78398574490429" calcext:value-type="float">
            <text:p>2.7839857449042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688071471625222" calcext:value-type="float">
            <text:p>0.688071471625222</text:p>
          </table:table-cell>
          <table:table-cell office:value-type="float" office:value="-2.08717564174483" calcext:value-type="float">
            <text:p>-2.08717564174483</text:p>
          </table:table-cell>
          <table:table-cell office:value-type="float" office:value="2.11998180912127" calcext:value-type="float">
            <text:p>2.1199818091212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48882908662672" calcext:value-type="float">
            <text:p>-2.48882908662672</text:p>
          </table:table-cell>
          <table:table-cell office:value-type="float" office:value="-2.42585258166329" calcext:value-type="float">
            <text:p>-2.42585258166329</text:p>
          </table:table-cell>
          <table:table-cell office:value-type="float" office:value="3.05893205305939" calcext:value-type="float">
            <text:p>3.0589320530593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93149278189824" calcext:value-type="float">
            <text:p>-1.93149278189824</text:p>
          </table:table-cell>
          <table:table-cell office:value-type="float" office:value="-2.36343071301143" calcext:value-type="float">
            <text:p>-2.36343071301143</text:p>
          </table:table-cell>
          <table:table-cell office:value-type="float" office:value="0.2097582662186" calcext:value-type="float">
            <text:p>0.209758266218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" calcext:value-type="float">
            <text:p>2</text:p>
          </table:table-cell>
          <table:table-cell office:value-type="float" office:value="-2.47348680427513" calcext:value-type="float">
            <text:p>-2.47348680427513</text:p>
          </table:table-cell>
          <table:table-cell office:value-type="float" office:value="-2.14538233789869" calcext:value-type="float">
            <text:p>-2.14538233789869</text:p>
          </table:table-cell>
          <table:table-cell office:value-type="float" office:value="1.23389672823195" calcext:value-type="float">
            <text:p>1.23389672823195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96617407246123" calcext:value-type="float">
            <text:p>-2.96617407246123</text:p>
          </table:table-cell>
          <table:table-cell office:value-type="float" office:value="-2.07589877971471" calcext:value-type="float">
            <text:p>-2.07589877971471</text:p>
          </table:table-cell>
          <table:table-cell office:value-type="float" office:value="0.916124149928714" calcext:value-type="float">
            <text:p>0.91612414992871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29277811086676" calcext:value-type="float">
            <text:p>-1.29277811086676</text:p>
          </table:table-cell>
          <table:table-cell office:value-type="float" office:value="-2.13010010912853" calcext:value-type="float">
            <text:p>-2.13010010912853</text:p>
          </table:table-cell>
          <table:table-cell office:value-type="float" office:value="1.26244039962253" calcext:value-type="float">
            <text:p>1.26244039962253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83260764003193" calcext:value-type="float">
            <text:p>-2.83260764003193</text:p>
          </table:table-cell>
          <table:table-cell office:value-type="float" office:value="-2.49001148084451" calcext:value-type="float">
            <text:p>-2.49001148084451</text:p>
          </table:table-cell>
          <table:table-cell office:value-type="float" office:value="0.732660629254003" calcext:value-type="float">
            <text:p>0.732660629254003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89346862183104" calcext:value-type="float">
            <text:p>-2.89346862183104</text:p>
          </table:table-cell>
          <table:table-cell office:value-type="float" office:value="-2.06646962078506" calcext:value-type="float">
            <text:p>-2.06646962078506</text:p>
          </table:table-cell>
          <table:table-cell office:value-type="float" office:value="2.39028116250043" calcext:value-type="float">
            <text:p>2.39028116250043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" calcext:value-type="float">
            <text:p>-2</text:p>
          </table:table-cell>
          <table:table-cell office:value-type="float" office:value="-1.61439766041411" calcext:value-type="float">
            <text:p>-1.61439766041411</text:p>
          </table:table-cell>
          <table:table-cell office:value-type="float" office:value="-2.59646999458202" calcext:value-type="float">
            <text:p>-2.59646999458202</text:p>
          </table:table-cell>
          <table:table-cell office:value-type="float" office:value="1.44587464944774" calcext:value-type="float">
            <text:p>1.4458746494477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75574414658314" calcext:value-type="float">
            <text:p>-1.75574414658314</text:p>
          </table:table-cell>
          <table:table-cell office:value-type="float" office:value="-2.35235379986262" calcext:value-type="float">
            <text:p>-2.35235379986262</text:p>
          </table:table-cell>
          <table:table-cell office:value-type="float" office:value="2.59498919925895" calcext:value-type="float">
            <text:p>2.59498919925895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396710777671692" calcext:value-type="float">
            <text:p>0.396710777671692</text:p>
          </table:table-cell>
          <table:table-cell office:value-type="float" office:value="-2.32720791751856" calcext:value-type="float">
            <text:p>-2.32720791751856</text:p>
          </table:table-cell>
          <table:table-cell office:value-type="float" office:value="0.563169590312197" calcext:value-type="float">
            <text:p>0.56316959031219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14946012143352" calcext:value-type="float">
            <text:p>-1.14946012143352</text:p>
          </table:table-cell>
          <table:table-cell office:value-type="float" office:value="-1.9223159817159" calcext:value-type="float">
            <text:p>-1.9223159817159</text:p>
          </table:table-cell>
          <table:table-cell office:value-type="float" office:value="2.95065883043162" calcext:value-type="float">
            <text:p>2.9506588304316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0.006145330169306" calcext:value-type="float">
            <text:p>-0.006145330169306</text:p>
          </table:table-cell>
          <table:table-cell office:value-type="float" office:value="-2.16260138537696" calcext:value-type="float">
            <text:p>-2.16260138537696</text:p>
          </table:table-cell>
          <table:table-cell office:value-type="float" office:value="2.0989746546234" calcext:value-type="float">
            <text:p>2.098974654623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" calcext:value-type="float">
            <text:p>2</text:p>
          </table:table-cell>
          <table:table-cell office:value-type="float" office:value="-2.21493829363768" calcext:value-type="float">
            <text:p>-2.21493829363768</text:p>
          </table:table-cell>
          <table:table-cell office:value-type="float" office:value="-2.24147606693281" calcext:value-type="float">
            <text:p>-2.24147606693281</text:p>
          </table:table-cell>
          <table:table-cell office:value-type="float" office:value="0.906864352140471" calcext:value-type="float">
            <text:p>0.906864352140471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0.425593689764979" calcext:value-type="float">
            <text:p>0.425593689764979</text:p>
          </table:table-cell>
          <table:table-cell office:value-type="float" office:value="-1.95206739320623" calcext:value-type="float">
            <text:p>-1.95206739320623</text:p>
          </table:table-cell>
          <table:table-cell office:value-type="float" office:value="2.3071144901569" calcext:value-type="float">
            <text:p>2.307114490156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80045118646242" calcext:value-type="float">
            <text:p>-2.80045118646242</text:p>
          </table:table-cell>
          <table:table-cell office:value-type="float" office:value="-2.12933015200638" calcext:value-type="float">
            <text:p>-2.12933015200638</text:p>
          </table:table-cell>
          <table:table-cell office:value-type="float" office:value="2.08907935226496" calcext:value-type="float">
            <text:p>2.0890793522649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94717002212475" calcext:value-type="float">
            <text:p>-1.94717002212475</text:p>
          </table:table-cell>
          <table:table-cell office:value-type="float" office:value="-2.01236834516633" calcext:value-type="float">
            <text:p>-2.01236834516633</text:p>
          </table:table-cell>
          <table:table-cell office:value-type="float" office:value="2.935796689367" calcext:value-type="float">
            <text:p>2.93579668936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25117769757097" calcext:value-type="float">
            <text:p>-1.25117769757097</text:p>
          </table:table-cell>
          <table:table-cell office:value-type="float" office:value="-2.25351823421619" calcext:value-type="float">
            <text:p>-2.25351823421619</text:p>
          </table:table-cell>
          <table:table-cell office:value-type="float" office:value="0.263927744012568" calcext:value-type="float">
            <text:p>0.263927744012568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" calcext:value-type="float">
            <text:p>-2</text:p>
          </table:table-cell>
          <table:table-cell office:value-type="float" office:value="-0.881124491034094" calcext:value-type="float">
            <text:p>-0.881124491034094</text:p>
          </table:table-cell>
          <table:table-cell office:value-type="float" office:value="-1.78848690619708" calcext:value-type="float">
            <text:p>-1.78848690619708</text:p>
          </table:table-cell>
          <table:table-cell office:value-type="float" office:value="0.276330083544574" calcext:value-type="float">
            <text:p>0.27633008354457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23825768059527" calcext:value-type="float">
            <text:p>-2.23825768059527</text:p>
          </table:table-cell>
          <table:table-cell office:value-type="float" office:value="-2.58431134672979" calcext:value-type="float">
            <text:p>-2.58431134672979</text:p>
          </table:table-cell>
          <table:table-cell office:value-type="float" office:value="2.70082509921852" calcext:value-type="float">
            <text:p>2.7008250992185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59904257169545" calcext:value-type="float">
            <text:p>-1.59904257169545</text:p>
          </table:table-cell>
          <table:table-cell office:value-type="float" office:value="-1.99145976564688" calcext:value-type="float">
            <text:p>-1.99145976564688</text:p>
          </table:table-cell>
          <table:table-cell office:value-type="float" office:value="0.875261310349193" calcext:value-type="float">
            <text:p>0.875261310349193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23323367898273" calcext:value-type="float">
            <text:p>-2.23323367898273</text:p>
          </table:table-cell>
          <table:table-cell office:value-type="float" office:value="-2.31032995521501" calcext:value-type="float">
            <text:p>-2.31032995521501</text:p>
          </table:table-cell>
          <table:table-cell office:value-type="float" office:value="3.01366897404007" calcext:value-type="float">
            <text:p>3.0136689740400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3.37617830175529" calcext:value-type="float">
            <text:p>-3.37617830175529</text:p>
          </table:table-cell>
          <table:table-cell office:value-type="float" office:value="-2.34477315694337" calcext:value-type="float">
            <text:p>-2.34477315694337</text:p>
          </table:table-cell>
          <table:table-cell office:value-type="float" office:value="0.186762020245166" calcext:value-type="float">
            <text:p>0.18676202024516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" calcext:value-type="float">
            <text:p>2</text:p>
          </table:table-cell>
          <table:table-cell office:value-type="float" office:value="-1.30769328469503" calcext:value-type="float">
            <text:p>-1.30769328469503</text:p>
          </table:table-cell>
          <table:table-cell office:value-type="float" office:value="-2.19379912664009" calcext:value-type="float">
            <text:p>-2.19379912664009</text:p>
          </table:table-cell>
          <table:table-cell office:value-type="float" office:value="0.576016215786732" calcext:value-type="float">
            <text:p>0.57601621578673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72524254478396" calcext:value-type="float">
            <text:p>-1.72524254478396</text:p>
          </table:table-cell>
          <table:table-cell office:value-type="float" office:value="-1.88555722972673" calcext:value-type="float">
            <text:p>-1.88555722972673</text:p>
          </table:table-cell>
          <table:table-cell office:value-type="float" office:value="1.4816043035743" calcext:value-type="float">
            <text:p>1.4816043035743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62978886007198" calcext:value-type="float">
            <text:p>-1.62978886007198</text:p>
          </table:table-cell>
          <table:table-cell office:value-type="float" office:value="-1.78696085848695" calcext:value-type="float">
            <text:p>-1.78696085848695</text:p>
          </table:table-cell>
          <table:table-cell office:value-type="float" office:value="1.67333114885077" calcext:value-type="float">
            <text:p>1.6733311488507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6394005819173" calcext:value-type="float">
            <text:p>-1.6394005819173</text:p>
          </table:table-cell>
          <table:table-cell office:value-type="float" office:value="-1.76070506645857" calcext:value-type="float">
            <text:p>-1.76070506645857</text:p>
          </table:table-cell>
          <table:table-cell office:value-type="float" office:value="0.050080355954588" calcext:value-type="float">
            <text:p>0.050080355954588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39118490790072" calcext:value-type="float">
            <text:p>-2.39118490790072</text:p>
          </table:table-cell>
          <table:table-cell office:value-type="float" office:value="-2.01977448025006" calcext:value-type="float">
            <text:p>-2.01977448025006</text:p>
          </table:table-cell>
          <table:table-cell office:value-type="float" office:value="0.892759871422948" calcext:value-type="float">
            <text:p>0.892759871422948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" calcext:value-type="float">
            <text:p>-2</text:p>
          </table:table-cell>
          <table:table-cell office:value-type="float" office:value="0.721820203572029" calcext:value-type="float">
            <text:p>0.721820203572029</text:p>
          </table:table-cell>
          <table:table-cell office:value-type="float" office:value="-2.1108873035574" calcext:value-type="float">
            <text:p>-2.1108873035574</text:p>
          </table:table-cell>
          <table:table-cell office:value-type="float" office:value="1.85712455463961" calcext:value-type="float">
            <text:p>1.8571245546396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72817191102145" calcext:value-type="float">
            <text:p>-1.72817191102145</text:p>
          </table:table-cell>
          <table:table-cell office:value-type="float" office:value="-1.75276281148204" calcext:value-type="float">
            <text:p>-1.75276281148204</text:p>
          </table:table-cell>
          <table:table-cell office:value-type="float" office:value="0.751434992200048" calcext:value-type="float">
            <text:p>0.751434992200048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226795351545" calcext:value-type="float">
            <text:p>-1.226795351545</text:p>
          </table:table-cell>
          <table:table-cell office:value-type="float" office:value="-2.61082471881758" calcext:value-type="float">
            <text:p>-2.61082471881758</text:p>
          </table:table-cell>
          <table:table-cell office:value-type="float" office:value="2.81853305655313" calcext:value-type="float">
            <text:p>2.8185330565531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163914294570319" calcext:value-type="float">
            <text:p>0.163914294570319</text:p>
          </table:table-cell>
          <table:table-cell office:value-type="float" office:value="-1.94435041158495" calcext:value-type="float">
            <text:p>-1.94435041158495</text:p>
          </table:table-cell>
          <table:table-cell office:value-type="float" office:value="0.630929888811989" calcext:value-type="float">
            <text:p>0.630929888811989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0.44946233728187" calcext:value-type="float">
            <text:p>-0.44946233728187</text:p>
          </table:table-cell>
          <table:table-cell office:value-type="float" office:value="-2.06746533338865" calcext:value-type="float">
            <text:p>-2.06746533338865</text:p>
          </table:table-cell>
          <table:table-cell office:value-type="float" office:value="0.016706348560096" calcext:value-type="float">
            <text:p>0.01670634856009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" calcext:value-type="float">
            <text:p>2</text:p>
          </table:table-cell>
          <table:table-cell office:value-type="float" office:value="0.616038656301999" calcext:value-type="float">
            <text:p>0.616038656301999</text:p>
          </table:table-cell>
          <table:table-cell office:value-type="float" office:value="-2.3209698923636" calcext:value-type="float">
            <text:p>-2.3209698923636</text:p>
          </table:table-cell>
          <table:table-cell office:value-type="float" office:value="3.00278730746857" calcext:value-type="float">
            <text:p>3.0027873074685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21476583221635" calcext:value-type="float">
            <text:p>-1.21476583221635</text:p>
          </table:table-cell>
          <table:table-cell office:value-type="float" office:value="-1.87234596097481" calcext:value-type="float">
            <text:p>-1.87234596097481</text:p>
          </table:table-cell>
          <table:table-cell office:value-type="float" office:value="0.211497065408875" calcext:value-type="float">
            <text:p>0.211497065408875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06835832292226" calcext:value-type="float">
            <text:p>-2.06835832292226</text:p>
          </table:table-cell>
          <table:table-cell office:value-type="float" office:value="-2.34893396088303" calcext:value-type="float">
            <text:p>-2.34893396088303</text:p>
          </table:table-cell>
          <table:table-cell office:value-type="float" office:value="0.917668309132228" calcext:value-type="float">
            <text:p>0.917668309132228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71459904862167" calcext:value-type="float">
            <text:p>-1.71459904862167</text:p>
          </table:table-cell>
          <table:table-cell office:value-type="float" office:value="-2.36706460512642" calcext:value-type="float">
            <text:p>-2.36706460512642</text:p>
          </table:table-cell>
          <table:table-cell office:value-type="float" office:value="1.8186363508403" calcext:value-type="float">
            <text:p>1.818636350840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98209420598642" calcext:value-type="float">
            <text:p>-1.98209420598642</text:p>
          </table:table-cell>
          <table:table-cell office:value-type="float" office:value="-2.58664542737294" calcext:value-type="float">
            <text:p>-2.58664542737294</text:p>
          </table:table-cell>
          <table:table-cell office:value-type="float" office:value="1.16045598355326" calcext:value-type="float">
            <text:p>1.1604559835532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" calcext:value-type="float">
            <text:p>-2</text:p>
          </table:table-cell>
          <table:table-cell office:value-type="float" office:value="-2.33533878812607" calcext:value-type="float">
            <text:p>-2.33533878812607</text:p>
          </table:table-cell>
          <table:table-cell office:value-type="float" office:value="-2.00099445230469" calcext:value-type="float">
            <text:p>-2.00099445230469</text:p>
          </table:table-cell>
          <table:table-cell office:value-type="float" office:value="0.578279692142385" calcext:value-type="float">
            <text:p>0.578279692142385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62916255002638" calcext:value-type="float">
            <text:p>-1.62916255002638</text:p>
          </table:table-cell>
          <table:table-cell office:value-type="float" office:value="-2.46691845066483" calcext:value-type="float">
            <text:p>-2.46691845066483</text:p>
          </table:table-cell>
          <table:table-cell office:value-type="float" office:value="1.74375264078939" calcext:value-type="float">
            <text:p>1.74375264078939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4489791179218" calcext:value-type="float">
            <text:p>-2.4489791179218</text:p>
          </table:table-cell>
          <table:table-cell office:value-type="float" office:value="-2.54025463837388" calcext:value-type="float">
            <text:p>-2.54025463837388</text:p>
          </table:table-cell>
          <table:table-cell office:value-type="float" office:value="1.05817820166974" calcext:value-type="float">
            <text:p>1.05817820166974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36958985659329" calcext:value-type="float">
            <text:p>-1.36958985659329</text:p>
          </table:table-cell>
          <table:table-cell office:value-type="float" office:value="-1.87012430905511" calcext:value-type="float">
            <text:p>-1.87012430905511</text:p>
          </table:table-cell>
          <table:table-cell office:value-type="float" office:value="2.14164476575413" calcext:value-type="float">
            <text:p>2.1416447657541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730437997289011" calcext:value-type="float">
            <text:p>0.730437997289011</text:p>
          </table:table-cell>
          <table:table-cell office:value-type="float" office:value="-2.15661774800522" calcext:value-type="float">
            <text:p>-2.15661774800522</text:p>
          </table:table-cell>
          <table:table-cell office:value-type="float" office:value="1.19091223315466" calcext:value-type="float">
            <text:p>1.1909122331546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" calcext:value-type="float">
            <text:p>2</text:p>
          </table:table-cell>
          <table:table-cell office:value-type="float" office:value="0.103308245609604" calcext:value-type="float">
            <text:p>0.103308245609604</text:p>
          </table:table-cell>
          <table:table-cell office:value-type="float" office:value="-1.98976415582673" calcext:value-type="float">
            <text:p>-1.98976415582673</text:p>
          </table:table-cell>
          <table:table-cell office:value-type="float" office:value="3.12049562831003" calcext:value-type="float">
            <text:p>3.1204956283100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3.01425506723292" calcext:value-type="float">
            <text:p>-3.01425506723292</text:p>
          </table:table-cell>
          <table:table-cell office:value-type="float" office:value="-2.03144424561688" calcext:value-type="float">
            <text:p>-2.03144424561688</text:p>
          </table:table-cell>
          <table:table-cell office:value-type="float" office:value="1.98287326357621" calcext:value-type="float">
            <text:p>1.9828732635762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818033808173747" calcext:value-type="float">
            <text:p>0.818033808173747</text:p>
          </table:table-cell>
          <table:table-cell office:value-type="float" office:value="-2.5191461603874" calcext:value-type="float">
            <text:p>-2.5191461603874</text:p>
          </table:table-cell>
          <table:table-cell office:value-type="float" office:value="1.8253454331447" calcext:value-type="float">
            <text:p>1.825345433144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286785973057167" calcext:value-type="float">
            <text:p>0.286785973057167</text:p>
          </table:table-cell>
          <table:table-cell office:value-type="float" office:value="-1.90606117163001" calcext:value-type="float">
            <text:p>-1.90606117163001</text:p>
          </table:table-cell>
          <table:table-cell office:value-type="float" office:value="0.346994806168462" calcext:value-type="float">
            <text:p>0.346994806168462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08975241288772" calcext:value-type="float">
            <text:p>-1.08975241288772</text:p>
          </table:table-cell>
          <table:table-cell office:value-type="float" office:value="-1.81898089914941" calcext:value-type="float">
            <text:p>-1.81898089914941</text:p>
          </table:table-cell>
          <table:table-cell office:value-type="float" office:value="2.14413869927685" calcext:value-type="float">
            <text:p>2.14413869927685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" calcext:value-type="float">
            <text:p>-2</text:p>
          </table:table-cell>
          <table:table-cell office:value-type="float" office:value="-2.05655566003797" calcext:value-type="float">
            <text:p>-2.05655566003797</text:p>
          </table:table-cell>
          <table:table-cell office:value-type="float" office:value="-2.01270084293767" calcext:value-type="float">
            <text:p>-2.01270084293767</text:p>
          </table:table-cell>
          <table:table-cell office:value-type="float" office:value="0.390131674062431" calcext:value-type="float">
            <text:p>0.39013167406243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table:number-columns-repeated="2" office:value-type="float" office:value="-2.0943951023932" calcext:value-type="float">
            <text:p>-2.0943951023932</text:p>
          </table:table-cell>
          <table:table-cell office:value-type="float" office:value="-1.13625355668358" calcext:value-type="float">
            <text:p>-1.13625355668358</text:p>
          </table:table-cell>
          <table:table-cell office:value-type="float" office:value="-1.99695884181966" calcext:value-type="float">
            <text:p>-1.99695884181966</text:p>
          </table:table-cell>
          <table:table-cell office:value-type="float" office:value="1.39843506473268" calcext:value-type="float">
            <text:p>1.39843506473268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10590212974858" calcext:value-type="float">
            <text:p>-2.10590212974858</text:p>
          </table:table-cell>
          <table:table-cell office:value-type="float" office:value="-1.87460227883128" calcext:value-type="float">
            <text:p>-1.87460227883128</text:p>
          </table:table-cell>
          <table:table-cell office:value-type="float" office:value="2.51058391073283" calcext:value-type="float">
            <text:p>2.5105839107328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3.24218403871592" calcext:value-type="float">
            <text:p>-3.24218403871592</text:p>
          </table:table-cell>
          <table:table-cell office:value-type="float" office:value="-1.93469406850017" calcext:value-type="float">
            <text:p>-1.93469406850017</text:p>
          </table:table-cell>
          <table:table-cell office:value-type="float" office:value="0.13710915483629" calcext:value-type="float">
            <text:p>0.13710915483629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75790145573928" calcext:value-type="float">
            <text:p>-2.75790145573928</text:p>
          </table:table-cell>
          <table:table-cell office:value-type="float" office:value="-1.88815140609859" calcext:value-type="float">
            <text:p>-1.88815140609859</text:p>
          </table:table-cell>
          <table:table-cell office:value-type="float" office:value="2.51262077026787" calcext:value-type="float">
            <text:p>2.5126207702678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" calcext:value-type="float">
            <text:p>2</text:p>
          </table:table-cell>
          <table:table-cell office:value-type="float" office:value="-0.500589281059623" calcext:value-type="float">
            <text:p>-0.500589281059623</text:p>
          </table:table-cell>
          <table:table-cell office:value-type="float" office:value="-2.39032029183916" calcext:value-type="float">
            <text:p>-2.39032029183916</text:p>
          </table:table-cell>
          <table:table-cell office:value-type="float" office:value="0.871865934440198" calcext:value-type="float">
            <text:p>0.871865934440198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35700510857061" calcext:value-type="float">
            <text:p>-2.35700510857061</text:p>
          </table:table-cell>
          <table:table-cell office:value-type="float" office:value="-2.2290672815267" calcext:value-type="float">
            <text:p>-2.2290672815267</text:p>
          </table:table-cell>
          <table:table-cell office:value-type="float" office:value="0.591048208094769" calcext:value-type="float">
            <text:p>0.591048208094769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84432547189484" calcext:value-type="float">
            <text:p>-1.84432547189484</text:p>
          </table:table-cell>
          <table:table-cell office:value-type="float" office:value="-1.90835618023234" calcext:value-type="float">
            <text:p>-1.90835618023234</text:p>
          </table:table-cell>
          <table:table-cell office:value-type="float" office:value="2.82810474477813" calcext:value-type="float">
            <text:p>2.8281047447781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351012996015652" calcext:value-type="float">
            <text:p>-0.351012996015652</text:p>
          </table:table-cell>
          <table:table-cell office:value-type="float" office:value="-1.84110036396844" calcext:value-type="float">
            <text:p>-1.84110036396844</text:p>
          </table:table-cell>
          <table:table-cell office:value-type="float" office:value="0.194246506171541" calcext:value-type="float">
            <text:p>0.19424650617154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35443710264805" calcext:value-type="float">
            <text:p>-2.35443710264805</text:p>
          </table:table-cell>
          <table:table-cell office:value-type="float" office:value="-2.17409412171979" calcext:value-type="float">
            <text:p>-2.17409412171979</text:p>
          </table:table-cell>
          <table:table-cell office:value-type="float" office:value="2.86417360186083" calcext:value-type="float">
            <text:p>2.8641736018608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" calcext:value-type="float">
            <text:p>-2</text:p>
          </table:table-cell>
          <table:table-cell office:value-type="float" office:value="0.136959554005399" calcext:value-type="float">
            <text:p>0.136959554005399</text:p>
          </table:table-cell>
          <table:table-cell office:value-type="float" office:value="-2.53258729997786" calcext:value-type="float">
            <text:p>-2.53258729997786</text:p>
          </table:table-cell>
          <table:table-cell office:value-type="float" office:value="2.26025180309715" calcext:value-type="float">
            <text:p>2.26025180309715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107261155696929" calcext:value-type="float">
            <text:p>0.107261155696929</text:p>
          </table:table-cell>
          <table:table-cell office:value-type="float" office:value="-2.34254635329557" calcext:value-type="float">
            <text:p>-2.34254635329557</text:p>
          </table:table-cell>
          <table:table-cell office:value-type="float" office:value="2.26217950584176" calcext:value-type="float">
            <text:p>2.2621795058417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03875974040268" calcext:value-type="float">
            <text:p>-2.03875974040268</text:p>
          </table:table-cell>
          <table:table-cell office:value-type="float" office:value="-1.97110589400506" calcext:value-type="float">
            <text:p>-1.97110589400506</text:p>
          </table:table-cell>
          <table:table-cell office:value-type="float" office:value="2.20599062109477" calcext:value-type="float">
            <text:p>2.2059906210947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30892261165922" calcext:value-type="float">
            <text:p>-1.30892261165922</text:p>
          </table:table-cell>
          <table:table-cell office:value-type="float" office:value="-1.94253070829742" calcext:value-type="float">
            <text:p>-1.94253070829742</text:p>
          </table:table-cell>
          <table:table-cell office:value-type="float" office:value="0.125344859902817" calcext:value-type="float">
            <text:p>0.12534485990281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785221058496081" calcext:value-type="float">
            <text:p>0.785221058496081</text:p>
          </table:table-cell>
          <table:table-cell office:value-type="float" office:value="-2.15518563215904" calcext:value-type="float">
            <text:p>-2.15518563215904</text:p>
          </table:table-cell>
          <table:table-cell office:value-type="float" office:value="1.67973512774986" calcext:value-type="float">
            <text:p>1.6797351277498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" calcext:value-type="float">
            <text:p>2</text:p>
          </table:table-cell>
          <table:table-cell office:value-type="float" office:value="-2.24316172787129" calcext:value-type="float">
            <text:p>-2.24316172787129</text:p>
          </table:table-cell>
          <table:table-cell office:value-type="float" office:value="-1.76680190310195" calcext:value-type="float">
            <text:p>-1.76680190310195</text:p>
          </table:table-cell>
          <table:table-cell office:value-type="float" office:value="2.35174527040876" calcext:value-type="float">
            <text:p>2.3517452704087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06351671302502" calcext:value-type="float">
            <text:p>-2.06351671302502</text:p>
          </table:table-cell>
          <table:table-cell office:value-type="float" office:value="-2.31187627505928" calcext:value-type="float">
            <text:p>-2.31187627505928</text:p>
          </table:table-cell>
          <table:table-cell office:value-type="float" office:value="1.46122004910996" calcext:value-type="float">
            <text:p>1.4612200491099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63615951310026" calcext:value-type="float">
            <text:p>-1.63615951310026</text:p>
          </table:table-cell>
          <table:table-cell office:value-type="float" office:value="-2.16052320843712" calcext:value-type="float">
            <text:p>-2.16052320843712</text:p>
          </table:table-cell>
          <table:table-cell office:value-type="float" office:value="1.55979287060897" calcext:value-type="float">
            <text:p>1.5597928706089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3.27723034102043" calcext:value-type="float">
            <text:p>-3.27723034102043</text:p>
          </table:table-cell>
          <table:table-cell office:value-type="float" office:value="-1.91953138100621" calcext:value-type="float">
            <text:p>-1.91953138100621</text:p>
          </table:table-cell>
          <table:table-cell office:value-type="float" office:value="1.85910216661095" calcext:value-type="float">
            <text:p>1.85910216661095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25894008624281" calcext:value-type="float">
            <text:p>-1.25894008624281</text:p>
          </table:table-cell>
          <table:table-cell office:value-type="float" office:value="-1.86916889993412" calcext:value-type="float">
            <text:p>-1.86916889993412</text:p>
          </table:table-cell>
          <table:table-cell office:value-type="float" office:value="2.88822653600547" calcext:value-type="float">
            <text:p>2.8882265360054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" calcext:value-type="float">
            <text:p>-2</text:p>
          </table:table-cell>
          <table:table-cell office:value-type="float" office:value="0.246540785295713" calcext:value-type="float">
            <text:p>0.246540785295713</text:p>
          </table:table-cell>
          <table:table-cell office:value-type="float" office:value="-1.75996396139923" calcext:value-type="float">
            <text:p>-1.75996396139923</text:p>
          </table:table-cell>
          <table:table-cell office:value-type="float" office:value="1.90834349413728" calcext:value-type="float">
            <text:p>1.90834349413728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51819543589055" calcext:value-type="float">
            <text:p>-2.51819543589055</text:p>
          </table:table-cell>
          <table:table-cell office:value-type="float" office:value="-2.38054919186626" calcext:value-type="float">
            <text:p>-2.38054919186626</text:p>
          </table:table-cell>
          <table:table-cell office:value-type="float" office:value="0.624508852165056" calcext:value-type="float">
            <text:p>0.62450885216505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29584155884277" calcext:value-type="float">
            <text:p>-2.29584155884277</text:p>
          </table:table-cell>
          <table:table-cell office:value-type="float" office:value="-2.5711732326663" calcext:value-type="float">
            <text:p>-2.5711732326663</text:p>
          </table:table-cell>
          <table:table-cell office:value-type="float" office:value="0.104389974543043" calcext:value-type="float">
            <text:p>0.10438997454304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5182648753139" calcext:value-type="float">
            <text:p>-1.5182648753139</text:p>
          </table:table-cell>
          <table:table-cell office:value-type="float" office:value="-2.49338193622152" calcext:value-type="float">
            <text:p>-2.49338193622152</text:p>
          </table:table-cell>
          <table:table-cell office:value-type="float" office:value="2.66202599332712" calcext:value-type="float">
            <text:p>2.66202599332712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3.40515354934155" calcext:value-type="float">
            <text:p>-3.40515354934155</text:p>
          </table:table-cell>
          <table:table-cell office:value-type="float" office:value="-2.30480050966748" calcext:value-type="float">
            <text:p>-2.30480050966748</text:p>
          </table:table-cell>
          <table:table-cell office:value-type="float" office:value="1.12898672259655" calcext:value-type="float">
            <text:p>1.12898672259655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" calcext:value-type="float">
            <text:p>2</text:p>
          </table:table-cell>
          <table:table-cell office:value-type="float" office:value="0.57183240870917" calcext:value-type="float">
            <text:p>0.57183240870917</text:p>
          </table:table-cell>
          <table:table-cell office:value-type="float" office:value="-1.88512276559625" calcext:value-type="float">
            <text:p>-1.88512276559625</text:p>
          </table:table-cell>
          <table:table-cell office:value-type="float" office:value="3.08440146907563" calcext:value-type="float">
            <text:p>3.0844014690756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0.217588557443651" calcext:value-type="float">
            <text:p>0.217588557443651</text:p>
          </table:table-cell>
          <table:table-cell office:value-type="float" office:value="-2.14531836628032" calcext:value-type="float">
            <text:p>-2.14531836628032</text:p>
          </table:table-cell>
          <table:table-cell office:value-type="float" office:value="0.006153106362619" calcext:value-type="float">
            <text:p>0.006153106362619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83938219590828" calcext:value-type="float">
            <text:p>-1.83938219590828</text:p>
          </table:table-cell>
          <table:table-cell office:value-type="float" office:value="-2.54917981088556" calcext:value-type="float">
            <text:p>-2.54917981088556</text:p>
          </table:table-cell>
          <table:table-cell office:value-type="float" office:value="1.45483399064451" calcext:value-type="float">
            <text:p>1.4548339906445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988969641275654" calcext:value-type="float">
            <text:p>-0.988969641275654</text:p>
          </table:table-cell>
          <table:table-cell office:value-type="float" office:value="-2.51015844057561" calcext:value-type="float">
            <text:p>-2.51015844057561</text:p>
          </table:table-cell>
          <table:table-cell office:value-type="float" office:value="2.0808661498101" calcext:value-type="float">
            <text:p>2.080866149810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3.33488100441658" calcext:value-type="float">
            <text:p>-3.33488100441658</text:p>
          </table:table-cell>
          <table:table-cell office:value-type="float" office:value="-2.26070447458627" calcext:value-type="float">
            <text:p>-2.26070447458627</text:p>
          </table:table-cell>
          <table:table-cell office:value-type="float" office:value="2.12796370734646" calcext:value-type="float">
            <text:p>2.1279637073464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" calcext:value-type="float">
            <text:p>-2</text:p>
          </table:table-cell>
          <table:table-cell office:value-type="float" office:value="-2.42582958891722" calcext:value-type="float">
            <text:p>-2.42582958891722</text:p>
          </table:table-cell>
          <table:table-cell office:value-type="float" office:value="-2.13032926774382" calcext:value-type="float">
            <text:p>-2.13032926774382</text:p>
          </table:table-cell>
          <table:table-cell office:value-type="float" office:value="0.41852156781175" calcext:value-type="float">
            <text:p>0.41852156781175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869121189641807" calcext:value-type="float">
            <text:p>0.869121189641807</text:p>
          </table:table-cell>
          <table:table-cell office:value-type="float" office:value="-2.21354045673707" calcext:value-type="float">
            <text:p>-2.21354045673707</text:p>
          </table:table-cell>
          <table:table-cell office:value-type="float" office:value="3.01674574782656" calcext:value-type="float">
            <text:p>3.0167457478265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338318007773278" calcext:value-type="float">
            <text:p>0.338318007773278</text:p>
          </table:table-cell>
          <table:table-cell office:value-type="float" office:value="-2.18804766417952" calcext:value-type="float">
            <text:p>-2.18804766417952</text:p>
          </table:table-cell>
          <table:table-cell office:value-type="float" office:value="3.07515306341017" calcext:value-type="float">
            <text:p>3.0751530634101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401828341670425" calcext:value-type="float">
            <text:p>0.401828341670425</text:p>
          </table:table-cell>
          <table:table-cell office:value-type="float" office:value="-2.51125154449471" calcext:value-type="float">
            <text:p>-2.51125154449471</text:p>
          </table:table-cell>
          <table:table-cell office:value-type="float" office:value="0.463357467850255" calcext:value-type="float">
            <text:p>0.463357467850255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0.790160827791276" calcext:value-type="float">
            <text:p>-0.790160827791276</text:p>
          </table:table-cell>
          <table:table-cell office:value-type="float" office:value="-2.35095525870747" calcext:value-type="float">
            <text:p>-2.35095525870747</text:p>
          </table:table-cell>
          <table:table-cell office:value-type="float" office:value="2.52368919386782" calcext:value-type="float">
            <text:p>2.52368919386782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" calcext:value-type="float">
            <text:p>2</text:p>
          </table:table-cell>
          <table:table-cell office:value-type="float" office:value="-2.58926219814" calcext:value-type="float">
            <text:p>-2.58926219814</text:p>
          </table:table-cell>
          <table:table-cell office:value-type="float" office:value="-1.94995982285329" calcext:value-type="float">
            <text:p>-1.94995982285329</text:p>
          </table:table-cell>
          <table:table-cell office:value-type="float" office:value="1.89537868159519" calcext:value-type="float">
            <text:p>1.89537868159519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3.37803916499554" calcext:value-type="float">
            <text:p>-3.37803916499554</text:p>
          </table:table-cell>
          <table:table-cell office:value-type="float" office:value="-2.31446752986855" calcext:value-type="float">
            <text:p>-2.31446752986855</text:p>
          </table:table-cell>
          <table:table-cell office:value-type="float" office:value="2.59348319869381" calcext:value-type="float">
            <text:p>2.5934831986938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97580824483583" calcext:value-type="float">
            <text:p>-1.97580824483583</text:p>
          </table:table-cell>
          <table:table-cell office:value-type="float" office:value="-1.74747577749315" calcext:value-type="float">
            <text:p>-1.74747577749315</text:p>
          </table:table-cell>
          <table:table-cell office:value-type="float" office:value="3.04154354081032" calcext:value-type="float">
            <text:p>3.04154354081032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521125521230369" calcext:value-type="float">
            <text:p>-0.521125521230369</text:p>
          </table:table-cell>
          <table:table-cell office:value-type="float" office:value="-2.41552026894366" calcext:value-type="float">
            <text:p>-2.41552026894366</text:p>
          </table:table-cell>
          <table:table-cell office:value-type="float" office:value="1.43602450342443" calcext:value-type="float">
            <text:p>1.4360245034244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83533433493835" calcext:value-type="float">
            <text:p>-2.83533433493835</text:p>
          </table:table-cell>
          <table:table-cell office:value-type="float" office:value="-1.83869724884099" calcext:value-type="float">
            <text:p>-1.83869724884099</text:p>
          </table:table-cell>
          <table:table-cell office:value-type="float" office:value="1.37408458735108" calcext:value-type="float">
            <text:p>1.37408458735108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" calcext:value-type="float">
            <text:p>-2</text:p>
          </table:table-cell>
          <table:table-cell office:value-type="float" office:value="-3.33007479945012" calcext:value-type="float">
            <text:p>-3.33007479945012</text:p>
          </table:table-cell>
          <table:table-cell office:value-type="float" office:value="-2.0976344663428" calcext:value-type="float">
            <text:p>-2.0976344663428</text:p>
          </table:table-cell>
          <table:table-cell office:value-type="float" office:value="0.26342935534898" calcext:value-type="float">
            <text:p>0.26342935534898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78576238628971" calcext:value-type="float">
            <text:p>-1.78576238628971</text:p>
          </table:table-cell>
          <table:table-cell office:value-type="float" office:value="-1.94960675579794" calcext:value-type="float">
            <text:p>-1.94960675579794</text:p>
          </table:table-cell>
          <table:table-cell office:value-type="float" office:value="0.959669925754416" calcext:value-type="float">
            <text:p>0.95966992575441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778381734619988" calcext:value-type="float">
            <text:p>-0.778381734619988</text:p>
          </table:table-cell>
          <table:table-cell office:value-type="float" office:value="-2.33695015787443" calcext:value-type="float">
            <text:p>-2.33695015787443</text:p>
          </table:table-cell>
          <table:table-cell office:value-type="float" office:value="1.09729661019125" calcext:value-type="float">
            <text:p>1.09729661019125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198105396895059" calcext:value-type="float">
            <text:p>-0.198105396895059</text:p>
          </table:table-cell>
          <table:table-cell office:value-type="float" office:value="-2.32354612956142" calcext:value-type="float">
            <text:p>-2.32354612956142</text:p>
          </table:table-cell>
          <table:table-cell office:value-type="float" office:value="0.95705067622833" calcext:value-type="float">
            <text:p>0.9570506762283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60494503471169" calcext:value-type="float">
            <text:p>-1.60494503471169</text:p>
          </table:table-cell>
          <table:table-cell office:value-type="float" office:value="-1.75509416182865" calcext:value-type="float">
            <text:p>-1.75509416182865</text:p>
          </table:table-cell>
          <table:table-cell office:value-type="float" office:value="0.622187088885643" calcext:value-type="float">
            <text:p>0.62218708888564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" calcext:value-type="float">
            <text:p>2</text:p>
          </table:table-cell>
          <table:table-cell office:value-type="float" office:value="-2.41736816381088" calcext:value-type="float">
            <text:p>-2.41736816381088</text:p>
          </table:table-cell>
          <table:table-cell office:value-type="float" office:value="-1.94653616385857" calcext:value-type="float">
            <text:p>-1.94653616385857</text:p>
          </table:table-cell>
          <table:table-cell office:value-type="float" office:value="0.068452652889238" calcext:value-type="float">
            <text:p>0.068452652889238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01092348548729" calcext:value-type="float">
            <text:p>-1.01092348548729</text:p>
          </table:table-cell>
          <table:table-cell office:value-type="float" office:value="-1.767717245232" calcext:value-type="float">
            <text:p>-1.767717245232</text:p>
          </table:table-cell>
          <table:table-cell office:value-type="float" office:value="0.502521757377355" calcext:value-type="float">
            <text:p>0.502521757377355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42069697684831" calcext:value-type="float">
            <text:p>-2.42069697684831</text:p>
          </table:table-cell>
          <table:table-cell office:value-type="float" office:value="-2.11817189007956" calcext:value-type="float">
            <text:p>-2.11817189007956</text:p>
          </table:table-cell>
          <table:table-cell office:value-type="float" office:value="2.09757211363217" calcext:value-type="float">
            <text:p>2.0975721136321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40933512621993" calcext:value-type="float">
            <text:p>-0.40933512621993</text:p>
          </table:table-cell>
          <table:table-cell office:value-type="float" office:value="-2.00139033225759" calcext:value-type="float">
            <text:p>-2.00139033225759</text:p>
          </table:table-cell>
          <table:table-cell office:value-type="float" office:value="2.52430469539146" calcext:value-type="float">
            <text:p>2.5243046953914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05405832296669" calcext:value-type="float">
            <text:p>-1.05405832296669</text:p>
          </table:table-cell>
          <table:table-cell office:value-type="float" office:value="-2.19442655976827" calcext:value-type="float">
            <text:p>-2.19442655976827</text:p>
          </table:table-cell>
          <table:table-cell office:value-type="float" office:value="0.575397756075226" calcext:value-type="float">
            <text:p>0.57539775607522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" calcext:value-type="float">
            <text:p>-2</text:p>
          </table:table-cell>
          <table:table-cell office:value-type="float" office:value="-1.63772963631971" calcext:value-type="float">
            <text:p>-1.63772963631971</text:p>
          </table:table-cell>
          <table:table-cell office:value-type="float" office:value="-2.01867555744667" calcext:value-type="float">
            <text:p>-2.01867555744667</text:p>
          </table:table-cell>
          <table:table-cell office:value-type="float" office:value="2.59318419218921" calcext:value-type="float">
            <text:p>2.5931841921892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83482365001362" calcext:value-type="float">
            <text:p>-2.83482365001362</text:p>
          </table:table-cell>
          <table:table-cell office:value-type="float" office:value="-1.8368591221869" calcext:value-type="float">
            <text:p>-1.8368591221869</text:p>
          </table:table-cell>
          <table:table-cell office:value-type="float" office:value="0.065137649211605" calcext:value-type="float">
            <text:p>0.065137649211605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51050945218365" calcext:value-type="float">
            <text:p>0.51050945218365</text:p>
          </table:table-cell>
          <table:table-cell office:value-type="float" office:value="-2.15017568386029" calcext:value-type="float">
            <text:p>-2.15017568386029</text:p>
          </table:table-cell>
          <table:table-cell office:value-type="float" office:value="2.15257380221399" calcext:value-type="float">
            <text:p>2.15257380221399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775031615286161" calcext:value-type="float">
            <text:p>0.775031615286161</text:p>
          </table:table-cell>
          <table:table-cell office:value-type="float" office:value="-2.48845100426376" calcext:value-type="float">
            <text:p>-2.48845100426376</text:p>
          </table:table-cell>
          <table:table-cell office:value-type="float" office:value="0.008398585543082" calcext:value-type="float">
            <text:p>0.008398585543082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0246030408141" calcext:value-type="float">
            <text:p>-2.0246030408141</text:p>
          </table:table-cell>
          <table:table-cell office:value-type="float" office:value="-2.35805234754308" calcext:value-type="float">
            <text:p>-2.35805234754308</text:p>
          </table:table-cell>
          <table:table-cell office:value-type="float" office:value="1.49301270105967" calcext:value-type="float">
            <text:p>1.4930127010596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" calcext:value-type="float">
            <text:p>2</text:p>
          </table:table-cell>
          <table:table-cell office:value-type="float" office:value="0.456025348974491" calcext:value-type="float">
            <text:p>0.456025348974491</text:p>
          </table:table-cell>
          <table:table-cell office:value-type="float" office:value="-1.9958171667533" calcext:value-type="float">
            <text:p>-1.9958171667533</text:p>
          </table:table-cell>
          <table:table-cell office:value-type="float" office:value="1.80753785268143" calcext:value-type="float">
            <text:p>1.8075378526814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337746126627854" calcext:value-type="float">
            <text:p>-0.337746126627854</text:p>
          </table:table-cell>
          <table:table-cell office:value-type="float" office:value="-1.99762407461444" calcext:value-type="float">
            <text:p>-1.99762407461444</text:p>
          </table:table-cell>
          <table:table-cell office:value-type="float" office:value="3.03789478687266" calcext:value-type="float">
            <text:p>3.0378947868726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16785547374292" calcext:value-type="float">
            <text:p>-2.16785547374292</text:p>
          </table:table-cell>
          <table:table-cell office:value-type="float" office:value="-2.36072698241096" calcext:value-type="float">
            <text:p>-2.36072698241096</text:p>
          </table:table-cell>
          <table:table-cell office:value-type="float" office:value="1.85844366323906" calcext:value-type="float">
            <text:p>1.8584436632390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3.04863897030023" calcext:value-type="float">
            <text:p>-3.04863897030023</text:p>
          </table:table-cell>
          <table:table-cell office:value-type="float" office:value="-1.79826196511944" calcext:value-type="float">
            <text:p>-1.79826196511944</text:p>
          </table:table-cell>
          <table:table-cell office:value-type="float" office:value="1.02301969966034" calcext:value-type="float">
            <text:p>1.02301969966034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02799983392015" calcext:value-type="float">
            <text:p>-1.02799983392015</text:p>
          </table:table-cell>
          <table:table-cell office:value-type="float" office:value="-2.17649854984918" calcext:value-type="float">
            <text:p>-2.17649854984918</text:p>
          </table:table-cell>
          <table:table-cell office:value-type="float" office:value="2.17567576038522" calcext:value-type="float">
            <text:p>2.17567576038522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" calcext:value-type="float">
            <text:p>-2</text:p>
          </table:table-cell>
          <table:table-cell office:value-type="float" office:value="-3.37974507248566" calcext:value-type="float">
            <text:p>-3.37974507248566</text:p>
          </table:table-cell>
          <table:table-cell office:value-type="float" office:value="-2.47991912927022" calcext:value-type="float">
            <text:p>-2.47991912927022</text:p>
          </table:table-cell>
          <table:table-cell office:value-type="float" office:value="2.52942362373016" calcext:value-type="float">
            <text:p>2.5294236237301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26196364430337" calcext:value-type="float">
            <text:p>-2.26196364430337</text:p>
          </table:table-cell>
          <table:table-cell office:value-type="float" office:value="-2.51428997043262" calcext:value-type="float">
            <text:p>-2.51428997043262</text:p>
          </table:table-cell>
          <table:table-cell office:value-type="float" office:value="1.11507589760692" calcext:value-type="float">
            <text:p>1.11507589760692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238996741117744" calcext:value-type="float">
            <text:p>0.238996741117744</text:p>
          </table:table-cell>
          <table:table-cell office:value-type="float" office:value="-2.13451998962204" calcext:value-type="float">
            <text:p>-2.13451998962204</text:p>
          </table:table-cell>
          <table:table-cell office:value-type="float" office:value="1.25133269544499" calcext:value-type="float">
            <text:p>1.25133269544499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292767595070906" calcext:value-type="float">
            <text:p>-0.292767595070906</text:p>
          </table:table-cell>
          <table:table-cell office:value-type="float" office:value="-1.89999329968732" calcext:value-type="float">
            <text:p>-1.89999329968732</text:p>
          </table:table-cell>
          <table:table-cell office:value-type="float" office:value="1.32847564128011" calcext:value-type="float">
            <text:p>1.3284756412801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3.27296638741862" calcext:value-type="float">
            <text:p>-3.27296638741862</text:p>
          </table:table-cell>
          <table:table-cell office:value-type="float" office:value="-2.39073826499437" calcext:value-type="float">
            <text:p>-2.39073826499437</text:p>
          </table:table-cell>
          <table:table-cell office:value-type="float" office:value="0.121901587407975" calcext:value-type="float">
            <text:p>0.121901587407975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" calcext:value-type="float">
            <text:p>2</text:p>
          </table:table-cell>
          <table:table-cell office:value-type="float" office:value="-2.54055649970041" calcext:value-type="float">
            <text:p>-2.54055649970041</text:p>
          </table:table-cell>
          <table:table-cell office:value-type="float" office:value="-1.8202451217462" calcext:value-type="float">
            <text:p>-1.8202451217462</text:p>
          </table:table-cell>
          <table:table-cell office:value-type="float" office:value="1.79988686877383" calcext:value-type="float">
            <text:p>1.7998868687738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620667899743937" calcext:value-type="float">
            <text:p>-0.620667899743937</text:p>
          </table:table-cell>
          <table:table-cell office:value-type="float" office:value="-2.56233455498898" calcext:value-type="float">
            <text:p>-2.56233455498898</text:p>
          </table:table-cell>
          <table:table-cell office:value-type="float" office:value="1.88983425317512" calcext:value-type="float">
            <text:p>1.88983425317512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8563461332215" calcext:value-type="float">
            <text:p>-2.8563461332215</text:p>
          </table:table-cell>
          <table:table-cell office:value-type="float" office:value="-2.31692001959896" calcext:value-type="float">
            <text:p>-2.31692001959896</text:p>
          </table:table-cell>
          <table:table-cell office:value-type="float" office:value="1.67050010628577" calcext:value-type="float">
            <text:p>1.6705001062857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07530696928949" calcext:value-type="float">
            <text:p>-1.07530696928949</text:p>
          </table:table-cell>
          <table:table-cell office:value-type="float" office:value="-2.08750300202995" calcext:value-type="float">
            <text:p>-2.08750300202995</text:p>
          </table:table-cell>
          <table:table-cell office:value-type="float" office:value="1.99588236705539" calcext:value-type="float">
            <text:p>1.99588236705539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66371972251236" calcext:value-type="float">
            <text:p>-1.66371972251236</text:p>
          </table:table-cell>
          <table:table-cell office:value-type="float" office:value="-2.51590937927077" calcext:value-type="float">
            <text:p>-2.51590937927077</text:p>
          </table:table-cell>
          <table:table-cell office:value-type="float" office:value="1.65883178328535" calcext:value-type="float">
            <text:p>1.65883178328535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" calcext:value-type="float">
            <text:p>-2</text:p>
          </table:table-cell>
          <table:table-cell office:value-type="float" office:value="-1.16755830125031" calcext:value-type="float">
            <text:p>-1.16755830125031</text:p>
          </table:table-cell>
          <table:table-cell office:value-type="float" office:value="-1.96003532967768" calcext:value-type="float">
            <text:p>-1.96003532967768</text:p>
          </table:table-cell>
          <table:table-cell office:value-type="float" office:value="0.368818134550752" calcext:value-type="float">
            <text:p>0.368818134550752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99474162337659" calcext:value-type="float">
            <text:p>-2.99474162337659</text:p>
          </table:table-cell>
          <table:table-cell office:value-type="float" office:value="-1.91754328309045" calcext:value-type="float">
            <text:p>-1.91754328309045</text:p>
          </table:table-cell>
          <table:table-cell office:value-type="float" office:value="2.93932719969218" calcext:value-type="float">
            <text:p>2.93932719969218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3.34842571704361" calcext:value-type="float">
            <text:p>-3.34842571704361</text:p>
          </table:table-cell>
          <table:table-cell office:value-type="float" office:value="-1.92778484609209" calcext:value-type="float">
            <text:p>-1.92778484609209</text:p>
          </table:table-cell>
          <table:table-cell office:value-type="float" office:value="2.81471259123088" calcext:value-type="float">
            <text:p>2.81471259123088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12280455823804" calcext:value-type="float">
            <text:p>-1.12280455823804</text:p>
          </table:table-cell>
          <table:table-cell office:value-type="float" office:value="-2.17535065365864" calcext:value-type="float">
            <text:p>-2.17535065365864</text:p>
          </table:table-cell>
          <table:table-cell office:value-type="float" office:value="2.67841667483876" calcext:value-type="float">
            <text:p>2.67841667483876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55623846810256" calcext:value-type="float">
            <text:p>-1.55623846810256</text:p>
          </table:table-cell>
          <table:table-cell office:value-type="float" office:value="-2.54850099888989" calcext:value-type="float">
            <text:p>-2.54850099888989</text:p>
          </table:table-cell>
          <table:table-cell office:value-type="float" office:value="2.70480771296311" calcext:value-type="float">
            <text:p>2.70480771296311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" calcext:value-type="float">
            <text:p>2</text:p>
          </table:table-cell>
          <table:table-cell office:value-type="float" office:value="-0.328567098031619" calcext:value-type="float">
            <text:p>-0.328567098031619</text:p>
          </table:table-cell>
          <table:table-cell office:value-type="float" office:value="-2.15657695718618" calcext:value-type="float">
            <text:p>-2.15657695718618</text:p>
          </table:table-cell>
          <table:table-cell office:value-type="float" office:value="0.057070518322866" calcext:value-type="float">
            <text:p>0.057070518322866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33506782889195" calcext:value-type="float">
            <text:p>-2.33506782889195</text:p>
          </table:table-cell>
          <table:table-cell office:value-type="float" office:value="-1.78622759218477" calcext:value-type="float">
            <text:p>-1.78622759218477</text:p>
          </table:table-cell>
          <table:table-cell office:value-type="float" office:value="2.42121677804596" calcext:value-type="float">
            <text:p>2.42121677804596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0.928984777975228" calcext:value-type="float">
            <text:p>-0.928984777975228</text:p>
          </table:table-cell>
          <table:table-cell office:value-type="float" office:value="-2.23566975379351" calcext:value-type="float">
            <text:p>-2.23566975379351</text:p>
          </table:table-cell>
          <table:table-cell office:value-type="float" office:value="2.76444959842763" calcext:value-type="float">
            <text:p>2.76444959842763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477420623809174" calcext:value-type="float">
            <text:p>-0.477420623809174</text:p>
          </table:table-cell>
          <table:table-cell office:value-type="float" office:value="-2.122363825943" calcext:value-type="float">
            <text:p>-2.122363825943</text:p>
          </table:table-cell>
          <table:table-cell office:value-type="float" office:value="2.54237928083781" calcext:value-type="float">
            <text:p>2.54237928083781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0.212122735776695" calcext:value-type="float">
            <text:p>0.212122735776695</text:p>
          </table:table-cell>
          <table:table-cell office:value-type="float" office:value="-2.3772362515367" calcext:value-type="float">
            <text:p>-2.3772362515367</text:p>
          </table:table-cell>
          <table:table-cell office:value-type="float" office:value="1.17352362771736" calcext:value-type="float">
            <text:p>1.17352362771736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" calcext:value-type="float">
            <text:p>-2</text:p>
          </table:table-cell>
          <table:table-cell office:value-type="float" office:value="0.436017329687137" calcext:value-type="float">
            <text:p>0.436017329687137</text:p>
          </table:table-cell>
          <table:table-cell office:value-type="float" office:value="-2.54744570014996" calcext:value-type="float">
            <text:p>-2.54744570014996</text:p>
          </table:table-cell>
          <table:table-cell office:value-type="float" office:value="0.52400895081066" calcext:value-type="float">
            <text:p>0.52400895081066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19618575278491" calcext:value-type="float">
            <text:p>-1.19618575278491</text:p>
          </table:table-cell>
          <table:table-cell office:value-type="float" office:value="-2.16147010700711" calcext:value-type="float">
            <text:p>-2.16147010700711</text:p>
          </table:table-cell>
          <table:table-cell office:value-type="float" office:value="2.14140438836618" calcext:value-type="float">
            <text:p>2.14140438836618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061215072462" calcext:value-type="float">
            <text:p>-1.061215072462</text:p>
          </table:table-cell>
          <table:table-cell office:value-type="float" office:value="-1.87363024881812" calcext:value-type="float">
            <text:p>-1.87363024881812</text:p>
          </table:table-cell>
          <table:table-cell office:value-type="float" office:value="2.68040268721378" calcext:value-type="float">
            <text:p>2.68040268721378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88246770182005" calcext:value-type="float">
            <text:p>-1.88246770182005</text:p>
          </table:table-cell>
          <table:table-cell office:value-type="float" office:value="-2.05602143876342" calcext:value-type="float">
            <text:p>-2.05602143876342</text:p>
          </table:table-cell>
          <table:table-cell office:value-type="float" office:value="0.10736985436232" calcext:value-type="float">
            <text:p>0.10736985436232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3.33149105091638" calcext:value-type="float">
            <text:p>-3.33149105091638</text:p>
          </table:table-cell>
          <table:table-cell office:value-type="float" office:value="-2.28915174298465" calcext:value-type="float">
            <text:p>-2.28915174298465</text:p>
          </table:table-cell>
          <table:table-cell office:value-type="float" office:value="1.08601908874069" calcext:value-type="float">
            <text:p>1.08601908874069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" calcext:value-type="float">
            <text:p>2</text:p>
          </table:table-cell>
          <table:table-cell office:value-type="float" office:value="-1.49298156446917" calcext:value-type="float">
            <text:p>-1.49298156446917</text:p>
          </table:table-cell>
          <table:table-cell office:value-type="float" office:value="-2.2285429828157" calcext:value-type="float">
            <text:p>-2.2285429828157</text:p>
          </table:table-cell>
          <table:table-cell office:value-type="float" office:value="2.23487574355806" calcext:value-type="float">
            <text:p>2.23487574355806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4358061873352" calcext:value-type="float">
            <text:p>-1.4358061873352</text:p>
          </table:table-cell>
          <table:table-cell office:value-type="float" office:value="-1.90150914759065" calcext:value-type="float">
            <text:p>-1.90150914759065</text:p>
          </table:table-cell>
          <table:table-cell office:value-type="float" office:value="1.03848627354292" calcext:value-type="float">
            <text:p>1.03848627354292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663405451049453" calcext:value-type="float">
            <text:p>0.663405451049453</text:p>
          </table:table-cell>
          <table:table-cell office:value-type="float" office:value="-2.4426355786427" calcext:value-type="float">
            <text:p>-2.4426355786427</text:p>
          </table:table-cell>
          <table:table-cell office:value-type="float" office:value="2.56024835498125" calcext:value-type="float">
            <text:p>2.56024835498125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26744052459223" calcext:value-type="float">
            <text:p>-2.26744052459223</text:p>
          </table:table-cell>
          <table:table-cell office:value-type="float" office:value="-2.52398201551449" calcext:value-type="float">
            <text:p>-2.52398201551449</text:p>
          </table:table-cell>
          <table:table-cell office:value-type="float" office:value="0.341538331776308" calcext:value-type="float">
            <text:p>0.341538331776308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3.20544703392165" calcext:value-type="float">
            <text:p>-3.20544703392165</text:p>
          </table:table-cell>
          <table:table-cell office:value-type="float" office:value="-1.84172542511422" calcext:value-type="float">
            <text:p>-1.84172542511422</text:p>
          </table:table-cell>
          <table:table-cell office:value-type="float" office:value="2.32803356867872" calcext:value-type="float">
            <text:p>2.32803356867872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" calcext:value-type="float">
            <text:p>-2</text:p>
          </table:table-cell>
          <table:table-cell office:value-type="float" office:value="-0.325841602170164" calcext:value-type="float">
            <text:p>-0.325841602170164</text:p>
          </table:table-cell>
          <table:table-cell office:value-type="float" office:value="-2.48408368562269" calcext:value-type="float">
            <text:p>-2.48408368562269</text:p>
          </table:table-cell>
          <table:table-cell office:value-type="float" office:value="0.27195319138189" calcext:value-type="float">
            <text:p>0.27195319138189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table:number-columns-repeated="2" office:value-type="float" office:value="-2.0943951023932" calcext:value-type="float">
            <text:p>-2.0943951023932</text:p>
          </table:table-cell>
          <table:table-cell office:value-type="float" office:value="-0.716312428624488" calcext:value-type="float">
            <text:p>-0.716312428624488</text:p>
          </table:table-cell>
          <table:table-cell office:value-type="float" office:value="-2.0005541264647" calcext:value-type="float">
            <text:p>-2.0005541264647</text:p>
          </table:table-cell>
          <table:table-cell office:value-type="float" office:value="1.16982428200472" calcext:value-type="float">
            <text:p>1.16982428200472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728990226974547" calcext:value-type="float">
            <text:p>-0.728990226974547</text:p>
          </table:table-cell>
          <table:table-cell office:value-type="float" office:value="-1.77700154353023" calcext:value-type="float">
            <text:p>-1.77700154353023</text:p>
          </table:table-cell>
          <table:table-cell office:value-type="float" office:value="1.70773131273213" calcext:value-type="float">
            <text:p>1.70773131273213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85023012919425" calcext:value-type="float">
            <text:p>-0.85023012919425</text:p>
          </table:table-cell>
          <table:table-cell office:value-type="float" office:value="-1.84998976526921" calcext:value-type="float">
            <text:p>-1.84998976526921</text:p>
          </table:table-cell>
          <table:table-cell office:value-type="float" office:value="2.42907415255186" calcext:value-type="float">
            <text:p>2.42907415255186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0.443790270654761" calcext:value-type="float">
            <text:p>-0.443790270654761</text:p>
          </table:table-cell>
          <table:table-cell office:value-type="float" office:value="-2.48083521502889" calcext:value-type="float">
            <text:p>-2.48083521502889</text:p>
          </table:table-cell>
          <table:table-cell office:value-type="float" office:value="0.469783039162616" calcext:value-type="float">
            <text:p>0.469783039162616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" calcext:value-type="float">
            <text:p>2</text:p>
          </table:table-cell>
          <table:table-cell office:value-type="float" office:value="-1.88716518228216" calcext:value-type="float">
            <text:p>-1.88716518228216</text:p>
          </table:table-cell>
          <table:table-cell office:value-type="float" office:value="-2.29212021993677" calcext:value-type="float">
            <text:p>-2.29212021993677</text:p>
          </table:table-cell>
          <table:table-cell office:value-type="float" office:value="0.296157786677222" calcext:value-type="float">
            <text:p>0.296157786677222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0.045579418843758" calcext:value-type="float">
            <text:p>0.045579418843758</text:p>
          </table:table-cell>
          <table:table-cell office:value-type="float" office:value="-2.27176076924215" calcext:value-type="float">
            <text:p>-2.27176076924215</text:p>
          </table:table-cell>
          <table:table-cell office:value-type="float" office:value="1.99895312095453" calcext:value-type="float">
            <text:p>1.99895312095453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96994834595148" calcext:value-type="float">
            <text:p>-2.96994834595148</text:p>
          </table:table-cell>
          <table:table-cell office:value-type="float" office:value="-2.38369228744992" calcext:value-type="float">
            <text:p>-2.38369228744992</text:p>
          </table:table-cell>
          <table:table-cell office:value-type="float" office:value="0.327769741682342" calcext:value-type="float">
            <text:p>0.327769741682342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30734286710483" calcext:value-type="float">
            <text:p>-1.30734286710483</text:p>
          </table:table-cell>
          <table:table-cell office:value-type="float" office:value="-2.08241661929984" calcext:value-type="float">
            <text:p>-2.08241661929984</text:p>
          </table:table-cell>
          <table:table-cell office:value-type="float" office:value="0.609204947459739" calcext:value-type="float">
            <text:p>0.609204947459739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0.616873949688169" calcext:value-type="float">
            <text:p>0.616873949688169</text:p>
          </table:table-cell>
          <table:table-cell office:value-type="float" office:value="-1.945316822772" calcext:value-type="float">
            <text:p>-1.945316822772</text:p>
          </table:table-cell>
          <table:table-cell office:value-type="float" office:value="0.263732873125378" calcext:value-type="float">
            <text:p>0.263732873125378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" calcext:value-type="float">
            <text:p>-2</text:p>
          </table:table-cell>
          <table:table-cell office:value-type="float" office:value="-2.73120590942003" calcext:value-type="float">
            <text:p>-2.73120590942003</text:p>
          </table:table-cell>
          <table:table-cell office:value-type="float" office:value="-1.92648688091892" calcext:value-type="float">
            <text:p>-1.92648688091892</text:p>
          </table:table-cell>
          <table:table-cell office:value-type="float" office:value="1.10201010001877" calcext:value-type="float">
            <text:p>1.10201010001877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3.23853957316887" calcext:value-type="float">
            <text:p>-3.23853957316887</text:p>
          </table:table-cell>
          <table:table-cell office:value-type="float" office:value="-2.56658150146014" calcext:value-type="float">
            <text:p>-2.56658150146014</text:p>
          </table:table-cell>
          <table:table-cell office:value-type="float" office:value="2.95249372890357" calcext:value-type="float">
            <text:p>2.95249372890357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84685485548748" calcext:value-type="float">
            <text:p>-1.84685485548748</text:p>
          </table:table-cell>
          <table:table-cell office:value-type="float" office:value="-1.85230945613345" calcext:value-type="float">
            <text:p>-1.85230945613345</text:p>
          </table:table-cell>
          <table:table-cell office:value-type="float" office:value="0.66182815700688" calcext:value-type="float">
            <text:p>0.66182815700688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540970750080352" calcext:value-type="float">
            <text:p>0.540970750080352</text:p>
          </table:table-cell>
          <table:table-cell office:value-type="float" office:value="-2.31948389158037" calcext:value-type="float">
            <text:p>-2.31948389158037</text:p>
          </table:table-cell>
          <table:table-cell office:value-type="float" office:value="1.046711965187" calcext:value-type="float">
            <text:p>1.046711965187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156326816294859" calcext:value-type="float">
            <text:p>0.156326816294859</text:p>
          </table:table-cell>
          <table:table-cell office:value-type="float" office:value="-2.32117782964636" calcext:value-type="float">
            <text:p>-2.32117782964636</text:p>
          </table:table-cell>
          <table:table-cell office:value-type="float" office:value="0.70490822552135" calcext:value-type="float">
            <text:p>0.70490822552135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" calcext:value-type="float">
            <text:p>2</text:p>
          </table:table-cell>
          <table:table-cell office:value-type="float" office:value="0.061972019960083" calcext:value-type="float">
            <text:p>0.061972019960083</text:p>
          </table:table-cell>
          <table:table-cell office:value-type="float" office:value="-2.52070171590224" calcext:value-type="float">
            <text:p>-2.52070171590224</text:p>
          </table:table-cell>
          <table:table-cell office:value-type="float" office:value="1.38757946745915" calcext:value-type="float">
            <text:p>1.38757946745915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0374990062049" calcext:value-type="float">
            <text:p>-1.0374990062049</text:p>
          </table:table-cell>
          <table:table-cell office:value-type="float" office:value="-2.28881621825889" calcext:value-type="float">
            <text:p>-2.28881621825889</text:p>
          </table:table-cell>
          <table:table-cell office:value-type="float" office:value="0.523184294531329" calcext:value-type="float">
            <text:p>0.523184294531329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56626078689561" calcext:value-type="float">
            <text:p>-2.56626078689561</text:p>
          </table:table-cell>
          <table:table-cell office:value-type="float" office:value="-2.12516889842329" calcext:value-type="float">
            <text:p>-2.12516889842329</text:p>
          </table:table-cell>
          <table:table-cell office:value-type="float" office:value="0.454304176004173" calcext:value-type="float">
            <text:p>0.454304176004173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640624353308774" calcext:value-type="float">
            <text:p>0.640624353308774</text:p>
          </table:table-cell>
          <table:table-cell office:value-type="float" office:value="-2.03791781419136" calcext:value-type="float">
            <text:p>-2.03791781419136</text:p>
          </table:table-cell>
          <table:table-cell office:value-type="float" office:value="1.81454086544628" calcext:value-type="float">
            <text:p>1.81454086544628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82156963091317" calcext:value-type="float">
            <text:p>-1.82156963091317</text:p>
          </table:table-cell>
          <table:table-cell office:value-type="float" office:value="-2.42281744740705" calcext:value-type="float">
            <text:p>-2.42281744740705</text:p>
          </table:table-cell>
          <table:table-cell office:value-type="float" office:value="0.950619422039746" calcext:value-type="float">
            <text:p>0.950619422039746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" calcext:value-type="float">
            <text:p>-2</text:p>
          </table:table-cell>
          <table:table-cell office:value-type="float" office:value="-1.89166114719527" calcext:value-type="float">
            <text:p>-1.89166114719527</text:p>
          </table:table-cell>
          <table:table-cell office:value-type="float" office:value="-2.13668451571339" calcext:value-type="float">
            <text:p>-2.13668451571339</text:p>
          </table:table-cell>
          <table:table-cell office:value-type="float" office:value="0.135476978621324" calcext:value-type="float">
            <text:p>0.135476978621324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316629933192498" calcext:value-type="float">
            <text:p>-0.316629933192498</text:p>
          </table:table-cell>
          <table:table-cell office:value-type="float" office:value="-1.78975555138184" calcext:value-type="float">
            <text:p>-1.78975555138184</text:p>
          </table:table-cell>
          <table:table-cell office:value-type="float" office:value="2.45091697810072" calcext:value-type="float">
            <text:p>2.45091697810072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551479199807496" calcext:value-type="float">
            <text:p>0.551479199807496</text:p>
          </table:table-cell>
          <table:table-cell office:value-type="float" office:value="-2.46743636103118" calcext:value-type="float">
            <text:p>-2.46743636103118</text:p>
          </table:table-cell>
          <table:table-cell office:value-type="float" office:value="1.68678649329195" calcext:value-type="float">
            <text:p>1.68678649329195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45777514575043" calcext:value-type="float">
            <text:p>-1.45777514575043</text:p>
          </table:table-cell>
          <table:table-cell office:value-type="float" office:value="-1.9015316195011" calcext:value-type="float">
            <text:p>-1.9015316195011</text:p>
          </table:table-cell>
          <table:table-cell office:value-type="float" office:value="1.84516958259584" calcext:value-type="float">
            <text:p>1.84516958259584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36740128168795" calcext:value-type="float">
            <text:p>-1.36740128168795</text:p>
          </table:table-cell>
          <table:table-cell office:value-type="float" office:value="-2.21287256341502" calcext:value-type="float">
            <text:p>-2.21287256341502</text:p>
          </table:table-cell>
          <table:table-cell office:value-type="float" office:value="2.30251581214004" calcext:value-type="float">
            <text:p>2.30251581214004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" calcext:value-type="float">
            <text:p>2</text:p>
          </table:table-cell>
          <table:table-cell office:value-type="float" office:value="-2.02016940385145" calcext:value-type="float">
            <text:p>-2.02016940385145</text:p>
          </table:table-cell>
          <table:table-cell office:value-type="float" office:value="-2.28946749503441" calcext:value-type="float">
            <text:p>-2.28946749503441</text:p>
          </table:table-cell>
          <table:table-cell office:value-type="float" office:value="0.575833943080702" calcext:value-type="float">
            <text:p>0.575833943080702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39281791574336" calcext:value-type="float">
            <text:p>-1.39281791574336</text:p>
          </table:table-cell>
          <table:table-cell office:value-type="float" office:value="-2.06450702369375" calcext:value-type="float">
            <text:p>-2.06450702369375</text:p>
          </table:table-cell>
          <table:table-cell office:value-type="float" office:value="1.27458953230706" calcext:value-type="float">
            <text:p>1.27458953230706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002451163111253" calcext:value-type="float">
            <text:p>0.002451163111253</text:p>
          </table:table-cell>
          <table:table-cell office:value-type="float" office:value="-2.28700349141264" calcext:value-type="float">
            <text:p>-2.28700349141264</text:p>
          </table:table-cell>
          <table:table-cell office:value-type="float" office:value="0.230604338675992" calcext:value-type="float">
            <text:p>0.230604338675992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025622790683654" calcext:value-type="float">
            <text:p>-0.025622790683654</text:p>
          </table:table-cell>
          <table:table-cell office:value-type="float" office:value="-1.96352973699783" calcext:value-type="float">
            <text:p>-1.96352973699783</text:p>
          </table:table-cell>
          <table:table-cell office:value-type="float" office:value="2.18976091311895" calcext:value-type="float">
            <text:p>2.18976091311895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854262122041441" calcext:value-type="float">
            <text:p>-0.854262122041441</text:p>
          </table:table-cell>
          <table:table-cell office:value-type="float" office:value="-2.00879065763913" calcext:value-type="float">
            <text:p>-2.00879065763913</text:p>
          </table:table-cell>
          <table:table-cell office:value-type="float" office:value="1.81949595030537" calcext:value-type="float">
            <text:p>1.81949595030537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" calcext:value-type="float">
            <text:p>-2</text:p>
          </table:table-cell>
          <table:table-cell office:value-type="float" office:value="-0.000346802405449" calcext:value-type="float">
            <text:p>-0.000346802405449</text:p>
          </table:table-cell>
          <table:table-cell office:value-type="float" office:value="-2.23008072722383" calcext:value-type="float">
            <text:p>-2.23008072722383</text:p>
          </table:table-cell>
          <table:table-cell office:value-type="float" office:value="0.127201239432056" calcext:value-type="float">
            <text:p>0.127201239432056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720425129311351" calcext:value-type="float">
            <text:p>-0.720425129311351</text:p>
          </table:table-cell>
          <table:table-cell office:value-type="float" office:value="-2.14149023012051" calcext:value-type="float">
            <text:p>-2.14149023012051</text:p>
          </table:table-cell>
          <table:table-cell office:value-type="float" office:value="1.42337589876899" calcext:value-type="float">
            <text:p>1.42337589876899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023594665858739" calcext:value-type="float">
            <text:p>0.023594665858739</text:p>
          </table:table-cell>
          <table:table-cell office:value-type="float" office:value="-1.95339020976629" calcext:value-type="float">
            <text:p>-1.95339020976629</text:p>
          </table:table-cell>
          <table:table-cell office:value-type="float" office:value="0.085136095612375" calcext:value-type="float">
            <text:p>0.085136095612375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47195662930843" calcext:value-type="float">
            <text:p>-2.47195662930843</text:p>
          </table:table-cell>
          <table:table-cell office:value-type="float" office:value="-2.56059575045069" calcext:value-type="float">
            <text:p>-2.56059575045069</text:p>
          </table:table-cell>
          <table:table-cell office:value-type="float" office:value="0.920999156477499" calcext:value-type="float">
            <text:p>0.920999156477499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747373865328213" calcext:value-type="float">
            <text:p>0.747373865328213</text:p>
          </table:table-cell>
          <table:table-cell office:value-type="float" office:value="-2.4327630973946" calcext:value-type="float">
            <text:p>-2.4327630973946</text:p>
          </table:table-cell>
          <table:table-cell office:value-type="float" office:value="0.485063331976747" calcext:value-type="float">
            <text:p>0.485063331976747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" calcext:value-type="float">
            <text:p>2</text:p>
          </table:table-cell>
          <table:table-cell office:value-type="float" office:value="-1.83448756708826" calcext:value-type="float">
            <text:p>-1.83448756708826</text:p>
          </table:table-cell>
          <table:table-cell office:value-type="float" office:value="-1.98731500203621" calcext:value-type="float">
            <text:p>-1.98731500203621</text:p>
          </table:table-cell>
          <table:table-cell office:value-type="float" office:value="2.82709433020783" calcext:value-type="float">
            <text:p>2.82709433020783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89956463103657" calcext:value-type="float">
            <text:p>-1.89956463103657</text:p>
          </table:table-cell>
          <table:table-cell office:value-type="float" office:value="-2.47460542381209" calcext:value-type="float">
            <text:p>-2.47460542381209</text:p>
          </table:table-cell>
          <table:table-cell office:value-type="float" office:value="3.10838864924334" calcext:value-type="float">
            <text:p>3.10838864924334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69607584923395" calcext:value-type="float">
            <text:p>-1.69607584923395</text:p>
          </table:table-cell>
          <table:table-cell office:value-type="float" office:value="-2.16003740710013" calcext:value-type="float">
            <text:p>-2.16003740710013</text:p>
          </table:table-cell>
          <table:table-cell office:value-type="float" office:value="0.132665041101791" calcext:value-type="float">
            <text:p>0.132665041101791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60507816910623" calcext:value-type="float">
            <text:p>-1.60507816910623</text:p>
          </table:table-cell>
          <table:table-cell office:value-type="float" office:value="-2.3939705872056" calcext:value-type="float">
            <text:p>-2.3939705872056</text:p>
          </table:table-cell>
          <table:table-cell office:value-type="float" office:value="1.63013470196758" calcext:value-type="float">
            <text:p>1.63013470196758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3.26656735367187" calcext:value-type="float">
            <text:p>-3.26656735367187</text:p>
          </table:table-cell>
          <table:table-cell office:value-type="float" office:value="-2.31820983095851" calcext:value-type="float">
            <text:p>-2.31820983095851</text:p>
          </table:table-cell>
          <table:table-cell office:value-type="float" office:value="1.55429941682215" calcext:value-type="float">
            <text:p>1.55429941682215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" calcext:value-type="float">
            <text:p>-2</text:p>
          </table:table-cell>
          <table:table-cell office:value-type="float" office:value="-2.43104316265369" calcext:value-type="float">
            <text:p>-2.43104316265369</text:p>
          </table:table-cell>
          <table:table-cell office:value-type="float" office:value="-1.76366470691496" calcext:value-type="float">
            <text:p>-1.76366470691496</text:p>
          </table:table-cell>
          <table:table-cell office:value-type="float" office:value="2.12902726613657" calcext:value-type="float">
            <text:p>2.12902726613657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3.48169632635741" calcext:value-type="float">
            <text:p>-3.48169632635741</text:p>
          </table:table-cell>
          <table:table-cell office:value-type="float" office:value="-2.35519805461414" calcext:value-type="float">
            <text:p>-2.35519805461414</text:p>
          </table:table-cell>
          <table:table-cell office:value-type="float" office:value="2.69708303398038" calcext:value-type="float">
            <text:p>2.69708303398038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83407080845636" calcext:value-type="float">
            <text:p>-1.83407080845636</text:p>
          </table:table-cell>
          <table:table-cell office:value-type="float" office:value="-1.89236286237404" calcext:value-type="float">
            <text:p>-1.89236286237404</text:p>
          </table:table-cell>
          <table:table-cell office:value-type="float" office:value="2.06026744365435" calcext:value-type="float">
            <text:p>2.06026744365435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1289360547819" calcext:value-type="float">
            <text:p>-2.1289360547819</text:p>
          </table:table-cell>
          <table:table-cell office:value-type="float" office:value="-2.13874827311046" calcext:value-type="float">
            <text:p>-2.13874827311046</text:p>
          </table:table-cell>
          <table:table-cell office:value-type="float" office:value="3.12270847332297" calcext:value-type="float">
            <text:p>3.12270847332297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3.2486431283717" calcext:value-type="float">
            <text:p>-3.2486431283717</text:p>
          </table:table-cell>
          <table:table-cell office:value-type="float" office:value="-1.86525474637305" calcext:value-type="float">
            <text:p>-1.86525474637305</text:p>
          </table:table-cell>
          <table:table-cell office:value-type="float" office:value="2.77027462155243" calcext:value-type="float">
            <text:p>2.77027462155243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" calcext:value-type="float">
            <text:p>2</text:p>
          </table:table-cell>
          <table:table-cell office:value-type="float" office:value="-1.67109156035495" calcext:value-type="float">
            <text:p>-1.67109156035495</text:p>
          </table:table-cell>
          <table:table-cell office:value-type="float" office:value="-2.06138566988898" calcext:value-type="float">
            <text:p>-2.06138566988898</text:p>
          </table:table-cell>
          <table:table-cell office:value-type="float" office:value="2.20990758902909" calcext:value-type="float">
            <text:p>2.20990758902909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56406949377508" calcext:value-type="float">
            <text:p>-1.56406949377508</text:p>
          </table:table-cell>
          <table:table-cell office:value-type="float" office:value="-2.11354126279572" calcext:value-type="float">
            <text:p>-2.11354126279572</text:p>
          </table:table-cell>
          <table:table-cell office:value-type="float" office:value="0.140857257622432" calcext:value-type="float">
            <text:p>0.140857257622432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0.276868337840196" calcext:value-type="float">
            <text:p>-0.276868337840196</text:p>
          </table:table-cell>
          <table:table-cell office:value-type="float" office:value="-1.80853502419166" calcext:value-type="float">
            <text:p>-1.80853502419166</text:p>
          </table:table-cell>
          <table:table-cell office:value-type="float" office:value="2.94945525993716" calcext:value-type="float">
            <text:p>2.94945525993716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846438329505938" calcext:value-type="float">
            <text:p>0.846438329505938</text:p>
          </table:table-cell>
          <table:table-cell office:value-type="float" office:value="-2.21778594272668" calcext:value-type="float">
            <text:p>-2.21778594272668</text:p>
          </table:table-cell>
          <table:table-cell office:value-type="float" office:value="1.25790107726204" calcext:value-type="float">
            <text:p>1.25790107726204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69990600220439" calcext:value-type="float">
            <text:p>-1.69990600220439</text:p>
          </table:table-cell>
          <table:table-cell office:value-type="float" office:value="-2.58613593304346" calcext:value-type="float">
            <text:p>-2.58613593304346</text:p>
          </table:table-cell>
          <table:table-cell office:value-type="float" office:value="2.83501152358498" calcext:value-type="float">
            <text:p>2.83501152358498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" calcext:value-type="float">
            <text:p>-2</text:p>
          </table:table-cell>
          <table:table-cell office:value-type="float" office:value="0.840690456187732" calcext:value-type="float">
            <text:p>0.840690456187732</text:p>
          </table:table-cell>
          <table:table-cell office:value-type="float" office:value="-2.00903510935947" calcext:value-type="float">
            <text:p>-2.00903510935947</text:p>
          </table:table-cell>
          <table:table-cell office:value-type="float" office:value="2.08867713559626" calcext:value-type="float">
            <text:p>2.08867713559626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119896064792431" calcext:value-type="float">
            <text:p>-0.119896064792431</text:p>
          </table:table-cell>
          <table:table-cell office:value-type="float" office:value="-2.01903219019984" calcext:value-type="float">
            <text:p>-2.01903219019984</text:p>
          </table:table-cell>
          <table:table-cell office:value-type="float" office:value="0.517881334969027" calcext:value-type="float">
            <text:p>0.517881334969027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64888769525033" calcext:value-type="float">
            <text:p>-1.64888769525033</text:p>
          </table:table-cell>
          <table:table-cell office:value-type="float" office:value="-1.81662326036332" calcext:value-type="float">
            <text:p>-1.81662326036332</text:p>
          </table:table-cell>
          <table:table-cell office:value-type="float" office:value="3.02255206734257" calcext:value-type="float">
            <text:p>3.02255206734257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58745082279658" calcext:value-type="float">
            <text:p>-2.58745082279658</text:p>
          </table:table-cell>
          <table:table-cell office:value-type="float" office:value="-2.15716014438852" calcext:value-type="float">
            <text:p>-2.15716014438852</text:p>
          </table:table-cell>
          <table:table-cell office:value-type="float" office:value="2.98113034690324" calcext:value-type="float">
            <text:p>2.98113034690324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322300988848281" calcext:value-type="float">
            <text:p>0.322300988848281</text:p>
          </table:table-cell>
          <table:table-cell office:value-type="float" office:value="-1.86843953988118" calcext:value-type="float">
            <text:p>-1.86843953988118</text:p>
          </table:table-cell>
          <table:table-cell office:value-type="float" office:value="1.04957961952856" calcext:value-type="float">
            <text:p>1.04957961952856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" calcext:value-type="float">
            <text:p>2</text:p>
          </table:table-cell>
          <table:table-cell office:value-type="float" office:value="-2.89044412524875" calcext:value-type="float">
            <text:p>-2.89044412524875</text:p>
          </table:table-cell>
          <table:table-cell office:value-type="float" office:value="-1.92159642983167" calcext:value-type="float">
            <text:p>-1.92159642983167</text:p>
          </table:table-cell>
          <table:table-cell office:value-type="float" office:value="0.526604045049754" calcext:value-type="float">
            <text:p>0.526604045049754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70632718812358" calcext:value-type="float">
            <text:p>-2.70632718812358</text:p>
          </table:table-cell>
          <table:table-cell office:value-type="float" office:value="-2.0677778087415" calcext:value-type="float">
            <text:p>-2.0677778087415</text:p>
          </table:table-cell>
          <table:table-cell office:value-type="float" office:value="1.54298912560875" calcext:value-type="float">
            <text:p>1.54298912560875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80690378621423" calcext:value-type="float">
            <text:p>-2.80690378621423</text:p>
          </table:table-cell>
          <table:table-cell office:value-type="float" office:value="-1.8513099390688" calcext:value-type="float">
            <text:p>-1.8513099390688</text:p>
          </table:table-cell>
          <table:table-cell office:value-type="float" office:value="1.88000020427932" calcext:value-type="float">
            <text:p>1.88000020427932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15745964091559" calcext:value-type="float">
            <text:p>-2.15745964091559</text:p>
          </table:table-cell>
          <table:table-cell office:value-type="float" office:value="-2.09074842940797" calcext:value-type="float">
            <text:p>-2.09074842940797</text:p>
          </table:table-cell>
          <table:table-cell office:value-type="float" office:value="2.51883321492347" calcext:value-type="float">
            <text:p>2.51883321492347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177584461823693" calcext:value-type="float">
            <text:p>-0.177584461823693</text:p>
          </table:table-cell>
          <table:table-cell office:value-type="float" office:value="-2.0974589394229" calcext:value-type="float">
            <text:p>-2.0974589394229</text:p>
          </table:table-cell>
          <table:table-cell office:value-type="float" office:value="1.79665823479701" calcext:value-type="float">
            <text:p>1.79665823479701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" calcext:value-type="float">
            <text:p>-2</text:p>
          </table:table-cell>
          <table:table-cell office:value-type="float" office:value="-1.28898935284544" calcext:value-type="float">
            <text:p>-1.28898935284544</text:p>
          </table:table-cell>
          <table:table-cell office:value-type="float" office:value="-1.7680904162359" calcext:value-type="float">
            <text:p>-1.7680904162359</text:p>
          </table:table-cell>
          <table:table-cell office:value-type="float" office:value="0.601491596849847" calcext:value-type="float">
            <text:p>0.601491596849847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082525612994097" calcext:value-type="float">
            <text:p>-0.082525612994097</text:p>
          </table:table-cell>
          <table:table-cell office:value-type="float" office:value="-2.25421475107203" calcext:value-type="float">
            <text:p>-2.25421475107203</text:p>
          </table:table-cell>
          <table:table-cell office:value-type="float" office:value="1.35781525086872" calcext:value-type="float">
            <text:p>1.35781525086872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3652621492059" calcext:value-type="float">
            <text:p>-2.3652621492059</text:p>
          </table:table-cell>
          <table:table-cell office:value-type="float" office:value="-2.28190984751352" calcext:value-type="float">
            <text:p>-2.28190984751352</text:p>
          </table:table-cell>
          <table:table-cell office:value-type="float" office:value="2.2782648631889" calcext:value-type="float">
            <text:p>2.2782648631889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621756406452637" calcext:value-type="float">
            <text:p>0.621756406452637</text:p>
          </table:table-cell>
          <table:table-cell office:value-type="float" office:value="-1.85876820084808" calcext:value-type="float">
            <text:p>-1.85876820084808</text:p>
          </table:table-cell>
          <table:table-cell office:value-type="float" office:value="1.86272905164072" calcext:value-type="float">
            <text:p>1.86272905164072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23981910993549" calcext:value-type="float">
            <text:p>-1.23981910993549</text:p>
          </table:table-cell>
          <table:table-cell office:value-type="float" office:value="-2.06928646615967" calcext:value-type="float">
            <text:p>-2.06928646615967</text:p>
          </table:table-cell>
          <table:table-cell office:value-type="float" office:value="2.85200094085565" calcext:value-type="float">
            <text:p>2.85200094085565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" calcext:value-type="float">
            <text:p>2</text:p>
          </table:table-cell>
          <table:table-cell office:value-type="float" office:value="-2.03128611732348" calcext:value-type="float">
            <text:p>-2.03128611732348</text:p>
          </table:table-cell>
          <table:table-cell office:value-type="float" office:value="-2.53693772775222" calcext:value-type="float">
            <text:p>-2.53693772775222</text:p>
          </table:table-cell>
          <table:table-cell office:value-type="float" office:value="2.47515221074954" calcext:value-type="float">
            <text:p>2.47515221074954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63184301287711" calcext:value-type="float">
            <text:p>-2.63184301287711</text:p>
          </table:table-cell>
          <table:table-cell office:value-type="float" office:value="-1.84802088071448" calcext:value-type="float">
            <text:p>-1.84802088071448</text:p>
          </table:table-cell>
          <table:table-cell office:value-type="float" office:value="0.15430733440465" calcext:value-type="float">
            <text:p>0.15430733440465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4107722022882" calcext:value-type="float">
            <text:p>-2.4107722022882</text:p>
          </table:table-cell>
          <table:table-cell office:value-type="float" office:value="-2.1024228071509" calcext:value-type="float">
            <text:p>-2.1024228071509</text:p>
          </table:table-cell>
          <table:table-cell office:value-type="float" office:value="0.738481896989367" calcext:value-type="float">
            <text:p>0.738481896989367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134491713439331" calcext:value-type="float">
            <text:p>-0.134491713439331</text:p>
          </table:table-cell>
          <table:table-cell office:value-type="float" office:value="-2.44931190230913" calcext:value-type="float">
            <text:p>-2.44931190230913</text:p>
          </table:table-cell>
          <table:table-cell office:value-type="float" office:value="0.946480342134604" calcext:value-type="float">
            <text:p>0.946480342134604</text:p>
          </table:table-cell>
        </table:table-row>
        <table:table-row table:style-name="ro1">
          <table:table-cell office:value-type="float" office:value="3.92699081698724" calcext:value-type="float">
            <text:p>3.9269908169872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0.164150588256737" calcext:value-type="float">
            <text:p>0.164150588256737</text:p>
          </table:table-cell>
          <table:table-cell office:value-type="float" office:value="-1.80115094080051" calcext:value-type="float">
            <text:p>-1.80115094080051</text:p>
          </table:table-cell>
          <table:table-cell office:value-type="float" office:value="0.575650961094435" calcext:value-type="float">
            <text:p>0.575650961094435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" calcext:value-type="float">
            <text:p>-2</text:p>
          </table:table-cell>
          <table:table-cell office:value-type="float" office:value="-0.872243784336255" calcext:value-type="float">
            <text:p>-0.872243784336255</text:p>
          </table:table-cell>
          <table:table-cell office:value-type="float" office:value="-1.78904359535602" calcext:value-type="float">
            <text:p>-1.78904359535602</text:p>
          </table:table-cell>
          <table:table-cell office:value-type="float" office:value="1.48295821217464" calcext:value-type="float">
            <text:p>1.48295821217464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627644712311688" calcext:value-type="float">
            <text:p>0.627644712311688</text:p>
          </table:table-cell>
          <table:table-cell office:value-type="float" office:value="-1.83612157978634" calcext:value-type="float">
            <text:p>-1.83612157978634</text:p>
          </table:table-cell>
          <table:table-cell office:value-type="float" office:value="2.8901813932334" calcext:value-type="float">
            <text:p>2.8901813932334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441567061870656" calcext:value-type="float">
            <text:p>-0.441567061870656</text:p>
          </table:table-cell>
          <table:table-cell office:value-type="float" office:value="-2.00557998390126" calcext:value-type="float">
            <text:p>-2.00557998390126</text:p>
          </table:table-cell>
          <table:table-cell office:value-type="float" office:value="0.315609229654355" calcext:value-type="float">
            <text:p>0.315609229654355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050220994636872" calcext:value-type="float">
            <text:p>-0.050220994636872</text:p>
          </table:table-cell>
          <table:table-cell office:value-type="float" office:value="-2.41195547608217" calcext:value-type="float">
            <text:p>-2.41195547608217</text:p>
          </table:table-cell>
          <table:table-cell office:value-type="float" office:value="1.56300679420868" calcext:value-type="float">
            <text:p>1.56300679420868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856967203693489" calcext:value-type="float">
            <text:p>0.856967203693489</text:p>
          </table:table-cell>
          <table:table-cell office:value-type="float" office:value="-2.51782462743842" calcext:value-type="float">
            <text:p>-2.51782462743842</text:p>
          </table:table-cell>
          <table:table-cell office:value-type="float" office:value="2.87479113726436" calcext:value-type="float">
            <text:p>2.87479113726436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" calcext:value-type="float">
            <text:p>2</text:p>
          </table:table-cell>
          <table:table-cell office:value-type="float" office:value="-1.76921546012854" calcext:value-type="float">
            <text:p>-1.76921546012854</text:p>
          </table:table-cell>
          <table:table-cell office:value-type="float" office:value="-2.19998516166531" calcext:value-type="float">
            <text:p>-2.19998516166531</text:p>
          </table:table-cell>
          <table:table-cell office:value-type="float" office:value="2.15175525829132" calcext:value-type="float">
            <text:p>2.15175525829132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83301938303887" calcext:value-type="float">
            <text:p>-2.83301938303887</text:p>
          </table:table-cell>
          <table:table-cell office:value-type="float" office:value="-1.9586502392824" calcext:value-type="float">
            <text:p>-1.9586502392824</text:p>
          </table:table-cell>
          <table:table-cell office:value-type="float" office:value="0.167914814982511" calcext:value-type="float">
            <text:p>0.167914814982511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19224949040308" calcext:value-type="float">
            <text:p>-2.19224949040308</text:p>
          </table:table-cell>
          <table:table-cell office:value-type="float" office:value="-2.58307640775909" calcext:value-type="float">
            <text:p>-2.58307640775909</text:p>
          </table:table-cell>
          <table:table-cell office:value-type="float" office:value="0.364237140877041" calcext:value-type="float">
            <text:p>0.364237140877041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35372427229972" calcext:value-type="float">
            <text:p>-2.35372427229972</text:p>
          </table:table-cell>
          <table:table-cell office:value-type="float" office:value="-2.60023936856013" calcext:value-type="float">
            <text:p>-2.60023936856013</text:p>
          </table:table-cell>
          <table:table-cell office:value-type="float" office:value="1.92286669846842" calcext:value-type="float">
            <text:p>1.92286669846842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058748214598917" calcext:value-type="float">
            <text:p>-0.058748214598917</text:p>
          </table:table-cell>
          <table:table-cell office:value-type="float" office:value="-1.88331957339515" calcext:value-type="float">
            <text:p>-1.88331957339515</text:p>
          </table:table-cell>
          <table:table-cell office:value-type="float" office:value="2.5052182182135" calcext:value-type="float">
            <text:p>2.5052182182135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" calcext:value-type="float">
            <text:p>-2</text:p>
          </table:table-cell>
          <table:table-cell office:value-type="float" office:value="-2.79129559762001" calcext:value-type="float">
            <text:p>-2.79129559762001</text:p>
          </table:table-cell>
          <table:table-cell office:value-type="float" office:value="-2.25783558972518" calcext:value-type="float">
            <text:p>-2.25783558972518</text:p>
          </table:table-cell>
          <table:table-cell office:value-type="float" office:value="2.30855210395659" calcext:value-type="float">
            <text:p>2.30855210395659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846679391703763" calcext:value-type="float">
            <text:p>0.846679391703763</text:p>
          </table:table-cell>
          <table:table-cell office:value-type="float" office:value="-2.15182300663204" calcext:value-type="float">
            <text:p>-2.15182300663204</text:p>
          </table:table-cell>
          <table:table-cell office:value-type="float" office:value="1.32465067578469" calcext:value-type="float">
            <text:p>1.32465067578469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57999423094816" calcext:value-type="float">
            <text:p>-2.57999423094816</text:p>
          </table:table-cell>
          <table:table-cell office:value-type="float" office:value="-2.2305830698243" calcext:value-type="float">
            <text:p>-2.2305830698243</text:p>
          </table:table-cell>
          <table:table-cell office:value-type="float" office:value="1.71513636625359" calcext:value-type="float">
            <text:p>1.71513636625359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07444223076787" calcext:value-type="float">
            <text:p>-1.07444223076787</text:p>
          </table:table-cell>
          <table:table-cell office:value-type="float" office:value="-1.74710264977733" calcext:value-type="float">
            <text:p>-1.74710264977733</text:p>
          </table:table-cell>
          <table:table-cell office:value-type="float" office:value="2.06607668876252" calcext:value-type="float">
            <text:p>2.06607668876252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22358184930782" calcext:value-type="float">
            <text:p>-1.22358184930782</text:p>
          </table:table-cell>
          <table:table-cell office:value-type="float" office:value="-2.26791414830639" calcext:value-type="float">
            <text:p>-2.26791414830639</text:p>
          </table:table-cell>
          <table:table-cell office:value-type="float" office:value="0.311132119931231" calcext:value-type="float">
            <text:p>0.311132119931231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" calcext:value-type="float">
            <text:p>2</text:p>
          </table:table-cell>
          <table:table-cell office:value-type="float" office:value="-2.75120085938029" calcext:value-type="float">
            <text:p>-2.75120085938029</text:p>
          </table:table-cell>
          <table:table-cell office:value-type="float" office:value="-2.36517723861115" calcext:value-type="float">
            <text:p>-2.36517723861115</text:p>
          </table:table-cell>
          <table:table-cell office:value-type="float" office:value="1.75353380298299" calcext:value-type="float">
            <text:p>1.75353380298299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03043873421912" calcext:value-type="float">
            <text:p>-2.03043873421912</text:p>
          </table:table-cell>
          <table:table-cell office:value-type="float" office:value="-1.95538337709831" calcext:value-type="float">
            <text:p>-1.95538337709831</text:p>
          </table:table-cell>
          <table:table-cell office:value-type="float" office:value="2.30626814672035" calcext:value-type="float">
            <text:p>2.30626814672035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94474156857863" calcext:value-type="float">
            <text:p>-1.94474156857863</text:p>
          </table:table-cell>
          <table:table-cell office:value-type="float" office:value="-2.06237719858164" calcext:value-type="float">
            <text:p>-2.06237719858164</text:p>
          </table:table-cell>
          <table:table-cell office:value-type="float" office:value="2.9789092298949" calcext:value-type="float">
            <text:p>2.9789092298949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66332871944753" calcext:value-type="float">
            <text:p>-2.66332871944753</text:p>
          </table:table-cell>
          <table:table-cell office:value-type="float" office:value="-2.26385861171617" calcext:value-type="float">
            <text:p>-2.26385861171617</text:p>
          </table:table-cell>
          <table:table-cell office:value-type="float" office:value="0.943595680408041" calcext:value-type="float">
            <text:p>0.943595680408041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500177090684112" calcext:value-type="float">
            <text:p>-0.500177090684112</text:p>
          </table:table-cell>
          <table:table-cell office:value-type="float" office:value="-2.18282795840354" calcext:value-type="float">
            <text:p>-2.18282795840354</text:p>
          </table:table-cell>
          <table:table-cell office:value-type="float" office:value="2.0516353728349" calcext:value-type="float">
            <text:p>2.0516353728349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" calcext:value-type="float">
            <text:p>-2</text:p>
          </table:table-cell>
          <table:table-cell office:value-type="float" office:value="-1.49247332569034" calcext:value-type="float">
            <text:p>-1.49247332569034</text:p>
          </table:table-cell>
          <table:table-cell office:value-type="float" office:value="-1.76837502330481" calcext:value-type="float">
            <text:p>-1.76837502330481</text:p>
          </table:table-cell>
          <table:table-cell office:value-type="float" office:value="2.72732081653955" calcext:value-type="float">
            <text:p>2.72732081653955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table:number-columns-repeated="2" office:value-type="float" office:value="-2.0943951023932" calcext:value-type="float">
            <text:p>-2.0943951023932</text:p>
          </table:table-cell>
          <table:table-cell office:value-type="float" office:value="-2.72214904994022" calcext:value-type="float">
            <text:p>-2.72214904994022</text:p>
          </table:table-cell>
          <table:table-cell office:value-type="float" office:value="-2.44972628402662" calcext:value-type="float">
            <text:p>-2.44972628402662</text:p>
          </table:table-cell>
          <table:table-cell office:value-type="float" office:value="1.44634757812951" calcext:value-type="float">
            <text:p>1.44634757812951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3.36222883052311" calcext:value-type="float">
            <text:p>-3.36222883052311</text:p>
          </table:table-cell>
          <table:table-cell office:value-type="float" office:value="-2.31577619355301" calcext:value-type="float">
            <text:p>-2.31577619355301</text:p>
          </table:table-cell>
          <table:table-cell office:value-type="float" office:value="1.91920142117265" calcext:value-type="float">
            <text:p>1.91920142117265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116618689897204" calcext:value-type="float">
            <text:p>-0.116618689897204</text:p>
          </table:table-cell>
          <table:table-cell office:value-type="float" office:value="-2.11255091222695" calcext:value-type="float">
            <text:p>-2.11255091222695</text:p>
          </table:table-cell>
          <table:table-cell office:value-type="float" office:value="2.73270031341666" calcext:value-type="float">
            <text:p>2.73270031341666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04606344960629" calcext:value-type="float">
            <text:p>-2.04606344960629</text:p>
          </table:table-cell>
          <table:table-cell office:value-type="float" office:value="-2.01223317565348" calcext:value-type="float">
            <text:p>-2.01223317565348</text:p>
          </table:table-cell>
          <table:table-cell office:value-type="float" office:value="1.42739051965941" calcext:value-type="float">
            <text:p>1.42739051965941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" calcext:value-type="float">
            <text:p>2</text:p>
          </table:table-cell>
          <table:table-cell office:value-type="float" office:value="-0.798186703718458" calcext:value-type="float">
            <text:p>-0.798186703718458</text:p>
          </table:table-cell>
          <table:table-cell office:value-type="float" office:value="-2.01606038587777" calcext:value-type="float">
            <text:p>-2.01606038587777</text:p>
          </table:table-cell>
          <table:table-cell office:value-type="float" office:value="0.654904529164795" calcext:value-type="float">
            <text:p>0.654904529164795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20911273788891" calcext:value-type="float">
            <text:p>-2.20911273788891</text:p>
          </table:table-cell>
          <table:table-cell office:value-type="float" office:value="-2.37963282414412" calcext:value-type="float">
            <text:p>-2.37963282414412</text:p>
          </table:table-cell>
          <table:table-cell office:value-type="float" office:value="1.25361588584268" calcext:value-type="float">
            <text:p>1.25361588584268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012704517972196" calcext:value-type="float">
            <text:p>0.012704517972196</text:p>
          </table:table-cell>
          <table:table-cell office:value-type="float" office:value="-2.04864673414195" calcext:value-type="float">
            <text:p>-2.04864673414195</text:p>
          </table:table-cell>
          <table:table-cell office:value-type="float" office:value="0.15745413788183" calcext:value-type="float">
            <text:p>0.15745413788183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3.31848975095218" calcext:value-type="float">
            <text:p>-3.31848975095218</text:p>
          </table:table-cell>
          <table:table-cell office:value-type="float" office:value="-2.40117445403543" calcext:value-type="float">
            <text:p>-2.40117445403543</text:p>
          </table:table-cell>
          <table:table-cell office:value-type="float" office:value="2.33179746347262" calcext:value-type="float">
            <text:p>2.33179746347262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78029275196175" calcext:value-type="float">
            <text:p>-1.78029275196175</text:p>
          </table:table-cell>
          <table:table-cell office:value-type="float" office:value="-2.002772728596" calcext:value-type="float">
            <text:p>-2.002772728596</text:p>
          </table:table-cell>
          <table:table-cell office:value-type="float" office:value="2.8881068192701" calcext:value-type="float">
            <text:p>2.8881068192701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" calcext:value-type="float">
            <text:p>-2</text:p>
          </table:table-cell>
          <table:table-cell office:value-type="float" office:value="-2.03681425183084" calcext:value-type="float">
            <text:p>-2.03681425183084</text:p>
          </table:table-cell>
          <table:table-cell office:value-type="float" office:value="-2.58484228000569" calcext:value-type="float">
            <text:p>-2.58484228000569</text:p>
          </table:table-cell>
          <table:table-cell office:value-type="float" office:value="1.81332915287907" calcext:value-type="float">
            <text:p>1.81332915287907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069140546977435" calcext:value-type="float">
            <text:p>0.069140546977435</text:p>
          </table:table-cell>
          <table:table-cell office:value-type="float" office:value="-1.98152940375358" calcext:value-type="float">
            <text:p>-1.98152940375358</text:p>
          </table:table-cell>
          <table:table-cell office:value-type="float" office:value="0.974153677606091" calcext:value-type="float">
            <text:p>0.974153677606091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676211992562366" calcext:value-type="float">
            <text:p>0.676211992562366</text:p>
          </table:table-cell>
          <table:table-cell office:value-type="float" office:value="-2.07686818936229" calcext:value-type="float">
            <text:p>-2.07686818936229</text:p>
          </table:table-cell>
          <table:table-cell office:value-type="float" office:value="2.27404417163985" calcext:value-type="float">
            <text:p>2.27404417163985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82896128432574" calcext:value-type="float">
            <text:p>-1.82896128432574</text:p>
          </table:table-cell>
          <table:table-cell office:value-type="float" office:value="-2.54613517604052" calcext:value-type="float">
            <text:p>-2.54613517604052</text:p>
          </table:table-cell>
          <table:table-cell office:value-type="float" office:value="2.34769801074082" calcext:value-type="float">
            <text:p>2.34769801074082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30377623450073" calcext:value-type="float">
            <text:p>-1.30377623450073</text:p>
          </table:table-cell>
          <table:table-cell office:value-type="float" office:value="-2.55264337428232" calcext:value-type="float">
            <text:p>-2.55264337428232</text:p>
          </table:table-cell>
          <table:table-cell office:value-type="float" office:value="2.33538769488716" calcext:value-type="float">
            <text:p>2.33538769488716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" calcext:value-type="float">
            <text:p>2</text:p>
          </table:table-cell>
          <table:table-cell office:value-type="float" office:value="-1.82108436703654" calcext:value-type="float">
            <text:p>-1.82108436703654</text:p>
          </table:table-cell>
          <table:table-cell office:value-type="float" office:value="-2.41888745626849" calcext:value-type="float">
            <text:p>-2.41888745626849</text:p>
          </table:table-cell>
          <table:table-cell office:value-type="float" office:value="1.85670480330085" calcext:value-type="float">
            <text:p>1.85670480330085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046872815965556" calcext:value-type="float">
            <text:p>-0.046872815965556</text:p>
          </table:table-cell>
          <table:table-cell office:value-type="float" office:value="-1.99023620947627" calcext:value-type="float">
            <text:p>-1.99023620947627</text:p>
          </table:table-cell>
          <table:table-cell office:value-type="float" office:value="2.29457015660336" calcext:value-type="float">
            <text:p>2.29457015660336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3.31924103446098" calcext:value-type="float">
            <text:p>-3.31924103446098</text:p>
          </table:table-cell>
          <table:table-cell office:value-type="float" office:value="-1.80859604018454" calcext:value-type="float">
            <text:p>-1.80859604018454</text:p>
          </table:table-cell>
          <table:table-cell office:value-type="float" office:value="0.777750599433648" calcext:value-type="float">
            <text:p>0.777750599433648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3.30415736886463" calcext:value-type="float">
            <text:p>-3.30415736886463</text:p>
          </table:table-cell>
          <table:table-cell office:value-type="float" office:value="-2.53580054862879" calcext:value-type="float">
            <text:p>-2.53580054862879</text:p>
          </table:table-cell>
          <table:table-cell office:value-type="float" office:value="0.697945765109525" calcext:value-type="float">
            <text:p>0.697945765109525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73033202423042" calcext:value-type="float">
            <text:p>-2.73033202423042</text:p>
          </table:table-cell>
          <table:table-cell office:value-type="float" office:value="-2.60579406329677" calcext:value-type="float">
            <text:p>-2.60579406329677</text:p>
          </table:table-cell>
          <table:table-cell office:value-type="float" office:value="0.567353407163351" calcext:value-type="float">
            <text:p>0.567353407163351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" calcext:value-type="float">
            <text:p>-2</text:p>
          </table:table-cell>
          <table:table-cell office:value-type="float" office:value="0.438140661642635" calcext:value-type="float">
            <text:p>0.438140661642635</text:p>
          </table:table-cell>
          <table:table-cell office:value-type="float" office:value="-2.4452859837035" calcext:value-type="float">
            <text:p>-2.4452859837035</text:p>
          </table:table-cell>
          <table:table-cell office:value-type="float" office:value="3.02424786459007" calcext:value-type="float">
            <text:p>3.02424786459007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568770198063357" calcext:value-type="float">
            <text:p>0.568770198063357</text:p>
          </table:table-cell>
          <table:table-cell office:value-type="float" office:value="-2.46244286106224" calcext:value-type="float">
            <text:p>-2.46244286106224</text:p>
          </table:table-cell>
          <table:table-cell office:value-type="float" office:value="0.431967248508709" calcext:value-type="float">
            <text:p>0.431967248508709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184911536913218" calcext:value-type="float">
            <text:p>0.184911536913218</text:p>
          </table:table-cell>
          <table:table-cell office:value-type="float" office:value="-2.34954995500669" calcext:value-type="float">
            <text:p>-2.34954995500669</text:p>
          </table:table-cell>
          <table:table-cell office:value-type="float" office:value="2.9223601312185" calcext:value-type="float">
            <text:p>2.9223601312185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156974292330058" calcext:value-type="float">
            <text:p>-0.156974292330058</text:p>
          </table:table-cell>
          <table:table-cell office:value-type="float" office:value="-2.10532368886546" calcext:value-type="float">
            <text:p>-2.10532368886546</text:p>
          </table:table-cell>
          <table:table-cell office:value-type="float" office:value="1.38182785790431" calcext:value-type="float">
            <text:p>1.38182785790431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682127004347453" calcext:value-type="float">
            <text:p>0.682127004347453</text:p>
          </table:table-cell>
          <table:table-cell office:value-type="float" office:value="-2.43698156464053" calcext:value-type="float">
            <text:p>-2.43698156464053</text:p>
          </table:table-cell>
          <table:table-cell office:value-type="float" office:value="0.443715108187837" calcext:value-type="float">
            <text:p>0.443715108187837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" calcext:value-type="float">
            <text:p>2</text:p>
          </table:table-cell>
          <table:table-cell office:value-type="float" office:value="-2.06893577770208" calcext:value-type="float">
            <text:p>-2.06893577770208</text:p>
          </table:table-cell>
          <table:table-cell office:value-type="float" office:value="-1.94979961057852" calcext:value-type="float">
            <text:p>-1.94979961057852</text:p>
          </table:table-cell>
          <table:table-cell office:value-type="float" office:value="0.592053159639409" calcext:value-type="float">
            <text:p>0.592053159639409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681020467894913" calcext:value-type="float">
            <text:p>-0.681020467894913</text:p>
          </table:table-cell>
          <table:table-cell office:value-type="float" office:value="-2.46170392209067" calcext:value-type="float">
            <text:p>-2.46170392209067</text:p>
          </table:table-cell>
          <table:table-cell office:value-type="float" office:value="1.55074821645295" calcext:value-type="float">
            <text:p>1.55074821645295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3.48270725506727" calcext:value-type="float">
            <text:p>-3.48270725506727</text:p>
          </table:table-cell>
          <table:table-cell office:value-type="float" office:value="-2.12955239699498" calcext:value-type="float">
            <text:p>-2.12955239699498</text:p>
          </table:table-cell>
          <table:table-cell office:value-type="float" office:value="2.45482959402545" calcext:value-type="float">
            <text:p>2.45482959402545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29951436312771" calcext:value-type="float">
            <text:p>0.29951436312771</text:p>
          </table:table-cell>
          <table:table-cell office:value-type="float" office:value="-1.90520980002044" calcext:value-type="float">
            <text:p>-1.90520980002044</text:p>
          </table:table-cell>
          <table:table-cell office:value-type="float" office:value="1.90221730809959" calcext:value-type="float">
            <text:p>1.90221730809959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0.583060254491814" calcext:value-type="float">
            <text:p>0.583060254491814</text:p>
          </table:table-cell>
          <table:table-cell office:value-type="float" office:value="-2.05306143814053" calcext:value-type="float">
            <text:p>-2.05306143814053</text:p>
          </table:table-cell>
          <table:table-cell office:value-type="float" office:value="1.43651155828193" calcext:value-type="float">
            <text:p>1.43651155828193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" calcext:value-type="float">
            <text:p>-2</text:p>
          </table:table-cell>
          <table:table-cell office:value-type="float" office:value="-0.738840747645242" calcext:value-type="float">
            <text:p>-0.738840747645242</text:p>
          </table:table-cell>
          <table:table-cell office:value-type="float" office:value="-2.48527913226748" calcext:value-type="float">
            <text:p>-2.48527913226748</text:p>
          </table:table-cell>
          <table:table-cell office:value-type="float" office:value="0.515736375436524" calcext:value-type="float">
            <text:p>0.515736375436524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394171995607178" calcext:value-type="float">
            <text:p>-0.394171995607178</text:p>
          </table:table-cell>
          <table:table-cell office:value-type="float" office:value="-2.34373326727047" calcext:value-type="float">
            <text:p>-2.34373326727047</text:p>
          </table:table-cell>
          <table:table-cell office:value-type="float" office:value="1.19294967817325" calcext:value-type="float">
            <text:p>1.19294967817325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260963850315182" calcext:value-type="float">
            <text:p>-0.260963850315182</text:p>
          </table:table-cell>
          <table:table-cell office:value-type="float" office:value="-1.98704552561646" calcext:value-type="float">
            <text:p>-1.98704552561646</text:p>
          </table:table-cell>
          <table:table-cell office:value-type="float" office:value="1.57072315242543" calcext:value-type="float">
            <text:p>1.57072315242543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236058519785362" calcext:value-type="float">
            <text:p>0.236058519785362</text:p>
          </table:table-cell>
          <table:table-cell office:value-type="float" office:value="-1.99287761085652" calcext:value-type="float">
            <text:p>-1.99287761085652</text:p>
          </table:table-cell>
          <table:table-cell office:value-type="float" office:value="2.57607591969897" calcext:value-type="float">
            <text:p>2.57607591969897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791629509303494" calcext:value-type="float">
            <text:p>0.791629509303494</text:p>
          </table:table-cell>
          <table:table-cell office:value-type="float" office:value="-2.08439317888313" calcext:value-type="float">
            <text:p>-2.08439317888313</text:p>
          </table:table-cell>
          <table:table-cell office:value-type="float" office:value="1.25596240337939" calcext:value-type="float">
            <text:p>1.25596240337939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" calcext:value-type="float">
            <text:p>2</text:p>
          </table:table-cell>
          <table:table-cell office:value-type="float" office:value="-3.12890156037964" calcext:value-type="float">
            <text:p>-3.12890156037964</text:p>
          </table:table-cell>
          <table:table-cell office:value-type="float" office:value="-1.79743327957901" calcext:value-type="float">
            <text:p>-1.79743327957901</text:p>
          </table:table-cell>
          <table:table-cell office:value-type="float" office:value="2.24095344917324" calcext:value-type="float">
            <text:p>2.24095344917324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30184949488973" calcext:value-type="float">
            <text:p>-2.30184949488973</text:p>
          </table:table-cell>
          <table:table-cell office:value-type="float" office:value="-2.284552365964" calcext:value-type="float">
            <text:p>-2.284552365964</text:p>
          </table:table-cell>
          <table:table-cell office:value-type="float" office:value="1.21703889202922" calcext:value-type="float">
            <text:p>1.21703889202922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32804599706587" calcext:value-type="float">
            <text:p>-1.32804599706587</text:p>
          </table:table-cell>
          <table:table-cell office:value-type="float" office:value="-2.22182833933153" calcext:value-type="float">
            <text:p>-2.22182833933153</text:p>
          </table:table-cell>
          <table:table-cell office:value-type="float" office:value="1.44629491523113" calcext:value-type="float">
            <text:p>1.44629491523113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342406457176118" calcext:value-type="float">
            <text:p>-0.342406457176118</text:p>
          </table:table-cell>
          <table:table-cell office:value-type="float" office:value="-2.25886109973326" calcext:value-type="float">
            <text:p>-2.25886109973326</text:p>
          </table:table-cell>
          <table:table-cell office:value-type="float" office:value="1.94221895332697" calcext:value-type="float">
            <text:p>1.94221895332697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313087500161437" calcext:value-type="float">
            <text:p>-0.313087500161437</text:p>
          </table:table-cell>
          <table:table-cell office:value-type="float" office:value="-2.10506096426248" calcext:value-type="float">
            <text:p>-2.10506096426248</text:p>
          </table:table-cell>
          <table:table-cell office:value-type="float" office:value="1.49967506453608" calcext:value-type="float">
            <text:p>1.49967506453608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" calcext:value-type="float">
            <text:p>-2</text:p>
          </table:table-cell>
          <table:table-cell office:value-type="float" office:value="-0.362556390530803" calcext:value-type="float">
            <text:p>-0.362556390530803</text:p>
          </table:table-cell>
          <table:table-cell office:value-type="float" office:value="-2.58765394942148" calcext:value-type="float">
            <text:p>-2.58765394942148</text:p>
          </table:table-cell>
          <table:table-cell office:value-type="float" office:value="0.929630032539972" calcext:value-type="float">
            <text:p>0.929630032539972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77905828220716" calcext:value-type="float">
            <text:p>-1.77905828220716</text:p>
          </table:table-cell>
          <table:table-cell office:value-type="float" office:value="-2.35986803999125" calcext:value-type="float">
            <text:p>-2.35986803999125</text:p>
          </table:table-cell>
          <table:table-cell office:value-type="float" office:value="3.01941247928543" calcext:value-type="float">
            <text:p>3.01941247928543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916099350684458" calcext:value-type="float">
            <text:p>-0.916099350684458</text:p>
          </table:table-cell>
          <table:table-cell office:value-type="float" office:value="-2.35496077958882" calcext:value-type="float">
            <text:p>-2.35496077958882</text:p>
          </table:table-cell>
          <table:table-cell office:value-type="float" office:value="1.53376563528557" calcext:value-type="float">
            <text:p>1.53376563528557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21706132750926" calcext:value-type="float">
            <text:p>-1.21706132750926</text:p>
          </table:table-cell>
          <table:table-cell office:value-type="float" office:value="-2.19103368209299" calcext:value-type="float">
            <text:p>-2.19103368209299</text:p>
          </table:table-cell>
          <table:table-cell office:value-type="float" office:value="2.40727732899598" calcext:value-type="float">
            <text:p>2.40727732899598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230939150034489" calcext:value-type="float">
            <text:p>0.230939150034489</text:p>
          </table:table-cell>
          <table:table-cell office:value-type="float" office:value="-1.78890072342118" calcext:value-type="float">
            <text:p>-1.78890072342118</text:p>
          </table:table-cell>
          <table:table-cell office:value-type="float" office:value="2.58430405195596" calcext:value-type="float">
            <text:p>2.58430405195596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" calcext:value-type="float">
            <text:p>2</text:p>
          </table:table-cell>
          <table:table-cell office:value-type="float" office:value="0.413427663674462" calcext:value-type="float">
            <text:p>0.413427663674462</text:p>
          </table:table-cell>
          <table:table-cell office:value-type="float" office:value="-2.46347303864969" calcext:value-type="float">
            <text:p>-2.46347303864969</text:p>
          </table:table-cell>
          <table:table-cell office:value-type="float" office:value="0.921421079456606" calcext:value-type="float">
            <text:p>0.921421079456606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99086485119657" calcext:value-type="float">
            <text:p>-2.99086485119657</text:p>
          </table:table-cell>
          <table:table-cell office:value-type="float" office:value="-2.31879133720212" calcext:value-type="float">
            <text:p>-2.31879133720212</text:p>
          </table:table-cell>
          <table:table-cell office:value-type="float" office:value="0.441181078247695" calcext:value-type="float">
            <text:p>0.441181078247695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89974707382158" calcext:value-type="float">
            <text:p>-2.89974707382158</text:p>
          </table:table-cell>
          <table:table-cell office:value-type="float" office:value="-1.99192720806424" calcext:value-type="float">
            <text:p>-1.99192720806424</text:p>
          </table:table-cell>
          <table:table-cell office:value-type="float" office:value="2.07474332448089" calcext:value-type="float">
            <text:p>2.07474332448089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32567919310276" calcext:value-type="float">
            <text:p>-2.32567919310276</text:p>
          </table:table-cell>
          <table:table-cell office:value-type="float" office:value="-2.4269117720693" calcext:value-type="float">
            <text:p>-2.4269117720693</text:p>
          </table:table-cell>
          <table:table-cell office:value-type="float" office:value="3.0624959479459" calcext:value-type="float">
            <text:p>3.0624959479459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0.47290786434421" calcext:value-type="float">
            <text:p>0.47290786434421</text:p>
          </table:table-cell>
          <table:table-cell office:value-type="float" office:value="-1.87178157230012" calcext:value-type="float">
            <text:p>-1.87178157230012</text:p>
          </table:table-cell>
          <table:table-cell office:value-type="float" office:value="2.18354893030083" calcext:value-type="float">
            <text:p>2.18354893030083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" calcext:value-type="float">
            <text:p>-2</text:p>
          </table:table-cell>
          <table:table-cell office:value-type="float" office:value="-2.11493651725995" calcext:value-type="float">
            <text:p>-2.11493651725995</text:p>
          </table:table-cell>
          <table:table-cell office:value-type="float" office:value="-2.30109917012526" calcext:value-type="float">
            <text:p>-2.30109917012526</text:p>
          </table:table-cell>
          <table:table-cell office:value-type="float" office:value="1.02061470371195" calcext:value-type="float">
            <text:p>1.02061470371195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86189376789675" calcext:value-type="float">
            <text:p>-1.86189376789675</text:p>
          </table:table-cell>
          <table:table-cell office:value-type="float" office:value="-2.44105207216836" calcext:value-type="float">
            <text:p>-2.44105207216836</text:p>
          </table:table-cell>
          <table:table-cell office:value-type="float" office:value="0.726646782850467" calcext:value-type="float">
            <text:p>0.726646782850467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821798331221432" calcext:value-type="float">
            <text:p>0.821798331221432</text:p>
          </table:table-cell>
          <table:table-cell office:value-type="float" office:value="-2.15725829806324" calcext:value-type="float">
            <text:p>-2.15725829806324</text:p>
          </table:table-cell>
          <table:table-cell office:value-type="float" office:value="2.44493193107278" calcext:value-type="float">
            <text:p>2.44493193107278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47837877326587" calcext:value-type="float">
            <text:p>-1.47837877326587</text:p>
          </table:table-cell>
          <table:table-cell office:value-type="float" office:value="-1.93947983843775" calcext:value-type="float">
            <text:p>-1.93947983843775</text:p>
          </table:table-cell>
          <table:table-cell office:value-type="float" office:value="1.02485709018388" calcext:value-type="float">
            <text:p>1.02485709018388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816005920669" calcext:value-type="float">
            <text:p>-2.816005920669</text:p>
          </table:table-cell>
          <table:table-cell office:value-type="float" office:value="-1.83339312687999" calcext:value-type="float">
            <text:p>-1.83339312687999</text:p>
          </table:table-cell>
          <table:table-cell office:value-type="float" office:value="2.27954214014719" calcext:value-type="float">
            <text:p>2.27954214014719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" calcext:value-type="float">
            <text:p>2</text:p>
          </table:table-cell>
          <table:table-cell office:value-type="float" office:value="-2.32882470161635" calcext:value-type="float">
            <text:p>-2.32882470161635</text:p>
          </table:table-cell>
          <table:table-cell office:value-type="float" office:value="-2.34619187361983" calcext:value-type="float">
            <text:p>-2.34619187361983</text:p>
          </table:table-cell>
          <table:table-cell office:value-type="float" office:value="1.71428936568717" calcext:value-type="float">
            <text:p>1.71428936568717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166260934602169" calcext:value-type="float">
            <text:p>-0.166260934602169</text:p>
          </table:table-cell>
          <table:table-cell office:value-type="float" office:value="-1.81884062072169" calcext:value-type="float">
            <text:p>-1.81884062072169</text:p>
          </table:table-cell>
          <table:table-cell office:value-type="float" office:value="2.37539816989703" calcext:value-type="float">
            <text:p>2.37539816989703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30806467116812" calcext:value-type="float">
            <text:p>-1.30806467116812</text:p>
          </table:table-cell>
          <table:table-cell office:value-type="float" office:value="-1.74718727804224" calcext:value-type="float">
            <text:p>-1.74718727804224</text:p>
          </table:table-cell>
          <table:table-cell office:value-type="float" office:value="0.891623734581738" calcext:value-type="float">
            <text:p>0.891623734581738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026700944133723" calcext:value-type="float">
            <text:p>-0.026700944133723</text:p>
          </table:table-cell>
          <table:table-cell office:value-type="float" office:value="-1.7498456492618" calcext:value-type="float">
            <text:p>-1.7498456492618</text:p>
          </table:table-cell>
          <table:table-cell office:value-type="float" office:value="2.90735683545867" calcext:value-type="float">
            <text:p>2.90735683545867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3.39969789079942" calcext:value-type="float">
            <text:p>-3.39969789079942</text:p>
          </table:table-cell>
          <table:table-cell office:value-type="float" office:value="-2.46272382899721" calcext:value-type="float">
            <text:p>-2.46272382899721</text:p>
          </table:table-cell>
          <table:table-cell office:value-type="float" office:value="0.134077659218775" calcext:value-type="float">
            <text:p>0.134077659218775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" calcext:value-type="float">
            <text:p>-2</text:p>
          </table:table-cell>
          <table:table-cell office:value-type="float" office:value="-1.94269852908343" calcext:value-type="float">
            <text:p>-1.94269852908343</text:p>
          </table:table-cell>
          <table:table-cell office:value-type="float" office:value="-1.96457423450399" calcext:value-type="float">
            <text:p>-1.96457423450399</text:p>
          </table:table-cell>
          <table:table-cell office:value-type="float" office:value="2.1937502143018" calcext:value-type="float">
            <text:p>2.1937502143018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11200267620115" calcext:value-type="float">
            <text:p>-2.11200267620115</text:p>
          </table:table-cell>
          <table:table-cell office:value-type="float" office:value="-2.54613691669249" calcext:value-type="float">
            <text:p>-2.54613691669249</text:p>
          </table:table-cell>
          <table:table-cell office:value-type="float" office:value="0.475482167096622" calcext:value-type="float">
            <text:p>0.475482167096622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68192638052997" calcext:value-type="float">
            <text:p>-0.68192638052997</text:p>
          </table:table-cell>
          <table:table-cell office:value-type="float" office:value="-2.13644065297787" calcext:value-type="float">
            <text:p>-2.13644065297787</text:p>
          </table:table-cell>
          <table:table-cell office:value-type="float" office:value="1.10592415938152" calcext:value-type="float">
            <text:p>1.10592415938152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46069952623342" calcext:value-type="float">
            <text:p>-2.46069952623342</text:p>
          </table:table-cell>
          <table:table-cell office:value-type="float" office:value="-2.44521246829683" calcext:value-type="float">
            <text:p>-2.44521246829683</text:p>
          </table:table-cell>
          <table:table-cell office:value-type="float" office:value="1.17887790889363" calcext:value-type="float">
            <text:p>1.17887790889363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0.395634508156467" calcext:value-type="float">
            <text:p>-0.395634508156467</text:p>
          </table:table-cell>
          <table:table-cell office:value-type="float" office:value="-2.31629734018731" calcext:value-type="float">
            <text:p>-2.31629734018731</text:p>
          </table:table-cell>
          <table:table-cell office:value-type="float" office:value="2.19832921851096" calcext:value-type="float">
            <text:p>2.19832921851096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" calcext:value-type="float">
            <text:p>2</text:p>
          </table:table-cell>
          <table:table-cell office:value-type="float" office:value="0.48361089041109" calcext:value-type="float">
            <text:p>0.48361089041109</text:p>
          </table:table-cell>
          <table:table-cell office:value-type="float" office:value="-2.30978076997542" calcext:value-type="float">
            <text:p>-2.30978076997542</text:p>
          </table:table-cell>
          <table:table-cell office:value-type="float" office:value="0.072717714571267" calcext:value-type="float">
            <text:p>0.072717714571267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88005852501759" calcext:value-type="float">
            <text:p>-2.88005852501759</text:p>
          </table:table-cell>
          <table:table-cell office:value-type="float" office:value="-2.02652975158785" calcext:value-type="float">
            <text:p>-2.02652975158785</text:p>
          </table:table-cell>
          <table:table-cell office:value-type="float" office:value="1.73815196758013" calcext:value-type="float">
            <text:p>1.73815196758013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3.024335270332" calcext:value-type="float">
            <text:p>-3.024335270332</text:p>
          </table:table-cell>
          <table:table-cell office:value-type="float" office:value="-2.45553923418839" calcext:value-type="float">
            <text:p>-2.45553923418839</text:p>
          </table:table-cell>
          <table:table-cell office:value-type="float" office:value="2.51823996247934" calcext:value-type="float">
            <text:p>2.51823996247934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411993204459678" calcext:value-type="float">
            <text:p>-0.411993204459678</text:p>
          </table:table-cell>
          <table:table-cell office:value-type="float" office:value="-2.47273533861383" calcext:value-type="float">
            <text:p>-2.47273533861383</text:p>
          </table:table-cell>
          <table:table-cell office:value-type="float" office:value="1.99916873120097" calcext:value-type="float">
            <text:p>1.99916873120097</text:p>
          </table:table-cell>
        </table:table-row>
        <table:table-row table:style-name="ro1">
          <table:table-cell office:value-type="float" office:value="4.71238898038469" calcext:value-type="float">
            <text:p>4.7123889803846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3.02129778952996" calcext:value-type="float">
            <text:p>-3.02129778952996</text:p>
          </table:table-cell>
          <table:table-cell office:value-type="float" office:value="-2.43976643027182" calcext:value-type="float">
            <text:p>-2.43976643027182</text:p>
          </table:table-cell>
          <table:table-cell office:value-type="float" office:value="0.150073176060603" calcext:value-type="float">
            <text:p>0.150073176060603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" calcext:value-type="float">
            <text:p>-2</text:p>
          </table:table-cell>
          <table:table-cell office:value-type="float" office:value="-0.641912673754284" calcext:value-type="float">
            <text:p>-0.641912673754284</text:p>
          </table:table-cell>
          <table:table-cell office:value-type="float" office:value="-1.75430826817475" calcext:value-type="float">
            <text:p>-1.75430826817475</text:p>
          </table:table-cell>
          <table:table-cell office:value-type="float" office:value="2.0271824288365" calcext:value-type="float">
            <text:p>2.0271824288365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236739574456383" calcext:value-type="float">
            <text:p>-0.236739574456383</text:p>
          </table:table-cell>
          <table:table-cell office:value-type="float" office:value="-1.82355528151343" calcext:value-type="float">
            <text:p>-1.82355528151343</text:p>
          </table:table-cell>
          <table:table-cell office:value-type="float" office:value="0.311925662644897" calcext:value-type="float">
            <text:p>0.311925662644897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704430642752771" calcext:value-type="float">
            <text:p>0.704430642752771</text:p>
          </table:table-cell>
          <table:table-cell office:value-type="float" office:value="-2.15436363991708" calcext:value-type="float">
            <text:p>-2.15436363991708</text:p>
          </table:table-cell>
          <table:table-cell office:value-type="float" office:value="1.26060390071907" calcext:value-type="float">
            <text:p>1.26060390071907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136680378554959" calcext:value-type="float">
            <text:p>-0.136680378554959</text:p>
          </table:table-cell>
          <table:table-cell office:value-type="float" office:value="-2.45498925408897" calcext:value-type="float">
            <text:p>-2.45498925408897</text:p>
          </table:table-cell>
          <table:table-cell office:value-type="float" office:value="0.501409598049029" calcext:value-type="float">
            <text:p>0.501409598049029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92118942868541" calcext:value-type="float">
            <text:p>-1.92118942868541</text:p>
          </table:table-cell>
          <table:table-cell office:value-type="float" office:value="-2.34620440743554" calcext:value-type="float">
            <text:p>-2.34620440743554</text:p>
          </table:table-cell>
          <table:table-cell office:value-type="float" office:value="1.99386969484657" calcext:value-type="float">
            <text:p>1.99386969484657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" calcext:value-type="float">
            <text:p>2</text:p>
          </table:table-cell>
          <table:table-cell office:value-type="float" office:value="0.530051523483031" calcext:value-type="float">
            <text:p>0.530051523483031</text:p>
          </table:table-cell>
          <table:table-cell office:value-type="float" office:value="-2.53046246351076" calcext:value-type="float">
            <text:p>-2.53046246351076</text:p>
          </table:table-cell>
          <table:table-cell office:value-type="float" office:value="2.92654998401695" calcext:value-type="float">
            <text:p>2.92654998401695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60179882348752" calcext:value-type="float">
            <text:p>-2.60179882348752</text:p>
          </table:table-cell>
          <table:table-cell office:value-type="float" office:value="-1.77079691048634" calcext:value-type="float">
            <text:p>-1.77079691048634</text:p>
          </table:table-cell>
          <table:table-cell office:value-type="float" office:value="0.850500523917069" calcext:value-type="float">
            <text:p>0.850500523917069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3.01607751429805" calcext:value-type="float">
            <text:p>-3.01607751429805</text:p>
          </table:table-cell>
          <table:table-cell office:value-type="float" office:value="-2.04600243381256" calcext:value-type="float">
            <text:p>-2.04600243381256</text:p>
          </table:table-cell>
          <table:table-cell office:value-type="float" office:value="1.69871102992075" calcext:value-type="float">
            <text:p>1.69871102992075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480173351171" calcext:value-type="float">
            <text:p>-2.480173351171</text:p>
          </table:table-cell>
          <table:table-cell office:value-type="float" office:value="-2.13025760889666" calcext:value-type="float">
            <text:p>-2.13025760889666</text:p>
          </table:table-cell>
          <table:table-cell office:value-type="float" office:value="2.27893551378808" calcext:value-type="float">
            <text:p>2.27893551378808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26345423975588" calcext:value-type="float">
            <text:p>-2.26345423975588</text:p>
          </table:table-cell>
          <table:table-cell office:value-type="float" office:value="-2.5696585519194" calcext:value-type="float">
            <text:p>-2.5696585519194</text:p>
          </table:table-cell>
          <table:table-cell office:value-type="float" office:value="1.79431325752324" calcext:value-type="float">
            <text:p>1.79431325752324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" calcext:value-type="float">
            <text:p>-2</text:p>
          </table:table-cell>
          <table:table-cell office:value-type="float" office:value="0.227305230899018" calcext:value-type="float">
            <text:p>0.227305230899018</text:p>
          </table:table-cell>
          <table:table-cell office:value-type="float" office:value="-2.5666382854303" calcext:value-type="float">
            <text:p>-2.5666382854303</text:p>
          </table:table-cell>
          <table:table-cell office:value-type="float" office:value="2.66319178586316" calcext:value-type="float">
            <text:p>2.66319178586316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42430189242904" calcext:value-type="float">
            <text:p>-2.42430189242904</text:p>
          </table:table-cell>
          <table:table-cell office:value-type="float" office:value="-2.44949527851438" calcext:value-type="float">
            <text:p>-2.44949527851438</text:p>
          </table:table-cell>
          <table:table-cell office:value-type="float" office:value="2.70877573255144" calcext:value-type="float">
            <text:p>2.70877573255144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523248463901804" calcext:value-type="float">
            <text:p>0.523248463901804</text:p>
          </table:table-cell>
          <table:table-cell office:value-type="float" office:value="-2.43367706515879" calcext:value-type="float">
            <text:p>-2.43367706515879</text:p>
          </table:table-cell>
          <table:table-cell office:value-type="float" office:value="2.98277415372157" calcext:value-type="float">
            <text:p>2.98277415372157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86039928605684" calcext:value-type="float">
            <text:p>-2.86039928605684</text:p>
          </table:table-cell>
          <table:table-cell office:value-type="float" office:value="-1.99440252639929" calcext:value-type="float">
            <text:p>-1.99440252639929</text:p>
          </table:table-cell>
          <table:table-cell office:value-type="float" office:value="2.75145609574055" calcext:value-type="float">
            <text:p>2.75145609574055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369944399600242" calcext:value-type="float">
            <text:p>0.369944399600242</text:p>
          </table:table-cell>
          <table:table-cell office:value-type="float" office:value="-2.53373849760776" calcext:value-type="float">
            <text:p>-2.53373849760776</text:p>
          </table:table-cell>
          <table:table-cell office:value-type="float" office:value="0.857056220856315" calcext:value-type="float">
            <text:p>0.857056220856315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" calcext:value-type="float">
            <text:p>2</text:p>
          </table:table-cell>
          <table:table-cell office:value-type="float" office:value="-2.9599608791104" calcext:value-type="float">
            <text:p>-2.9599608791104</text:p>
          </table:table-cell>
          <table:table-cell office:value-type="float" office:value="-1.98159028395043" calcext:value-type="float">
            <text:p>-1.98159028395043</text:p>
          </table:table-cell>
          <table:table-cell office:value-type="float" office:value="1.12519405808986" calcext:value-type="float">
            <text:p>1.12519405808986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3.41542870163761" calcext:value-type="float">
            <text:p>-3.41542870163761</text:p>
          </table:table-cell>
          <table:table-cell office:value-type="float" office:value="-2.50074423700953" calcext:value-type="float">
            <text:p>-2.50074423700953</text:p>
          </table:table-cell>
          <table:table-cell office:value-type="float" office:value="2.74350809844508" calcext:value-type="float">
            <text:p>2.74350809844508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90454974472741" calcext:value-type="float">
            <text:p>-1.90454974472741</text:p>
          </table:table-cell>
          <table:table-cell office:value-type="float" office:value="-1.78533353183949" calcext:value-type="float">
            <text:p>-1.78533353183949</text:p>
          </table:table-cell>
          <table:table-cell office:value-type="float" office:value="0.059208572540901" calcext:value-type="float">
            <text:p>0.059208572540901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853029557316536" calcext:value-type="float">
            <text:p>-0.853029557316536</text:p>
          </table:table-cell>
          <table:table-cell office:value-type="float" office:value="-2.13313520455063" calcext:value-type="float">
            <text:p>-2.13313520455063</text:p>
          </table:table-cell>
          <table:table-cell office:value-type="float" office:value="0.87532759040854" calcext:value-type="float">
            <text:p>0.87532759040854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45527085696121" calcext:value-type="float">
            <text:p>-1.45527085696121</text:p>
          </table:table-cell>
          <table:table-cell office:value-type="float" office:value="-1.87795615177713" calcext:value-type="float">
            <text:p>-1.87795615177713</text:p>
          </table:table-cell>
          <table:table-cell office:value-type="float" office:value="0.11626612222671" calcext:value-type="float">
            <text:p>0.11626612222671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" calcext:value-type="float">
            <text:p>-2</text:p>
          </table:table-cell>
          <table:table-cell office:value-type="float" office:value="-1.54052383233673" calcext:value-type="float">
            <text:p>-1.54052383233673</text:p>
          </table:table-cell>
          <table:table-cell office:value-type="float" office:value="-2.3286694795025" calcext:value-type="float">
            <text:p>-2.3286694795025</text:p>
          </table:table-cell>
          <table:table-cell office:value-type="float" office:value="1.15929008136886" calcext:value-type="float">
            <text:p>1.15929008136886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table:number-columns-repeated="2" office:value-type="float" office:value="-2.0943951023932" calcext:value-type="float">
            <text:p>-2.0943951023932</text:p>
          </table:table-cell>
          <table:table-cell office:value-type="float" office:value="-1.51388016234412" calcext:value-type="float">
            <text:p>-1.51388016234412</text:p>
          </table:table-cell>
          <table:table-cell office:value-type="float" office:value="-2.36575640591911" calcext:value-type="float">
            <text:p>-2.36575640591911</text:p>
          </table:table-cell>
          <table:table-cell office:value-type="float" office:value="0.367066675904739" calcext:value-type="float">
            <text:p>0.367066675904739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195742668235392" calcext:value-type="float">
            <text:p>-0.195742668235392</text:p>
          </table:table-cell>
          <table:table-cell office:value-type="float" office:value="-2.58390013753132" calcext:value-type="float">
            <text:p>-2.58390013753132</text:p>
          </table:table-cell>
          <table:table-cell office:value-type="float" office:value="1.42205505573773" calcext:value-type="float">
            <text:p>1.42205505573773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19874586554772" calcext:value-type="float">
            <text:p>-2.19874586554772</text:p>
          </table:table-cell>
          <table:table-cell office:value-type="float" office:value="-1.80154271156692" calcext:value-type="float">
            <text:p>-1.80154271156692</text:p>
          </table:table-cell>
          <table:table-cell office:value-type="float" office:value="0.758459828532735" calcext:value-type="float">
            <text:p>0.758459828532735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41492774530497" calcext:value-type="float">
            <text:p>-1.41492774530497</text:p>
          </table:table-cell>
          <table:table-cell office:value-type="float" office:value="-2.3403754728068" calcext:value-type="float">
            <text:p>-2.3403754728068</text:p>
          </table:table-cell>
          <table:table-cell office:value-type="float" office:value="1.05997960384689" calcext:value-type="float">
            <text:p>1.05997960384689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" calcext:value-type="float">
            <text:p>2</text:p>
          </table:table-cell>
          <table:table-cell office:value-type="float" office:value="-2.86199346202095" calcext:value-type="float">
            <text:p>-2.86199346202095</text:p>
          </table:table-cell>
          <table:table-cell office:value-type="float" office:value="-2.55576594366861" calcext:value-type="float">
            <text:p>-2.55576594366861</text:p>
          </table:table-cell>
          <table:table-cell office:value-type="float" office:value="1.76061856751103" calcext:value-type="float">
            <text:p>1.76061856751103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712606148874235" calcext:value-type="float">
            <text:p>-0.712606148874235</text:p>
          </table:table-cell>
          <table:table-cell office:value-type="float" office:value="-2.01701908441276" calcext:value-type="float">
            <text:p>-2.01701908441276</text:p>
          </table:table-cell>
          <table:table-cell office:value-type="float" office:value="0.233359323706301" calcext:value-type="float">
            <text:p>0.233359323706301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3.09457383483509" calcext:value-type="float">
            <text:p>-3.09457383483509</text:p>
          </table:table-cell>
          <table:table-cell office:value-type="float" office:value="-1.8551947609495" calcext:value-type="float">
            <text:p>-1.8551947609495</text:p>
          </table:table-cell>
          <table:table-cell office:value-type="float" office:value="1.37827264478581" calcext:value-type="float">
            <text:p>1.37827264478581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05928156974943" calcext:value-type="float">
            <text:p>-2.05928156974943</text:p>
          </table:table-cell>
          <table:table-cell office:value-type="float" office:value="-2.01359702449337" calcext:value-type="float">
            <text:p>-2.01359702449337</text:p>
          </table:table-cell>
          <table:table-cell office:value-type="float" office:value="3.12779124624408" calcext:value-type="float">
            <text:p>3.12779124624408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69851636185924" calcext:value-type="float">
            <text:p>-1.69851636185924</text:p>
          </table:table-cell>
          <table:table-cell office:value-type="float" office:value="-2.52294427807474" calcext:value-type="float">
            <text:p>-2.52294427807474</text:p>
          </table:table-cell>
          <table:table-cell office:value-type="float" office:value="1.34224739023723" calcext:value-type="float">
            <text:p>1.34224739023723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" calcext:value-type="float">
            <text:p>-2</text:p>
          </table:table-cell>
          <table:table-cell office:value-type="float" office:value="0.53441880449989" calcext:value-type="float">
            <text:p>0.53441880449989</text:p>
          </table:table-cell>
          <table:table-cell office:value-type="float" office:value="-1.78400348034847" calcext:value-type="float">
            <text:p>-1.78400348034847</text:p>
          </table:table-cell>
          <table:table-cell office:value-type="float" office:value="0.155954515772423" calcext:value-type="float">
            <text:p>0.155954515772423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3.22303009638747" calcext:value-type="float">
            <text:p>-3.22303009638747</text:p>
          </table:table-cell>
          <table:table-cell office:value-type="float" office:value="-2.34850657503459" calcext:value-type="float">
            <text:p>-2.34850657503459</text:p>
          </table:table-cell>
          <table:table-cell office:value-type="float" office:value="1.04348347994353" calcext:value-type="float">
            <text:p>1.04348347994353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3.43174812102612" calcext:value-type="float">
            <text:p>-3.43174812102612</text:p>
          </table:table-cell>
          <table:table-cell office:value-type="float" office:value="-1.82505191346223" calcext:value-type="float">
            <text:p>-1.82505191346223</text:p>
          </table:table-cell>
          <table:table-cell office:value-type="float" office:value="0.458868221640076" calcext:value-type="float">
            <text:p>0.458868221640076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58495598190218" calcext:value-type="float">
            <text:p>-1.58495598190218</text:p>
          </table:table-cell>
          <table:table-cell office:value-type="float" office:value="-2.54248322866508" calcext:value-type="float">
            <text:p>-2.54248322866508</text:p>
          </table:table-cell>
          <table:table-cell office:value-type="float" office:value="2.48022077142828" calcext:value-type="float">
            <text:p>2.48022077142828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005056242394573" calcext:value-type="float">
            <text:p>0.005056242394573</text:p>
          </table:table-cell>
          <table:table-cell office:value-type="float" office:value="-2.53446914762127" calcext:value-type="float">
            <text:p>-2.53446914762127</text:p>
          </table:table-cell>
          <table:table-cell office:value-type="float" office:value="0.22476553168475" calcext:value-type="float">
            <text:p>0.22476553168475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" calcext:value-type="float">
            <text:p>2</text:p>
          </table:table-cell>
          <table:table-cell office:value-type="float" office:value="-1.77153122349222" calcext:value-type="float">
            <text:p>-1.77153122349222</text:p>
          </table:table-cell>
          <table:table-cell office:value-type="float" office:value="-2.08025632836358" calcext:value-type="float">
            <text:p>-2.08025632836358</text:p>
          </table:table-cell>
          <table:table-cell office:value-type="float" office:value="0.079903037338466" calcext:value-type="float">
            <text:p>0.079903037338466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14849747975665" calcext:value-type="float">
            <text:p>-2.14849747975665</text:p>
          </table:table-cell>
          <table:table-cell office:value-type="float" office:value="-1.86197201722171" calcext:value-type="float">
            <text:p>-1.86197201722171</text:p>
          </table:table-cell>
          <table:table-cell office:value-type="float" office:value="1.59415901294627" calcext:value-type="float">
            <text:p>1.59415901294627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46194872489819" calcext:value-type="float">
            <text:p>-2.46194872489819</text:p>
          </table:table-cell>
          <table:table-cell office:value-type="float" office:value="-2.48312592009046" calcext:value-type="float">
            <text:p>-2.48312592009046</text:p>
          </table:table-cell>
          <table:table-cell office:value-type="float" office:value="0.597948342582046" calcext:value-type="float">
            <text:p>0.597948342582046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3.10325131120509" calcext:value-type="float">
            <text:p>-3.10325131120509</text:p>
          </table:table-cell>
          <table:table-cell office:value-type="float" office:value="-1.96527586947597" calcext:value-type="float">
            <text:p>-1.96527586947597</text:p>
          </table:table-cell>
          <table:table-cell office:value-type="float" office:value="2.05173472145724" calcext:value-type="float">
            <text:p>2.05173472145724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618889355372912" calcext:value-type="float">
            <text:p>-0.618889355372912</text:p>
          </table:table-cell>
          <table:table-cell office:value-type="float" office:value="-2.06490796288163" calcext:value-type="float">
            <text:p>-2.06490796288163</text:p>
          </table:table-cell>
          <table:table-cell office:value-type="float" office:value="0.540771514544673" calcext:value-type="float">
            <text:p>0.540771514544673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" calcext:value-type="float">
            <text:p>-2</text:p>
          </table:table-cell>
          <table:table-cell office:value-type="float" office:value="0.157620825817343" calcext:value-type="float">
            <text:p>0.157620825817343</text:p>
          </table:table-cell>
          <table:table-cell office:value-type="float" office:value="-2.54164832432226" calcext:value-type="float">
            <text:p>-2.54164832432226</text:p>
          </table:table-cell>
          <table:table-cell office:value-type="float" office:value="1.11733283871059" calcext:value-type="float">
            <text:p>1.11733283871059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92390381226858" calcext:value-type="float">
            <text:p>-1.92390381226858</text:p>
          </table:table-cell>
          <table:table-cell office:value-type="float" office:value="-1.86205221364739" calcext:value-type="float">
            <text:p>-1.86205221364739</text:p>
          </table:table-cell>
          <table:table-cell office:value-type="float" office:value="2.7136325778459" calcext:value-type="float">
            <text:p>2.7136325778459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26290102503654" calcext:value-type="float">
            <text:p>-2.26290102503654</text:p>
          </table:table-cell>
          <table:table-cell office:value-type="float" office:value="-2.19594985856635" calcext:value-type="float">
            <text:p>-2.19594985856635</text:p>
          </table:table-cell>
          <table:table-cell office:value-type="float" office:value="0.256899015198991" calcext:value-type="float">
            <text:p>0.256899015198991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055815745708427" calcext:value-type="float">
            <text:p>0.055815745708427</text:p>
          </table:table-cell>
          <table:table-cell office:value-type="float" office:value="-2.45391458580277" calcext:value-type="float">
            <text:p>-2.45391458580277</text:p>
          </table:table-cell>
          <table:table-cell office:value-type="float" office:value="2.17346882027718" calcext:value-type="float">
            <text:p>2.17346882027718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25394817984481" calcext:value-type="float">
            <text:p>0.25394817984481</text:p>
          </table:table-cell>
          <table:table-cell office:value-type="float" office:value="-2.40560796968095" calcext:value-type="float">
            <text:p>-2.40560796968095</text:p>
          </table:table-cell>
          <table:table-cell office:value-type="float" office:value="1.89717668692098" calcext:value-type="float">
            <text:p>1.89717668692098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" calcext:value-type="float">
            <text:p>2</text:p>
          </table:table-cell>
          <table:table-cell office:value-type="float" office:value="-0.105617521906885" calcext:value-type="float">
            <text:p>-0.105617521906885</text:p>
          </table:table-cell>
          <table:table-cell office:value-type="float" office:value="-2.54769741325504" calcext:value-type="float">
            <text:p>-2.54769741325504</text:p>
          </table:table-cell>
          <table:table-cell office:value-type="float" office:value="1.39511939595893" calcext:value-type="float">
            <text:p>1.39511939595893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43479359083544" calcext:value-type="float">
            <text:p>-2.43479359083544</text:p>
          </table:table-cell>
          <table:table-cell office:value-type="float" office:value="-2.28191723864376" calcext:value-type="float">
            <text:p>-2.28191723864376</text:p>
          </table:table-cell>
          <table:table-cell office:value-type="float" office:value="2.16664457789984" calcext:value-type="float">
            <text:p>2.16664457789984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3.02794699794703" calcext:value-type="float">
            <text:p>-3.02794699794703</text:p>
          </table:table-cell>
          <table:table-cell office:value-type="float" office:value="-2.15653207788453" calcext:value-type="float">
            <text:p>-2.15653207788453</text:p>
          </table:table-cell>
          <table:table-cell office:value-type="float" office:value="0.964071498560165" calcext:value-type="float">
            <text:p>0.964071498560165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130129503884849" calcext:value-type="float">
            <text:p>0.130129503884849</text:p>
          </table:table-cell>
          <table:table-cell office:value-type="float" office:value="-2.37632760872084" calcext:value-type="float">
            <text:p>-2.37632760872084</text:p>
          </table:table-cell>
          <table:table-cell office:value-type="float" office:value="1.98141790442816" calcext:value-type="float">
            <text:p>1.98141790442816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3.178196347239" calcext:value-type="float">
            <text:p>-3.178196347239</text:p>
          </table:table-cell>
          <table:table-cell office:value-type="float" office:value="-1.91370293716701" calcext:value-type="float">
            <text:p>-1.91370293716701</text:p>
          </table:table-cell>
          <table:table-cell office:value-type="float" office:value="2.27998584360757" calcext:value-type="float">
            <text:p>2.27998584360757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" calcext:value-type="float">
            <text:p>-2</text:p>
          </table:table-cell>
          <table:table-cell office:value-type="float" office:value="-3.34870524928796" calcext:value-type="float">
            <text:p>-3.34870524928796</text:p>
          </table:table-cell>
          <table:table-cell office:value-type="float" office:value="-1.98499440520746" calcext:value-type="float">
            <text:p>-1.98499440520746</text:p>
          </table:table-cell>
          <table:table-cell office:value-type="float" office:value="1.4902709258655" calcext:value-type="float">
            <text:p>1.4902709258655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97524220303349" calcext:value-type="float">
            <text:p>-1.97524220303349</text:p>
          </table:table-cell>
          <table:table-cell office:value-type="float" office:value="-2.59218652497039" calcext:value-type="float">
            <text:p>-2.59218652497039</text:p>
          </table:table-cell>
          <table:table-cell office:value-type="float" office:value="2.56747339868577" calcext:value-type="float">
            <text:p>2.56747339868577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53510094382308" calcext:value-type="float">
            <text:p>-2.53510094382308</text:p>
          </table:table-cell>
          <table:table-cell office:value-type="float" office:value="-2.38687747020892" calcext:value-type="float">
            <text:p>-2.38687747020892</text:p>
          </table:table-cell>
          <table:table-cell office:value-type="float" office:value="0.174492094509735" calcext:value-type="float">
            <text:p>0.174492094509735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3.32600421257641" calcext:value-type="float">
            <text:p>-3.32600421257641</text:p>
          </table:table-cell>
          <table:table-cell office:value-type="float" office:value="-2.19714736273301" calcext:value-type="float">
            <text:p>-2.19714736273301</text:p>
          </table:table-cell>
          <table:table-cell office:value-type="float" office:value="1.67110658379679" calcext:value-type="float">
            <text:p>1.67110658379679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75509282636731" calcext:value-type="float">
            <text:p>-1.75509282636731</text:p>
          </table:table-cell>
          <table:table-cell office:value-type="float" office:value="-2.49442844320842" calcext:value-type="float">
            <text:p>-2.49442844320842</text:p>
          </table:table-cell>
          <table:table-cell office:value-type="float" office:value="2.78871394701628" calcext:value-type="float">
            <text:p>2.78871394701628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" calcext:value-type="float">
            <text:p>2</text:p>
          </table:table-cell>
          <table:table-cell office:value-type="float" office:value="-1.68466631899959" calcext:value-type="float">
            <text:p>-1.68466631899959</text:p>
          </table:table-cell>
          <table:table-cell office:value-type="float" office:value="-1.95457672949025" calcext:value-type="float">
            <text:p>-1.95457672949025</text:p>
          </table:table-cell>
          <table:table-cell office:value-type="float" office:value="2.54529790932959" calcext:value-type="float">
            <text:p>2.54529790932959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531577794203419" calcext:value-type="float">
            <text:p>-0.531577794203419</text:p>
          </table:table-cell>
          <table:table-cell office:value-type="float" office:value="-2.47202264927655" calcext:value-type="float">
            <text:p>-2.47202264927655</text:p>
          </table:table-cell>
          <table:table-cell office:value-type="float" office:value="2.37023132305733" calcext:value-type="float">
            <text:p>2.37023132305733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073500960777176" calcext:value-type="float">
            <text:p>0.073500960777176</text:p>
          </table:table-cell>
          <table:table-cell office:value-type="float" office:value="-2.05949768217658" calcext:value-type="float">
            <text:p>-2.05949768217658</text:p>
          </table:table-cell>
          <table:table-cell office:value-type="float" office:value="1.58316132756951" calcext:value-type="float">
            <text:p>1.58316132756951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427201072671724" calcext:value-type="float">
            <text:p>0.427201072671724</text:p>
          </table:table-cell>
          <table:table-cell office:value-type="float" office:value="-1.94542694104418" calcext:value-type="float">
            <text:p>-1.94542694104418</text:p>
          </table:table-cell>
          <table:table-cell office:value-type="float" office:value="0.01392589452468" calcext:value-type="float">
            <text:p>0.01392589452468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55167029482993" calcext:value-type="float">
            <text:p>-2.55167029482993</text:p>
          </table:table-cell>
          <table:table-cell office:value-type="float" office:value="-1.8138092689872" calcext:value-type="float">
            <text:p>-1.8138092689872</text:p>
          </table:table-cell>
          <table:table-cell office:value-type="float" office:value="0.737485097361666" calcext:value-type="float">
            <text:p>0.737485097361666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" calcext:value-type="float">
            <text:p>-2</text:p>
          </table:table-cell>
          <table:table-cell office:value-type="float" office:value="0.817427777987745" calcext:value-type="float">
            <text:p>0.817427777987745</text:p>
          </table:table-cell>
          <table:table-cell office:value-type="float" office:value="-2.60056883864385" calcext:value-type="float">
            <text:p>-2.60056883864385</text:p>
          </table:table-cell>
          <table:table-cell office:value-type="float" office:value="1.82969738588967" calcext:value-type="float">
            <text:p>1.82969738588967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49443679227928" calcext:value-type="float">
            <text:p>-1.49443679227928</text:p>
          </table:table-cell>
          <table:table-cell office:value-type="float" office:value="-1.75465148285333" calcext:value-type="float">
            <text:p>-1.75465148285333</text:p>
          </table:table-cell>
          <table:table-cell office:value-type="float" office:value="3.07837727839042" calcext:value-type="float">
            <text:p>3.07837727839042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3.42620510357288" calcext:value-type="float">
            <text:p>-3.42620510357288</text:p>
          </table:table-cell>
          <table:table-cell office:value-type="float" office:value="-2.50608647277084" calcext:value-type="float">
            <text:p>-2.50608647277084</text:p>
          </table:table-cell>
          <table:table-cell office:value-type="float" office:value="2.04373919102874" calcext:value-type="float">
            <text:p>2.04373919102874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172895207249636" calcext:value-type="float">
            <text:p>0.172895207249636</text:p>
          </table:table-cell>
          <table:table-cell office:value-type="float" office:value="-1.93288577822293" calcext:value-type="float">
            <text:p>-1.93288577822293</text:p>
          </table:table-cell>
          <table:table-cell office:value-type="float" office:value="0.075779413021888" calcext:value-type="float">
            <text:p>0.075779413021888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09436951890467" calcext:value-type="float">
            <text:p>-1.09436951890467</text:p>
          </table:table-cell>
          <table:table-cell office:value-type="float" office:value="-2.46419963060374" calcext:value-type="float">
            <text:p>-2.46419963060374</text:p>
          </table:table-cell>
          <table:table-cell office:value-type="float" office:value="0.534673346885863" calcext:value-type="float">
            <text:p>0.534673346885863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" calcext:value-type="float">
            <text:p>2</text:p>
          </table:table-cell>
          <table:table-cell office:value-type="float" office:value="0.56134929331372" calcext:value-type="float">
            <text:p>0.56134929331372</text:p>
          </table:table-cell>
          <table:table-cell office:value-type="float" office:value="-1.74633315083763" calcext:value-type="float">
            <text:p>-1.74633315083763</text:p>
          </table:table-cell>
          <table:table-cell office:value-type="float" office:value="1.5435226654304" calcext:value-type="float">
            <text:p>1.5435226654304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0.816245971203616" calcext:value-type="float">
            <text:p>0.816245971203616</text:p>
          </table:table-cell>
          <table:table-cell office:value-type="float" office:value="-2.21391994762017" calcext:value-type="float">
            <text:p>-2.21391994762017</text:p>
          </table:table-cell>
          <table:table-cell office:value-type="float" office:value="1.14590888740046" calcext:value-type="float">
            <text:p>1.14590888740046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07276482856292" calcext:value-type="float">
            <text:p>-2.07276482856292</text:p>
          </table:table-cell>
          <table:table-cell office:value-type="float" office:value="-1.97449887298777" calcext:value-type="float">
            <text:p>-1.97449887298777</text:p>
          </table:table-cell>
          <table:table-cell office:value-type="float" office:value="1.63534696651087" calcext:value-type="float">
            <text:p>1.63534696651087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707984326788426" calcext:value-type="float">
            <text:p>-0.707984326788426</text:p>
          </table:table-cell>
          <table:table-cell office:value-type="float" office:value="-2.52799052586615" calcext:value-type="float">
            <text:p>-2.52799052586615</text:p>
          </table:table-cell>
          <table:table-cell office:value-type="float" office:value="2.4529460631791" calcext:value-type="float">
            <text:p>2.4529460631791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93523152013072" calcext:value-type="float">
            <text:p>-1.93523152013072</text:p>
          </table:table-cell>
          <table:table-cell office:value-type="float" office:value="-1.899070428543" calcext:value-type="float">
            <text:p>-1.899070428543</text:p>
          </table:table-cell>
          <table:table-cell office:value-type="float" office:value="0.8655507537105" calcext:value-type="float">
            <text:p>0.8655507537105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" calcext:value-type="float">
            <text:p>-2</text:p>
          </table:table-cell>
          <table:table-cell office:value-type="float" office:value="-1.78179269357158" calcext:value-type="float">
            <text:p>-1.78179269357158</text:p>
          </table:table-cell>
          <table:table-cell office:value-type="float" office:value="-1.97396943835086" calcext:value-type="float">
            <text:p>-1.97396943835086</text:p>
          </table:table-cell>
          <table:table-cell office:value-type="float" office:value="1.87286218938864" calcext:value-type="float">
            <text:p>1.87286218938864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1991407420876" calcext:value-type="float">
            <text:p>-2.1991407420876</text:p>
          </table:table-cell>
          <table:table-cell office:value-type="float" office:value="-1.84597810832277" calcext:value-type="float">
            <text:p>-1.84597810832277</text:p>
          </table:table-cell>
          <table:table-cell office:value-type="float" office:value="0.865212054500322" calcext:value-type="float">
            <text:p>0.865212054500322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3.3757757197706" calcext:value-type="float">
            <text:p>-3.3757757197706</text:p>
          </table:table-cell>
          <table:table-cell office:value-type="float" office:value="-1.7790232563179" calcext:value-type="float">
            <text:p>-1.7790232563179</text:p>
          </table:table-cell>
          <table:table-cell office:value-type="float" office:value="3.03605738034643" calcext:value-type="float">
            <text:p>3.03605738034643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39254783082284" calcext:value-type="float">
            <text:p>-2.39254783082284</text:p>
          </table:table-cell>
          <table:table-cell office:value-type="float" office:value="-2.21793764527275" calcext:value-type="float">
            <text:p>-2.21793764527275</text:p>
          </table:table-cell>
          <table:table-cell office:value-type="float" office:value="0.408947472479433" calcext:value-type="float">
            <text:p>0.408947472479433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81883668423183" calcext:value-type="float">
            <text:p>-1.81883668423183</text:p>
          </table:table-cell>
          <table:table-cell office:value-type="float" office:value="-1.96722574579997" calcext:value-type="float">
            <text:p>-1.96722574579997</text:p>
          </table:table-cell>
          <table:table-cell office:value-type="float" office:value="0.217550495411805" calcext:value-type="float">
            <text:p>0.217550495411805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" calcext:value-type="float">
            <text:p>2</text:p>
          </table:table-cell>
          <table:table-cell office:value-type="float" office:value="-0.403784231451236" calcext:value-type="float">
            <text:p>-0.403784231451236</text:p>
          </table:table-cell>
          <table:table-cell office:value-type="float" office:value="-2.37545483011287" calcext:value-type="float">
            <text:p>-2.37545483011287</text:p>
          </table:table-cell>
          <table:table-cell office:value-type="float" office:value="1.41333830287178" calcext:value-type="float">
            <text:p>1.41333830287178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302064122316276" calcext:value-type="float">
            <text:p>-0.302064122316276</text:p>
          </table:table-cell>
          <table:table-cell office:value-type="float" office:value="-2.31891930812036" calcext:value-type="float">
            <text:p>-2.31891930812036</text:p>
          </table:table-cell>
          <table:table-cell office:value-type="float" office:value="2.89651730082928" calcext:value-type="float">
            <text:p>2.89651730082928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0124891443025" calcext:value-type="float">
            <text:p>-2.0124891443025</text:p>
          </table:table-cell>
          <table:table-cell office:value-type="float" office:value="-1.77150910331304" calcext:value-type="float">
            <text:p>-1.77150910331304</text:p>
          </table:table-cell>
          <table:table-cell office:value-type="float" office:value="1.63678245806279" calcext:value-type="float">
            <text:p>1.63678245806279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3.20271079457887" calcext:value-type="float">
            <text:p>-3.20271079457887</text:p>
          </table:table-cell>
          <table:table-cell office:value-type="float" office:value="-2.118209604576" calcext:value-type="float">
            <text:p>-2.118209604576</text:p>
          </table:table-cell>
          <table:table-cell office:value-type="float" office:value="2.5378861010291" calcext:value-type="float">
            <text:p>2.5378861010291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67399909485654" calcext:value-type="float">
            <text:p>-1.67399909485654</text:p>
          </table:table-cell>
          <table:table-cell office:value-type="float" office:value="-2.17400294378312" calcext:value-type="float">
            <text:p>-2.17400294378312</text:p>
          </table:table-cell>
          <table:table-cell office:value-type="float" office:value="2.96280926347508" calcext:value-type="float">
            <text:p>2.96280926347508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" calcext:value-type="float">
            <text:p>-2</text:p>
          </table:table-cell>
          <table:table-cell office:value-type="float" office:value="-0.552529708271799" calcext:value-type="float">
            <text:p>-0.552529708271799</text:p>
          </table:table-cell>
          <table:table-cell office:value-type="float" office:value="-1.82050487594344" calcext:value-type="float">
            <text:p>-1.82050487594344</text:p>
          </table:table-cell>
          <table:table-cell office:value-type="float" office:value="2.84952075813725" calcext:value-type="float">
            <text:p>2.84952075813725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637054007417912" calcext:value-type="float">
            <text:p>0.637054007417912</text:p>
          </table:table-cell>
          <table:table-cell office:value-type="float" office:value="-1.91215710837884" calcext:value-type="float">
            <text:p>-1.91215710837884</text:p>
          </table:table-cell>
          <table:table-cell office:value-type="float" office:value="0.130878648950994" calcext:value-type="float">
            <text:p>0.130878648950994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38470044256798" calcext:value-type="float">
            <text:p>-2.38470044256798</text:p>
          </table:table-cell>
          <table:table-cell office:value-type="float" office:value="-2.54630592545202" calcext:value-type="float">
            <text:p>-2.54630592545202</text:p>
          </table:table-cell>
          <table:table-cell office:value-type="float" office:value="2.54225997154466" calcext:value-type="float">
            <text:p>2.54225997154466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684390824932923" calcext:value-type="float">
            <text:p>-0.684390824932923</text:p>
          </table:table-cell>
          <table:table-cell office:value-type="float" office:value="-1.8412928849384" calcext:value-type="float">
            <text:p>-1.8412928849384</text:p>
          </table:table-cell>
          <table:table-cell office:value-type="float" office:value="2.24720799613843" calcext:value-type="float">
            <text:p>2.24720799613843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98126136115306" calcext:value-type="float">
            <text:p>-2.98126136115306</text:p>
          </table:table-cell>
          <table:table-cell office:value-type="float" office:value="-1.77719801398329" calcext:value-type="float">
            <text:p>-1.77719801398329</text:p>
          </table:table-cell>
          <table:table-cell office:value-type="float" office:value="1.54000907000114" calcext:value-type="float">
            <text:p>1.54000907000114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" calcext:value-type="float">
            <text:p>2</text:p>
          </table:table-cell>
          <table:table-cell office:value-type="float" office:value="-3.2612608725747" calcext:value-type="float">
            <text:p>-3.2612608725747</text:p>
          </table:table-cell>
          <table:table-cell office:value-type="float" office:value="-2.5014950721301" calcext:value-type="float">
            <text:p>-2.5014950721301</text:p>
          </table:table-cell>
          <table:table-cell office:value-type="float" office:value="2.62801361566546" calcext:value-type="float">
            <text:p>2.62801361566546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32126908604753" calcext:value-type="float">
            <text:p>-2.32126908604753</text:p>
          </table:table-cell>
          <table:table-cell office:value-type="float" office:value="-2.17184061858822" calcext:value-type="float">
            <text:p>-2.17184061858822</text:p>
          </table:table-cell>
          <table:table-cell office:value-type="float" office:value="1.89746222912306" calcext:value-type="float">
            <text:p>1.89746222912306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34203018947061" calcext:value-type="float">
            <text:p>-2.34203018947061</text:p>
          </table:table-cell>
          <table:table-cell office:value-type="float" office:value="-2.1171887715186" calcext:value-type="float">
            <text:p>-2.1171887715186</text:p>
          </table:table-cell>
          <table:table-cell office:value-type="float" office:value="2.2388687112927" calcext:value-type="float">
            <text:p>2.2388687112927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500969895368864" calcext:value-type="float">
            <text:p>-0.500969895368864</text:p>
          </table:table-cell>
          <table:table-cell office:value-type="float" office:value="-2.45167326280621" calcext:value-type="float">
            <text:p>-2.45167326280621</text:p>
          </table:table-cell>
          <table:table-cell office:value-type="float" office:value="2.36800199721488" calcext:value-type="float">
            <text:p>2.36800199721488</text:p>
          </table:table-cell>
        </table:table-row>
        <table:table-row table:style-name="ro1">
          <table:table-cell office:value-type="float" office:value="5.49778714378214" calcext:value-type="float">
            <text:p>5.4977871437821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5828890450688" calcext:value-type="float">
            <text:p>-1.5828890450688</text:p>
          </table:table-cell>
          <table:table-cell office:value-type="float" office:value="-2.24108964885021" calcext:value-type="float">
            <text:p>-2.24108964885021</text:p>
          </table:table-cell>
          <table:table-cell office:value-type="float" office:value="0.834082291990245" calcext:value-type="float">
            <text:p>0.834082291990245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" calcext:value-type="float">
            <text:p>-2</text:p>
          </table:table-cell>
          <table:table-cell office:value-type="float" office:value="-2.77638033469304" calcext:value-type="float">
            <text:p>-2.77638033469304</text:p>
          </table:table-cell>
          <table:table-cell office:value-type="float" office:value="-1.79758612286515" calcext:value-type="float">
            <text:p>-1.79758612286515</text:p>
          </table:table-cell>
          <table:table-cell office:value-type="float" office:value="1.37566240737913" calcext:value-type="float">
            <text:p>1.37566240737913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601339078398031" calcext:value-type="float">
            <text:p>0.601339078398031</text:p>
          </table:table-cell>
          <table:table-cell office:value-type="float" office:value="-2.12022535671841" calcext:value-type="float">
            <text:p>-2.12022535671841</text:p>
          </table:table-cell>
          <table:table-cell office:value-type="float" office:value="0.626198150167134" calcext:value-type="float">
            <text:p>0.626198150167134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9558430187955" calcext:value-type="float">
            <text:p>-2.9558430187955</text:p>
          </table:table-cell>
          <table:table-cell office:value-type="float" office:value="-2.00081906731011" calcext:value-type="float">
            <text:p>-2.00081906731011</text:p>
          </table:table-cell>
          <table:table-cell office:value-type="float" office:value="1.35385574629318" calcext:value-type="float">
            <text:p>1.35385574629318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27693876004697" calcext:value-type="float">
            <text:p>-1.27693876004697</text:p>
          </table:table-cell>
          <table:table-cell office:value-type="float" office:value="-2.17371226965538" calcext:value-type="float">
            <text:p>-2.17371226965538</text:p>
          </table:table-cell>
          <table:table-cell office:value-type="float" office:value="0.256451832592133" calcext:value-type="float">
            <text:p>0.256451832592133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71588986034147" calcext:value-type="float">
            <text:p>-2.71588986034147</text:p>
          </table:table-cell>
          <table:table-cell office:value-type="float" office:value="-1.96256227318702" calcext:value-type="float">
            <text:p>-1.96256227318702</text:p>
          </table:table-cell>
          <table:table-cell office:value-type="float" office:value="1.54372653132798" calcext:value-type="float">
            <text:p>1.54372653132798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" calcext:value-type="float">
            <text:p>2</text:p>
          </table:table-cell>
          <table:table-cell office:value-type="float" office:value="-1.35359742833448" calcext:value-type="float">
            <text:p>-1.35359742833448</text:p>
          </table:table-cell>
          <table:table-cell office:value-type="float" office:value="-1.92338665688101" calcext:value-type="float">
            <text:p>-1.92338665688101</text:p>
          </table:table-cell>
          <table:table-cell office:value-type="float" office:value="1.23769936394502" calcext:value-type="float">
            <text:p>1.23769936394502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624730929323" calcext:value-type="float">
            <text:p>-1.624730929323</text:p>
          </table:table-cell>
          <table:table-cell office:value-type="float" office:value="-1.82219292923821" calcext:value-type="float">
            <text:p>-1.82219292923821</text:p>
          </table:table-cell>
          <table:table-cell office:value-type="float" office:value="3.03788895325127" calcext:value-type="float">
            <text:p>3.03788895325127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643249495247596" calcext:value-type="float">
            <text:p>0.643249495247596</text:p>
          </table:table-cell>
          <table:table-cell office:value-type="float" office:value="-2.49274408055225" calcext:value-type="float">
            <text:p>-2.49274408055225</text:p>
          </table:table-cell>
          <table:table-cell office:value-type="float" office:value="1.54718750665961" calcext:value-type="float">
            <text:p>1.54718750665961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663339670169859" calcext:value-type="float">
            <text:p>-0.663339670169859</text:p>
          </table:table-cell>
          <table:table-cell office:value-type="float" office:value="-2.48751499398453" calcext:value-type="float">
            <text:p>-2.48751499398453</text:p>
          </table:table-cell>
          <table:table-cell office:value-type="float" office:value="0.588024417621593" calcext:value-type="float">
            <text:p>0.588024417621593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18557597845333" calcext:value-type="float">
            <text:p>-1.18557597845333</text:p>
          </table:table-cell>
          <table:table-cell office:value-type="float" office:value="-2.48519336025713" calcext:value-type="float">
            <text:p>-2.48519336025713</text:p>
          </table:table-cell>
          <table:table-cell office:value-type="float" office:value="0.989938786777357" calcext:value-type="float">
            <text:p>0.989938786777357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" calcext:value-type="float">
            <text:p>-2</text:p>
          </table:table-cell>
          <table:table-cell office:value-type="float" office:value="0.645102543572972" calcext:value-type="float">
            <text:p>0.645102543572972</text:p>
          </table:table-cell>
          <table:table-cell office:value-type="float" office:value="-1.83538283315583" calcext:value-type="float">
            <text:p>-1.83538283315583</text:p>
          </table:table-cell>
          <table:table-cell office:value-type="float" office:value="2.35372536729157" calcext:value-type="float">
            <text:p>2.35372536729157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607532083753292" calcext:value-type="float">
            <text:p>0.607532083753292</text:p>
          </table:table-cell>
          <table:table-cell office:value-type="float" office:value="-2.18474638407256" calcext:value-type="float">
            <text:p>-2.18474638407256</text:p>
          </table:table-cell>
          <table:table-cell office:value-type="float" office:value="0.369767459236582" calcext:value-type="float">
            <text:p>0.369767459236582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304725494213959" calcext:value-type="float">
            <text:p>0.304725494213959</text:p>
          </table:table-cell>
          <table:table-cell office:value-type="float" office:value="-1.84300717456605" calcext:value-type="float">
            <text:p>-1.84300717456605</text:p>
          </table:table-cell>
          <table:table-cell office:value-type="float" office:value="1.30078005453033" calcext:value-type="float">
            <text:p>1.30078005453033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96504367518286" calcext:value-type="float">
            <text:p>-2.96504367518286</text:p>
          </table:table-cell>
          <table:table-cell office:value-type="float" office:value="-2.31615521380921" calcext:value-type="float">
            <text:p>-2.31615521380921</text:p>
          </table:table-cell>
          <table:table-cell office:value-type="float" office:value="0.42242733612133" calcext:value-type="float">
            <text:p>0.42242733612133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99521359347489" calcext:value-type="float">
            <text:p>-1.99521359347489</text:p>
          </table:table-cell>
          <table:table-cell office:value-type="float" office:value="-2.55114625198962" calcext:value-type="float">
            <text:p>-2.55114625198962</text:p>
          </table:table-cell>
          <table:table-cell office:value-type="float" office:value="2.28839349296967" calcext:value-type="float">
            <text:p>2.28839349296967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" calcext:value-type="float">
            <text:p>2</text:p>
          </table:table-cell>
          <table:table-cell office:value-type="float" office:value="-0.394397733063205" calcext:value-type="float">
            <text:p>-0.394397733063205</text:p>
          </table:table-cell>
          <table:table-cell office:value-type="float" office:value="-2.31869694281729" calcext:value-type="float">
            <text:p>-2.31869694281729</text:p>
          </table:table-cell>
          <table:table-cell office:value-type="float" office:value="2.66616480757206" calcext:value-type="float">
            <text:p>2.66616480757206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3.18292647004249" calcext:value-type="float">
            <text:p>-3.18292647004249</text:p>
          </table:table-cell>
          <table:table-cell office:value-type="float" office:value="-2.13290581558546" calcext:value-type="float">
            <text:p>-2.13290581558546</text:p>
          </table:table-cell>
          <table:table-cell office:value-type="float" office:value="1.39158684290466" calcext:value-type="float">
            <text:p>1.39158684290466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0.665293684959575" calcext:value-type="float">
            <text:p>-0.665293684959575</text:p>
          </table:table-cell>
          <table:table-cell office:value-type="float" office:value="-2.26800744306338" calcext:value-type="float">
            <text:p>-2.26800744306338</text:p>
          </table:table-cell>
          <table:table-cell office:value-type="float" office:value="1.61165562742131" calcext:value-type="float">
            <text:p>1.61165562742131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84296328864832" calcext:value-type="float">
            <text:p>-1.84296328864832</text:p>
          </table:table-cell>
          <table:table-cell office:value-type="float" office:value="-2.40172431146599" calcext:value-type="float">
            <text:p>-2.40172431146599</text:p>
          </table:table-cell>
          <table:table-cell office:value-type="float" office:value="1.73844548745062" calcext:value-type="float">
            <text:p>1.73844548745062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0.810923399143367" calcext:value-type="float">
            <text:p>0.810923399143367</text:p>
          </table:table-cell>
          <table:table-cell office:value-type="float" office:value="-1.76426648565431" calcext:value-type="float">
            <text:p>-1.76426648565431</text:p>
          </table:table-cell>
          <table:table-cell office:value-type="float" office:value="1.62604717704111" calcext:value-type="float">
            <text:p>1.62604717704111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" calcext:value-type="float">
            <text:p>-2</text:p>
          </table:table-cell>
          <table:table-cell office:value-type="float" office:value="0.373646344188217" calcext:value-type="float">
            <text:p>0.373646344188217</text:p>
          </table:table-cell>
          <table:table-cell office:value-type="float" office:value="-2.4590115020146" calcext:value-type="float">
            <text:p>-2.4590115020146</text:p>
          </table:table-cell>
          <table:table-cell office:value-type="float" office:value="2.26406117332599" calcext:value-type="float">
            <text:p>2.26406117332599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table:number-columns-repeated="2" office:value-type="float" office:value="-2.0943951023932" calcext:value-type="float">
            <text:p>-2.0943951023932</text:p>
          </table:table-cell>
          <table:table-cell office:value-type="float" office:value="-1.83664608864315" calcext:value-type="float">
            <text:p>-1.83664608864315</text:p>
          </table:table-cell>
          <table:table-cell office:value-type="float" office:value="-2.09762240618327" calcext:value-type="float">
            <text:p>-2.09762240618327</text:p>
          </table:table-cell>
          <table:table-cell office:value-type="float" office:value="3.10446569186994" calcext:value-type="float">
            <text:p>3.10446569186994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49752459731685" calcext:value-type="float">
            <text:p>-2.49752459731685</text:p>
          </table:table-cell>
          <table:table-cell office:value-type="float" office:value="-2.29299402940986" calcext:value-type="float">
            <text:p>-2.29299402940986</text:p>
          </table:table-cell>
          <table:table-cell office:value-type="float" office:value="2.83997689251124" calcext:value-type="float">
            <text:p>2.83997689251124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656211997220063" calcext:value-type="float">
            <text:p>-0.656211997220063</text:p>
          </table:table-cell>
          <table:table-cell office:value-type="float" office:value="-2.18225905744786" calcext:value-type="float">
            <text:p>-2.18225905744786</text:p>
          </table:table-cell>
          <table:table-cell office:value-type="float" office:value="0.844207119965673" calcext:value-type="float">
            <text:p>0.844207119965673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32359908659251" calcext:value-type="float">
            <text:p>-2.32359908659251</text:p>
          </table:table-cell>
          <table:table-cell office:value-type="float" office:value="-2.01895081031224" calcext:value-type="float">
            <text:p>-2.01895081031224</text:p>
          </table:table-cell>
          <table:table-cell office:value-type="float" office:value="2.69829223311679" calcext:value-type="float">
            <text:p>2.69829223311679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" calcext:value-type="float">
            <text:p>2</text:p>
          </table:table-cell>
          <table:table-cell office:value-type="float" office:value="0.74422881500076" calcext:value-type="float">
            <text:p>0.74422881500076</text:p>
          </table:table-cell>
          <table:table-cell office:value-type="float" office:value="-2.59236288475351" calcext:value-type="float">
            <text:p>-2.59236288475351</text:p>
          </table:table-cell>
          <table:table-cell office:value-type="float" office:value="0.403976910833429" calcext:value-type="float">
            <text:p>0.403976910833429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16914181971419" calcext:value-type="float">
            <text:p>-2.16914181971419</text:p>
          </table:table-cell>
          <table:table-cell office:value-type="float" office:value="-2.16264599740281" calcext:value-type="float">
            <text:p>-2.16264599740281</text:p>
          </table:table-cell>
          <table:table-cell office:value-type="float" office:value="2.00892186271057" calcext:value-type="float">
            <text:p>2.00892186271057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92459845577513" calcext:value-type="float">
            <text:p>-1.92459845577513</text:p>
          </table:table-cell>
          <table:table-cell office:value-type="float" office:value="-1.74544398545843" calcext:value-type="float">
            <text:p>-1.74544398545843</text:p>
          </table:table-cell>
          <table:table-cell office:value-type="float" office:value="0.107413588618805" calcext:value-type="float">
            <text:p>0.107413588618805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42892557252108" calcext:value-type="float">
            <text:p>-1.42892557252108</text:p>
          </table:table-cell>
          <table:table-cell office:value-type="float" office:value="-2.02267001700293" calcext:value-type="float">
            <text:p>-2.02267001700293</text:p>
          </table:table-cell>
          <table:table-cell office:value-type="float" office:value="1.72103184173818" calcext:value-type="float">
            <text:p>1.72103184173818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7038478126944" calcext:value-type="float">
            <text:p>-1.7038478126944</text:p>
          </table:table-cell>
          <table:table-cell office:value-type="float" office:value="-2.06381772527308" calcext:value-type="float">
            <text:p>-2.06381772527308</text:p>
          </table:table-cell>
          <table:table-cell office:value-type="float" office:value="2.10369443640379" calcext:value-type="float">
            <text:p>2.10369443640379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" calcext:value-type="float">
            <text:p>-2</text:p>
          </table:table-cell>
          <table:table-cell office:value-type="float" office:value="-1.71321841585642" calcext:value-type="float">
            <text:p>-1.71321841585642</text:p>
          </table:table-cell>
          <table:table-cell office:value-type="float" office:value="-2.57078134152952" calcext:value-type="float">
            <text:p>-2.57078134152952</text:p>
          </table:table-cell>
          <table:table-cell office:value-type="float" office:value="2.03081703547672" calcext:value-type="float">
            <text:p>2.03081703547672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668265637616414" calcext:value-type="float">
            <text:p>0.668265637616414</text:p>
          </table:table-cell>
          <table:table-cell office:value-type="float" office:value="-2.08238105123405" calcext:value-type="float">
            <text:p>-2.08238105123405</text:p>
          </table:table-cell>
          <table:table-cell office:value-type="float" office:value="2.05061973679785" calcext:value-type="float">
            <text:p>2.05061973679785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3307007002799" calcext:value-type="float">
            <text:p>-2.3307007002799</text:p>
          </table:table-cell>
          <table:table-cell office:value-type="float" office:value="-2.11341683105947" calcext:value-type="float">
            <text:p>-2.11341683105947</text:p>
          </table:table-cell>
          <table:table-cell office:value-type="float" office:value="1.15751436172252" calcext:value-type="float">
            <text:p>1.15751436172252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18385219219441" calcext:value-type="float">
            <text:p>-2.18385219219441</text:p>
          </table:table-cell>
          <table:table-cell office:value-type="float" office:value="-2.36654894077768" calcext:value-type="float">
            <text:p>-2.36654894077768</text:p>
          </table:table-cell>
          <table:table-cell office:value-type="float" office:value="2.20831521232017" calcext:value-type="float">
            <text:p>2.20831521232017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787560598398389" calcext:value-type="float">
            <text:p>0.787560598398389</text:p>
          </table:table-cell>
          <table:table-cell office:value-type="float" office:value="-2.59785890402378" calcext:value-type="float">
            <text:p>-2.59785890402378</text:p>
          </table:table-cell>
          <table:table-cell office:value-type="float" office:value="2.24715305562019" calcext:value-type="float">
            <text:p>2.24715305562019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" calcext:value-type="float">
            <text:p>2</text:p>
          </table:table-cell>
          <table:table-cell office:value-type="float" office:value="0.640067046390607" calcext:value-type="float">
            <text:p>0.640067046390607</text:p>
          </table:table-cell>
          <table:table-cell office:value-type="float" office:value="-2.12967865112199" calcext:value-type="float">
            <text:p>-2.12967865112199</text:p>
          </table:table-cell>
          <table:table-cell office:value-type="float" office:value="0.125283412780218" calcext:value-type="float">
            <text:p>0.125283412780218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36028006423107" calcext:value-type="float">
            <text:p>-1.36028006423107</text:p>
          </table:table-cell>
          <table:table-cell office:value-type="float" office:value="-1.95430296370272" calcext:value-type="float">
            <text:p>-1.95430296370272</text:p>
          </table:table-cell>
          <table:table-cell office:value-type="float" office:value="1.84229240064311" calcext:value-type="float">
            <text:p>1.84229240064311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3.25554399893761" calcext:value-type="float">
            <text:p>-3.25554399893761</text:p>
          </table:table-cell>
          <table:table-cell office:value-type="float" office:value="-2.22101333431946" calcext:value-type="float">
            <text:p>-2.22101333431946</text:p>
          </table:table-cell>
          <table:table-cell office:value-type="float" office:value="0.467562054053809" calcext:value-type="float">
            <text:p>0.467562054053809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988788474443049" calcext:value-type="float">
            <text:p>-0.988788474443049</text:p>
          </table:table-cell>
          <table:table-cell office:value-type="float" office:value="-2.16129652530336" calcext:value-type="float">
            <text:p>-2.16129652530336</text:p>
          </table:table-cell>
          <table:table-cell office:value-type="float" office:value="0.731407122270071" calcext:value-type="float">
            <text:p>0.731407122270071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55151650078357" calcext:value-type="float">
            <text:p>-2.55151650078357</text:p>
          </table:table-cell>
          <table:table-cell office:value-type="float" office:value="-1.80001250318612" calcext:value-type="float">
            <text:p>-1.80001250318612</text:p>
          </table:table-cell>
          <table:table-cell office:value-type="float" office:value="0.361750731264964" calcext:value-type="float">
            <text:p>0.361750731264964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" calcext:value-type="float">
            <text:p>-2</text:p>
          </table:table-cell>
          <table:table-cell office:value-type="float" office:value="-0.121588363797383" calcext:value-type="float">
            <text:p>-0.121588363797383</text:p>
          </table:table-cell>
          <table:table-cell office:value-type="float" office:value="-1.8758592842191" calcext:value-type="float">
            <text:p>-1.8758592842191</text:p>
          </table:table-cell>
          <table:table-cell office:value-type="float" office:value="0.567473399866449" calcext:value-type="float">
            <text:p>0.567473399866449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527469238598906" calcext:value-type="float">
            <text:p>0.527469238598906</text:p>
          </table:table-cell>
          <table:table-cell office:value-type="float" office:value="-2.5052508220647" calcext:value-type="float">
            <text:p>-2.5052508220647</text:p>
          </table:table-cell>
          <table:table-cell office:value-type="float" office:value="0.326497418534318" calcext:value-type="float">
            <text:p>0.326497418534318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32844017834868" calcext:value-type="float">
            <text:p>-2.32844017834868</text:p>
          </table:table-cell>
          <table:table-cell office:value-type="float" office:value="-1.89333751782226" calcext:value-type="float">
            <text:p>-1.89333751782226</text:p>
          </table:table-cell>
          <table:table-cell office:value-type="float" office:value="0.85636870806003" calcext:value-type="float">
            <text:p>0.85636870806003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73211820527044" calcext:value-type="float">
            <text:p>-0.73211820527044</text:p>
          </table:table-cell>
          <table:table-cell office:value-type="float" office:value="-2.21392218313375" calcext:value-type="float">
            <text:p>-2.21392218313375</text:p>
          </table:table-cell>
          <table:table-cell office:value-type="float" office:value="1.14761846302879" calcext:value-type="float">
            <text:p>1.14761846302879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0.845587078123037" calcext:value-type="float">
            <text:p>-0.845587078123037</text:p>
          </table:table-cell>
          <table:table-cell office:value-type="float" office:value="-2.37323804586379" calcext:value-type="float">
            <text:p>-2.37323804586379</text:p>
          </table:table-cell>
          <table:table-cell office:value-type="float" office:value="1.75347679111664" calcext:value-type="float">
            <text:p>1.75347679111664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" calcext:value-type="float">
            <text:p>2</text:p>
          </table:table-cell>
          <table:table-cell office:value-type="float" office:value="-2.02554252820843" calcext:value-type="float">
            <text:p>-2.02554252820843</text:p>
          </table:table-cell>
          <table:table-cell office:value-type="float" office:value="-1.93170791626568" calcext:value-type="float">
            <text:p>-1.93170791626568</text:p>
          </table:table-cell>
          <table:table-cell office:value-type="float" office:value="3.05988409713888" calcext:value-type="float">
            <text:p>3.05988409713888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2821514529772" calcext:value-type="float">
            <text:p>-2.2821514529772</text:p>
          </table:table-cell>
          <table:table-cell office:value-type="float" office:value="-2.27383347994667" calcext:value-type="float">
            <text:p>-2.27383347994667</text:p>
          </table:table-cell>
          <table:table-cell office:value-type="float" office:value="2.79851566684666" calcext:value-type="float">
            <text:p>2.79851566684666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0.24885531650042" calcext:value-type="float">
            <text:p>-0.24885531650042</text:p>
          </table:table-cell>
          <table:table-cell office:value-type="float" office:value="-2.04096076099186" calcext:value-type="float">
            <text:p>-2.04096076099186</text:p>
          </table:table-cell>
          <table:table-cell office:value-type="float" office:value="2.4017815850697" calcext:value-type="float">
            <text:p>2.4017815850697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816616361825623" calcext:value-type="float">
            <text:p>0.816616361825623</text:p>
          </table:table-cell>
          <table:table-cell office:value-type="float" office:value="-2.37007281989374" calcext:value-type="float">
            <text:p>-2.37007281989374</text:p>
          </table:table-cell>
          <table:table-cell office:value-type="float" office:value="2.72688384699789" calcext:value-type="float">
            <text:p>2.72688384699789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3.03689201019067" calcext:value-type="float">
            <text:p>-3.03689201019067</text:p>
          </table:table-cell>
          <table:table-cell office:value-type="float" office:value="-1.83168333294119" calcext:value-type="float">
            <text:p>-1.83168333294119</text:p>
          </table:table-cell>
          <table:table-cell office:value-type="float" office:value="2.59614452709289" calcext:value-type="float">
            <text:p>2.59614452709289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" calcext:value-type="float">
            <text:p>-2</text:p>
          </table:table-cell>
          <table:table-cell office:value-type="float" office:value="-0.429298961988116" calcext:value-type="float">
            <text:p>-0.429298961988116</text:p>
          </table:table-cell>
          <table:table-cell office:value-type="float" office:value="-2.19726929991269" calcext:value-type="float">
            <text:p>-2.19726929991269</text:p>
          </table:table-cell>
          <table:table-cell office:value-type="float" office:value="1.61412781747972" calcext:value-type="float">
            <text:p>1.61412781747972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16327096778278" calcext:value-type="float">
            <text:p>-1.16327096778278</text:p>
          </table:table-cell>
          <table:table-cell office:value-type="float" office:value="-2.40818666188214" calcext:value-type="float">
            <text:p>-2.40818666188214</text:p>
          </table:table-cell>
          <table:table-cell office:value-type="float" office:value="1.32616549970061" calcext:value-type="float">
            <text:p>1.32616549970061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54730882526571" calcext:value-type="float">
            <text:p>-1.54730882526571</text:p>
          </table:table-cell>
          <table:table-cell office:value-type="float" office:value="-2.07004019945632" calcext:value-type="float">
            <text:p>-2.07004019945632</text:p>
          </table:table-cell>
          <table:table-cell office:value-type="float" office:value="2.33478264293116" calcext:value-type="float">
            <text:p>2.33478264293116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55888449573008" calcext:value-type="float">
            <text:p>-1.55888449573008</text:p>
          </table:table-cell>
          <table:table-cell office:value-type="float" office:value="-1.84782686900599" calcext:value-type="float">
            <text:p>-1.84782686900599</text:p>
          </table:table-cell>
          <table:table-cell office:value-type="float" office:value="1.27018637799617" calcext:value-type="float">
            <text:p>1.27018637799617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2895298703007" calcext:value-type="float">
            <text:p>-2.2895298703007</text:p>
          </table:table-cell>
          <table:table-cell office:value-type="float" office:value="-2.2648269579049" calcext:value-type="float">
            <text:p>-2.2648269579049</text:p>
          </table:table-cell>
          <table:table-cell office:value-type="float" office:value="0.220345413215891" calcext:value-type="float">
            <text:p>0.220345413215891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" calcext:value-type="float">
            <text:p>2</text:p>
          </table:table-cell>
          <table:table-cell office:value-type="float" office:value="0.515455402641169" calcext:value-type="float">
            <text:p>0.515455402641169</text:p>
          </table:table-cell>
          <table:table-cell office:value-type="float" office:value="-2.14655433383594" calcext:value-type="float">
            <text:p>-2.14655433383594</text:p>
          </table:table-cell>
          <table:table-cell office:value-type="float" office:value="2.54269446590703" calcext:value-type="float">
            <text:p>2.54269446590703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2547677008016" calcext:value-type="float">
            <text:p>-1.2547677008016</text:p>
          </table:table-cell>
          <table:table-cell office:value-type="float" office:value="-2.28096457533126" calcext:value-type="float">
            <text:p>-2.28096457533126</text:p>
          </table:table-cell>
          <table:table-cell office:value-type="float" office:value="1.6295755932014" calcext:value-type="float">
            <text:p>1.6295755932014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0.454362424929652" calcext:value-type="float">
            <text:p>-0.454362424929652</text:p>
          </table:table-cell>
          <table:table-cell office:value-type="float" office:value="-2.31381618983691" calcext:value-type="float">
            <text:p>-2.31381618983691</text:p>
          </table:table-cell>
          <table:table-cell office:value-type="float" office:value="2.7789973078176" calcext:value-type="float">
            <text:p>2.7789973078176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56897216137844" calcext:value-type="float">
            <text:p>-2.56897216137844</text:p>
          </table:table-cell>
          <table:table-cell office:value-type="float" office:value="-2.21059180207427" calcext:value-type="float">
            <text:p>-2.21059180207427</text:p>
          </table:table-cell>
          <table:table-cell office:value-type="float" office:value="0.595188388261634" calcext:value-type="float">
            <text:p>0.595188388261634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74239214155303" calcext:value-type="float">
            <text:p>-1.74239214155303</text:p>
          </table:table-cell>
          <table:table-cell office:value-type="float" office:value="-2.29434563162107" calcext:value-type="float">
            <text:p>-2.29434563162107</text:p>
          </table:table-cell>
          <table:table-cell office:value-type="float" office:value="2.71339575670506" calcext:value-type="float">
            <text:p>2.71339575670506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" calcext:value-type="float">
            <text:p>-2</text:p>
          </table:table-cell>
          <table:table-cell office:value-type="float" office:value="0.104293818324618" calcext:value-type="float">
            <text:p>0.104293818324618</text:p>
          </table:table-cell>
          <table:table-cell office:value-type="float" office:value="-1.78676398387393" calcext:value-type="float">
            <text:p>-1.78676398387393</text:p>
          </table:table-cell>
          <table:table-cell office:value-type="float" office:value="2.98738442792659" calcext:value-type="float">
            <text:p>2.98738442792659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04713927885841" calcext:value-type="float">
            <text:p>-2.04713927885841</text:p>
          </table:table-cell>
          <table:table-cell office:value-type="float" office:value="-1.84832095592308" calcext:value-type="float">
            <text:p>-1.84832095592308</text:p>
          </table:table-cell>
          <table:table-cell office:value-type="float" office:value="1.18320276701308" calcext:value-type="float">
            <text:p>1.18320276701308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15471304931632" calcext:value-type="float">
            <text:p>-2.15471304931632</text:p>
          </table:table-cell>
          <table:table-cell office:value-type="float" office:value="-1.76921117561407" calcext:value-type="float">
            <text:p>-1.76921117561407</text:p>
          </table:table-cell>
          <table:table-cell office:value-type="float" office:value="0.161987130543559" calcext:value-type="float">
            <text:p>0.161987130543559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154445786599411" calcext:value-type="float">
            <text:p>0.154445786599411</text:p>
          </table:table-cell>
          <table:table-cell office:value-type="float" office:value="-2.43131642977615" calcext:value-type="float">
            <text:p>-2.43131642977615</text:p>
          </table:table-cell>
          <table:table-cell office:value-type="float" office:value="1.19359531639097" calcext:value-type="float">
            <text:p>1.19359531639097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29349198022761" calcext:value-type="float">
            <text:p>-2.29349198022761</text:p>
          </table:table-cell>
          <table:table-cell office:value-type="float" office:value="-2.03995252002195" calcext:value-type="float">
            <text:p>-2.03995252002195</text:p>
          </table:table-cell>
          <table:table-cell office:value-type="float" office:value="1.76929185727667" calcext:value-type="float">
            <text:p>1.76929185727667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" calcext:value-type="float">
            <text:p>2</text:p>
          </table:table-cell>
          <table:table-cell office:value-type="float" office:value="-2.38166681327608" calcext:value-type="float">
            <text:p>-2.38166681327608</text:p>
          </table:table-cell>
          <table:table-cell office:value-type="float" office:value="-1.84696347121593" calcext:value-type="float">
            <text:p>-1.84696347121593</text:p>
          </table:table-cell>
          <table:table-cell office:value-type="float" office:value="0.798930212852604" calcext:value-type="float">
            <text:p>0.798930212852604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73238037226017" calcext:value-type="float">
            <text:p>-2.73238037226017</text:p>
          </table:table-cell>
          <table:table-cell office:value-type="float" office:value="-2.09541745890419" calcext:value-type="float">
            <text:p>-2.09541745890419</text:p>
          </table:table-cell>
          <table:table-cell office:value-type="float" office:value="1.07677388215402" calcext:value-type="float">
            <text:p>1.07677388215402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3.44451098456951" calcext:value-type="float">
            <text:p>-3.44451098456951</text:p>
          </table:table-cell>
          <table:table-cell office:value-type="float" office:value="-2.60276405398217" calcext:value-type="float">
            <text:p>-2.60276405398217</text:p>
          </table:table-cell>
          <table:table-cell office:value-type="float" office:value="0.028645113388014" calcext:value-type="float">
            <text:p>0.028645113388014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84299320844315" calcext:value-type="float">
            <text:p>-2.84299320844315</text:p>
          </table:table-cell>
          <table:table-cell office:value-type="float" office:value="-2.22756633766826" calcext:value-type="float">
            <text:p>-2.22756633766826</text:p>
          </table:table-cell>
          <table:table-cell office:value-type="float" office:value="1.76298991380787" calcext:value-type="float">
            <text:p>1.76298991380787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47110776542153" calcext:value-type="float">
            <text:p>-2.47110776542153</text:p>
          </table:table-cell>
          <table:table-cell office:value-type="float" office:value="-2.47431899699632" calcext:value-type="float">
            <text:p>-2.47431899699632</text:p>
          </table:table-cell>
          <table:table-cell office:value-type="float" office:value="1.44949582119622" calcext:value-type="float">
            <text:p>1.44949582119622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" calcext:value-type="float">
            <text:p>-2</text:p>
          </table:table-cell>
          <table:table-cell office:value-type="float" office:value="-2.30782520065583" calcext:value-type="float">
            <text:p>-2.30782520065583</text:p>
          </table:table-cell>
          <table:table-cell office:value-type="float" office:value="-2.38175223807603" calcext:value-type="float">
            <text:p>-2.38175223807603</text:p>
          </table:table-cell>
          <table:table-cell office:value-type="float" office:value="1.90673194838712" calcext:value-type="float">
            <text:p>1.90673194838712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554170902908162" calcext:value-type="float">
            <text:p>0.554170902908162</text:p>
          </table:table-cell>
          <table:table-cell office:value-type="float" office:value="-2.21278985149437" calcext:value-type="float">
            <text:p>-2.21278985149437</text:p>
          </table:table-cell>
          <table:table-cell office:value-type="float" office:value="0.692723271365832" calcext:value-type="float">
            <text:p>0.692723271365832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631614743922021" calcext:value-type="float">
            <text:p>-0.631614743922021</text:p>
          </table:table-cell>
          <table:table-cell office:value-type="float" office:value="-2.48833496103792" calcext:value-type="float">
            <text:p>-2.48833496103792</text:p>
          </table:table-cell>
          <table:table-cell office:value-type="float" office:value="2.5836727062672" calcext:value-type="float">
            <text:p>2.5836727062672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260747033500663" calcext:value-type="float">
            <text:p>0.260747033500663</text:p>
          </table:table-cell>
          <table:table-cell office:value-type="float" office:value="-2.20310073613012" calcext:value-type="float">
            <text:p>-2.20310073613012</text:p>
          </table:table-cell>
          <table:table-cell office:value-type="float" office:value="2.43508366947214" calcext:value-type="float">
            <text:p>2.43508366947214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80141866313589" calcext:value-type="float">
            <text:p>-1.80141866313589</text:p>
          </table:table-cell>
          <table:table-cell office:value-type="float" office:value="-2.41170460520252" calcext:value-type="float">
            <text:p>-2.41170460520252</text:p>
          </table:table-cell>
          <table:table-cell office:value-type="float" office:value="2.56272217927884" calcext:value-type="float">
            <text:p>2.56272217927884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" calcext:value-type="float">
            <text:p>2</text:p>
          </table:table-cell>
          <table:table-cell office:value-type="float" office:value="-2.02696939462433" calcext:value-type="float">
            <text:p>-2.02696939462433</text:p>
          </table:table-cell>
          <table:table-cell office:value-type="float" office:value="-2.06489679187338" calcext:value-type="float">
            <text:p>-2.06489679187338</text:p>
          </table:table-cell>
          <table:table-cell office:value-type="float" office:value="0.437139366559263" calcext:value-type="float">
            <text:p>0.437139366559263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55763936180028" calcext:value-type="float">
            <text:p>-2.55763936180028</text:p>
          </table:table-cell>
          <table:table-cell office:value-type="float" office:value="-2.48867431510385" calcext:value-type="float">
            <text:p>-2.48867431510385</text:p>
          </table:table-cell>
          <table:table-cell office:value-type="float" office:value="0.527491904425288" calcext:value-type="float">
            <text:p>0.527491904425288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3.02325891818554" calcext:value-type="float">
            <text:p>-3.02325891818554</text:p>
          </table:table-cell>
          <table:table-cell office:value-type="float" office:value="-1.93052852688975" calcext:value-type="float">
            <text:p>-1.93052852688975</text:p>
          </table:table-cell>
          <table:table-cell office:value-type="float" office:value="1.97897910590693" calcext:value-type="float">
            <text:p>1.97897910590693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3.34837067014459" calcext:value-type="float">
            <text:p>-3.34837067014459</text:p>
          </table:table-cell>
          <table:table-cell office:value-type="float" office:value="-2.34166892731266" calcext:value-type="float">
            <text:p>-2.34166892731266</text:p>
          </table:table-cell>
          <table:table-cell office:value-type="float" office:value="1.9391954019448" calcext:value-type="float">
            <text:p>1.9391954019448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54772654119971" calcext:value-type="float">
            <text:p>-1.54772654119971</text:p>
          </table:table-cell>
          <table:table-cell office:value-type="float" office:value="-2.10585806997739" calcext:value-type="float">
            <text:p>-2.10585806997739</text:p>
          </table:table-cell>
          <table:table-cell office:value-type="float" office:value="1.96502659727378" calcext:value-type="float">
            <text:p>1.96502659727378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" calcext:value-type="float">
            <text:p>-2</text:p>
          </table:table-cell>
          <table:table-cell office:value-type="float" office:value="-3.08644490903915" calcext:value-type="float">
            <text:p>-3.08644490903915</text:p>
          </table:table-cell>
          <table:table-cell office:value-type="float" office:value="-2.21601777756607" calcext:value-type="float">
            <text:p>-2.21601777756607</text:p>
          </table:table-cell>
          <table:table-cell office:value-type="float" office:value="0.141783451348551" calcext:value-type="float">
            <text:p>0.141783451348551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762249700416046" calcext:value-type="float">
            <text:p>-0.762249700416046</text:p>
          </table:table-cell>
          <table:table-cell office:value-type="float" office:value="-1.81680084304253" calcext:value-type="float">
            <text:p>-1.81680084304253</text:p>
          </table:table-cell>
          <table:table-cell office:value-type="float" office:value="1.64548638113708" calcext:value-type="float">
            <text:p>1.64548638113708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3.03788589132657" calcext:value-type="float">
            <text:p>-3.03788589132657</text:p>
          </table:table-cell>
          <table:table-cell office:value-type="float" office:value="-2.44093976514185" calcext:value-type="float">
            <text:p>-2.44093976514185</text:p>
          </table:table-cell>
          <table:table-cell office:value-type="float" office:value="1.26164473692398" calcext:value-type="float">
            <text:p>1.26164473692398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42850007147751" calcext:value-type="float">
            <text:p>-2.42850007147751</text:p>
          </table:table-cell>
          <table:table-cell office:value-type="float" office:value="-2.20651510883547" calcext:value-type="float">
            <text:p>-2.20651510883547</text:p>
          </table:table-cell>
          <table:table-cell office:value-type="float" office:value="1.14421709220329" calcext:value-type="float">
            <text:p>1.14421709220329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12770037016832" calcext:value-type="float">
            <text:p>-1.12770037016832</text:p>
          </table:table-cell>
          <table:table-cell office:value-type="float" office:value="-2.30385609640638" calcext:value-type="float">
            <text:p>-2.30385609640638</text:p>
          </table:table-cell>
          <table:table-cell office:value-type="float" office:value="3.04111676487372" calcext:value-type="float">
            <text:p>3.04111676487372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" calcext:value-type="float">
            <text:p>2</text:p>
          </table:table-cell>
          <table:table-cell office:value-type="float" office:value="-1.38206505134805" calcext:value-type="float">
            <text:p>-1.38206505134805</text:p>
          </table:table-cell>
          <table:table-cell office:value-type="float" office:value="-2.53609375071127" calcext:value-type="float">
            <text:p>-2.53609375071127</text:p>
          </table:table-cell>
          <table:table-cell office:value-type="float" office:value="0.465728650591637" calcext:value-type="float">
            <text:p>0.465728650591637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95241793954986" calcext:value-type="float">
            <text:p>-2.95241793954986</text:p>
          </table:table-cell>
          <table:table-cell office:value-type="float" office:value="-2.31704752731945" calcext:value-type="float">
            <text:p>-2.31704752731945</text:p>
          </table:table-cell>
          <table:table-cell office:value-type="float" office:value="1.76660933964434" calcext:value-type="float">
            <text:p>1.76660933964434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12279764140418" calcext:value-type="float">
            <text:p>-2.12279764140418</text:p>
          </table:table-cell>
          <table:table-cell office:value-type="float" office:value="-2.40151601700217" calcext:value-type="float">
            <text:p>-2.40151601700217</text:p>
          </table:table-cell>
          <table:table-cell office:value-type="float" office:value="1.91248145088455" calcext:value-type="float">
            <text:p>1.91248145088455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91101909662765" calcext:value-type="float">
            <text:p>-1.91101909662765</text:p>
          </table:table-cell>
          <table:table-cell office:value-type="float" office:value="-1.92313092976601" calcext:value-type="float">
            <text:p>-1.92313092976601</text:p>
          </table:table-cell>
          <table:table-cell office:value-type="float" office:value="2.73264809654373" calcext:value-type="float">
            <text:p>2.73264809654373</text:p>
          </table:table-cell>
        </table:table-row>
        <table:table-row table:style-name="ro1">
          <table:table-cell office:value-type="float" office:value="6.28318530717959" calcext:value-type="float">
            <text:p>6.2831853071795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3.01391534901106" calcext:value-type="float">
            <text:p>-3.01391534901106</text:p>
          </table:table-cell>
          <table:table-cell office:value-type="float" office:value="-2.53981168761475" calcext:value-type="float">
            <text:p>-2.53981168761475</text:p>
          </table:table-cell>
          <table:table-cell office:value-type="float" office:value="2.03335484853988" calcext:value-type="float">
            <text:p>2.03335484853988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" calcext:value-type="float">
            <text:p>-2</text:p>
          </table:table-cell>
          <table:table-cell office:value-type="float" office:value="-0.133534710401898" calcext:value-type="float">
            <text:p>-0.133534710401898</text:p>
          </table:table-cell>
          <table:table-cell office:value-type="float" office:value="-2.01441908864152" calcext:value-type="float">
            <text:p>-2.01441908864152</text:p>
          </table:table-cell>
          <table:table-cell office:value-type="float" office:value="1.37128621556167" calcext:value-type="float">
            <text:p>1.3712862155616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3.20755166540642" calcext:value-type="float">
            <text:p>-3.20755166540642</text:p>
          </table:table-cell>
          <table:table-cell office:value-type="float" office:value="-2.04220881097845" calcext:value-type="float">
            <text:p>-2.04220881097845</text:p>
          </table:table-cell>
          <table:table-cell office:value-type="float" office:value="2.21862155106994" calcext:value-type="float">
            <text:p>2.21862155106994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98175570844607" calcext:value-type="float">
            <text:p>-2.98175570844607</text:p>
          </table:table-cell>
          <table:table-cell office:value-type="float" office:value="-2.58143147289599" calcext:value-type="float">
            <text:p>-2.58143147289599</text:p>
          </table:table-cell>
          <table:table-cell office:value-type="float" office:value="2.73557110135102" calcext:value-type="float">
            <text:p>2.7355711013510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889862011670685" calcext:value-type="float">
            <text:p>-0.889862011670685</text:p>
          </table:table-cell>
          <table:table-cell office:value-type="float" office:value="-2.14029413814907" calcext:value-type="float">
            <text:p>-2.14029413814907</text:p>
          </table:table-cell>
          <table:table-cell office:value-type="float" office:value="2.55284255884721" calcext:value-type="float">
            <text:p>2.5528425588472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372058431448623" calcext:value-type="float">
            <text:p>0.372058431448623</text:p>
          </table:table-cell>
          <table:table-cell office:value-type="float" office:value="-2.04590703362946" calcext:value-type="float">
            <text:p>-2.04590703362946</text:p>
          </table:table-cell>
          <table:table-cell office:value-type="float" office:value="1.52619373617491" calcext:value-type="float">
            <text:p>1.5261937361749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" calcext:value-type="float">
            <text:p>2</text:p>
          </table:table-cell>
          <table:table-cell office:value-type="float" office:value="-1.72466192652324" calcext:value-type="float">
            <text:p>-1.72466192652324</text:p>
          </table:table-cell>
          <table:table-cell office:value-type="float" office:value="-2.13605762534845" calcext:value-type="float">
            <text:p>-2.13605762534845</text:p>
          </table:table-cell>
          <table:table-cell office:value-type="float" office:value="0.007034084752036" calcext:value-type="float">
            <text:p>0.007034084752036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63542431164636" calcext:value-type="float">
            <text:p>-2.63542431164636</text:p>
          </table:table-cell>
          <table:table-cell office:value-type="float" office:value="-1.87080505857765" calcext:value-type="float">
            <text:p>-1.87080505857765</text:p>
          </table:table-cell>
          <table:table-cell office:value-type="float" office:value="2.70623083141685" calcext:value-type="float">
            <text:p>2.7062308314168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0.047719317499616" calcext:value-type="float">
            <text:p>-0.047719317499616</text:p>
          </table:table-cell>
          <table:table-cell office:value-type="float" office:value="-2.45332208140042" calcext:value-type="float">
            <text:p>-2.45332208140042</text:p>
          </table:table-cell>
          <table:table-cell office:value-type="float" office:value="1.95454341257998" calcext:value-type="float">
            <text:p>1.95454341257998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042165473613033" calcext:value-type="float">
            <text:p>-0.042165473613033</text:p>
          </table:table-cell>
          <table:table-cell office:value-type="float" office:value="-1.82034153769633" calcext:value-type="float">
            <text:p>-1.82034153769633</text:p>
          </table:table-cell>
          <table:table-cell office:value-type="float" office:value="0.670644859037775" calcext:value-type="float">
            <text:p>0.67064485903777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32399345220178" calcext:value-type="float">
            <text:p>-2.32399345220178</text:p>
          </table:table-cell>
          <table:table-cell office:value-type="float" office:value="-2.53487331111373" calcext:value-type="float">
            <text:p>-2.53487331111373</text:p>
          </table:table-cell>
          <table:table-cell office:value-type="float" office:value="2.62812126888324" calcext:value-type="float">
            <text:p>2.62812126888324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" calcext:value-type="float">
            <text:p>-2</text:p>
          </table:table-cell>
          <table:table-cell office:value-type="float" office:value="0.505381828126858" calcext:value-type="float">
            <text:p>0.505381828126858</text:p>
          </table:table-cell>
          <table:table-cell office:value-type="float" office:value="-2.28188882344524" calcext:value-type="float">
            <text:p>-2.28188882344524</text:p>
          </table:table-cell>
          <table:table-cell office:value-type="float" office:value="0.573907915767971" calcext:value-type="float">
            <text:p>0.57390791576797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42203631891362" calcext:value-type="float">
            <text:p>-2.42203631891362</text:p>
          </table:table-cell>
          <table:table-cell office:value-type="float" office:value="-2.2753260111716" calcext:value-type="float">
            <text:p>-2.2753260111716</text:p>
          </table:table-cell>
          <table:table-cell office:value-type="float" office:value="1.48766248778842" calcext:value-type="float">
            <text:p>1.4876624877884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027199701269432" calcext:value-type="float">
            <text:p>0.027199701269432</text:p>
          </table:table-cell>
          <table:table-cell office:value-type="float" office:value="-2.54009230930786" calcext:value-type="float">
            <text:p>-2.54009230930786</text:p>
          </table:table-cell>
          <table:table-cell office:value-type="float" office:value="2.22818900263717" calcext:value-type="float">
            <text:p>2.2281890026371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64107655474038" calcext:value-type="float">
            <text:p>-2.64107655474038</text:p>
          </table:table-cell>
          <table:table-cell office:value-type="float" office:value="-1.82345051948656" calcext:value-type="float">
            <text:p>-1.82345051948656</text:p>
          </table:table-cell>
          <table:table-cell office:value-type="float" office:value="0.956968786381247" calcext:value-type="float">
            <text:p>0.95696878638124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3.16938109646941" calcext:value-type="float">
            <text:p>-3.16938109646941</text:p>
          </table:table-cell>
          <table:table-cell office:value-type="float" office:value="-2.48394251135651" calcext:value-type="float">
            <text:p>-2.48394251135651</text:p>
          </table:table-cell>
          <table:table-cell office:value-type="float" office:value="1.82872527967531" calcext:value-type="float">
            <text:p>1.8287252796753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" calcext:value-type="float">
            <text:p>2</text:p>
          </table:table-cell>
          <table:table-cell office:value-type="float" office:value="-0.553625688338142" calcext:value-type="float">
            <text:p>-0.553625688338142</text:p>
          </table:table-cell>
          <table:table-cell office:value-type="float" office:value="-2.60201352180171" calcext:value-type="float">
            <text:p>-2.60201352180171</text:p>
          </table:table-cell>
          <table:table-cell office:value-type="float" office:value="0.331499256799274" calcext:value-type="float">
            <text:p>0.331499256799274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13221918281462" calcext:value-type="float">
            <text:p>-2.13221918281462</text:p>
          </table:table-cell>
          <table:table-cell office:value-type="float" office:value="-1.87151083080544" calcext:value-type="float">
            <text:p>-1.87151083080544</text:p>
          </table:table-cell>
          <table:table-cell office:value-type="float" office:value="1.09194165424903" calcext:value-type="float">
            <text:p>1.09194165424903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495827080458491" calcext:value-type="float">
            <text:p>0.495827080458491</text:p>
          </table:table-cell>
          <table:table-cell office:value-type="float" office:value="-2.16133422933792" calcext:value-type="float">
            <text:p>-2.16133422933792</text:p>
          </table:table-cell>
          <table:table-cell office:value-type="float" office:value="1.12250909952611" calcext:value-type="float">
            <text:p>1.1225090995261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562676991667" calcext:value-type="float">
            <text:p>-2.562676991667</text:p>
          </table:table-cell>
          <table:table-cell office:value-type="float" office:value="-2.2784675962106" calcext:value-type="float">
            <text:p>-2.2784675962106</text:p>
          </table:table-cell>
          <table:table-cell office:value-type="float" office:value="0.671170887260879" calcext:value-type="float">
            <text:p>0.671170887260879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2052918919565" calcext:value-type="float">
            <text:p>-2.2052918919565</text:p>
          </table:table-cell>
          <table:table-cell office:value-type="float" office:value="-2.33076826445895" calcext:value-type="float">
            <text:p>-2.33076826445895</text:p>
          </table:table-cell>
          <table:table-cell office:value-type="float" office:value="0.793458464162369" calcext:value-type="float">
            <text:p>0.793458464162369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" calcext:value-type="float">
            <text:p>-2</text:p>
          </table:table-cell>
          <table:table-cell office:value-type="float" office:value="-2.51759238231417" calcext:value-type="float">
            <text:p>-2.51759238231417</text:p>
          </table:table-cell>
          <table:table-cell office:value-type="float" office:value="-2.34390842673879" calcext:value-type="float">
            <text:p>-2.34390842673879</text:p>
          </table:table-cell>
          <table:table-cell office:value-type="float" office:value="2.31314244240126" calcext:value-type="float">
            <text:p>2.31314244240126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table:number-columns-repeated="2" office:value-type="float" office:value="-2.0943951023932" calcext:value-type="float">
            <text:p>-2.0943951023932</text:p>
          </table:table-cell>
          <table:table-cell office:value-type="float" office:value="-2.6158705342175" calcext:value-type="float">
            <text:p>-2.6158705342175</text:p>
          </table:table-cell>
          <table:table-cell office:value-type="float" office:value="-1.95817848615959" calcext:value-type="float">
            <text:p>-1.95817848615959</text:p>
          </table:table-cell>
          <table:table-cell office:value-type="float" office:value="0.679481500254773" calcext:value-type="float">
            <text:p>0.679481500254773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26919370147982" calcext:value-type="float">
            <text:p>-1.26919370147982</text:p>
          </table:table-cell>
          <table:table-cell office:value-type="float" office:value="-1.75987170850984" calcext:value-type="float">
            <text:p>-1.75987170850984</text:p>
          </table:table-cell>
          <table:table-cell office:value-type="float" office:value="3.01935717071041" calcext:value-type="float">
            <text:p>3.0193571707104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26402818677146" calcext:value-type="float">
            <text:p>-1.26402818677146</text:p>
          </table:table-cell>
          <table:table-cell office:value-type="float" office:value="-2.08702474241533" calcext:value-type="float">
            <text:p>-2.08702474241533</text:p>
          </table:table-cell>
          <table:table-cell office:value-type="float" office:value="3.08503586338365" calcext:value-type="float">
            <text:p>3.0850358633836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85564477700432" calcext:value-type="float">
            <text:p>-1.85564477700432</text:p>
          </table:table-cell>
          <table:table-cell office:value-type="float" office:value="-2.07921706509696" calcext:value-type="float">
            <text:p>-2.07921706509696</text:p>
          </table:table-cell>
          <table:table-cell office:value-type="float" office:value="1.29491768201817" calcext:value-type="float">
            <text:p>1.2949176820181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" calcext:value-type="float">
            <text:p>2</text:p>
          </table:table-cell>
          <table:table-cell office:value-type="float" office:value="-1.82863472737144" calcext:value-type="float">
            <text:p>-1.82863472737144</text:p>
          </table:table-cell>
          <table:table-cell office:value-type="float" office:value="-2.07748437064235" calcext:value-type="float">
            <text:p>-2.07748437064235</text:p>
          </table:table-cell>
          <table:table-cell office:value-type="float" office:value="2.10641066736909" calcext:value-type="float">
            <text:p>2.10641066736909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0.556019575753446" calcext:value-type="float">
            <text:p>0.556019575753446</text:p>
          </table:table-cell>
          <table:table-cell office:value-type="float" office:value="-2.25833238271217" calcext:value-type="float">
            <text:p>-2.25833238271217</text:p>
          </table:table-cell>
          <table:table-cell office:value-type="float" office:value="2.70081075183642" calcext:value-type="float">
            <text:p>2.7008107518364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0.574451306082929" calcext:value-type="float">
            <text:p>-0.574451306082929</text:p>
          </table:table-cell>
          <table:table-cell office:value-type="float" office:value="-1.98526967578015" calcext:value-type="float">
            <text:p>-1.98526967578015</text:p>
          </table:table-cell>
          <table:table-cell office:value-type="float" office:value="1.96662687257503" calcext:value-type="float">
            <text:p>1.96662687257503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14810819836256" calcext:value-type="float">
            <text:p>-1.14810819836256</text:p>
          </table:table-cell>
          <table:table-cell office:value-type="float" office:value="-1.85989305699444" calcext:value-type="float">
            <text:p>-1.85989305699444</text:p>
          </table:table-cell>
          <table:table-cell office:value-type="float" office:value="2.30493020572171" calcext:value-type="float">
            <text:p>2.3049302057217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14682666315931" calcext:value-type="float">
            <text:p>-2.14682666315931</text:p>
          </table:table-cell>
          <table:table-cell office:value-type="float" office:value="-2.1523353171608" calcext:value-type="float">
            <text:p>-2.1523353171608</text:p>
          </table:table-cell>
          <table:table-cell office:value-type="float" office:value="0.368703451488068" calcext:value-type="float">
            <text:p>0.368703451488068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" calcext:value-type="float">
            <text:p>-2</text:p>
          </table:table-cell>
          <table:table-cell office:value-type="float" office:value="-0.288678009881374" calcext:value-type="float">
            <text:p>-0.288678009881374</text:p>
          </table:table-cell>
          <table:table-cell office:value-type="float" office:value="-2.23573685555078" calcext:value-type="float">
            <text:p>-2.23573685555078</text:p>
          </table:table-cell>
          <table:table-cell office:value-type="float" office:value="0.572681681674815" calcext:value-type="float">
            <text:p>0.57268168167481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3.01724712333853" calcext:value-type="float">
            <text:p>-3.01724712333853</text:p>
          </table:table-cell>
          <table:table-cell office:value-type="float" office:value="-2.55460752560925" calcext:value-type="float">
            <text:p>-2.55460752560925</text:p>
          </table:table-cell>
          <table:table-cell office:value-type="float" office:value="0.972194971655675" calcext:value-type="float">
            <text:p>0.97219497165567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05640051699604" calcext:value-type="float">
            <text:p>-1.05640051699604</text:p>
          </table:table-cell>
          <table:table-cell office:value-type="float" office:value="-1.88767266366831" calcext:value-type="float">
            <text:p>-1.88767266366831</text:p>
          </table:table-cell>
          <table:table-cell office:value-type="float" office:value="0.60741642939677" calcext:value-type="float">
            <text:p>0.6074164293967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883624284367349" calcext:value-type="float">
            <text:p>-0.883624284367349</text:p>
          </table:table-cell>
          <table:table-cell office:value-type="float" office:value="-2.45239841090694" calcext:value-type="float">
            <text:p>-2.45239841090694</text:p>
          </table:table-cell>
          <table:table-cell office:value-type="float" office:value="0.739847664766752" calcext:value-type="float">
            <text:p>0.73984766476675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80736445001242" calcext:value-type="float">
            <text:p>-2.80736445001242</text:p>
          </table:table-cell>
          <table:table-cell office:value-type="float" office:value="-1.89083446000175" calcext:value-type="float">
            <text:p>-1.89083446000175</text:p>
          </table:table-cell>
          <table:table-cell office:value-type="float" office:value="0.562427203267916" calcext:value-type="float">
            <text:p>0.562427203267916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" calcext:value-type="float">
            <text:p>2</text:p>
          </table:table-cell>
          <table:table-cell office:value-type="float" office:value="-1.70483409131069" calcext:value-type="float">
            <text:p>-1.70483409131069</text:p>
          </table:table-cell>
          <table:table-cell office:value-type="float" office:value="-1.93364772978432" calcext:value-type="float">
            <text:p>-1.93364772978432</text:p>
          </table:table-cell>
          <table:table-cell office:value-type="float" office:value="0.658332412520553" calcext:value-type="float">
            <text:p>0.658332412520553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19057123966534" calcext:value-type="float">
            <text:p>-1.19057123966534</text:p>
          </table:table-cell>
          <table:table-cell office:value-type="float" office:value="-1.8620168511417" calcext:value-type="float">
            <text:p>-1.8620168511417</text:p>
          </table:table-cell>
          <table:table-cell office:value-type="float" office:value="1.11569239535877" calcext:value-type="float">
            <text:p>1.1156923953587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170258060856277" calcext:value-type="float">
            <text:p>0.170258060856277</text:p>
          </table:table-cell>
          <table:table-cell office:value-type="float" office:value="-1.87736495158883" calcext:value-type="float">
            <text:p>-1.87736495158883</text:p>
          </table:table-cell>
          <table:table-cell office:value-type="float" office:value="1.44249639126359" calcext:value-type="float">
            <text:p>1.44249639126359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62842090677772" calcext:value-type="float">
            <text:p>-1.62842090677772</text:p>
          </table:table-cell>
          <table:table-cell office:value-type="float" office:value="-1.82596204546387" calcext:value-type="float">
            <text:p>-1.82596204546387</text:p>
          </table:table-cell>
          <table:table-cell office:value-type="float" office:value="1.06337453122626" calcext:value-type="float">
            <text:p>1.06337453122626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68038552435778" calcext:value-type="float">
            <text:p>-2.68038552435778</text:p>
          </table:table-cell>
          <table:table-cell office:value-type="float" office:value="-2.4103746598394" calcext:value-type="float">
            <text:p>-2.4103746598394</text:p>
          </table:table-cell>
          <table:table-cell office:value-type="float" office:value="2.232597610753" calcext:value-type="float">
            <text:p>2.232597610753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" calcext:value-type="float">
            <text:p>-2</text:p>
          </table:table-cell>
          <table:table-cell office:value-type="float" office:value="-2.54523448049441" calcext:value-type="float">
            <text:p>-2.54523448049441</text:p>
          </table:table-cell>
          <table:table-cell office:value-type="float" office:value="-2.41331479735668" calcext:value-type="float">
            <text:p>-2.41331479735668</text:p>
          </table:table-cell>
          <table:table-cell office:value-type="float" office:value="2.15610861657345" calcext:value-type="float">
            <text:p>2.1561086165734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963276462388705" calcext:value-type="float">
            <text:p>-0.963276462388705</text:p>
          </table:table-cell>
          <table:table-cell office:value-type="float" office:value="-2.26187331317377" calcext:value-type="float">
            <text:p>-2.26187331317377</text:p>
          </table:table-cell>
          <table:table-cell office:value-type="float" office:value="3.01664523722818" calcext:value-type="float">
            <text:p>3.01664523722818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033502056764028" calcext:value-type="float">
            <text:p>-0.033502056764028</text:p>
          </table:table-cell>
          <table:table-cell office:value-type="float" office:value="-2.39521968619702" calcext:value-type="float">
            <text:p>-2.39521968619702</text:p>
          </table:table-cell>
          <table:table-cell office:value-type="float" office:value="1.11776773587336" calcext:value-type="float">
            <text:p>1.11776773587336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57117972062071" calcext:value-type="float">
            <text:p>-1.57117972062071</text:p>
          </table:table-cell>
          <table:table-cell office:value-type="float" office:value="-2.43127264488431" calcext:value-type="float">
            <text:p>-2.43127264488431</text:p>
          </table:table-cell>
          <table:table-cell office:value-type="float" office:value="2.21956675259198" calcext:value-type="float">
            <text:p>2.21956675259198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96594145754547" calcext:value-type="float">
            <text:p>-1.96594145754547</text:p>
          </table:table-cell>
          <table:table-cell office:value-type="float" office:value="-2.4204998194029" calcext:value-type="float">
            <text:p>-2.4204998194029</text:p>
          </table:table-cell>
          <table:table-cell office:value-type="float" office:value="2.30586290301835" calcext:value-type="float">
            <text:p>2.3058629030183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" calcext:value-type="float">
            <text:p>2</text:p>
          </table:table-cell>
          <table:table-cell office:value-type="float" office:value="-1.08663014716435" calcext:value-type="float">
            <text:p>-1.08663014716435</text:p>
          </table:table-cell>
          <table:table-cell office:value-type="float" office:value="-2.61150161815453" calcext:value-type="float">
            <text:p>-2.61150161815453</text:p>
          </table:table-cell>
          <table:table-cell office:value-type="float" office:value="1.75332706483548" calcext:value-type="float">
            <text:p>1.75332706483548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67659804736398" calcext:value-type="float">
            <text:p>-1.67659804736398</text:p>
          </table:table-cell>
          <table:table-cell office:value-type="float" office:value="-2.56699320520404" calcext:value-type="float">
            <text:p>-2.56699320520404</text:p>
          </table:table-cell>
          <table:table-cell office:value-type="float" office:value="0.239412160774963" calcext:value-type="float">
            <text:p>0.239412160774963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08696789549281" calcext:value-type="float">
            <text:p>0.08696789549281</text:p>
          </table:table-cell>
          <table:table-cell office:value-type="float" office:value="-2.43772714168124" calcext:value-type="float">
            <text:p>-2.43772714168124</text:p>
          </table:table-cell>
          <table:table-cell office:value-type="float" office:value="0.740727036779576" calcext:value-type="float">
            <text:p>0.740727036779576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72506754170373" calcext:value-type="float">
            <text:p>-1.72506754170373</text:p>
          </table:table-cell>
          <table:table-cell office:value-type="float" office:value="-1.81106179407152" calcext:value-type="float">
            <text:p>-1.81106179407152</text:p>
          </table:table-cell>
          <table:table-cell office:value-type="float" office:value="0.759297744536937" calcext:value-type="float">
            <text:p>0.75929774453693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0.583317321445417" calcext:value-type="float">
            <text:p>0.583317321445417</text:p>
          </table:table-cell>
          <table:table-cell office:value-type="float" office:value="-2.02710284439929" calcext:value-type="float">
            <text:p>-2.02710284439929</text:p>
          </table:table-cell>
          <table:table-cell office:value-type="float" office:value="2.75342021177445" calcext:value-type="float">
            <text:p>2.7534202117744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" calcext:value-type="float">
            <text:p>-2</text:p>
          </table:table-cell>
          <table:table-cell office:value-type="float" office:value="-2.96812503194024" calcext:value-type="float">
            <text:p>-2.96812503194024</text:p>
          </table:table-cell>
          <table:table-cell office:value-type="float" office:value="-2.11184341109632" calcext:value-type="float">
            <text:p>-2.11184341109632</text:p>
          </table:table-cell>
          <table:table-cell office:value-type="float" office:value="2.76368957196601" calcext:value-type="float">
            <text:p>2.7636895719660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707957275778986" calcext:value-type="float">
            <text:p>0.707957275778986</text:p>
          </table:table-cell>
          <table:table-cell office:value-type="float" office:value="-2.61117770133011" calcext:value-type="float">
            <text:p>-2.61117770133011</text:p>
          </table:table-cell>
          <table:table-cell office:value-type="float" office:value="2.64275567331562" calcext:value-type="float">
            <text:p>2.6427556733156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3.31225743565699" calcext:value-type="float">
            <text:p>-3.31225743565699</text:p>
          </table:table-cell>
          <table:table-cell office:value-type="float" office:value="-2.18214039731474" calcext:value-type="float">
            <text:p>-2.18214039731474</text:p>
          </table:table-cell>
          <table:table-cell office:value-type="float" office:value="2.83861450711849" calcext:value-type="float">
            <text:p>2.83861450711849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93302670725078" calcext:value-type="float">
            <text:p>-1.93302670725078</text:p>
          </table:table-cell>
          <table:table-cell office:value-type="float" office:value="-2.28067486295464" calcext:value-type="float">
            <text:p>-2.28067486295464</text:p>
          </table:table-cell>
          <table:table-cell office:value-type="float" office:value="1.59593109285859" calcext:value-type="float">
            <text:p>1.59593109285859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056807262768717" calcext:value-type="float">
            <text:p>0.056807262768717</text:p>
          </table:table-cell>
          <table:table-cell office:value-type="float" office:value="-1.89436155726515" calcext:value-type="float">
            <text:p>-1.89436155726515</text:p>
          </table:table-cell>
          <table:table-cell office:value-type="float" office:value="2.90655125900054" calcext:value-type="float">
            <text:p>2.90655125900054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" calcext:value-type="float">
            <text:p>2</text:p>
          </table:table-cell>
          <table:table-cell office:value-type="float" office:value="-2.79728984646424" calcext:value-type="float">
            <text:p>-2.79728984646424</text:p>
          </table:table-cell>
          <table:table-cell office:value-type="float" office:value="-2.53012567364211" calcext:value-type="float">
            <text:p>-2.53012567364211</text:p>
          </table:table-cell>
          <table:table-cell office:value-type="float" office:value="0.556099852094252" calcext:value-type="float">
            <text:p>0.55609985209425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81587996267895" calcext:value-type="float">
            <text:p>-2.81587996267895</text:p>
          </table:table-cell>
          <table:table-cell office:value-type="float" office:value="-1.96905647289306" calcext:value-type="float">
            <text:p>-1.96905647289306</text:p>
          </table:table-cell>
          <table:table-cell office:value-type="float" office:value="0.853697291038172" calcext:value-type="float">
            <text:p>0.85369729103817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172626862152014" calcext:value-type="float">
            <text:p>0.172626862152014</text:p>
          </table:table-cell>
          <table:table-cell office:value-type="float" office:value="-2.60002781173144" calcext:value-type="float">
            <text:p>-2.60002781173144</text:p>
          </table:table-cell>
          <table:table-cell office:value-type="float" office:value="2.95957997164124" calcext:value-type="float">
            <text:p>2.95957997164124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463325935269536" calcext:value-type="float">
            <text:p>0.463325935269536</text:p>
          </table:table-cell>
          <table:table-cell office:value-type="float" office:value="-2.31679479252707" calcext:value-type="float">
            <text:p>-2.31679479252707</text:p>
          </table:table-cell>
          <table:table-cell office:value-type="float" office:value="2.2049573825904" calcext:value-type="float">
            <text:p>2.2049573825904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080853564906309" calcext:value-type="float">
            <text:p>-0.080853564906309</text:p>
          </table:table-cell>
          <table:table-cell office:value-type="float" office:value="-2.39030228981904" calcext:value-type="float">
            <text:p>-2.39030228981904</text:p>
          </table:table-cell>
          <table:table-cell office:value-type="float" office:value="0.680562845154627" calcext:value-type="float">
            <text:p>0.68056284515462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" calcext:value-type="float">
            <text:p>-2</text:p>
          </table:table-cell>
          <table:table-cell office:value-type="float" office:value="0.739507792542817" calcext:value-type="float">
            <text:p>0.739507792542817</text:p>
          </table:table-cell>
          <table:table-cell office:value-type="float" office:value="-1.82497471279235" calcext:value-type="float">
            <text:p>-1.82497471279235</text:p>
          </table:table-cell>
          <table:table-cell office:value-type="float" office:value="1.39417703752122" calcext:value-type="float">
            <text:p>1.3941770375212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318535364675069" calcext:value-type="float">
            <text:p>-0.318535364675069</text:p>
          </table:table-cell>
          <table:table-cell office:value-type="float" office:value="-2.41359503473209" calcext:value-type="float">
            <text:p>-2.41359503473209</text:p>
          </table:table-cell>
          <table:table-cell office:value-type="float" office:value="2.49771503504295" calcext:value-type="float">
            <text:p>2.4977150350429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77544540206779" calcext:value-type="float">
            <text:p>-1.77544540206779</text:p>
          </table:table-cell>
          <table:table-cell office:value-type="float" office:value="-1.8830268763877" calcext:value-type="float">
            <text:p>-1.8830268763877</text:p>
          </table:table-cell>
          <table:table-cell office:value-type="float" office:value="0.233743423882036" calcext:value-type="float">
            <text:p>0.233743423882036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73656324825762" calcext:value-type="float">
            <text:p>-1.73656324825762</text:p>
          </table:table-cell>
          <table:table-cell office:value-type="float" office:value="-2.08095664412814" calcext:value-type="float">
            <text:p>-2.08095664412814</text:p>
          </table:table-cell>
          <table:table-cell office:value-type="float" office:value="2.66741033213135" calcext:value-type="float">
            <text:p>2.6674103321313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80487497624623" calcext:value-type="float">
            <text:p>-1.80487497624623</text:p>
          </table:table-cell>
          <table:table-cell office:value-type="float" office:value="-2.44218010076625" calcext:value-type="float">
            <text:p>-2.44218010076625</text:p>
          </table:table-cell>
          <table:table-cell office:value-type="float" office:value="2.46501532019016" calcext:value-type="float">
            <text:p>2.46501532019016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" calcext:value-type="float">
            <text:p>2</text:p>
          </table:table-cell>
          <table:table-cell office:value-type="float" office:value="-1.79280033159713" calcext:value-type="float">
            <text:p>-1.79280033159713</text:p>
          </table:table-cell>
          <table:table-cell office:value-type="float" office:value="-2.21141898140411" calcext:value-type="float">
            <text:p>-2.21141898140411</text:p>
          </table:table-cell>
          <table:table-cell office:value-type="float" office:value="1.48852933065372" calcext:value-type="float">
            <text:p>1.4885293306537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707553734402935" calcext:value-type="float">
            <text:p>-0.707553734402935</text:p>
          </table:table-cell>
          <table:table-cell office:value-type="float" office:value="-2.3105229820185" calcext:value-type="float">
            <text:p>-2.3105229820185</text:p>
          </table:table-cell>
          <table:table-cell office:value-type="float" office:value="2.09048064952452" calcext:value-type="float">
            <text:p>2.0904806495245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77259315121989" calcext:value-type="float">
            <text:p>-2.77259315121989</text:p>
          </table:table-cell>
          <table:table-cell office:value-type="float" office:value="-2.41250045838092" calcext:value-type="float">
            <text:p>-2.41250045838092</text:p>
          </table:table-cell>
          <table:table-cell office:value-type="float" office:value="3.03947140279221" calcext:value-type="float">
            <text:p>3.03947140279221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29527704688322" calcext:value-type="float">
            <text:p>-1.29527704688322</text:p>
          </table:table-cell>
          <table:table-cell office:value-type="float" office:value="-2.35889116146533" calcext:value-type="float">
            <text:p>-2.35889116146533</text:p>
          </table:table-cell>
          <table:table-cell office:value-type="float" office:value="1.52104213713186" calcext:value-type="float">
            <text:p>1.52104213713186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3.22053503426969" calcext:value-type="float">
            <text:p>-3.22053503426969</text:p>
          </table:table-cell>
          <table:table-cell office:value-type="float" office:value="-2.52555809966825" calcext:value-type="float">
            <text:p>-2.52555809966825</text:p>
          </table:table-cell>
          <table:table-cell office:value-type="float" office:value="1.42483090388738" calcext:value-type="float">
            <text:p>1.42483090388738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" calcext:value-type="float">
            <text:p>-2</text:p>
          </table:table-cell>
          <table:table-cell office:value-type="float" office:value="-2.33121611879344" calcext:value-type="float">
            <text:p>-2.33121611879344</text:p>
          </table:table-cell>
          <table:table-cell office:value-type="float" office:value="-2.59846282899135" calcext:value-type="float">
            <text:p>-2.59846282899135</text:p>
          </table:table-cell>
          <table:table-cell office:value-type="float" office:value="2.13970753928368" calcext:value-type="float">
            <text:p>2.13970753928368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428835743090517" calcext:value-type="float">
            <text:p>0.428835743090517</text:p>
          </table:table-cell>
          <table:table-cell office:value-type="float" office:value="-1.90223373560865" calcext:value-type="float">
            <text:p>-1.90223373560865</text:p>
          </table:table-cell>
          <table:table-cell office:value-type="float" office:value="1.108464099776" calcext:value-type="float">
            <text:p>1.108464099776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190675164853062" calcext:value-type="float">
            <text:p>-0.190675164853062</text:p>
          </table:table-cell>
          <table:table-cell office:value-type="float" office:value="-1.78168849445169" calcext:value-type="float">
            <text:p>-1.78168849445169</text:p>
          </table:table-cell>
          <table:table-cell office:value-type="float" office:value="1.83516262174353" calcext:value-type="float">
            <text:p>1.83516262174353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3.02826674223829" calcext:value-type="float">
            <text:p>-3.02826674223829</text:p>
          </table:table-cell>
          <table:table-cell office:value-type="float" office:value="-2.3863506250515" calcext:value-type="float">
            <text:p>-2.3863506250515</text:p>
          </table:table-cell>
          <table:table-cell office:value-type="float" office:value="1.96973259106358" calcext:value-type="float">
            <text:p>1.96973259106358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2931574900405" calcext:value-type="float">
            <text:p>-1.2931574900405</text:p>
          </table:table-cell>
          <table:table-cell office:value-type="float" office:value="-2.14689688739422" calcext:value-type="float">
            <text:p>-2.14689688739422</text:p>
          </table:table-cell>
          <table:table-cell office:value-type="float" office:value="3.03495917457836" calcext:value-type="float">
            <text:p>3.03495917457836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" calcext:value-type="float">
            <text:p>2</text:p>
          </table:table-cell>
          <table:table-cell office:value-type="float" office:value="-2.20841475999435" calcext:value-type="float">
            <text:p>-2.20841475999435</text:p>
          </table:table-cell>
          <table:table-cell office:value-type="float" office:value="-1.82007933388634" calcext:value-type="float">
            <text:p>-1.82007933388634</text:p>
          </table:table-cell>
          <table:table-cell office:value-type="float" office:value="1.55725718887397" calcext:value-type="float">
            <text:p>1.5572571888739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10926809081953" calcext:value-type="float">
            <text:p>-0.10926809081953</text:p>
          </table:table-cell>
          <table:table-cell office:value-type="float" office:value="-2.17095828320781" calcext:value-type="float">
            <text:p>-2.17095828320781</text:p>
          </table:table-cell>
          <table:table-cell office:value-type="float" office:value="1.66403722898528" calcext:value-type="float">
            <text:p>1.66403722898528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71743801468858" calcext:value-type="float">
            <text:p>-2.71743801468858</text:p>
          </table:table-cell>
          <table:table-cell office:value-type="float" office:value="-2.35948405235046" calcext:value-type="float">
            <text:p>-2.35948405235046</text:p>
          </table:table-cell>
          <table:table-cell office:value-type="float" office:value="0.368048822059459" calcext:value-type="float">
            <text:p>0.368048822059459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3.26063209294765" calcext:value-type="float">
            <text:p>-3.26063209294765</text:p>
          </table:table-cell>
          <table:table-cell office:value-type="float" office:value="-2.33416474379309" calcext:value-type="float">
            <text:p>-2.33416474379309</text:p>
          </table:table-cell>
          <table:table-cell office:value-type="float" office:value="0.338793334106144" calcext:value-type="float">
            <text:p>0.338793334106144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26160873222098" calcext:value-type="float">
            <text:p>-1.26160873222098</text:p>
          </table:table-cell>
          <table:table-cell office:value-type="float" office:value="-1.96879076870563" calcext:value-type="float">
            <text:p>-1.96879076870563</text:p>
          </table:table-cell>
          <table:table-cell office:value-type="float" office:value="0.469214188361524" calcext:value-type="float">
            <text:p>0.469214188361524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" calcext:value-type="float">
            <text:p>-2</text:p>
          </table:table-cell>
          <table:table-cell office:value-type="float" office:value="-0.526743312569189" calcext:value-type="float">
            <text:p>-0.526743312569189</text:p>
          </table:table-cell>
          <table:table-cell office:value-type="float" office:value="-2.51064342954558" calcext:value-type="float">
            <text:p>-2.51064342954558</text:p>
          </table:table-cell>
          <table:table-cell office:value-type="float" office:value="2.72806436576778" calcext:value-type="float">
            <text:p>2.72806436576778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48255267053056" calcext:value-type="float">
            <text:p>-1.48255267053056</text:p>
          </table:table-cell>
          <table:table-cell office:value-type="float" office:value="-2.31494141483393" calcext:value-type="float">
            <text:p>-2.31494141483393</text:p>
          </table:table-cell>
          <table:table-cell office:value-type="float" office:value="0.898086012175895" calcext:value-type="float">
            <text:p>0.898086012175895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57509793903768" calcext:value-type="float">
            <text:p>0.57509793903768</text:p>
          </table:table-cell>
          <table:table-cell office:value-type="float" office:value="-2.35247853211551" calcext:value-type="float">
            <text:p>-2.35247853211551</text:p>
          </table:table-cell>
          <table:table-cell office:value-type="float" office:value="2.76590970932702" calcext:value-type="float">
            <text:p>2.76590970932702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57395645055615" calcext:value-type="float">
            <text:p>-2.57395645055615</text:p>
          </table:table-cell>
          <table:table-cell office:value-type="float" office:value="-2.18600960569649" calcext:value-type="float">
            <text:p>-2.18600960569649</text:p>
          </table:table-cell>
          <table:table-cell office:value-type="float" office:value="2.44052499540427" calcext:value-type="float">
            <text:p>2.44052499540427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42005075175828" calcext:value-type="float">
            <text:p>-2.42005075175828</text:p>
          </table:table-cell>
          <table:table-cell office:value-type="float" office:value="-2.32229858002517" calcext:value-type="float">
            <text:p>-2.32229858002517</text:p>
          </table:table-cell>
          <table:table-cell office:value-type="float" office:value="1.75189375451763" calcext:value-type="float">
            <text:p>1.75189375451763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" calcext:value-type="float">
            <text:p>2</text:p>
          </table:table-cell>
          <table:table-cell office:value-type="float" office:value="0.598067517610098" calcext:value-type="float">
            <text:p>0.598067517610098</text:p>
          </table:table-cell>
          <table:table-cell office:value-type="float" office:value="-2.44021833412717" calcext:value-type="float">
            <text:p>-2.44021833412717</text:p>
          </table:table-cell>
          <table:table-cell office:value-type="float" office:value="1.21446471934993" calcext:value-type="float">
            <text:p>1.21446471934993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62109813444941" calcext:value-type="float">
            <text:p>-1.62109813444941</text:p>
          </table:table-cell>
          <table:table-cell office:value-type="float" office:value="-1.88836544064593" calcext:value-type="float">
            <text:p>-1.88836544064593</text:p>
          </table:table-cell>
          <table:table-cell office:value-type="float" office:value="3.12526098868366" calcext:value-type="float">
            <text:p>3.12526098868366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40869714426387" calcext:value-type="float">
            <text:p>-2.40869714426387</text:p>
          </table:table-cell>
          <table:table-cell office:value-type="float" office:value="-2.43282523536567" calcext:value-type="float">
            <text:p>-2.43282523536567</text:p>
          </table:table-cell>
          <table:table-cell office:value-type="float" office:value="2.16783452190704" calcext:value-type="float">
            <text:p>2.16783452190704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29229288670203" calcext:value-type="float">
            <text:p>-1.29229288670203</text:p>
          </table:table-cell>
          <table:table-cell office:value-type="float" office:value="-2.42070188603469" calcext:value-type="float">
            <text:p>-2.42070188603469</text:p>
          </table:table-cell>
          <table:table-cell office:value-type="float" office:value="2.97158941586168" calcext:value-type="float">
            <text:p>2.97158941586168</text:p>
          </table:table-cell>
        </table:table-row>
        <table:table-row table:style-name="ro1">
          <table:table-cell office:value-type="float" office:value="0.785398163397448" calcext:value-type="float">
            <text:p>0.785398163397448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0.278482494065923" calcext:value-type="float">
            <text:p>0.278482494065923</text:p>
          </table:table-cell>
          <table:table-cell office:value-type="float" office:value="-2.27719877591657" calcext:value-type="float">
            <text:p>-2.27719877591657</text:p>
          </table:table-cell>
          <table:table-cell office:value-type="float" office:value="1.84476306367478" calcext:value-type="float">
            <text:p>1.8447630636747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" calcext:value-type="float">
            <text:p>-2</text:p>
          </table:table-cell>
          <table:table-cell office:value-type="float" office:value="-0.814028988539538" calcext:value-type="float">
            <text:p>-0.814028988539538</text:p>
          </table:table-cell>
          <table:table-cell office:value-type="float" office:value="-2.07571480459242" calcext:value-type="float">
            <text:p>-2.07571480459242</text:p>
          </table:table-cell>
          <table:table-cell office:value-type="float" office:value="1.1784092730036" calcext:value-type="float">
            <text:p>1.1784092730036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33334295641022" calcext:value-type="float">
            <text:p>-2.33334295641022</text:p>
          </table:table-cell>
          <table:table-cell office:value-type="float" office:value="-2.59580683379698" calcext:value-type="float">
            <text:p>-2.59580683379698</text:p>
          </table:table-cell>
          <table:table-cell office:value-type="float" office:value="1.9900745975549" calcext:value-type="float">
            <text:p>1.990074597554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4494455186914" calcext:value-type="float">
            <text:p>-0.4494455186914</text:p>
          </table:table-cell>
          <table:table-cell office:value-type="float" office:value="-2.21799503189406" calcext:value-type="float">
            <text:p>-2.21799503189406</text:p>
          </table:table-cell>
          <table:table-cell office:value-type="float" office:value="1.82391869088068" calcext:value-type="float">
            <text:p>1.8239186908806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82423254942296" calcext:value-type="float">
            <text:p>-2.82423254942296</text:p>
          </table:table-cell>
          <table:table-cell office:value-type="float" office:value="-2.4207610303645" calcext:value-type="float">
            <text:p>-2.4207610303645</text:p>
          </table:table-cell>
          <table:table-cell office:value-type="float" office:value="2.11809256519983" calcext:value-type="float">
            <text:p>2.11809256519983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40258075259929" calcext:value-type="float">
            <text:p>-1.40258075259929</text:p>
          </table:table-cell>
          <table:table-cell office:value-type="float" office:value="-2.5042056670994" calcext:value-type="float">
            <text:p>-2.5042056670994</text:p>
          </table:table-cell>
          <table:table-cell office:value-type="float" office:value="0.570853372974844" calcext:value-type="float">
            <text:p>0.57085337297484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" calcext:value-type="float">
            <text:p>2</text:p>
          </table:table-cell>
          <table:table-cell office:value-type="float" office:value="-3.01388798045528" calcext:value-type="float">
            <text:p>-3.01388798045528</text:p>
          </table:table-cell>
          <table:table-cell office:value-type="float" office:value="-1.87436775212495" calcext:value-type="float">
            <text:p>-1.87436775212495</text:p>
          </table:table-cell>
          <table:table-cell office:value-type="float" office:value="2.85052042305849" calcext:value-type="float">
            <text:p>2.8505204230584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97862723064686" calcext:value-type="float">
            <text:p>-1.97862723064686</text:p>
          </table:table-cell>
          <table:table-cell office:value-type="float" office:value="-1.89331553567378" calcext:value-type="float">
            <text:p>-1.89331553567378</text:p>
          </table:table-cell>
          <table:table-cell office:value-type="float" office:value="1.52061991445345" calcext:value-type="float">
            <text:p>1.5206199144534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88331365779884" calcext:value-type="float">
            <text:p>-2.88331365779884</text:p>
          </table:table-cell>
          <table:table-cell office:value-type="float" office:value="-2.41397574547464" calcext:value-type="float">
            <text:p>-2.41397574547464</text:p>
          </table:table-cell>
          <table:table-cell office:value-type="float" office:value="3.05078242372435" calcext:value-type="float">
            <text:p>3.0507824237243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713558446441731" calcext:value-type="float">
            <text:p>-0.713558446441731</text:p>
          </table:table-cell>
          <table:table-cell office:value-type="float" office:value="-2.45030416430716" calcext:value-type="float">
            <text:p>-2.45030416430716</text:p>
          </table:table-cell>
          <table:table-cell office:value-type="float" office:value="2.32243180799564" calcext:value-type="float">
            <text:p>2.3224318079956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97310791689613" calcext:value-type="float">
            <text:p>-1.97310791689613</text:p>
          </table:table-cell>
          <table:table-cell office:value-type="float" office:value="-1.91741428202147" calcext:value-type="float">
            <text:p>-1.91741428202147</text:p>
          </table:table-cell>
          <table:table-cell office:value-type="float" office:value="2.56007468133662" calcext:value-type="float">
            <text:p>2.56007468133662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" calcext:value-type="float">
            <text:p>-2</text:p>
          </table:table-cell>
          <table:table-cell office:value-type="float" office:value="-2.11371514072848" calcext:value-type="float">
            <text:p>-2.11371514072848</text:p>
          </table:table-cell>
          <table:table-cell office:value-type="float" office:value="-2.39406992097949" calcext:value-type="float">
            <text:p>-2.39406992097949</text:p>
          </table:table-cell>
          <table:table-cell office:value-type="float" office:value="0.317433624273952" calcext:value-type="float">
            <text:p>0.317433624273952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729128114546589" calcext:value-type="float">
            <text:p>-0.729128114546589</text:p>
          </table:table-cell>
          <table:table-cell office:value-type="float" office:value="-1.84166190566431" calcext:value-type="float">
            <text:p>-1.84166190566431</text:p>
          </table:table-cell>
          <table:table-cell office:value-type="float" office:value="0.644527273531458" calcext:value-type="float">
            <text:p>0.64452727353145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3.17585680999988" calcext:value-type="float">
            <text:p>-3.17585680999988</text:p>
          </table:table-cell>
          <table:table-cell office:value-type="float" office:value="-2.36870298822992" calcext:value-type="float">
            <text:p>-2.36870298822992</text:p>
          </table:table-cell>
          <table:table-cell office:value-type="float" office:value="0.748824949047849" calcext:value-type="float">
            <text:p>0.74882494904784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5029883430242" calcext:value-type="float">
            <text:p>-1.5029883430242</text:p>
          </table:table-cell>
          <table:table-cell office:value-type="float" office:value="-2.21331244783818" calcext:value-type="float">
            <text:p>-2.21331244783818</text:p>
          </table:table-cell>
          <table:table-cell office:value-type="float" office:value="0.571121093159641" calcext:value-type="float">
            <text:p>0.571121093159641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71616887626451" calcext:value-type="float">
            <text:p>-1.71616887626451</text:p>
          </table:table-cell>
          <table:table-cell office:value-type="float" office:value="-2.34965345601102" calcext:value-type="float">
            <text:p>-2.34965345601102</text:p>
          </table:table-cell>
          <table:table-cell office:value-type="float" office:value="1.51541198862947" calcext:value-type="float">
            <text:p>1.51541198862947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" calcext:value-type="float">
            <text:p>2</text:p>
          </table:table-cell>
          <table:table-cell office:value-type="float" office:value="-1.36361289462019" calcext:value-type="float">
            <text:p>-1.36361289462019</text:p>
          </table:table-cell>
          <table:table-cell office:value-type="float" office:value="-2.29848657757456" calcext:value-type="float">
            <text:p>-2.29848657757456</text:p>
          </table:table-cell>
          <table:table-cell office:value-type="float" office:value="1.74995087094823" calcext:value-type="float">
            <text:p>1.74995087094823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0.781388380690634" calcext:value-type="float">
            <text:p>0.781388380690634</text:p>
          </table:table-cell>
          <table:table-cell office:value-type="float" office:value="-2.32756351796483" calcext:value-type="float">
            <text:p>-2.32756351796483</text:p>
          </table:table-cell>
          <table:table-cell office:value-type="float" office:value="1.43922103685637" calcext:value-type="float">
            <text:p>1.43922103685637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1345232842018" calcext:value-type="float">
            <text:p>-2.1345232842018</text:p>
          </table:table-cell>
          <table:table-cell office:value-type="float" office:value="-2.14371567619148" calcext:value-type="float">
            <text:p>-2.14371567619148</text:p>
          </table:table-cell>
          <table:table-cell office:value-type="float" office:value="1.71257000318892" calcext:value-type="float">
            <text:p>1.71257000318892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701551768347656" calcext:value-type="float">
            <text:p>0.701551768347656</text:p>
          </table:table-cell>
          <table:table-cell office:value-type="float" office:value="-2.30428516949768" calcext:value-type="float">
            <text:p>-2.30428516949768</text:p>
          </table:table-cell>
          <table:table-cell office:value-type="float" office:value="0.823226686903025" calcext:value-type="float">
            <text:p>0.82322668690302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943011803606651" calcext:value-type="float">
            <text:p>-0.943011803606651</text:p>
          </table:table-cell>
          <table:table-cell office:value-type="float" office:value="-2.16972684130412" calcext:value-type="float">
            <text:p>-2.16972684130412</text:p>
          </table:table-cell>
          <table:table-cell office:value-type="float" office:value="1.21565557429055" calcext:value-type="float">
            <text:p>1.2156555742905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" calcext:value-type="float">
            <text:p>-2</text:p>
          </table:table-cell>
          <table:table-cell office:value-type="float" office:value="-0.002518878787735" calcext:value-type="float">
            <text:p>-0.002518878787735</text:p>
          </table:table-cell>
          <table:table-cell office:value-type="float" office:value="-2.15074595738329" calcext:value-type="float">
            <text:p>-2.15074595738329</text:p>
          </table:table-cell>
          <table:table-cell office:value-type="float" office:value="2.37358826912217" calcext:value-type="float">
            <text:p>2.37358826912217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table:number-columns-repeated="2" office:value-type="float" office:value="-2.0943951023932" calcext:value-type="float">
            <text:p>-2.0943951023932</text:p>
          </table:table-cell>
          <table:table-cell office:value-type="float" office:value="-2.7158646056034" calcext:value-type="float">
            <text:p>-2.7158646056034</text:p>
          </table:table-cell>
          <table:table-cell office:value-type="float" office:value="-2.38080851303262" calcext:value-type="float">
            <text:p>-2.38080851303262</text:p>
          </table:table-cell>
          <table:table-cell office:value-type="float" office:value="1.38499970124789" calcext:value-type="float">
            <text:p>1.3849997012478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1084347501284" calcext:value-type="float">
            <text:p>-2.1084347501284</text:p>
          </table:table-cell>
          <table:table-cell office:value-type="float" office:value="-2.49904760098737" calcext:value-type="float">
            <text:p>-2.49904760098737</text:p>
          </table:table-cell>
          <table:table-cell office:value-type="float" office:value="1.96854128018244" calcext:value-type="float">
            <text:p>1.9685412801824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580394214390526" calcext:value-type="float">
            <text:p>0.580394214390526</text:p>
          </table:table-cell>
          <table:table-cell office:value-type="float" office:value="-2.18697829091295" calcext:value-type="float">
            <text:p>-2.18697829091295</text:p>
          </table:table-cell>
          <table:table-cell office:value-type="float" office:value="3.08330211535527" calcext:value-type="float">
            <text:p>3.08330211535527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059420561441741" calcext:value-type="float">
            <text:p>0.059420561441741</text:p>
          </table:table-cell>
          <table:table-cell office:value-type="float" office:value="-1.96373404178805" calcext:value-type="float">
            <text:p>-1.96373404178805</text:p>
          </table:table-cell>
          <table:table-cell office:value-type="float" office:value="1.44333265539901" calcext:value-type="float">
            <text:p>1.44333265539901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" calcext:value-type="float">
            <text:p>2</text:p>
          </table:table-cell>
          <table:table-cell office:value-type="float" office:value="-0.19941640413815" calcext:value-type="float">
            <text:p>-0.19941640413815</text:p>
          </table:table-cell>
          <table:table-cell office:value-type="float" office:value="-2.60291410683428" calcext:value-type="float">
            <text:p>-2.60291410683428</text:p>
          </table:table-cell>
          <table:table-cell office:value-type="float" office:value="2.50765819831997" calcext:value-type="float">
            <text:p>2.50765819831997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02255874276589" calcext:value-type="float">
            <text:p>-2.02255874276589</text:p>
          </table:table-cell>
          <table:table-cell office:value-type="float" office:value="-1.85381678848867" calcext:value-type="float">
            <text:p>-1.85381678848867</text:p>
          </table:table-cell>
          <table:table-cell office:value-type="float" office:value="2.63992959755253" calcext:value-type="float">
            <text:p>2.63992959755253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618751602562519" calcext:value-type="float">
            <text:p>0.618751602562519</text:p>
          </table:table-cell>
          <table:table-cell office:value-type="float" office:value="-2.42083198823862" calcext:value-type="float">
            <text:p>-2.42083198823862</text:p>
          </table:table-cell>
          <table:table-cell office:value-type="float" office:value="1.59376588548613" calcext:value-type="float">
            <text:p>1.59376588548613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14435938141345" calcext:value-type="float">
            <text:p>-2.14435938141345</text:p>
          </table:table-cell>
          <table:table-cell office:value-type="float" office:value="-2.58565044819455" calcext:value-type="float">
            <text:p>-2.58565044819455</text:p>
          </table:table-cell>
          <table:table-cell office:value-type="float" office:value="0.185090816216366" calcext:value-type="float">
            <text:p>0.185090816216366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25706026635575" calcext:value-type="float">
            <text:p>-1.25706026635575</text:p>
          </table:table-cell>
          <table:table-cell office:value-type="float" office:value="-2.40205395370945" calcext:value-type="float">
            <text:p>-2.40205395370945</text:p>
          </table:table-cell>
          <table:table-cell office:value-type="float" office:value="1.72211819048075" calcext:value-type="float">
            <text:p>1.7221181904807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" calcext:value-type="float">
            <text:p>-2</text:p>
          </table:table-cell>
          <table:table-cell office:value-type="float" office:value="-2.01775683254032" calcext:value-type="float">
            <text:p>-2.01775683254032</text:p>
          </table:table-cell>
          <table:table-cell office:value-type="float" office:value="-2.07109011433358" calcext:value-type="float">
            <text:p>-2.07109011433358</text:p>
          </table:table-cell>
          <table:table-cell office:value-type="float" office:value="3.1217631799941" calcext:value-type="float">
            <text:p>3.1217631799941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71241999564148" calcext:value-type="float">
            <text:p>-2.71241999564148</text:p>
          </table:table-cell>
          <table:table-cell office:value-type="float" office:value="-2.06119473972429" calcext:value-type="float">
            <text:p>-2.06119473972429</text:p>
          </table:table-cell>
          <table:table-cell office:value-type="float" office:value="2.01121001865918" calcext:value-type="float">
            <text:p>2.0112100186591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93595161293916" calcext:value-type="float">
            <text:p>-1.93595161293916</text:p>
          </table:table-cell>
          <table:table-cell office:value-type="float" office:value="-1.84097468105622" calcext:value-type="float">
            <text:p>-1.84097468105622</text:p>
          </table:table-cell>
          <table:table-cell office:value-type="float" office:value="1.92897433725553" calcext:value-type="float">
            <text:p>1.92897433725553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482556537403959" calcext:value-type="float">
            <text:p>-0.482556537403959</text:p>
          </table:table-cell>
          <table:table-cell office:value-type="float" office:value="-1.81453372382465" calcext:value-type="float">
            <text:p>-1.81453372382465</text:p>
          </table:table-cell>
          <table:table-cell office:value-type="float" office:value="1.87141440599781" calcext:value-type="float">
            <text:p>1.87141440599781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34420151781616" calcext:value-type="float">
            <text:p>-2.34420151781616</text:p>
          </table:table-cell>
          <table:table-cell office:value-type="float" office:value="-2.06870077410173" calcext:value-type="float">
            <text:p>-2.06870077410173</text:p>
          </table:table-cell>
          <table:table-cell office:value-type="float" office:value="0.778666857381204" calcext:value-type="float">
            <text:p>0.77866685738120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" calcext:value-type="float">
            <text:p>2</text:p>
          </table:table-cell>
          <table:table-cell office:value-type="float" office:value="0.267131129063271" calcext:value-type="float">
            <text:p>0.267131129063271</text:p>
          </table:table-cell>
          <table:table-cell office:value-type="float" office:value="-2.59041067511343" calcext:value-type="float">
            <text:p>-2.59041067511343</text:p>
          </table:table-cell>
          <table:table-cell office:value-type="float" office:value="0.412708987433778" calcext:value-type="float">
            <text:p>0.41270898743377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0.583825099248093" calcext:value-type="float">
            <text:p>0.583825099248093</text:p>
          </table:table-cell>
          <table:table-cell office:value-type="float" office:value="-2.37802548658326" calcext:value-type="float">
            <text:p>-2.37802548658326</text:p>
          </table:table-cell>
          <table:table-cell office:value-type="float" office:value="2.30558686239075" calcext:value-type="float">
            <text:p>2.3055868623907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77669774710464" calcext:value-type="float">
            <text:p>-1.77669774710464</text:p>
          </table:table-cell>
          <table:table-cell office:value-type="float" office:value="-1.79190513455509" calcext:value-type="float">
            <text:p>-1.79190513455509</text:p>
          </table:table-cell>
          <table:table-cell office:value-type="float" office:value="0.649799388718751" calcext:value-type="float">
            <text:p>0.649799388718751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3.37807932902053" calcext:value-type="float">
            <text:p>-3.37807932902053</text:p>
          </table:table-cell>
          <table:table-cell office:value-type="float" office:value="-2.36204680077016" calcext:value-type="float">
            <text:p>-2.36204680077016</text:p>
          </table:table-cell>
          <table:table-cell office:value-type="float" office:value="0.724814643436835" calcext:value-type="float">
            <text:p>0.72481464343683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41499366709517" calcext:value-type="float">
            <text:p>-1.41499366709517</text:p>
          </table:table-cell>
          <table:table-cell office:value-type="float" office:value="-2.25998977921685" calcext:value-type="float">
            <text:p>-2.25998977921685</text:p>
          </table:table-cell>
          <table:table-cell office:value-type="float" office:value="2.36250895072103" calcext:value-type="float">
            <text:p>2.36250895072103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" calcext:value-type="float">
            <text:p>-2</text:p>
          </table:table-cell>
          <table:table-cell office:value-type="float" office:value="-2.50747960213041" calcext:value-type="float">
            <text:p>-2.50747960213041</text:p>
          </table:table-cell>
          <table:table-cell office:value-type="float" office:value="-1.99668869818009" calcext:value-type="float">
            <text:p>-1.99668869818009</text:p>
          </table:table-cell>
          <table:table-cell office:value-type="float" office:value="0.342610339105053" calcext:value-type="float">
            <text:p>0.342610339105053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886945067687655" calcext:value-type="float">
            <text:p>-0.886945067687655</text:p>
          </table:table-cell>
          <table:table-cell office:value-type="float" office:value="-1.7805101893469" calcext:value-type="float">
            <text:p>-1.7805101893469</text:p>
          </table:table-cell>
          <table:table-cell office:value-type="float" office:value="1.18380177953338" calcext:value-type="float">
            <text:p>1.1838017795333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36867137494933" calcext:value-type="float">
            <text:p>-1.36867137494933</text:p>
          </table:table-cell>
          <table:table-cell office:value-type="float" office:value="-1.92786062031409" calcext:value-type="float">
            <text:p>-1.92786062031409</text:p>
          </table:table-cell>
          <table:table-cell office:value-type="float" office:value="1.41712701517174" calcext:value-type="float">
            <text:p>1.4171270151717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467072599004666" calcext:value-type="float">
            <text:p>0.467072599004666</text:p>
          </table:table-cell>
          <table:table-cell office:value-type="float" office:value="-1.86760102626547" calcext:value-type="float">
            <text:p>-1.86760102626547</text:p>
          </table:table-cell>
          <table:table-cell office:value-type="float" office:value="0.551290981411295" calcext:value-type="float">
            <text:p>0.55129098141129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371147510914038" calcext:value-type="float">
            <text:p>0.371147510914038</text:p>
          </table:table-cell>
          <table:table-cell office:value-type="float" office:value="-2.32422202539758" calcext:value-type="float">
            <text:p>-2.32422202539758</text:p>
          </table:table-cell>
          <table:table-cell office:value-type="float" office:value="1.44722756228717" calcext:value-type="float">
            <text:p>1.44722756228717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" calcext:value-type="float">
            <text:p>2</text:p>
          </table:table-cell>
          <table:table-cell office:value-type="float" office:value="-3.43280024745122" calcext:value-type="float">
            <text:p>-3.43280024745122</text:p>
          </table:table-cell>
          <table:table-cell office:value-type="float" office:value="-2.39304823369731" calcext:value-type="float">
            <text:p>-2.39304823369731</text:p>
          </table:table-cell>
          <table:table-cell office:value-type="float" office:value="0.628682041365052" calcext:value-type="float">
            <text:p>0.628682041365052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0.700684071679828" calcext:value-type="float">
            <text:p>0.700684071679828</text:p>
          </table:table-cell>
          <table:table-cell office:value-type="float" office:value="-1.9088483406061" calcext:value-type="float">
            <text:p>-1.9088483406061</text:p>
          </table:table-cell>
          <table:table-cell office:value-type="float" office:value="0.363737669579674" calcext:value-type="float">
            <text:p>0.36373766957967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25203049047103" calcext:value-type="float">
            <text:p>-1.25203049047103</text:p>
          </table:table-cell>
          <table:table-cell office:value-type="float" office:value="-2.23033439942484" calcext:value-type="float">
            <text:p>-2.23033439942484</text:p>
          </table:table-cell>
          <table:table-cell office:value-type="float" office:value="2.40478007400719" calcext:value-type="float">
            <text:p>2.4047800740071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956907385984744" calcext:value-type="float">
            <text:p>-0.956907385984744</text:p>
          </table:table-cell>
          <table:table-cell office:value-type="float" office:value="-2.18595057144188" calcext:value-type="float">
            <text:p>-2.18595057144188</text:p>
          </table:table-cell>
          <table:table-cell office:value-type="float" office:value="2.44483237346226" calcext:value-type="float">
            <text:p>2.44483237346226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3.48867821150896" calcext:value-type="float">
            <text:p>-3.48867821150896</text:p>
          </table:table-cell>
          <table:table-cell office:value-type="float" office:value="-2.10511497161036" calcext:value-type="float">
            <text:p>-2.10511497161036</text:p>
          </table:table-cell>
          <table:table-cell office:value-type="float" office:value="0.68928113968294" calcext:value-type="float">
            <text:p>0.6892811396829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" calcext:value-type="float">
            <text:p>-2</text:p>
          </table:table-cell>
          <table:table-cell office:value-type="float" office:value="-1.19294195498836" calcext:value-type="float">
            <text:p>-1.19294195498836</text:p>
          </table:table-cell>
          <table:table-cell office:value-type="float" office:value="-1.7843272663362" calcext:value-type="float">
            <text:p>-1.7843272663362</text:p>
          </table:table-cell>
          <table:table-cell office:value-type="float" office:value="2.37637245219714" calcext:value-type="float">
            <text:p>2.3763724521971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3.06730281538906" calcext:value-type="float">
            <text:p>-3.06730281538906</text:p>
          </table:table-cell>
          <table:table-cell office:value-type="float" office:value="-1.97187870229974" calcext:value-type="float">
            <text:p>-1.97187870229974</text:p>
          </table:table-cell>
          <table:table-cell office:value-type="float" office:value="3.1055988608038" calcext:value-type="float">
            <text:p>3.105598860803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20912068700878" calcext:value-type="float">
            <text:p>-2.20912068700878</text:p>
          </table:table-cell>
          <table:table-cell office:value-type="float" office:value="-2.49828912001815" calcext:value-type="float">
            <text:p>-2.49828912001815</text:p>
          </table:table-cell>
          <table:table-cell office:value-type="float" office:value="2.32038283976319" calcext:value-type="float">
            <text:p>2.3203828397631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96048986399917" calcext:value-type="float">
            <text:p>-1.96048986399917</text:p>
          </table:table-cell>
          <table:table-cell office:value-type="float" office:value="-2.49836645868348" calcext:value-type="float">
            <text:p>-2.49836645868348</text:p>
          </table:table-cell>
          <table:table-cell office:value-type="float" office:value="0.105450044897769" calcext:value-type="float">
            <text:p>0.10545004489776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3.17627653807396" calcext:value-type="float">
            <text:p>-3.17627653807396</text:p>
          </table:table-cell>
          <table:table-cell office:value-type="float" office:value="-1.99418111131548" calcext:value-type="float">
            <text:p>-1.99418111131548</text:p>
          </table:table-cell>
          <table:table-cell office:value-type="float" office:value="0.914078381073654" calcext:value-type="float">
            <text:p>0.91407838107365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" calcext:value-type="float">
            <text:p>2</text:p>
          </table:table-cell>
          <table:table-cell office:value-type="float" office:value="-1.55374257218116" calcext:value-type="float">
            <text:p>-1.55374257218116</text:p>
          </table:table-cell>
          <table:table-cell office:value-type="float" office:value="-2.25538895528631" calcext:value-type="float">
            <text:p>-2.25538895528631</text:p>
          </table:table-cell>
          <table:table-cell office:value-type="float" office:value="2.62303594760486" calcext:value-type="float">
            <text:p>2.62303594760486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0.425263120917181" calcext:value-type="float">
            <text:p>0.425263120917181</text:p>
          </table:table-cell>
          <table:table-cell office:value-type="float" office:value="-2.11572438530096" calcext:value-type="float">
            <text:p>-2.11572438530096</text:p>
          </table:table-cell>
          <table:table-cell office:value-type="float" office:value="3.12407401583184" calcext:value-type="float">
            <text:p>3.1240740158318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0.467079311122711" calcext:value-type="float">
            <text:p>-0.467079311122711</text:p>
          </table:table-cell>
          <table:table-cell office:value-type="float" office:value="-2.29306361408982" calcext:value-type="float">
            <text:p>-2.29306361408982</text:p>
          </table:table-cell>
          <table:table-cell office:value-type="float" office:value="1.16240857709458" calcext:value-type="float">
            <text:p>1.1624085770945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40174878503371" calcext:value-type="float">
            <text:p>-2.40174878503371</text:p>
          </table:table-cell>
          <table:table-cell office:value-type="float" office:value="-2.13741147501016" calcext:value-type="float">
            <text:p>-2.13741147501016</text:p>
          </table:table-cell>
          <table:table-cell office:value-type="float" office:value="1.78142997176119" calcext:value-type="float">
            <text:p>1.7814299717611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10092857034857" calcext:value-type="float">
            <text:p>-2.10092857034857</text:p>
          </table:table-cell>
          <table:table-cell office:value-type="float" office:value="-1.8491803079147" calcext:value-type="float">
            <text:p>-1.8491803079147</text:p>
          </table:table-cell>
          <table:table-cell office:value-type="float" office:value="1.8836628262045" calcext:value-type="float">
            <text:p>1.883662826204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" calcext:value-type="float">
            <text:p>-2</text:p>
          </table:table-cell>
          <table:table-cell office:value-type="float" office:value="-1.41115388122414" calcext:value-type="float">
            <text:p>-1.41115388122414</text:p>
          </table:table-cell>
          <table:table-cell office:value-type="float" office:value="-1.93646401935832" calcext:value-type="float">
            <text:p>-1.93646401935832</text:p>
          </table:table-cell>
          <table:table-cell office:value-type="float" office:value="0.483673939152065" calcext:value-type="float">
            <text:p>0.48367393915206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13107222121842" calcext:value-type="float">
            <text:p>-1.13107222121842</text:p>
          </table:table-cell>
          <table:table-cell office:value-type="float" office:value="-2.1959209223142" calcext:value-type="float">
            <text:p>-2.1959209223142</text:p>
          </table:table-cell>
          <table:table-cell office:value-type="float" office:value="1.0959054438487" calcext:value-type="float">
            <text:p>1.0959054438487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722396268171479" calcext:value-type="float">
            <text:p>0.722396268171479</text:p>
          </table:table-cell>
          <table:table-cell office:value-type="float" office:value="-2.32649721140836" calcext:value-type="float">
            <text:p>-2.32649721140836</text:p>
          </table:table-cell>
          <table:table-cell office:value-type="float" office:value="2.04905088917209" calcext:value-type="float">
            <text:p>2.0490508891720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531753314755592" calcext:value-type="float">
            <text:p>0.531753314755592</text:p>
          </table:table-cell>
          <table:table-cell office:value-type="float" office:value="-2.04436932329683" calcext:value-type="float">
            <text:p>-2.04436932329683</text:p>
          </table:table-cell>
          <table:table-cell office:value-type="float" office:value="3.03500186798097" calcext:value-type="float">
            <text:p>3.03500186798097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83363628315693" calcext:value-type="float">
            <text:p>-1.83363628315693</text:p>
          </table:table-cell>
          <table:table-cell office:value-type="float" office:value="-2.18369916412817" calcext:value-type="float">
            <text:p>-2.18369916412817</text:p>
          </table:table-cell>
          <table:table-cell office:value-type="float" office:value="0.700535465153359" calcext:value-type="float">
            <text:p>0.70053546515335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" calcext:value-type="float">
            <text:p>2</text:p>
          </table:table-cell>
          <table:table-cell office:value-type="float" office:value="-3.00562226986538" calcext:value-type="float">
            <text:p>-3.00562226986538</text:p>
          </table:table-cell>
          <table:table-cell office:value-type="float" office:value="-2.04032582066931" calcext:value-type="float">
            <text:p>-2.04032582066931</text:p>
          </table:table-cell>
          <table:table-cell office:value-type="float" office:value="1.07153064691705" calcext:value-type="float">
            <text:p>1.0715306469170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67429117363807" calcext:value-type="float">
            <text:p>-2.67429117363807</text:p>
          </table:table-cell>
          <table:table-cell office:value-type="float" office:value="-1.82459470393264" calcext:value-type="float">
            <text:p>-1.82459470393264</text:p>
          </table:table-cell>
          <table:table-cell office:value-type="float" office:value="2.12270907347823" calcext:value-type="float">
            <text:p>2.12270907347823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04405986511146" calcext:value-type="float">
            <text:p>-2.04405986511146</text:p>
          </table:table-cell>
          <table:table-cell office:value-type="float" office:value="-2.38765003102781" calcext:value-type="float">
            <text:p>-2.38765003102781</text:p>
          </table:table-cell>
          <table:table-cell office:value-type="float" office:value="2.44611800427749" calcext:value-type="float">
            <text:p>2.4461180042774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42503638893737" calcext:value-type="float">
            <text:p>-2.42503638893737</text:p>
          </table:table-cell>
          <table:table-cell office:value-type="float" office:value="-2.037438247248" calcext:value-type="float">
            <text:p>-2.037438247248</text:p>
          </table:table-cell>
          <table:table-cell office:value-type="float" office:value="0.44621465967929" calcext:value-type="float">
            <text:p>0.4462146596792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4037792519858" calcext:value-type="float">
            <text:p>-1.4037792519858</text:p>
          </table:table-cell>
          <table:table-cell office:value-type="float" office:value="-1.99081349124742" calcext:value-type="float">
            <text:p>-1.99081349124742</text:p>
          </table:table-cell>
          <table:table-cell office:value-type="float" office:value="0.387777043191711" calcext:value-type="float">
            <text:p>0.387777043191711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" calcext:value-type="float">
            <text:p>-2</text:p>
          </table:table-cell>
          <table:table-cell office:value-type="float" office:value="-2.36191829461537" calcext:value-type="float">
            <text:p>-2.36191829461537</text:p>
          </table:table-cell>
          <table:table-cell office:value-type="float" office:value="-2.45049602381635" calcext:value-type="float">
            <text:p>-2.45049602381635</text:p>
          </table:table-cell>
          <table:table-cell office:value-type="float" office:value="1.71014123804218" calcext:value-type="float">
            <text:p>1.7101412380421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258919795659631" calcext:value-type="float">
            <text:p>-0.258919795659631</text:p>
          </table:table-cell>
          <table:table-cell office:value-type="float" office:value="-2.60462789599132" calcext:value-type="float">
            <text:p>-2.60462789599132</text:p>
          </table:table-cell>
          <table:table-cell office:value-type="float" office:value="0.266134419316744" calcext:value-type="float">
            <text:p>0.26613441931674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3.26556057669975" calcext:value-type="float">
            <text:p>-3.26556057669975</text:p>
          </table:table-cell>
          <table:table-cell office:value-type="float" office:value="-1.99288411033911" calcext:value-type="float">
            <text:p>-1.99288411033911</text:p>
          </table:table-cell>
          <table:table-cell office:value-type="float" office:value="3.08259479697682" calcext:value-type="float">
            <text:p>3.08259479697682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559050950241435" calcext:value-type="float">
            <text:p>0.559050950241435</text:p>
          </table:table-cell>
          <table:table-cell office:value-type="float" office:value="-2.3406606029819" calcext:value-type="float">
            <text:p>-2.3406606029819</text:p>
          </table:table-cell>
          <table:table-cell office:value-type="float" office:value="0.078041339389791" calcext:value-type="float">
            <text:p>0.078041339389791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79148351893218" calcext:value-type="float">
            <text:p>-2.79148351893218</text:p>
          </table:table-cell>
          <table:table-cell office:value-type="float" office:value="-1.87476007521251" calcext:value-type="float">
            <text:p>-1.87476007521251</text:p>
          </table:table-cell>
          <table:table-cell office:value-type="float" office:value="0.576100583457618" calcext:value-type="float">
            <text:p>0.57610058345761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" calcext:value-type="float">
            <text:p>2</text:p>
          </table:table-cell>
          <table:table-cell office:value-type="float" office:value="-3.15224281029246" calcext:value-type="float">
            <text:p>-3.15224281029246</text:p>
          </table:table-cell>
          <table:table-cell office:value-type="float" office:value="-1.82914207075738" calcext:value-type="float">
            <text:p>-1.82914207075738</text:p>
          </table:table-cell>
          <table:table-cell office:value-type="float" office:value="2.91116346560749" calcext:value-type="float">
            <text:p>2.9111634656074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13063736797423" calcext:value-type="float">
            <text:p>-1.13063736797423</text:p>
          </table:table-cell>
          <table:table-cell office:value-type="float" office:value="-1.84589077869063" calcext:value-type="float">
            <text:p>-1.84589077869063</text:p>
          </table:table-cell>
          <table:table-cell office:value-type="float" office:value="2.91699489559273" calcext:value-type="float">
            <text:p>2.91699489559273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0.286039645026885" calcext:value-type="float">
            <text:p>-0.286039645026885</text:p>
          </table:table-cell>
          <table:table-cell office:value-type="float" office:value="-1.83455190370046" calcext:value-type="float">
            <text:p>-1.83455190370046</text:p>
          </table:table-cell>
          <table:table-cell office:value-type="float" office:value="2.80256871230035" calcext:value-type="float">
            <text:p>2.8025687123003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074914077576996" calcext:value-type="float">
            <text:p>0.074914077576996</text:p>
          </table:table-cell>
          <table:table-cell office:value-type="float" office:value="-2.24499925806463" calcext:value-type="float">
            <text:p>-2.24499925806463</text:p>
          </table:table-cell>
          <table:table-cell office:value-type="float" office:value="2.78991863708809" calcext:value-type="float">
            <text:p>2.7899186370880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3.10510145355427" calcext:value-type="float">
            <text:p>-3.10510145355427</text:p>
          </table:table-cell>
          <table:table-cell office:value-type="float" office:value="-2.5252619502492" calcext:value-type="float">
            <text:p>-2.5252619502492</text:p>
          </table:table-cell>
          <table:table-cell office:value-type="float" office:value="2.03761431715692" calcext:value-type="float">
            <text:p>2.03761431715692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" calcext:value-type="float">
            <text:p>-2</text:p>
          </table:table-cell>
          <table:table-cell office:value-type="float" office:value="-3.31548013942029" calcext:value-type="float">
            <text:p>-3.31548013942029</text:p>
          </table:table-cell>
          <table:table-cell office:value-type="float" office:value="-2.50355031603529" calcext:value-type="float">
            <text:p>-2.50355031603529</text:p>
          </table:table-cell>
          <table:table-cell office:value-type="float" office:value="0.657879598091945" calcext:value-type="float">
            <text:p>0.657879598091945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134311584143018" calcext:value-type="float">
            <text:p>0.134311584143018</text:p>
          </table:table-cell>
          <table:table-cell office:value-type="float" office:value="-2.02130770257838" calcext:value-type="float">
            <text:p>-2.02130770257838</text:p>
          </table:table-cell>
          <table:table-cell office:value-type="float" office:value="1.03092547860401" calcext:value-type="float">
            <text:p>1.03092547860401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50040789845954" calcext:value-type="float">
            <text:p>-1.50040789845954</text:p>
          </table:table-cell>
          <table:table-cell office:value-type="float" office:value="-2.5542980071788" calcext:value-type="float">
            <text:p>-2.5542980071788</text:p>
          </table:table-cell>
          <table:table-cell office:value-type="float" office:value="2.1403333567294" calcext:value-type="float">
            <text:p>2.140333356729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711945669924917" calcext:value-type="float">
            <text:p>-0.711945669924917</text:p>
          </table:table-cell>
          <table:table-cell office:value-type="float" office:value="-2.26433510024583" calcext:value-type="float">
            <text:p>-2.26433510024583</text:p>
          </table:table-cell>
          <table:table-cell office:value-type="float" office:value="0.486568819095477" calcext:value-type="float">
            <text:p>0.486568819095477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296615544095459" calcext:value-type="float">
            <text:p>0.296615544095459</text:p>
          </table:table-cell>
          <table:table-cell office:value-type="float" office:value="-1.80082954941009" calcext:value-type="float">
            <text:p>-1.80082954941009</text:p>
          </table:table-cell>
          <table:table-cell office:value-type="float" office:value="1.70678315509204" calcext:value-type="float">
            <text:p>1.70678315509204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" calcext:value-type="float">
            <text:p>2</text:p>
          </table:table-cell>
          <table:table-cell office:value-type="float" office:value="-3.09587755398723" calcext:value-type="float">
            <text:p>-3.09587755398723</text:p>
          </table:table-cell>
          <table:table-cell office:value-type="float" office:value="-1.99146616586979" calcext:value-type="float">
            <text:p>-1.99146616586979</text:p>
          </table:table-cell>
          <table:table-cell office:value-type="float" office:value="0.285259005834589" calcext:value-type="float">
            <text:p>0.28525900583458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2277016546946" calcext:value-type="float">
            <text:p>-1.2277016546946</text:p>
          </table:table-cell>
          <table:table-cell office:value-type="float" office:value="-2.43586790509385" calcext:value-type="float">
            <text:p>-2.43586790509385</text:p>
          </table:table-cell>
          <table:table-cell office:value-type="float" office:value="2.59979380369879" calcext:value-type="float">
            <text:p>2.59979380369879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3.31124864256862" calcext:value-type="float">
            <text:p>-3.31124864256862</text:p>
          </table:table-cell>
          <table:table-cell office:value-type="float" office:value="-1.85622162597009" calcext:value-type="float">
            <text:p>-1.85622162597009</text:p>
          </table:table-cell>
          <table:table-cell office:value-type="float" office:value="0.062470386024862" calcext:value-type="float">
            <text:p>0.062470386024862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96759105459805" calcext:value-type="float">
            <text:p>-1.96759105459805</text:p>
          </table:table-cell>
          <table:table-cell office:value-type="float" office:value="-2.29713837831176" calcext:value-type="float">
            <text:p>-2.29713837831176</text:p>
          </table:table-cell>
          <table:table-cell office:value-type="float" office:value="2.40174203711408" calcext:value-type="float">
            <text:p>2.40174203711408</text:p>
          </table:table-cell>
        </table:table-row>
        <table:table-row table:style-name="ro1">
          <table:table-cell office:value-type="float" office:value="1.5707963267949" calcext:value-type="float">
            <text:p>1.570796326794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49914380930454" calcext:value-type="float">
            <text:p>-1.49914380930454</text:p>
          </table:table-cell>
          <table:table-cell office:value-type="float" office:value="-1.83664727757218" calcext:value-type="float">
            <text:p>-1.83664727757218</text:p>
          </table:table-cell>
          <table:table-cell office:value-type="float" office:value="2.91870930356213" calcext:value-type="float">
            <text:p>2.91870930356213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" calcext:value-type="float">
            <text:p>-2</text:p>
          </table:table-cell>
          <table:table-cell office:value-type="float" office:value="-2.5032168793675" calcext:value-type="float">
            <text:p>-2.5032168793675</text:p>
          </table:table-cell>
          <table:table-cell office:value-type="float" office:value="-2.04592920988382" calcext:value-type="float">
            <text:p>-2.04592920988382</text:p>
          </table:table-cell>
          <table:table-cell office:value-type="float" office:value="2.12004503314046" calcext:value-type="float">
            <text:p>2.1200450331404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321634825616596" calcext:value-type="float">
            <text:p>0.321634825616596</text:p>
          </table:table-cell>
          <table:table-cell office:value-type="float" office:value="-1.81794469986703" calcext:value-type="float">
            <text:p>-1.81794469986703</text:p>
          </table:table-cell>
          <table:table-cell office:value-type="float" office:value="3.02139656754882" calcext:value-type="float">
            <text:p>3.0213965675488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746703708566042" calcext:value-type="float">
            <text:p>-0.746703708566042</text:p>
          </table:table-cell>
          <table:table-cell office:value-type="float" office:value="-1.84749576203041" calcext:value-type="float">
            <text:p>-1.84749576203041</text:p>
          </table:table-cell>
          <table:table-cell office:value-type="float" office:value="1.47010476349689" calcext:value-type="float">
            <text:p>1.4701047634968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58535626385302" calcext:value-type="float">
            <text:p>-1.58535626385302</text:p>
          </table:table-cell>
          <table:table-cell office:value-type="float" office:value="-2.17820058586596" calcext:value-type="float">
            <text:p>-2.17820058586596</text:p>
          </table:table-cell>
          <table:table-cell office:value-type="float" office:value="0.308248850932002" calcext:value-type="float">
            <text:p>0.30824885093200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3.13994356688171" calcext:value-type="float">
            <text:p>-3.13994356688171</text:p>
          </table:table-cell>
          <table:table-cell office:value-type="float" office:value="-2.58067073791185" calcext:value-type="float">
            <text:p>-2.58067073791185</text:p>
          </table:table-cell>
          <table:table-cell office:value-type="float" office:value="2.25586339597795" calcext:value-type="float">
            <text:p>2.25586339597795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" calcext:value-type="float">
            <text:p>2</text:p>
          </table:table-cell>
          <table:table-cell office:value-type="float" office:value="-2.91894454073004" calcext:value-type="float">
            <text:p>-2.91894454073004</text:p>
          </table:table-cell>
          <table:table-cell office:value-type="float" office:value="-1.75934376206698" calcext:value-type="float">
            <text:p>-1.75934376206698</text:p>
          </table:table-cell>
          <table:table-cell office:value-type="float" office:value="2.18332153575993" calcext:value-type="float">
            <text:p>2.18332153575993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47255180740105" calcext:value-type="float">
            <text:p>-1.47255180740105</text:p>
          </table:table-cell>
          <table:table-cell office:value-type="float" office:value="-2.36381980782277" calcext:value-type="float">
            <text:p>-2.36381980782277</text:p>
          </table:table-cell>
          <table:table-cell office:value-type="float" office:value="2.13725884797195" calcext:value-type="float">
            <text:p>2.13725884797195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3.04080115835137" calcext:value-type="float">
            <text:p>-3.04080115835137</text:p>
          </table:table-cell>
          <table:table-cell office:value-type="float" office:value="-2.20402521470089" calcext:value-type="float">
            <text:p>-2.20402521470089</text:p>
          </table:table-cell>
          <table:table-cell office:value-type="float" office:value="1.75369856903903" calcext:value-type="float">
            <text:p>1.75369856903903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639440698937392" calcext:value-type="float">
            <text:p>0.639440698937392</text:p>
          </table:table-cell>
          <table:table-cell office:value-type="float" office:value="-2.50783178556934" calcext:value-type="float">
            <text:p>-2.50783178556934</text:p>
          </table:table-cell>
          <table:table-cell office:value-type="float" office:value="2.0124372607374" calcext:value-type="float">
            <text:p>2.012437260737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48161161119689" calcext:value-type="float">
            <text:p>-2.48161161119689</text:p>
          </table:table-cell>
          <table:table-cell office:value-type="float" office:value="-2.61074397939638" calcext:value-type="float">
            <text:p>-2.61074397939638</text:p>
          </table:table-cell>
          <table:table-cell office:value-type="float" office:value="2.30895743699407" calcext:value-type="float">
            <text:p>2.3089574369940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" calcext:value-type="float">
            <text:p>-2</text:p>
          </table:table-cell>
          <table:table-cell office:value-type="float" office:value="-1.10111252926246" calcext:value-type="float">
            <text:p>-1.10111252926246</text:p>
          </table:table-cell>
          <table:table-cell office:value-type="float" office:value="-1.83209532357505" calcext:value-type="float">
            <text:p>-1.83209532357505</text:p>
          </table:table-cell>
          <table:table-cell office:value-type="float" office:value="1.41708824244345" calcext:value-type="float">
            <text:p>1.41708824244345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466005898700981" calcext:value-type="float">
            <text:p>-0.466005898700981</text:p>
          </table:table-cell>
          <table:table-cell office:value-type="float" office:value="-2.38198146133842" calcext:value-type="float">
            <text:p>-2.38198146133842</text:p>
          </table:table-cell>
          <table:table-cell office:value-type="float" office:value="0.608229866058704" calcext:value-type="float">
            <text:p>0.60822986605870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86180389865202" calcext:value-type="float">
            <text:p>-0.86180389865202</text:p>
          </table:table-cell>
          <table:table-cell office:value-type="float" office:value="-2.12591810876791" calcext:value-type="float">
            <text:p>-2.12591810876791</text:p>
          </table:table-cell>
          <table:table-cell office:value-type="float" office:value="0.063883484772307" calcext:value-type="float">
            <text:p>0.06388348477230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45486833028431" calcext:value-type="float">
            <text:p>-2.45486833028431</text:p>
          </table:table-cell>
          <table:table-cell office:value-type="float" office:value="-1.94235818664162" calcext:value-type="float">
            <text:p>-1.94235818664162</text:p>
          </table:table-cell>
          <table:table-cell office:value-type="float" office:value="0.936022148925576" calcext:value-type="float">
            <text:p>0.93602214892557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47343129664813" calcext:value-type="float">
            <text:p>-1.47343129664813</text:p>
          </table:table-cell>
          <table:table-cell office:value-type="float" office:value="-2.31391149047265" calcext:value-type="float">
            <text:p>-2.31391149047265</text:p>
          </table:table-cell>
          <table:table-cell office:value-type="float" office:value="2.24744120234461" calcext:value-type="float">
            <text:p>2.24744120234461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" calcext:value-type="float">
            <text:p>2</text:p>
          </table:table-cell>
          <table:table-cell office:value-type="float" office:value="-0.453467856790379" calcext:value-type="float">
            <text:p>-0.453467856790379</text:p>
          </table:table-cell>
          <table:table-cell office:value-type="float" office:value="-2.31608875203385" calcext:value-type="float">
            <text:p>-2.31608875203385</text:p>
          </table:table-cell>
          <table:table-cell office:value-type="float" office:value="2.60367422536263" calcext:value-type="float">
            <text:p>2.60367422536263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0.553428741021342" calcext:value-type="float">
            <text:p>0.553428741021342</text:p>
          </table:table-cell>
          <table:table-cell office:value-type="float" office:value="-2.42900617338932" calcext:value-type="float">
            <text:p>-2.42900617338932</text:p>
          </table:table-cell>
          <table:table-cell office:value-type="float" office:value="2.86834062142842" calcext:value-type="float">
            <text:p>2.8683406214284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04913937990013" calcext:value-type="float">
            <text:p>-2.04913937990013</text:p>
          </table:table-cell>
          <table:table-cell office:value-type="float" office:value="-2.34898191029456" calcext:value-type="float">
            <text:p>-2.34898191029456</text:p>
          </table:table-cell>
          <table:table-cell office:value-type="float" office:value="0.451282555140257" calcext:value-type="float">
            <text:p>0.45128255514025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779979166608935" calcext:value-type="float">
            <text:p>-0.779979166608935</text:p>
          </table:table-cell>
          <table:table-cell office:value-type="float" office:value="-2.34419077805298" calcext:value-type="float">
            <text:p>-2.34419077805298</text:p>
          </table:table-cell>
          <table:table-cell office:value-type="float" office:value="0.783698066489538" calcext:value-type="float">
            <text:p>0.783698066489538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036169068221484" calcext:value-type="float">
            <text:p>-0.036169068221484</text:p>
          </table:table-cell>
          <table:table-cell office:value-type="float" office:value="-2.56562967048726" calcext:value-type="float">
            <text:p>-2.56562967048726</text:p>
          </table:table-cell>
          <table:table-cell office:value-type="float" office:value="1.24479629342842" calcext:value-type="float">
            <text:p>1.2447962934284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" calcext:value-type="float">
            <text:p>-2</text:p>
          </table:table-cell>
          <table:table-cell office:value-type="float" office:value="-2.68955976661076" calcext:value-type="float">
            <text:p>-2.68955976661076</text:p>
          </table:table-cell>
          <table:table-cell office:value-type="float" office:value="-2.27972860504626" calcext:value-type="float">
            <text:p>-2.27972860504626</text:p>
          </table:table-cell>
          <table:table-cell office:value-type="float" office:value="1.61630476521777" calcext:value-type="float">
            <text:p>1.6163047652177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table:number-columns-repeated="2" office:value-type="float" office:value="-2.0943951023932" calcext:value-type="float">
            <text:p>-2.0943951023932</text:p>
          </table:table-cell>
          <table:table-cell office:value-type="float" office:value="-1.59531253072326" calcext:value-type="float">
            <text:p>-1.59531253072326</text:p>
          </table:table-cell>
          <table:table-cell office:value-type="float" office:value="-2.27737975771975" calcext:value-type="float">
            <text:p>-2.27737975771975</text:p>
          </table:table-cell>
          <table:table-cell office:value-type="float" office:value="2.78249821713911" calcext:value-type="float">
            <text:p>2.78249821713911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401715458064068" calcext:value-type="float">
            <text:p>0.401715458064068</text:p>
          </table:table-cell>
          <table:table-cell office:value-type="float" office:value="-2.04678700752214" calcext:value-type="float">
            <text:p>-2.04678700752214</text:p>
          </table:table-cell>
          <table:table-cell office:value-type="float" office:value="2.12654459429708" calcext:value-type="float">
            <text:p>2.12654459429708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629938799735556" calcext:value-type="float">
            <text:p>0.629938799735556</text:p>
          </table:table-cell>
          <table:table-cell office:value-type="float" office:value="-2.46340060481693" calcext:value-type="float">
            <text:p>-2.46340060481693</text:p>
          </table:table-cell>
          <table:table-cell office:value-type="float" office:value="1.2082325358521" calcext:value-type="float">
            <text:p>1.2082325358521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3.22476998485255" calcext:value-type="float">
            <text:p>-3.22476998485255</text:p>
          </table:table-cell>
          <table:table-cell office:value-type="float" office:value="-2.60353277397266" calcext:value-type="float">
            <text:p>-2.60353277397266</text:p>
          </table:table-cell>
          <table:table-cell office:value-type="float" office:value="2.35500234988254" calcext:value-type="float">
            <text:p>2.3550023498825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" calcext:value-type="float">
            <text:p>2</text:p>
          </table:table-cell>
          <table:table-cell office:value-type="float" office:value="-1.30863292498854" calcext:value-type="float">
            <text:p>-1.30863292498854</text:p>
          </table:table-cell>
          <table:table-cell office:value-type="float" office:value="-1.81407121402742" calcext:value-type="float">
            <text:p>-1.81407121402742</text:p>
          </table:table-cell>
          <table:table-cell office:value-type="float" office:value="1.16921401534204" calcext:value-type="float">
            <text:p>1.1692140153420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149614896276743" calcext:value-type="float">
            <text:p>-0.149614896276743</text:p>
          </table:table-cell>
          <table:table-cell office:value-type="float" office:value="-2.02139597929842" calcext:value-type="float">
            <text:p>-2.02139597929842</text:p>
          </table:table-cell>
          <table:table-cell office:value-type="float" office:value="0.624161846730041" calcext:value-type="float">
            <text:p>0.624161846730041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022449910354882" calcext:value-type="float">
            <text:p>0.022449910354882</text:p>
          </table:table-cell>
          <table:table-cell office:value-type="float" office:value="-1.7845525719327" calcext:value-type="float">
            <text:p>-1.7845525719327</text:p>
          </table:table-cell>
          <table:table-cell office:value-type="float" office:value="3.05050274835428" calcext:value-type="float">
            <text:p>3.05050274835428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609262040156431" calcext:value-type="float">
            <text:p>0.609262040156431</text:p>
          </table:table-cell>
          <table:table-cell office:value-type="float" office:value="-2.44227818734856" calcext:value-type="float">
            <text:p>-2.44227818734856</text:p>
          </table:table-cell>
          <table:table-cell office:value-type="float" office:value="1.24430069514024" calcext:value-type="float">
            <text:p>1.2443006951402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0.423276581930998" calcext:value-type="float">
            <text:p>0.423276581930998</text:p>
          </table:table-cell>
          <table:table-cell office:value-type="float" office:value="-2.12294289679809" calcext:value-type="float">
            <text:p>-2.12294289679809</text:p>
          </table:table-cell>
          <table:table-cell office:value-type="float" office:value="1.35930500393339" calcext:value-type="float">
            <text:p>1.3593050039333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" calcext:value-type="float">
            <text:p>-2</text:p>
          </table:table-cell>
          <table:table-cell office:value-type="float" office:value="-3.09011262360615" calcext:value-type="float">
            <text:p>-3.09011262360615</text:p>
          </table:table-cell>
          <table:table-cell office:value-type="float" office:value="-1.88394928647913" calcext:value-type="float">
            <text:p>-1.88394928647913</text:p>
          </table:table-cell>
          <table:table-cell office:value-type="float" office:value="0.047613481302637" calcext:value-type="float">
            <text:p>0.04761348130263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716328173043462" calcext:value-type="float">
            <text:p>-0.716328173043462</text:p>
          </table:table-cell>
          <table:table-cell office:value-type="float" office:value="-2.51553482079517" calcext:value-type="float">
            <text:p>-2.51553482079517</text:p>
          </table:table-cell>
          <table:table-cell office:value-type="float" office:value="2.08190907340145" calcext:value-type="float">
            <text:p>2.08190907340145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3.26597161156097" calcext:value-type="float">
            <text:p>-3.26597161156097</text:p>
          </table:table-cell>
          <table:table-cell office:value-type="float" office:value="-2.42876839093553" calcext:value-type="float">
            <text:p>-2.42876839093553</text:p>
          </table:table-cell>
          <table:table-cell office:value-type="float" office:value="0.165340570536302" calcext:value-type="float">
            <text:p>0.16534057053630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88291519761755" calcext:value-type="float">
            <text:p>-2.88291519761755</text:p>
          </table:table-cell>
          <table:table-cell office:value-type="float" office:value="-2.58114115136631" calcext:value-type="float">
            <text:p>-2.58114115136631</text:p>
          </table:table-cell>
          <table:table-cell office:value-type="float" office:value="0.948174092531599" calcext:value-type="float">
            <text:p>0.94817409253159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0.812996170099666" calcext:value-type="float">
            <text:p>-0.812996170099666</text:p>
          </table:table-cell>
          <table:table-cell office:value-type="float" office:value="-2.58020399790787" calcext:value-type="float">
            <text:p>-2.58020399790787</text:p>
          </table:table-cell>
          <table:table-cell office:value-type="float" office:value="0.982954684070778" calcext:value-type="float">
            <text:p>0.982954684070778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" calcext:value-type="float">
            <text:p>2</text:p>
          </table:table-cell>
          <table:table-cell office:value-type="float" office:value="0.263894219145119" calcext:value-type="float">
            <text:p>0.263894219145119</text:p>
          </table:table-cell>
          <table:table-cell office:value-type="float" office:value="-2.60751961175298" calcext:value-type="float">
            <text:p>-2.60751961175298</text:p>
          </table:table-cell>
          <table:table-cell office:value-type="float" office:value="0.692733655461296" calcext:value-type="float">
            <text:p>0.69273365546129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07661432837389" calcext:value-type="float">
            <text:p>-1.07661432837389</text:p>
          </table:table-cell>
          <table:table-cell office:value-type="float" office:value="-2.04139380406678" calcext:value-type="float">
            <text:p>-2.04139380406678</text:p>
          </table:table-cell>
          <table:table-cell office:value-type="float" office:value="0.962662896571728" calcext:value-type="float">
            <text:p>0.962662896571728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0.971568922801861" calcext:value-type="float">
            <text:p>-0.971568922801861</text:p>
          </table:table-cell>
          <table:table-cell office:value-type="float" office:value="-2.33534150564074" calcext:value-type="float">
            <text:p>-2.33534150564074</text:p>
          </table:table-cell>
          <table:table-cell office:value-type="float" office:value="1.17392895738042" calcext:value-type="float">
            <text:p>1.1739289573804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543537666271515" calcext:value-type="float">
            <text:p>0.543537666271515</text:p>
          </table:table-cell>
          <table:table-cell office:value-type="float" office:value="-1.95482026145314" calcext:value-type="float">
            <text:p>-1.95482026145314</text:p>
          </table:table-cell>
          <table:table-cell office:value-type="float" office:value="2.98528208786881" calcext:value-type="float">
            <text:p>2.98528208786881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47204595706054" calcext:value-type="float">
            <text:p>-2.47204595706054</text:p>
          </table:table-cell>
          <table:table-cell office:value-type="float" office:value="-2.38427530938398" calcext:value-type="float">
            <text:p>-2.38427530938398</text:p>
          </table:table-cell>
          <table:table-cell office:value-type="float" office:value="1.12300036764939" calcext:value-type="float">
            <text:p>1.1230003676493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" calcext:value-type="float">
            <text:p>-2</text:p>
          </table:table-cell>
          <table:table-cell office:value-type="float" office:value="0.632346120126361" calcext:value-type="float">
            <text:p>0.632346120126361</text:p>
          </table:table-cell>
          <table:table-cell office:value-type="float" office:value="-2.28638937988498" calcext:value-type="float">
            <text:p>-2.28638937988498</text:p>
          </table:table-cell>
          <table:table-cell office:value-type="float" office:value="0.011777920455774" calcext:value-type="float">
            <text:p>0.01177792045577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021198614917283" calcext:value-type="float">
            <text:p>0.021198614917283</text:p>
          </table:table-cell>
          <table:table-cell office:value-type="float" office:value="-2.46395391925273" calcext:value-type="float">
            <text:p>-2.46395391925273</text:p>
          </table:table-cell>
          <table:table-cell office:value-type="float" office:value="2.48458246383494" calcext:value-type="float">
            <text:p>2.4845824638349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9252596065925" calcext:value-type="float">
            <text:p>-1.9252596065925</text:p>
          </table:table-cell>
          <table:table-cell office:value-type="float" office:value="-2.27701416065945" calcext:value-type="float">
            <text:p>-2.27701416065945</text:p>
          </table:table-cell>
          <table:table-cell office:value-type="float" office:value="2.50359370886219" calcext:value-type="float">
            <text:p>2.5035937088621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16645041574818" calcext:value-type="float">
            <text:p>-2.16645041574818</text:p>
          </table:table-cell>
          <table:table-cell office:value-type="float" office:value="-1.96839515670953" calcext:value-type="float">
            <text:p>-1.96839515670953</text:p>
          </table:table-cell>
          <table:table-cell office:value-type="float" office:value="1.29810389453227" calcext:value-type="float">
            <text:p>1.2981038945322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63129293542571" calcext:value-type="float">
            <text:p>-1.63129293542571</text:p>
          </table:table-cell>
          <table:table-cell office:value-type="float" office:value="-2.39771523927467" calcext:value-type="float">
            <text:p>-2.39771523927467</text:p>
          </table:table-cell>
          <table:table-cell office:value-type="float" office:value="2.71096511290515" calcext:value-type="float">
            <text:p>2.71096511290515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" calcext:value-type="float">
            <text:p>2</text:p>
          </table:table-cell>
          <table:table-cell office:value-type="float" office:value="0.757462118828398" calcext:value-type="float">
            <text:p>0.757462118828398</text:p>
          </table:table-cell>
          <table:table-cell office:value-type="float" office:value="-1.81616098081781" calcext:value-type="float">
            <text:p>-1.81616098081781</text:p>
          </table:table-cell>
          <table:table-cell office:value-type="float" office:value="1.32371641551491" calcext:value-type="float">
            <text:p>1.32371641551491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28299862896161" calcext:value-type="float">
            <text:p>-1.28299862896161</text:p>
          </table:table-cell>
          <table:table-cell office:value-type="float" office:value="-2.59111286640551" calcext:value-type="float">
            <text:p>-2.59111286640551</text:p>
          </table:table-cell>
          <table:table-cell office:value-type="float" office:value="1.47120258400751" calcext:value-type="float">
            <text:p>1.47120258400751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0.120920581618417" calcext:value-type="float">
            <text:p>-0.120920581618417</text:p>
          </table:table-cell>
          <table:table-cell office:value-type="float" office:value="-2.34597427444652" calcext:value-type="float">
            <text:p>-2.34597427444652</text:p>
          </table:table-cell>
          <table:table-cell office:value-type="float" office:value="3.07571670723886" calcext:value-type="float">
            <text:p>3.0757167072388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01511685383417" calcext:value-type="float">
            <text:p>-1.01511685383417</text:p>
          </table:table-cell>
          <table:table-cell office:value-type="float" office:value="-1.92345902540706" calcext:value-type="float">
            <text:p>-1.92345902540706</text:p>
          </table:table-cell>
          <table:table-cell office:value-type="float" office:value="1.00562097881528" calcext:value-type="float">
            <text:p>1.00562097881528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90712250697246" calcext:value-type="float">
            <text:p>-1.90712250697246</text:p>
          </table:table-cell>
          <table:table-cell office:value-type="float" office:value="-2.03349384108719" calcext:value-type="float">
            <text:p>-2.03349384108719</text:p>
          </table:table-cell>
          <table:table-cell office:value-type="float" office:value="0.835537587569104" calcext:value-type="float">
            <text:p>0.83553758756910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" calcext:value-type="float">
            <text:p>-2</text:p>
          </table:table-cell>
          <table:table-cell office:value-type="float" office:value="-3.40739585787643" calcext:value-type="float">
            <text:p>-3.40739585787643</text:p>
          </table:table-cell>
          <table:table-cell office:value-type="float" office:value="-1.88621105391334" calcext:value-type="float">
            <text:p>-1.88621105391334</text:p>
          </table:table-cell>
          <table:table-cell office:value-type="float" office:value="1.10890797327168" calcext:value-type="float">
            <text:p>1.10890797327168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84382043356986" calcext:value-type="float">
            <text:p>-2.84382043356986</text:p>
          </table:table-cell>
          <table:table-cell office:value-type="float" office:value="-2.50297746821989" calcext:value-type="float">
            <text:p>-2.50297746821989</text:p>
          </table:table-cell>
          <table:table-cell office:value-type="float" office:value="2.17503585705056" calcext:value-type="float">
            <text:p>2.1750358570505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3.29020003845195" calcext:value-type="float">
            <text:p>-3.29020003845195</text:p>
          </table:table-cell>
          <table:table-cell office:value-type="float" office:value="-2.00443042208894" calcext:value-type="float">
            <text:p>-2.00443042208894</text:p>
          </table:table-cell>
          <table:table-cell office:value-type="float" office:value="3.04231021608657" calcext:value-type="float">
            <text:p>3.0423102160865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916726906733564" calcext:value-type="float">
            <text:p>-0.916726906733564</text:p>
          </table:table-cell>
          <table:table-cell office:value-type="float" office:value="-2.22624152512478" calcext:value-type="float">
            <text:p>-2.22624152512478</text:p>
          </table:table-cell>
          <table:table-cell office:value-type="float" office:value="0.188147296422826" calcext:value-type="float">
            <text:p>0.18814729642282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54778219423158" calcext:value-type="float">
            <text:p>-1.54778219423158</text:p>
          </table:table-cell>
          <table:table-cell office:value-type="float" office:value="-1.95349507972515" calcext:value-type="float">
            <text:p>-1.95349507972515</text:p>
          </table:table-cell>
          <table:table-cell office:value-type="float" office:value="1.75694552677497" calcext:value-type="float">
            <text:p>1.7569455267749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" calcext:value-type="float">
            <text:p>2</text:p>
          </table:table-cell>
          <table:table-cell office:value-type="float" office:value="-1.45685577562997" calcext:value-type="float">
            <text:p>-1.45685577562997</text:p>
          </table:table-cell>
          <table:table-cell office:value-type="float" office:value="-2.25126479186622" calcext:value-type="float">
            <text:p>-2.25126479186622</text:p>
          </table:table-cell>
          <table:table-cell office:value-type="float" office:value="2.7809953838297" calcext:value-type="float">
            <text:p>2.780995383829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01798743871812" calcext:value-type="float">
            <text:p>-2.01798743871812</text:p>
          </table:table-cell>
          <table:table-cell office:value-type="float" office:value="-2.01716411552467" calcext:value-type="float">
            <text:p>-2.01716411552467</text:p>
          </table:table-cell>
          <table:table-cell office:value-type="float" office:value="2.64937132313229" calcext:value-type="float">
            <text:p>2.6493713231322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55340590080484" calcext:value-type="float">
            <text:p>-1.55340590080484</text:p>
          </table:table-cell>
          <table:table-cell office:value-type="float" office:value="-2.19172443096742" calcext:value-type="float">
            <text:p>-2.19172443096742</text:p>
          </table:table-cell>
          <table:table-cell office:value-type="float" office:value="2.14914949628434" calcext:value-type="float">
            <text:p>2.1491494962843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63479396835679" calcext:value-type="float">
            <text:p>-1.63479396835679</text:p>
          </table:table-cell>
          <table:table-cell office:value-type="float" office:value="-2.08699102223142" calcext:value-type="float">
            <text:p>-2.08699102223142</text:p>
          </table:table-cell>
          <table:table-cell office:value-type="float" office:value="0.084462408389724" calcext:value-type="float">
            <text:p>0.08446240838972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57361231371238" calcext:value-type="float">
            <text:p>-2.57361231371238</text:p>
          </table:table-cell>
          <table:table-cell office:value-type="float" office:value="-1.88965246118116" calcext:value-type="float">
            <text:p>-1.88965246118116</text:p>
          </table:table-cell>
          <table:table-cell office:value-type="float" office:value="0.587817589335745" calcext:value-type="float">
            <text:p>0.587817589335745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" calcext:value-type="float">
            <text:p>-2</text:p>
          </table:table-cell>
          <table:table-cell office:value-type="float" office:value="-2.67147470769017" calcext:value-type="float">
            <text:p>-2.67147470769017</text:p>
          </table:table-cell>
          <table:table-cell office:value-type="float" office:value="-2.59193752655843" calcext:value-type="float">
            <text:p>-2.59193752655843</text:p>
          </table:table-cell>
          <table:table-cell office:value-type="float" office:value="2.5966005876503" calcext:value-type="float">
            <text:p>2.5966005876503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560367788372479" calcext:value-type="float">
            <text:p>0.560367788372479</text:p>
          </table:table-cell>
          <table:table-cell office:value-type="float" office:value="-2.57444919387985" calcext:value-type="float">
            <text:p>-2.57444919387985</text:p>
          </table:table-cell>
          <table:table-cell office:value-type="float" office:value="1.71385531960419" calcext:value-type="float">
            <text:p>1.7138553196041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0.841393688818957" calcext:value-type="float">
            <text:p>0.841393688818957</text:p>
          </table:table-cell>
          <table:table-cell office:value-type="float" office:value="-2.26189238590624" calcext:value-type="float">
            <text:p>-2.26189238590624</text:p>
          </table:table-cell>
          <table:table-cell office:value-type="float" office:value="1.33840246878236" calcext:value-type="float">
            <text:p>1.3384024687823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9200113535587" calcext:value-type="float">
            <text:p>-1.9200113535587</text:p>
          </table:table-cell>
          <table:table-cell office:value-type="float" office:value="-2.55566036361683" calcext:value-type="float">
            <text:p>-2.55566036361683</text:p>
          </table:table-cell>
          <table:table-cell office:value-type="float" office:value="0.216029762994981" calcext:value-type="float">
            <text:p>0.216029762994981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549093208744525" calcext:value-type="float">
            <text:p>0.549093208744525</text:p>
          </table:table-cell>
          <table:table-cell office:value-type="float" office:value="-1.84831382471328" calcext:value-type="float">
            <text:p>-1.84831382471328</text:p>
          </table:table-cell>
          <table:table-cell office:value-type="float" office:value="2.98294877764459" calcext:value-type="float">
            <text:p>2.9829487776445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" calcext:value-type="float">
            <text:p>2</text:p>
          </table:table-cell>
          <table:table-cell office:value-type="float" office:value="-0.555557167757068" calcext:value-type="float">
            <text:p>-0.555557167757068</text:p>
          </table:table-cell>
          <table:table-cell office:value-type="float" office:value="-2.26065639582083" calcext:value-type="float">
            <text:p>-2.26065639582083</text:p>
          </table:table-cell>
          <table:table-cell office:value-type="float" office:value="1.19371006452419" calcext:value-type="float">
            <text:p>1.1937100645241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902050150691435" calcext:value-type="float">
            <text:p>-0.902050150691435</text:p>
          </table:table-cell>
          <table:table-cell office:value-type="float" office:value="-1.98794142460266" calcext:value-type="float">
            <text:p>-1.98794142460266</text:p>
          </table:table-cell>
          <table:table-cell office:value-type="float" office:value="0.298290271221323" calcext:value-type="float">
            <text:p>0.298290271221323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40443714729434" calcext:value-type="float">
            <text:p>-2.40443714729434</text:p>
          </table:table-cell>
          <table:table-cell office:value-type="float" office:value="-2.25416133111355" calcext:value-type="float">
            <text:p>-2.25416133111355</text:p>
          </table:table-cell>
          <table:table-cell office:value-type="float" office:value="1.27553248425516" calcext:value-type="float">
            <text:p>1.2755324842551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125943827342796" calcext:value-type="float">
            <text:p>0.125943827342796</text:p>
          </table:table-cell>
          <table:table-cell office:value-type="float" office:value="-1.83239846178162" calcext:value-type="float">
            <text:p>-1.83239846178162</text:p>
          </table:table-cell>
          <table:table-cell office:value-type="float" office:value="0.184882244027817" calcext:value-type="float">
            <text:p>0.18488224402781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1.79455199939115" calcext:value-type="float">
            <text:p>-1.79455199939115</text:p>
          </table:table-cell>
          <table:table-cell office:value-type="float" office:value="-2.10163250522246" calcext:value-type="float">
            <text:p>-2.10163250522246</text:p>
          </table:table-cell>
          <table:table-cell office:value-type="float" office:value="0.233687468433253" calcext:value-type="float">
            <text:p>0.233687468433253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" calcext:value-type="float">
            <text:p>-2</text:p>
          </table:table-cell>
          <table:table-cell office:value-type="float" office:value="0.085231054772623" calcext:value-type="float">
            <text:p>0.085231054772623</text:p>
          </table:table-cell>
          <table:table-cell office:value-type="float" office:value="-2.48050426760769" calcext:value-type="float">
            <text:p>-2.48050426760769</text:p>
          </table:table-cell>
          <table:table-cell office:value-type="float" office:value="0.985969194094955" calcext:value-type="float">
            <text:p>0.985969194094955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0.292129397705989" calcext:value-type="float">
            <text:p>0.292129397705989</text:p>
          </table:table-cell>
          <table:table-cell office:value-type="float" office:value="-1.93761214337152" calcext:value-type="float">
            <text:p>-1.93761214337152</text:p>
          </table:table-cell>
          <table:table-cell office:value-type="float" office:value="1.59231633966747" calcext:value-type="float">
            <text:p>1.5923163396674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742282646135888" calcext:value-type="float">
            <text:p>-0.742282646135888</text:p>
          </table:table-cell>
          <table:table-cell office:value-type="float" office:value="-1.78548762001659" calcext:value-type="float">
            <text:p>-1.78548762001659</text:p>
          </table:table-cell>
          <table:table-cell office:value-type="float" office:value="2.85955513817184" calcext:value-type="float">
            <text:p>2.8595551381718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00245909232906" calcext:value-type="float">
            <text:p>-2.00245909232906</text:p>
          </table:table-cell>
          <table:table-cell office:value-type="float" office:value="-2.18634604503953" calcext:value-type="float">
            <text:p>-2.18634604503953</text:p>
          </table:table-cell>
          <table:table-cell office:value-type="float" office:value="3.09884716430292" calcext:value-type="float">
            <text:p>3.0988471643029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17385169337954" calcext:value-type="float">
            <text:p>-2.17385169337954</text:p>
          </table:table-cell>
          <table:table-cell office:value-type="float" office:value="-2.06273374308323" calcext:value-type="float">
            <text:p>-2.06273374308323</text:p>
          </table:table-cell>
          <table:table-cell office:value-type="float" office:value="0.776579184590386" calcext:value-type="float">
            <text:p>0.77657918459038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" calcext:value-type="float">
            <text:p>2</text:p>
          </table:table-cell>
          <table:table-cell office:value-type="float" office:value="-1.95486180746126" calcext:value-type="float">
            <text:p>-1.95486180746126</text:p>
          </table:table-cell>
          <table:table-cell office:value-type="float" office:value="-2.40766826755203" calcext:value-type="float">
            <text:p>-2.40766826755203</text:p>
          </table:table-cell>
          <table:table-cell office:value-type="float" office:value="1.02847816528097" calcext:value-type="float">
            <text:p>1.0284781652809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69899097505755" calcext:value-type="float">
            <text:p>-2.69899097505755</text:p>
          </table:table-cell>
          <table:table-cell office:value-type="float" office:value="-2.36053780260691" calcext:value-type="float">
            <text:p>-2.36053780260691</text:p>
          </table:table-cell>
          <table:table-cell office:value-type="float" office:value="2.65317032514006" calcext:value-type="float">
            <text:p>2.6531703251400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22434084487301" calcext:value-type="float">
            <text:p>-2.22434084487301</text:p>
          </table:table-cell>
          <table:table-cell office:value-type="float" office:value="-2.60007696612961" calcext:value-type="float">
            <text:p>-2.60007696612961</text:p>
          </table:table-cell>
          <table:table-cell office:value-type="float" office:value="0.5560398082896" calcext:value-type="float">
            <text:p>0.5560398082896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3.08229932286764" calcext:value-type="float">
            <text:p>-3.08229932286764</text:p>
          </table:table-cell>
          <table:table-cell office:value-type="float" office:value="-2.08953381338735" calcext:value-type="float">
            <text:p>-2.08953381338735</text:p>
          </table:table-cell>
          <table:table-cell office:value-type="float" office:value="3.09195981955899" calcext:value-type="float">
            <text:p>3.0919598195589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83217382818695" calcext:value-type="float">
            <text:p>-0.83217382818695</text:p>
          </table:table-cell>
          <table:table-cell office:value-type="float" office:value="-2.45190760399698" calcext:value-type="float">
            <text:p>-2.45190760399698</text:p>
          </table:table-cell>
          <table:table-cell office:value-type="float" office:value="0.625701113010571" calcext:value-type="float">
            <text:p>0.625701113010571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" calcext:value-type="float">
            <text:p>-2</text:p>
          </table:table-cell>
          <table:table-cell office:value-type="float" office:value="-1.25794311379453" calcext:value-type="float">
            <text:p>-1.25794311379453</text:p>
          </table:table-cell>
          <table:table-cell office:value-type="float" office:value="-2.14772342178541" calcext:value-type="float">
            <text:p>-2.14772342178541</text:p>
          </table:table-cell>
          <table:table-cell office:value-type="float" office:value="1.04993128027749" calcext:value-type="float">
            <text:p>1.04993128027749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44357513910777" calcext:value-type="float">
            <text:p>-1.44357513910777</text:p>
          </table:table-cell>
          <table:table-cell office:value-type="float" office:value="-2.43571077862571" calcext:value-type="float">
            <text:p>-2.43571077862571</text:p>
          </table:table-cell>
          <table:table-cell office:value-type="float" office:value="0.811847215265665" calcext:value-type="float">
            <text:p>0.811847215265665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51466849156148" calcext:value-type="float">
            <text:p>-2.51466849156148</text:p>
          </table:table-cell>
          <table:table-cell office:value-type="float" office:value="-2.36762923083189" calcext:value-type="float">
            <text:p>-2.36762923083189</text:p>
          </table:table-cell>
          <table:table-cell office:value-type="float" office:value="0.595202854684318" calcext:value-type="float">
            <text:p>0.595202854684318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216105817880441" calcext:value-type="float">
            <text:p>-0.216105817880441</text:p>
          </table:table-cell>
          <table:table-cell office:value-type="float" office:value="-1.81010882637397" calcext:value-type="float">
            <text:p>-1.81010882637397</text:p>
          </table:table-cell>
          <table:table-cell office:value-type="float" office:value="1.49854005001102" calcext:value-type="float">
            <text:p>1.4985400500110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187667654473236" calcext:value-type="float">
            <text:p>0.187667654473236</text:p>
          </table:table-cell>
          <table:table-cell office:value-type="float" office:value="-2.07977492615175" calcext:value-type="float">
            <text:p>-2.07977492615175</text:p>
          </table:table-cell>
          <table:table-cell office:value-type="float" office:value="2.55293751537314" calcext:value-type="float">
            <text:p>2.5529375153731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" calcext:value-type="float">
            <text:p>2</text:p>
          </table:table-cell>
          <table:table-cell office:value-type="float" office:value="0.731722967340186" calcext:value-type="float">
            <text:p>0.731722967340186</text:p>
          </table:table-cell>
          <table:table-cell office:value-type="float" office:value="-2.38278046602569" calcext:value-type="float">
            <text:p>-2.38278046602569</text:p>
          </table:table-cell>
          <table:table-cell office:value-type="float" office:value="2.31202623771087" calcext:value-type="float">
            <text:p>2.31202623771087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669676732534234" calcext:value-type="float">
            <text:p>-0.669676732534234</text:p>
          </table:table-cell>
          <table:table-cell office:value-type="float" office:value="-2.49101193234305" calcext:value-type="float">
            <text:p>-2.49101193234305</text:p>
          </table:table-cell>
          <table:table-cell office:value-type="float" office:value="2.05083703957424" calcext:value-type="float">
            <text:p>2.05083703957424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0.657798454056062" calcext:value-type="float">
            <text:p>-0.657798454056062</text:p>
          </table:table-cell>
          <table:table-cell office:value-type="float" office:value="-1.79735151750526" calcext:value-type="float">
            <text:p>-1.79735151750526</text:p>
          </table:table-cell>
          <table:table-cell office:value-type="float" office:value="0.015299317304038" calcext:value-type="float">
            <text:p>0.015299317304038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697650416347371" calcext:value-type="float">
            <text:p>-0.697650416347371</text:p>
          </table:table-cell>
          <table:table-cell office:value-type="float" office:value="-2.36645339425271" calcext:value-type="float">
            <text:p>-2.36645339425271</text:p>
          </table:table-cell>
          <table:table-cell office:value-type="float" office:value="0.136103741930392" calcext:value-type="float">
            <text:p>0.136103741930392</text:p>
          </table:table-cell>
        </table:table-row>
        <table:table-row table:style-name="ro1">
          <table:table-cell office:value-type="float" office:value="2.35619449019234" calcext:value-type="float">
            <text:p>2.35619449019234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98849372647126" calcext:value-type="float">
            <text:p>-0.98849372647126</text:p>
          </table:table-cell>
          <table:table-cell office:value-type="float" office:value="-2.39263007680963" calcext:value-type="float">
            <text:p>-2.39263007680963</text:p>
          </table:table-cell>
          <table:table-cell office:value-type="float" office:value="0.387462763111081" calcext:value-type="float">
            <text:p>0.38746276311108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" calcext:value-type="float">
            <text:p>-2</text:p>
          </table:table-cell>
          <table:table-cell office:value-type="float" office:value="-3.27014513731971" calcext:value-type="float">
            <text:p>-3.27014513731971</text:p>
          </table:table-cell>
          <table:table-cell office:value-type="float" office:value="-2.34864046895438" calcext:value-type="float">
            <text:p>-2.34864046895438</text:p>
          </table:table-cell>
          <table:table-cell office:value-type="float" office:value="1.97746521361801" calcext:value-type="float">
            <text:p>1.9774652136180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8570740481348" calcext:value-type="float">
            <text:p>-1.8570740481348</text:p>
          </table:table-cell>
          <table:table-cell office:value-type="float" office:value="-2.07127466051779" calcext:value-type="float">
            <text:p>-2.07127466051779</text:p>
          </table:table-cell>
          <table:table-cell office:value-type="float" office:value="0.120530572622601" calcext:value-type="float">
            <text:p>0.12053057262260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35287010126131" calcext:value-type="float">
            <text:p>-1.35287010126131</text:p>
          </table:table-cell>
          <table:table-cell office:value-type="float" office:value="-2.40841746800638" calcext:value-type="float">
            <text:p>-2.40841746800638</text:p>
          </table:table-cell>
          <table:table-cell office:value-type="float" office:value="2.25075645164138" calcext:value-type="float">
            <text:p>2.25075645164138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.025140684126916" calcext:value-type="float">
            <text:p>0.025140684126916</text:p>
          </table:table-cell>
          <table:table-cell office:value-type="float" office:value="-2.22387234810947" calcext:value-type="float">
            <text:p>-2.22387234810947</text:p>
          </table:table-cell>
          <table:table-cell office:value-type="float" office:value="2.5140233034099" calcext:value-type="float">
            <text:p>2.5140233034099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0.910303363565505" calcext:value-type="float">
            <text:p>-0.910303363565505</text:p>
          </table:table-cell>
          <table:table-cell office:value-type="float" office:value="-2.53430997805671" calcext:value-type="float">
            <text:p>-2.53430997805671</text:p>
          </table:table-cell>
          <table:table-cell office:value-type="float" office:value="0.873561556445353" calcext:value-type="float">
            <text:p>0.87356155644535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" calcext:value-type="float">
            <text:p>2</text:p>
          </table:table-cell>
          <table:table-cell office:value-type="float" office:value="-2.16132392856389" calcext:value-type="float">
            <text:p>-2.16132392856389</text:p>
          </table:table-cell>
          <table:table-cell office:value-type="float" office:value="-2.17433812847925" calcext:value-type="float">
            <text:p>-2.17433812847925</text:p>
          </table:table-cell>
          <table:table-cell office:value-type="float" office:value="0.414155296111354" calcext:value-type="float">
            <text:p>0.414155296111354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70977207063614" calcext:value-type="float">
            <text:p>-2.70977207063614</text:p>
          </table:table-cell>
          <table:table-cell office:value-type="float" office:value="-2.05144791873963" calcext:value-type="float">
            <text:p>-2.05144791873963</text:p>
          </table:table-cell>
          <table:table-cell office:value-type="float" office:value="3.06144279978454" calcext:value-type="float">
            <text:p>3.06144279978454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5391119381209" calcext:value-type="float">
            <text:p>-1.5391119381209</text:p>
          </table:table-cell>
          <table:table-cell office:value-type="float" office:value="-1.9372727510149" calcext:value-type="float">
            <text:p>-1.9372727510149</text:p>
          </table:table-cell>
          <table:table-cell office:value-type="float" office:value="0.639396999215454" calcext:value-type="float">
            <text:p>0.639396999215454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605811698099959" calcext:value-type="float">
            <text:p>0.605811698099959</text:p>
          </table:table-cell>
          <table:table-cell office:value-type="float" office:value="-2.45519283959684" calcext:value-type="float">
            <text:p>-2.45519283959684</text:p>
          </table:table-cell>
          <table:table-cell office:value-type="float" office:value="1.35193530586177" calcext:value-type="float">
            <text:p>1.3519353058617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51327412287183" calcext:value-type="float">
            <text:p>-2.51327412287183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0.339931055277949" calcext:value-type="float">
            <text:p>0.339931055277949</text:p>
          </table:table-cell>
          <table:table-cell office:value-type="float" office:value="-1.99044024232067" calcext:value-type="float">
            <text:p>-1.99044024232067</text:p>
          </table:table-cell>
          <table:table-cell office:value-type="float" office:value="1.57856766420391" calcext:value-type="float">
            <text:p>1.5785676642039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" calcext:value-type="float">
            <text:p>-2</text:p>
          </table:table-cell>
          <table:table-cell office:value-type="float" office:value="-2.39340182072244" calcext:value-type="float">
            <text:p>-2.39340182072244</text:p>
          </table:table-cell>
          <table:table-cell office:value-type="float" office:value="-2.22338641577214" calcext:value-type="float">
            <text:p>-2.22338641577214</text:p>
          </table:table-cell>
          <table:table-cell office:value-type="float" office:value="2.8103875870948" calcext:value-type="float">
            <text:p>2.8103875870948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79059032532152" calcext:value-type="float">
            <text:p>-1.79059032532152</text:p>
          </table:table-cell>
          <table:table-cell office:value-type="float" office:value="-2.12535097381435" calcext:value-type="float">
            <text:p>-2.12535097381435</text:p>
          </table:table-cell>
          <table:table-cell office:value-type="float" office:value="2.41968753632961" calcext:value-type="float">
            <text:p>2.4196875363296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31598392683269" calcext:value-type="float">
            <text:p>-1.31598392683269</text:p>
          </table:table-cell>
          <table:table-cell office:value-type="float" office:value="-1.99007020877775" calcext:value-type="float">
            <text:p>-1.99007020877775</text:p>
          </table:table-cell>
          <table:table-cell office:value-type="float" office:value="2.55786436011602" calcext:value-type="float">
            <text:p>2.55786436011602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27386606439114" calcext:value-type="float">
            <text:p>-1.27386606439114</text:p>
          </table:table-cell>
          <table:table-cell office:value-type="float" office:value="-2.13430823163828" calcext:value-type="float">
            <text:p>-2.13430823163828</text:p>
          </table:table-cell>
          <table:table-cell office:value-type="float" office:value="0.120659294869477" calcext:value-type="float">
            <text:p>0.12065929486947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97797783849484" calcext:value-type="float">
            <text:p>-1.97797783849484</text:p>
          </table:table-cell>
          <table:table-cell office:value-type="float" office:value="-2.08846269943461" calcext:value-type="float">
            <text:p>-2.08846269943461</text:p>
          </table:table-cell>
          <table:table-cell office:value-type="float" office:value="0.404780744776026" calcext:value-type="float">
            <text:p>0.40478074477602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" calcext:value-type="float">
            <text:p>2</text:p>
          </table:table-cell>
          <table:table-cell office:value-type="float" office:value="-0.298084276151418" calcext:value-type="float">
            <text:p>-0.298084276151418</text:p>
          </table:table-cell>
          <table:table-cell office:value-type="float" office:value="-2.05342940187597" calcext:value-type="float">
            <text:p>-2.05342940187597</text:p>
          </table:table-cell>
          <table:table-cell office:value-type="float" office:value="0.967231906459104" calcext:value-type="float">
            <text:p>0.967231906459104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85111601875427" calcext:value-type="float">
            <text:p>-1.85111601875427</text:p>
          </table:table-cell>
          <table:table-cell office:value-type="float" office:value="-2.28630374759819" calcext:value-type="float">
            <text:p>-2.28630374759819</text:p>
          </table:table-cell>
          <table:table-cell office:value-type="float" office:value="2.07508963326232" calcext:value-type="float">
            <text:p>2.07508963326232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590233509047521" calcext:value-type="float">
            <text:p>0.590233509047521</text:p>
          </table:table-cell>
          <table:table-cell office:value-type="float" office:value="-1.97088499868933" calcext:value-type="float">
            <text:p>-1.97088499868933</text:p>
          </table:table-cell>
          <table:table-cell office:value-type="float" office:value="1.71153267405899" calcext:value-type="float">
            <text:p>1.71153267405899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03982085287466" calcext:value-type="float">
            <text:p>-1.03982085287466</text:p>
          </table:table-cell>
          <table:table-cell office:value-type="float" office:value="-1.75817120070531" calcext:value-type="float">
            <text:p>-1.75817120070531</text:p>
          </table:table-cell>
          <table:table-cell office:value-type="float" office:value="0.758241060881687" calcext:value-type="float">
            <text:p>0.75824106088168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30383461263251" calcext:value-type="float">
            <text:p>-2.30383461263251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225422184108992" calcext:value-type="float">
            <text:p>-0.225422184108992</text:p>
          </table:table-cell>
          <table:table-cell office:value-type="float" office:value="-1.84440593073497" calcext:value-type="float">
            <text:p>-1.84440593073497</text:p>
          </table:table-cell>
          <table:table-cell office:value-type="float" office:value="0.727349672827699" calcext:value-type="float">
            <text:p>0.727349672827699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" calcext:value-type="float">
            <text:p>-2</text:p>
          </table:table-cell>
          <table:table-cell office:value-type="float" office:value="0.304874665914773" calcext:value-type="float">
            <text:p>0.304874665914773</text:p>
          </table:table-cell>
          <table:table-cell office:value-type="float" office:value="-2.55106620643892" calcext:value-type="float">
            <text:p>-2.55106620643892</text:p>
          </table:table-cell>
          <table:table-cell office:value-type="float" office:value="1.49034483029622" calcext:value-type="float">
            <text:p>1.49034483029622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table:number-columns-repeated="2" office:value-type="float" office:value="-2.0943951023932" calcext:value-type="float">
            <text:p>-2.0943951023932</text:p>
          </table:table-cell>
          <table:table-cell office:value-type="float" office:value="-0.283407800212617" calcext:value-type="float">
            <text:p>-0.283407800212617</text:p>
          </table:table-cell>
          <table:table-cell office:value-type="float" office:value="-1.87412236649903" calcext:value-type="float">
            <text:p>-1.87412236649903</text:p>
          </table:table-cell>
          <table:table-cell office:value-type="float" office:value="1.0856575876021" calcext:value-type="float">
            <text:p>1.085657587602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956465288505064" calcext:value-type="float">
            <text:p>-0.956465288505064</text:p>
          </table:table-cell>
          <table:table-cell office:value-type="float" office:value="-2.06043690981316" calcext:value-type="float">
            <text:p>-2.06043690981316</text:p>
          </table:table-cell>
          <table:table-cell office:value-type="float" office:value="0.458412694747905" calcext:value-type="float">
            <text:p>0.458412694747905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89744758799325" calcext:value-type="float">
            <text:p>-2.89744758799325</text:p>
          </table:table-cell>
          <table:table-cell office:value-type="float" office:value="-2.44909794771398" calcext:value-type="float">
            <text:p>-2.44909794771398</text:p>
          </table:table-cell>
          <table:table-cell office:value-type="float" office:value="2.01543225825406" calcext:value-type="float">
            <text:p>2.0154322582540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0.032258632065989" calcext:value-type="float">
            <text:p>0.032258632065989</text:p>
          </table:table-cell>
          <table:table-cell office:value-type="float" office:value="-2.0353387617297" calcext:value-type="float">
            <text:p>-2.0353387617297</text:p>
          </table:table-cell>
          <table:table-cell office:value-type="float" office:value="0.022153193963688" calcext:value-type="float">
            <text:p>0.022153193963688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" calcext:value-type="float">
            <text:p>2</text:p>
          </table:table-cell>
          <table:table-cell office:value-type="float" office:value="-2.17308146947591" calcext:value-type="float">
            <text:p>-2.17308146947591</text:p>
          </table:table-cell>
          <table:table-cell office:value-type="float" office:value="-2.20148354199008" calcext:value-type="float">
            <text:p>-2.20148354199008</text:p>
          </table:table-cell>
          <table:table-cell office:value-type="float" office:value="1.33425484705344" calcext:value-type="float">
            <text:p>1.33425484705344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0.062433829279118" calcext:value-type="float">
            <text:p>0.062433829279118</text:p>
          </table:table-cell>
          <table:table-cell office:value-type="float" office:value="-2.42255702348674" calcext:value-type="float">
            <text:p>-2.42255702348674</text:p>
          </table:table-cell>
          <table:table-cell office:value-type="float" office:value="2.21764176245976" calcext:value-type="float">
            <text:p>2.2176417624597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14275538465901" calcext:value-type="float">
            <text:p>-1.14275538465901</text:p>
          </table:table-cell>
          <table:table-cell office:value-type="float" office:value="-2.22319148377052" calcext:value-type="float">
            <text:p>-2.22319148377052</text:p>
          </table:table-cell>
          <table:table-cell office:value-type="float" office:value="1.77021492527822" calcext:value-type="float">
            <text:p>1.77021492527822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2.30264182079882" calcext:value-type="float">
            <text:p>-2.30264182079882</text:p>
          </table:table-cell>
          <table:table-cell office:value-type="float" office:value="-2.39952581699866" calcext:value-type="float">
            <text:p>-2.39952581699866</text:p>
          </table:table-cell>
          <table:table-cell office:value-type="float" office:value="1.25651866416637" calcext:value-type="float">
            <text:p>1.2565186641663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18165939560963" calcext:value-type="float">
            <text:p>-2.18165939560963</text:p>
          </table:table-cell>
          <table:table-cell office:value-type="float" office:value="-1.92912017646088" calcext:value-type="float">
            <text:p>-1.92912017646088</text:p>
          </table:table-cell>
          <table:table-cell office:value-type="float" office:value="0.906807457172123" calcext:value-type="float">
            <text:p>0.90680745717212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" calcext:value-type="float">
            <text:p>-2</text:p>
          </table:table-cell>
          <table:table-cell office:value-type="float" office:value="-2.9942494051944" calcext:value-type="float">
            <text:p>-2.9942494051944</text:p>
          </table:table-cell>
          <table:table-cell office:value-type="float" office:value="-2.5773124306075" calcext:value-type="float">
            <text:p>-2.5773124306075</text:p>
          </table:table-cell>
          <table:table-cell office:value-type="float" office:value="0.939539314864905" calcext:value-type="float">
            <text:p>0.939539314864905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07707243703831" calcext:value-type="float">
            <text:p>-2.07707243703831</text:p>
          </table:table-cell>
          <table:table-cell office:value-type="float" office:value="-1.83802240808375" calcext:value-type="float">
            <text:p>-1.83802240808375</text:p>
          </table:table-cell>
          <table:table-cell office:value-type="float" office:value="1.89636519493301" calcext:value-type="float">
            <text:p>1.8963651949330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3.4879290823079" calcext:value-type="float">
            <text:p>-3.4879290823079</text:p>
          </table:table-cell>
          <table:table-cell office:value-type="float" office:value="-1.97329083015513" calcext:value-type="float">
            <text:p>-1.97329083015513</text:p>
          </table:table-cell>
          <table:table-cell office:value-type="float" office:value="2.86111491720379" calcext:value-type="float">
            <text:p>2.86111491720379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3.17021522354852" calcext:value-type="float">
            <text:p>-3.17021522354852</text:p>
          </table:table-cell>
          <table:table-cell office:value-type="float" office:value="-1.83035810911074" calcext:value-type="float">
            <text:p>-1.83035810911074</text:p>
          </table:table-cell>
          <table:table-cell office:value-type="float" office:value="2.80367490544234" calcext:value-type="float">
            <text:p>2.80367490544234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69988253506525" calcext:value-type="float">
            <text:p>-2.69988253506525</text:p>
          </table:table-cell>
          <table:table-cell office:value-type="float" office:value="-1.85419219922465" calcext:value-type="float">
            <text:p>-1.85419219922465</text:p>
          </table:table-cell>
          <table:table-cell office:value-type="float" office:value="0.023084706061509" calcext:value-type="float">
            <text:p>0.023084706061509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" calcext:value-type="float">
            <text:p>2</text:p>
          </table:table-cell>
          <table:table-cell office:value-type="float" office:value="-1.80738763761134" calcext:value-type="float">
            <text:p>-1.80738763761134</text:p>
          </table:table-cell>
          <table:table-cell office:value-type="float" office:value="-2.03936026073047" calcext:value-type="float">
            <text:p>-2.03936026073047</text:p>
          </table:table-cell>
          <table:table-cell office:value-type="float" office:value="0.654952952957436" calcext:value-type="float">
            <text:p>0.65495295295743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1.64043241765673" calcext:value-type="float">
            <text:p>-1.64043241765673</text:p>
          </table:table-cell>
          <table:table-cell office:value-type="float" office:value="-1.98802512906875" calcext:value-type="float">
            <text:p>-1.98802512906875</text:p>
          </table:table-cell>
          <table:table-cell office:value-type="float" office:value="3.1100118579004" calcext:value-type="float">
            <text:p>3.1100118579004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0.281411664119286" calcext:value-type="float">
            <text:p>0.281411664119286</text:p>
          </table:table-cell>
          <table:table-cell office:value-type="float" office:value="-1.88118054727015" calcext:value-type="float">
            <text:p>-1.88118054727015</text:p>
          </table:table-cell>
          <table:table-cell office:value-type="float" office:value="2.79633885314378" calcext:value-type="float">
            <text:p>2.79633885314378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1.13280988879529" calcext:value-type="float">
            <text:p>-1.13280988879529</text:p>
          </table:table-cell>
          <table:table-cell office:value-type="float" office:value="-2.58963393006599" calcext:value-type="float">
            <text:p>-2.58963393006599</text:p>
          </table:table-cell>
          <table:table-cell office:value-type="float" office:value="0.269299285110428" calcext:value-type="float">
            <text:p>0.269299285110428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88495559215388" calcext:value-type="float">
            <text:p>-1.8849555921538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955062023619329" calcext:value-type="float">
            <text:p>-0.955062023619329</text:p>
          </table:table-cell>
          <table:table-cell office:value-type="float" office:value="-2.28228062191948" calcext:value-type="float">
            <text:p>-2.28228062191948</text:p>
          </table:table-cell>
          <table:table-cell office:value-type="float" office:value="1.49018011133904" calcext:value-type="float">
            <text:p>1.49018011133904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" calcext:value-type="float">
            <text:p>-2</text:p>
          </table:table-cell>
          <table:table-cell office:value-type="float" office:value="-0.798453173844071" calcext:value-type="float">
            <text:p>-0.798453173844071</text:p>
          </table:table-cell>
          <table:table-cell office:value-type="float" office:value="-1.80221443101444" calcext:value-type="float">
            <text:p>-1.80221443101444</text:p>
          </table:table-cell>
          <table:table-cell office:value-type="float" office:value="1.18152123142101" calcext:value-type="float">
            <text:p>1.1815212314210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15692820184241" calcext:value-type="float">
            <text:p>-2.15692820184241</text:p>
          </table:table-cell>
          <table:table-cell office:value-type="float" office:value="-2.11359608447882" calcext:value-type="float">
            <text:p>-2.11359608447882</text:p>
          </table:table-cell>
          <table:table-cell office:value-type="float" office:value="1.66265542552976" calcext:value-type="float">
            <text:p>1.6626554255297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2.41557646146183" calcext:value-type="float">
            <text:p>-2.41557646146183</text:p>
          </table:table-cell>
          <table:table-cell office:value-type="float" office:value="-1.97955037727551" calcext:value-type="float">
            <text:p>-1.97955037727551</text:p>
          </table:table-cell>
          <table:table-cell office:value-type="float" office:value="1.0938192017281" calcext:value-type="float">
            <text:p>1.093819201728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336518353560466" calcext:value-type="float">
            <text:p>-0.336518353560466</text:p>
          </table:table-cell>
          <table:table-cell office:value-type="float" office:value="-2.23809779895703" calcext:value-type="float">
            <text:p>-2.23809779895703</text:p>
          </table:table-cell>
          <table:table-cell office:value-type="float" office:value="0.798146626940767" calcext:value-type="float">
            <text:p>0.79814662694076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3.07624271294303" calcext:value-type="float">
            <text:p>-3.07624271294303</text:p>
          </table:table-cell>
          <table:table-cell office:value-type="float" office:value="-2.55052616028137" calcext:value-type="float">
            <text:p>-2.55052616028137</text:p>
          </table:table-cell>
          <table:table-cell office:value-type="float" office:value="3.12704944778954" calcext:value-type="float">
            <text:p>3.12704944778954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" calcext:value-type="float">
            <text:p>2</text:p>
          </table:table-cell>
          <table:table-cell office:value-type="float" office:value="-1.23012630907663" calcext:value-type="float">
            <text:p>-1.23012630907663</text:p>
          </table:table-cell>
          <table:table-cell office:value-type="float" office:value="-2.1672542285687" calcext:value-type="float">
            <text:p>-2.1672542285687</text:p>
          </table:table-cell>
          <table:table-cell office:value-type="float" office:value="0.466285426060048" calcext:value-type="float">
            <text:p>0.466285426060048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3.46703948427047" calcext:value-type="float">
            <text:p>-3.46703948427047</text:p>
          </table:table-cell>
          <table:table-cell office:value-type="float" office:value="-2.12469257051196" calcext:value-type="float">
            <text:p>-2.12469257051196</text:p>
          </table:table-cell>
          <table:table-cell office:value-type="float" office:value="1.92732457270505" calcext:value-type="float">
            <text:p>1.92732457270505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1.9612896265605" calcext:value-type="float">
            <text:p>-1.9612896265605</text:p>
          </table:table-cell>
          <table:table-cell office:value-type="float" office:value="-1.99236325774636" calcext:value-type="float">
            <text:p>-1.99236325774636</text:p>
          </table:table-cell>
          <table:table-cell office:value-type="float" office:value="0.252929843419699" calcext:value-type="float">
            <text:p>0.252929843419699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504588509138674" calcext:value-type="float">
            <text:p>-0.504588509138674</text:p>
          </table:table-cell>
          <table:table-cell office:value-type="float" office:value="-2.56691949004221" calcext:value-type="float">
            <text:p>-2.56691949004221</text:p>
          </table:table-cell>
          <table:table-cell office:value-type="float" office:value="0.951843841000032" calcext:value-type="float">
            <text:p>0.951843841000032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67551608191456" calcext:value-type="float">
            <text:p>-1.6755160819145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8247942339591" calcext:value-type="float">
            <text:p>-2.8247942339591</text:p>
          </table:table-cell>
          <table:table-cell office:value-type="float" office:value="-1.77436051364262" calcext:value-type="float">
            <text:p>-1.77436051364262</text:p>
          </table:table-cell>
          <table:table-cell office:value-type="float" office:value="2.86103596267566" calcext:value-type="float">
            <text:p>2.8610359626756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" calcext:value-type="float">
            <text:p>-2</text:p>
          </table:table-cell>
          <table:table-cell office:value-type="float" office:value="-3.34700390638464" calcext:value-type="float">
            <text:p>-3.34700390638464</text:p>
          </table:table-cell>
          <table:table-cell office:value-type="float" office:value="-2.28164629072041" calcext:value-type="float">
            <text:p>-2.28164629072041</text:p>
          </table:table-cell>
          <table:table-cell office:value-type="float" office:value="2.65746630371688" calcext:value-type="float">
            <text:p>2.65746630371688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2.92048317560784" calcext:value-type="float">
            <text:p>-2.92048317560784</text:p>
          </table:table-cell>
          <table:table-cell office:value-type="float" office:value="-1.76810223083446" calcext:value-type="float">
            <text:p>-1.76810223083446</text:p>
          </table:table-cell>
          <table:table-cell office:value-type="float" office:value="1.25963641668007" calcext:value-type="float">
            <text:p>1.2596364166800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1.17225496975422" calcext:value-type="float">
            <text:p>-1.17225496975422</text:p>
          </table:table-cell>
          <table:table-cell office:value-type="float" office:value="-2.57409823163768" calcext:value-type="float">
            <text:p>-2.57409823163768</text:p>
          </table:table-cell>
          <table:table-cell office:value-type="float" office:value="2.64648842505726" calcext:value-type="float">
            <text:p>2.6464884250572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72383356230747" calcext:value-type="float">
            <text:p>-2.72383356230747</text:p>
          </table:table-cell>
          <table:table-cell office:value-type="float" office:value="-1.86164872451193" calcext:value-type="float">
            <text:p>-1.86164872451193</text:p>
          </table:table-cell>
          <table:table-cell office:value-type="float" office:value="0.138327566945634" calcext:value-type="float">
            <text:p>0.138327566945634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1.49684783842326" calcext:value-type="float">
            <text:p>-1.49684783842326</text:p>
          </table:table-cell>
          <table:table-cell office:value-type="float" office:value="-2.21007827573321" calcext:value-type="float">
            <text:p>-2.21007827573321</text:p>
          </table:table-cell>
          <table:table-cell office:value-type="float" office:value="2.63314509458848" calcext:value-type="float">
            <text:p>2.63314509458848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" calcext:value-type="float">
            <text:p>2</text:p>
          </table:table-cell>
          <table:table-cell office:value-type="float" office:value="-3.21246357749345" calcext:value-type="float">
            <text:p>-3.21246357749345</text:p>
          </table:table-cell>
          <table:table-cell office:value-type="float" office:value="-2.34575541209043" calcext:value-type="float">
            <text:p>-2.34575541209043</text:p>
          </table:table-cell>
          <table:table-cell office:value-type="float" office:value="1.42578438715729" calcext:value-type="float">
            <text:p>1.42578438715729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0.835342887515465" calcext:value-type="float">
            <text:p>-0.835342887515465</text:p>
          </table:table-cell>
          <table:table-cell office:value-type="float" office:value="-2.00647296946697" calcext:value-type="float">
            <text:p>-2.00647296946697</text:p>
          </table:table-cell>
          <table:table-cell office:value-type="float" office:value="0.96888509325797" calcext:value-type="float">
            <text:p>0.9688850932579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3.12994395727757" calcext:value-type="float">
            <text:p>-3.12994395727757</text:p>
          </table:table-cell>
          <table:table-cell office:value-type="float" office:value="-2.31503322282699" calcext:value-type="float">
            <text:p>-2.31503322282699</text:p>
          </table:table-cell>
          <table:table-cell office:value-type="float" office:value="1.50075560576047" calcext:value-type="float">
            <text:p>1.5007556057604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3.36282874279293" calcext:value-type="float">
            <text:p>-3.36282874279293</text:p>
          </table:table-cell>
          <table:table-cell office:value-type="float" office:value="-2.3798078913519" calcext:value-type="float">
            <text:p>-2.3798078913519</text:p>
          </table:table-cell>
          <table:table-cell office:value-type="float" office:value="0.049425383070083" calcext:value-type="float">
            <text:p>0.04942538307008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46607657167524" calcext:value-type="float">
            <text:p>-1.46607657167524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3.17405708729368" calcext:value-type="float">
            <text:p>-3.17405708729368</text:p>
          </table:table-cell>
          <table:table-cell office:value-type="float" office:value="-2.5835564834388" calcext:value-type="float">
            <text:p>-2.5835564834388</text:p>
          </table:table-cell>
          <table:table-cell office:value-type="float" office:value="1.1588394480662" calcext:value-type="float">
            <text:p>1.1588394480662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" calcext:value-type="float">
            <text:p>-2</text:p>
          </table:table-cell>
          <table:table-cell office:value-type="float" office:value="0.407933800053097" calcext:value-type="float">
            <text:p>0.407933800053097</text:p>
          </table:table-cell>
          <table:table-cell office:value-type="float" office:value="-1.80781115532989" calcext:value-type="float">
            <text:p>-1.80781115532989</text:p>
          </table:table-cell>
          <table:table-cell office:value-type="float" office:value="2.37271427363512" calcext:value-type="float">
            <text:p>2.37271427363512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451172708881353" calcext:value-type="float">
            <text:p>-0.451172708881353</text:p>
          </table:table-cell>
          <table:table-cell office:value-type="float" office:value="-2.02583752870673" calcext:value-type="float">
            <text:p>-2.02583752870673</text:p>
          </table:table-cell>
          <table:table-cell office:value-type="float" office:value="1.81667504542908" calcext:value-type="float">
            <text:p>1.81667504542908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557532659878107" calcext:value-type="float">
            <text:p>-0.557532659878107</text:p>
          </table:table-cell>
          <table:table-cell office:value-type="float" office:value="-1.92679538595743" calcext:value-type="float">
            <text:p>-1.92679538595743</text:p>
          </table:table-cell>
          <table:table-cell office:value-type="float" office:value="3.11916667205794" calcext:value-type="float">
            <text:p>3.11916667205794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1.72929292161134" calcext:value-type="float">
            <text:p>-1.72929292161134</text:p>
          </table:table-cell>
          <table:table-cell office:value-type="float" office:value="-2.25889183831827" calcext:value-type="float">
            <text:p>-2.25889183831827</text:p>
          </table:table-cell>
          <table:table-cell office:value-type="float" office:value="0.667633454053251" calcext:value-type="float">
            <text:p>0.66763345405325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2.52417004882524" calcext:value-type="float">
            <text:p>-2.52417004882524</text:p>
          </table:table-cell>
          <table:table-cell office:value-type="float" office:value="-1.90119673210063" calcext:value-type="float">
            <text:p>-1.90119673210063</text:p>
          </table:table-cell>
          <table:table-cell office:value-type="float" office:value="1.89497467259136" calcext:value-type="float">
            <text:p>1.8949746725913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" calcext:value-type="float">
            <text:p>2</text:p>
          </table:table-cell>
          <table:table-cell office:value-type="float" office:value="0.142097424598565" calcext:value-type="float">
            <text:p>0.142097424598565</text:p>
          </table:table-cell>
          <table:table-cell office:value-type="float" office:value="-2.51148687706104" calcext:value-type="float">
            <text:p>-2.51148687706104</text:p>
          </table:table-cell>
          <table:table-cell office:value-type="float" office:value="1.51447347829748" calcext:value-type="float">
            <text:p>1.51447347829748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0.079747025988694" calcext:value-type="float">
            <text:p>0.079747025988694</text:p>
          </table:table-cell>
          <table:table-cell office:value-type="float" office:value="-2.09502582713138" calcext:value-type="float">
            <text:p>-2.09502582713138</text:p>
          </table:table-cell>
          <table:table-cell office:value-type="float" office:value="2.40651206946705" calcext:value-type="float">
            <text:p>2.40651206946705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43201616552169" calcext:value-type="float">
            <text:p>-2.43201616552169</text:p>
          </table:table-cell>
          <table:table-cell office:value-type="float" office:value="-2.15517211421185" calcext:value-type="float">
            <text:p>-2.15517211421185</text:p>
          </table:table-cell>
          <table:table-cell office:value-type="float" office:value="1.00081030961751" calcext:value-type="float">
            <text:p>1.0008103096175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3.1962859957395" calcext:value-type="float">
            <text:p>-3.1962859957395</text:p>
          </table:table-cell>
          <table:table-cell office:value-type="float" office:value="-1.94949453929889" calcext:value-type="float">
            <text:p>-1.94949453929889</text:p>
          </table:table-cell>
          <table:table-cell office:value-type="float" office:value="1.83265871384929" calcext:value-type="float">
            <text:p>1.83265871384929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25663706143592" calcext:value-type="float">
            <text:p>-1.25663706143592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0.219940872478302" calcext:value-type="float">
            <text:p>0.219940872478302</text:p>
          </table:table-cell>
          <table:table-cell office:value-type="float" office:value="-2.31814207334833" calcext:value-type="float">
            <text:p>-2.31814207334833</text:p>
          </table:table-cell>
          <table:table-cell office:value-type="float" office:value="2.25419199128351" calcext:value-type="float">
            <text:p>2.2541919912835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" calcext:value-type="float">
            <text:p>-2</text:p>
          </table:table-cell>
          <table:table-cell office:value-type="float" office:value="-2.04544689135914" calcext:value-type="float">
            <text:p>-2.04544689135914</text:p>
          </table:table-cell>
          <table:table-cell office:value-type="float" office:value="-2.31516638200318" calcext:value-type="float">
            <text:p>-2.31516638200318</text:p>
          </table:table-cell>
          <table:table-cell office:value-type="float" office:value="1.09791448640043" calcext:value-type="float">
            <text:p>1.0979144864004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3.21251151260858" calcext:value-type="float">
            <text:p>-3.21251151260858</text:p>
          </table:table-cell>
          <table:table-cell office:value-type="float" office:value="-2.10188550801881" calcext:value-type="float">
            <text:p>-2.10188550801881</text:p>
          </table:table-cell>
          <table:table-cell office:value-type="float" office:value="0.637886559516182" calcext:value-type="float">
            <text:p>0.637886559516182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3.36559043224657" calcext:value-type="float">
            <text:p>-3.36559043224657</text:p>
          </table:table-cell>
          <table:table-cell office:value-type="float" office:value="-1.97216346169107" calcext:value-type="float">
            <text:p>-1.97216346169107</text:p>
          </table:table-cell>
          <table:table-cell office:value-type="float" office:value="2.33046006168619" calcext:value-type="float">
            <text:p>2.33046006168619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2.68522451347643" calcext:value-type="float">
            <text:p>-2.68522451347643</text:p>
          </table:table-cell>
          <table:table-cell office:value-type="float" office:value="-2.57828910631701" calcext:value-type="float">
            <text:p>-2.57828910631701</text:p>
          </table:table-cell>
          <table:table-cell office:value-type="float" office:value="3.0644014960784" calcext:value-type="float">
            <text:p>3.0644014960784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0.29229662208444" calcext:value-type="float">
            <text:p>-0.29229662208444</text:p>
          </table:table-cell>
          <table:table-cell office:value-type="float" office:value="-1.85540726404944" calcext:value-type="float">
            <text:p>-1.85540726404944</text:p>
          </table:table-cell>
          <table:table-cell office:value-type="float" office:value="2.34850295468733" calcext:value-type="float">
            <text:p>2.3485029546873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" calcext:value-type="float">
            <text:p>2</text:p>
          </table:table-cell>
          <table:table-cell office:value-type="float" office:value="-2.76361323865759" calcext:value-type="float">
            <text:p>-2.76361323865759</text:p>
          </table:table-cell>
          <table:table-cell office:value-type="float" office:value="-2.24198759558664" calcext:value-type="float">
            <text:p>-2.24198759558664</text:p>
          </table:table-cell>
          <table:table-cell office:value-type="float" office:value="2.10761591961265" calcext:value-type="float">
            <text:p>2.10761591961265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2.65694791249291" calcext:value-type="float">
            <text:p>-2.65694791249291</text:p>
          </table:table-cell>
          <table:table-cell office:value-type="float" office:value="-2.00614251896376" calcext:value-type="float">
            <text:p>-2.00614251896376</text:p>
          </table:table-cell>
          <table:table-cell office:value-type="float" office:value="2.90491869455754" calcext:value-type="float">
            <text:p>2.90491869455754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3.23412975367789" calcext:value-type="float">
            <text:p>-3.23412975367789</text:p>
          </table:table-cell>
          <table:table-cell office:value-type="float" office:value="-2.05807763287906" calcext:value-type="float">
            <text:p>-2.05807763287906</text:p>
          </table:table-cell>
          <table:table-cell office:value-type="float" office:value="1.34287221888301" calcext:value-type="float">
            <text:p>1.3428722188830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-0.536139798374192" calcext:value-type="float">
            <text:p>-0.536139798374192</text:p>
          </table:table-cell>
          <table:table-cell office:value-type="float" office:value="-2.04240286315758" calcext:value-type="float">
            <text:p>-2.04240286315758</text:p>
          </table:table-cell>
          <table:table-cell office:value-type="float" office:value="2.24688774813885" calcext:value-type="float">
            <text:p>2.24688774813885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1.0471975511966" calcext:value-type="float">
            <text:p>-1.0471975511966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0.49683303810427" calcext:value-type="float">
            <text:p>-0.49683303810427</text:p>
          </table:table-cell>
          <table:table-cell office:value-type="float" office:value="-1.94417112161216" calcext:value-type="float">
            <text:p>-1.94417112161216</text:p>
          </table:table-cell>
          <table:table-cell office:value-type="float" office:value="1.03303627562142" calcext:value-type="float">
            <text:p>1.03303627562142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" calcext:value-type="float">
            <text:p>-2</text:p>
          </table:table-cell>
          <table:table-cell office:value-type="float" office:value="0.435702075427611" calcext:value-type="float">
            <text:p>0.435702075427611</text:p>
          </table:table-cell>
          <table:table-cell office:value-type="float" office:value="-2.39621758504791" calcext:value-type="float">
            <text:p>-2.39621758504791</text:p>
          </table:table-cell>
          <table:table-cell office:value-type="float" office:value="0.103646093906391" calcext:value-type="float">
            <text:p>0.10364609390639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2.0943951023932" calcext:value-type="float">
            <text:p>-2.0943951023932</text:p>
          </table:table-cell>
          <table:table-cell office:value-type="float" office:value="-0.33717434965537" calcext:value-type="float">
            <text:p>-0.33717434965537</text:p>
          </table:table-cell>
          <table:table-cell office:value-type="float" office:value="-2.46099214623933" calcext:value-type="float">
            <text:p>-2.46099214623933</text:p>
          </table:table-cell>
          <table:table-cell office:value-type="float" office:value="0.985201872276897" calcext:value-type="float">
            <text:p>0.985201872276897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83259571459405" calcext:value-type="float">
            <text:p>-1.83259571459405</text:p>
          </table:table-cell>
          <table:table-cell office:value-type="float" office:value="-0.501845735968815" calcext:value-type="float">
            <text:p>-0.501845735968815</text:p>
          </table:table-cell>
          <table:table-cell office:value-type="float" office:value="-2.11992764737823" calcext:value-type="float">
            <text:p>-2.11992764737823</text:p>
          </table:table-cell>
          <table:table-cell office:value-type="float" office:value="1.93260781150541" calcext:value-type="float">
            <text:p>1.9326078115054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-0.775182708131633" calcext:value-type="float">
            <text:p>-0.775182708131633</text:p>
          </table:table-cell>
          <table:table-cell office:value-type="float" office:value="-2.03209809172928" calcext:value-type="float">
            <text:p>-2.03209809172928</text:p>
          </table:table-cell>
          <table:table-cell office:value-type="float" office:value="2.46349359922954" calcext:value-type="float">
            <text:p>2.46349359922954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-1.30899693899575" calcext:value-type="float">
            <text:p>-1.30899693899575</text:p>
          </table:table-cell>
          <table:table-cell office:value-type="float" office:value="-0.321987085613327" calcext:value-type="float">
            <text:p>-0.321987085613327</text:p>
          </table:table-cell>
          <table:table-cell office:value-type="float" office:value="-2.57622986446718" calcext:value-type="float">
            <text:p>-2.57622986446718</text:p>
          </table:table-cell>
          <table:table-cell office:value-type="float" office:value="1.92155657913746" calcext:value-type="float">
            <text:p>1.9215565791374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" calcext:value-type="float">
            <text:p>2</text:p>
          </table:table-cell>
          <table:table-cell office:value-type="float" office:value="-0.965056237509977" calcext:value-type="float">
            <text:p>-0.965056237509977</text:p>
          </table:table-cell>
          <table:table-cell office:value-type="float" office:value="-1.83523515509012" calcext:value-type="float">
            <text:p>-1.83523515509012</text:p>
          </table:table-cell>
          <table:table-cell office:value-type="float" office:value="0.683717282762423" calcext:value-type="float">
            <text:p>0.683717282762423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2.0943951023932" calcext:value-type="float">
            <text:p>2.0943951023932</text:p>
          </table:table-cell>
          <table:table-cell office:value-type="float" office:value="-3.25508032982886" calcext:value-type="float">
            <text:p>-3.25508032982886</text:p>
          </table:table-cell>
          <table:table-cell office:value-type="float" office:value="-1.92268309157525" calcext:value-type="float">
            <text:p>-1.92268309157525</text:p>
          </table:table-cell>
          <table:table-cell office:value-type="float" office:value="2.24991638850552" calcext:value-type="float">
            <text:p>2.24991638850552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83259571459405" calcext:value-type="float">
            <text:p>1.83259571459405</text:p>
          </table:table-cell>
          <table:table-cell office:value-type="float" office:value="-2.42759045837572" calcext:value-type="float">
            <text:p>-2.42759045837572</text:p>
          </table:table-cell>
          <table:table-cell office:value-type="float" office:value="-2.39602783730438" calcext:value-type="float">
            <text:p>-2.39602783730438</text:p>
          </table:table-cell>
          <table:table-cell office:value-type="float" office:value="3.04018604289156" calcext:value-type="float">
            <text:p>3.04018604289156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.253556954148835" calcext:value-type="float">
            <text:p>0.253556954148835</text:p>
          </table:table-cell>
          <table:table-cell office:value-type="float" office:value="-2.51812073239662" calcext:value-type="float">
            <text:p>-2.51812073239662</text:p>
          </table:table-cell>
          <table:table-cell office:value-type="float" office:value="2.28361610186591" calcext:value-type="float">
            <text:p>2.28361610186591</text:p>
          </table:table-cell>
        </table:table-row>
        <table:table-row table:style-name="ro1">
          <table:table-cell office:value-type="float" office:value="3.14159265358979" calcext:value-type="float">
            <text:p>3.14159265358979</text:p>
          </table:table-cell>
          <table:table-cell office:value-type="float" office:value="-0.837758040957278" calcext:value-type="float">
            <text:p>-0.837758040957278</text:p>
          </table:table-cell>
          <table:table-cell office:value-type="float" office:value="1.30899693899575" calcext:value-type="float">
            <text:p>1.30899693899575</text:p>
          </table:table-cell>
          <table:table-cell office:value-type="float" office:value="-2.21777540950428" calcext:value-type="float">
            <text:p>-2.21777540950428</text:p>
          </table:table-cell>
          <table:table-cell office:value-type="float" office:value="-2.2870084733647" calcext:value-type="float">
            <text:p>-2.2870084733647</text:p>
          </table:table-cell>
          <table:table-cell office:value-type="float" office:value="2.11327099059813" calcext:value-type="float">
            <text:p>2.113270990598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2T22:23:54.406307636</meta:creation-date>
    <dc:date>2023-05-02T22:25:26.916414486</dc:date>
    <meta:editing-duration>PT1M34S</meta:editing-duration>
    <meta:editing-cycles>1</meta:editing-cycles>
    <meta:document-statistic meta:table-count="1" meta:cell-count="7026" meta:object-count="0"/>
    <meta:generator>LibreOffice/6.4.7.2$Linux_X86_64 LibreOffice_project/40$Build-2</meta:generator>
  </office:meta>
</office:document-meta>
</file>